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ntarell" svg:font-family="Cantarell" style:font-pitch="variable"/>
    <style:font-face style:name="Cantarell1" svg:font-family="Cantarell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b2b2b2" draw:marker-start-width="0.3cm" draw:marker-end-width="0.3cm" draw:fill-color="#b2b2b2" draw:opacity="50%" draw:textarea-horizontal-align="justify" draw:textarea-vertical-align="middle" draw:auto-grow-height="false" fo:min-height="10.102cm" fo:min-width="9.852cm" fo:padding-top="0.125cm" fo:padding-bottom="0.125cm" fo:padding-left="0.25cm" fo:padding-right="0.25cm" draw:shadow-opacity="50%"/>
    </style:style>
    <style:style style:name="gr2" style:family="graphic" style:parent-style-name="standard">
      <style:graphic-properties svg:stroke-width="0cm" svg:stroke-color="#b2b2b2" draw:marker-start-width="0.3cm" draw:marker-end-width="0.3cm" draw:fill-color="#cccccc" draw:opacity="50%" draw:textarea-horizontal-align="justify" draw:textarea-vertical-align="middle" draw:auto-grow-height="false" fo:min-height="9.51cm" fo:min-width="9.26cm" fo:padding-top="0.125cm" fo:padding-bottom="0.125cm" fo:padding-left="0.25cm" fo:padding-right="0.25cm" draw:shadow-opacity="50%"/>
    </style:style>
    <style:style style:name="gr3" style:family="graphic" style:parent-style-name="standard">
      <style:graphic-properties svg:stroke-color="#999999" draw:fill-color="#b2b2b2" draw:opacity="50%" draw:textarea-horizontal-align="justify" draw:textarea-vertical-align="middle" draw:auto-grow-height="false" fo:min-height="0cm" fo:min-width="1.642cm" draw:shadow-opacity="50%"/>
    </style:style>
    <style:style style:name="gr4" style:family="graphic" style:parent-style-name="standard">
      <style:graphic-properties draw:fill-color="#999999" draw:opacity="50%" draw:textarea-horizontal-align="justify" draw:textarea-vertical-align="middle" draw:auto-grow-height="false" fo:min-height="0.174cm" fo:min-width="0cm" draw:shadow-opacity="50%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svg:stroke-width="0.18cm" svg:stroke-color="#ffcc99" draw:marker-start-width="0.57cm" draw:marker-end-width="0.57cm" svg:stroke-opacity="75%" draw:textarea-horizontal-align="center" draw:textarea-vertical-align="middle" fo:padding-top="0.215cm" fo:padding-bottom="0.215cm" fo:padding-left="0.34cm" fo:padding-right="0.3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9cm" fo:min-width="0cm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488cm" fo:min-width="10.814cm"/>
    </style:style>
    <style:style style:name="gr10" style:family="graphic" style:parent-style-name="objectwithoutfill">
      <style:graphic-properties svg:stroke-width="0.5cm" svg:stroke-color="#ff6600" draw:marker-start-width="1.815cm" draw:marker-end-width="1.815cm" draw:fill="none" draw:textarea-horizontal-align="center" draw:textarea-vertical-align="middle" fo:padding-top="0.375cm" fo:padding-bottom="0.375cm" fo:padding-left="0.5cm" fo:padding-right="0.5cm"/>
    </style:style>
    <style:style style:name="gr11" style:family="graphic" style:parent-style-name="Default_5f_1">
      <style:graphic-properties draw:fill-color="#999999" draw:opacity="50%" draw:textarea-horizontal-align="justify" draw:textarea-vertical-align="middle" draw:auto-grow-height="false" fo:min-height="0.743cm" fo:min-width="0cm" draw:shadow-opacity="50%"/>
    </style:style>
    <style:style style:name="gr12" style:family="graphic" style:parent-style-name="Default_5f_1">
      <style:graphic-properties draw:fill-color="#808080" draw:textarea-horizontal-align="justify" draw:textarea-vertical-align="middle" draw:auto-grow-height="false" fo:min-height="0cm" fo:min-width="0cm"/>
    </style:style>
    <style:style style:name="gr13" style:family="graphic" style:parent-style-name="Default_5f_1">
      <style:graphic-properties draw:fill-color="#999999" draw:opacity="50%" draw:textarea-horizontal-align="justify" draw:textarea-vertical-align="middle" draw:auto-grow-height="false" fo:min-height="0.496cm" fo:min-width="0cm" draw:shadow-opacity="50%"/>
    </style:style>
    <style:style style:name="gr14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3.202cm" draw:shadow-opacity="50%"/>
    </style:style>
    <style:style style:name="gr15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3.495cm" draw:shadow-opacity="50%"/>
    </style:style>
    <style:style style:name="gr16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1.398cm" draw:shadow-opacity="50%"/>
    </style:style>
    <style:style style:name="gr17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5.814cm" draw:shadow-opacity="50%"/>
    </style:style>
    <style:style style:name="gr18" style:family="graphic" style:parent-style-name="objectwithoutfill">
      <style:graphic-properties svg:stroke-width="0.03cm" svg:stroke-color="#000000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19" style:family="graphic" style:parent-style-name="objectwithoutfill">
      <style:graphic-properties svg:stroke-width="0.07cm" svg:stroke-color="#ff6600" draw:marker-start-width="0.53cm" draw:marker-end-width="0.53cm" draw:fill="none" draw:textarea-horizontal-align="center" draw:textarea-vertical-align="middle" fo:padding-top="0.16cm" fo:padding-bottom="0.16cm" fo:padding-left="0.285cm" fo:padding-right="0.285cm"/>
    </style:style>
    <style:style style:name="gr20" style:family="graphic" style:parent-style-name="standard">
      <style:graphic-properties draw:opacity="50%" draw:textarea-horizontal-align="justify" draw:textarea-vertical-align="middle" draw:auto-grow-height="false" fo:min-height="4.07cm" fo:min-width="1.35cm" draw:shadow-opacity="50%"/>
    </style:style>
    <style:style style:name="gr21" style:family="graphic" style:parent-style-name="standard">
      <style:graphic-properties draw:fill-color="#6699cc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textarea-horizontal-align="justify" draw:textarea-vertical-align="middle" draw:auto-grow-height="false" fo:min-height="0.296cm" fo:min-width="0.007cm"/>
    </style:style>
    <style:style style:name="gr2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315cm" fo:padding-top="0cm" fo:padding-bottom="0cm" fo:padding-left="0cm" fo:padding-right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71cm" fo:padding-top="0cm" fo:padding-bottom="0cm" fo:padding-left="0cm" fo:padding-right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26cm" fo:padding-top="0cm" fo:padding-bottom="0cm" fo:padding-left="0cm" fo:padding-right="0cm"/>
    </style:style>
    <style:style style:name="gr2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185cm" fo:padding-top="0cm" fo:padding-bottom="0cm" fo:padding-left="0cm" fo:padding-right="0cm"/>
    </style:style>
    <style:style style:name="gr2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197cm" fo:padding-top="0cm" fo:padding-bottom="0cm" fo:padding-left="0cm" fo:padding-right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207cm" fo:padding-top="0cm" fo:padding-bottom="0cm" fo:padding-left="0cm" fo:padding-right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223cm" fo:padding-top="0cm" fo:padding-bottom="0cm" fo:padding-left="0cm" fo:padding-right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79cm" fo:padding-top="0cm" fo:padding-bottom="0cm" fo:padding-left="0cm" fo:padding-right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74cm" fo:padding-top="0cm" fo:padding-bottom="0cm" fo:padding-left="0cm" fo:padding-right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84cm" fo:padding-top="0cm" fo:padding-bottom="0cm" fo:padding-left="0cm" fo:padding-right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97cm" fo:padding-top="0cm" fo:padding-bottom="0cm" fo:padding-left="0cm" fo:padding-right="0cm"/>
    </style:style>
    <style:style style:name="gr34" style:family="graphic" style:parent-style-name="standard">
      <style:graphic-properties draw:fill-color="#666666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draw:fill-color="#999999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79cm" fo:min-width="0.844cm" fo:padding-top="0cm" fo:padding-bottom="0cm" fo:padding-left="0cm" fo:padding-right="0cm"/>
    </style:style>
    <style:style style:name="gr37" style:family="graphic" style:parent-style-name="Default_5f_1">
      <style:graphic-properties draw:opacity="50%" draw:textarea-horizontal-align="justify" draw:textarea-vertical-align="bottom" draw:auto-grow-height="false" fo:min-height="2.75cm" fo:min-width="1cm" draw:shadow-opacity="50%"/>
    </style:style>
    <style:style style:name="gr38" style:family="graphic" style:parent-style-name="Default_5f_1">
      <style:graphic-properties draw:fill-color="#6699cc" draw:textarea-horizontal-align="justify" draw:textarea-vertical-align="middle" draw:auto-grow-height="false" fo:min-height="0cm" fo:min-width="0cm"/>
    </style:style>
    <style:style style:name="gr39" style:family="graphic" style:parent-style-name="Default_5f_1">
      <style:graphic-properties draw:stroke="none" draw:fill="none" fo:min-height="0.159cm"/>
    </style:style>
    <style:style style:name="gr40" style:family="graphic" style:parent-style-name="Default_5f_1">
      <style:graphic-properties draw:stroke="none" draw:fill="none" fo:min-height="0.158cm"/>
    </style:style>
    <style:style style:name="gr41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0cm" draw:shadow-opacity="50%"/>
    </style:style>
    <style:style style:name="gr42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5.258cm" draw:shadow-opacity="50%"/>
    </style:style>
    <style:style style:name="gr43" style:family="graphic" style:parent-style-name="objectwithoutfill">
      <style:graphic-properties svg:stroke-width="0.03cm" svg:stroke-color="#00cc00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44" style:family="graphic" style:parent-style-name="standard">
      <style:graphic-properties draw:stroke="none" svg:stroke-width="0cm" svg:stroke-color="#666666" draw:marker-start-width="0.367cm" draw:marker-end-width="0.367cm" draw:fill="solid" draw:fill-color="#666666" draw:opacity="100%" draw:textarea-horizontal-align="justify" draw:textarea-vertical-align="middle" draw:auto-grow-height="false" fo:min-height="0.086cm" fo:min-width="0cm" fo:padding-top="0.137cm" fo:padding-bottom="0.137cm" fo:padding-left="0.262cm" fo:padding-right="0.262cm" draw:shadow="hidden"/>
    </style:style>
    <style:style style:name="gr45" style:family="graphic" style:parent-style-name="objectwithoutfill">
      <style:graphic-properties svg:stroke-width="0.025cm" svg:stroke-color="#666666" draw:marker-start-width="0.367cm" draw:marker-end-width="0.367cm" draw:fill="none" draw:textarea-horizontal-align="center" draw:textarea-vertical-align="middle" fo:padding-top="0cm" fo:padding-bottom="0cm" fo:padding-left="0cm" fo:padding-right="0cm"/>
    </style:style>
    <style:style style:name="gr46" style:family="graphic" style:parent-style-name="standard">
      <style:graphic-properties draw:stroke="none" draw:fill-color="#666666"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112cm" fo:padding-top="0cm" fo:padding-bottom="0cm" fo:padding-left="0cm" fo:padding-right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104cm" fo:padding-top="0cm" fo:padding-bottom="0cm" fo:padding-left="0cm" fo:padding-right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095cm" fo:padding-top="0cm" fo:padding-bottom="0cm" fo:padding-left="0cm" fo:padding-right="0cm"/>
    </style:style>
    <style:style style:name="gr50" style:family="graphic" style:parent-style-name="standard">
      <style:graphic-properties svg:stroke-width="0.03cm" svg:stroke-color="#666666" draw:marker-start-width="0.395cm" draw:marker-end-width="0.395cm" draw:fill="none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51" style:family="graphic" style:parent-style-name="standard">
      <style:graphic-properties draw:stroke="none" svg:stroke-width="0.03cm" svg:stroke-color="#666666" draw:marker-start-width="0.395cm" draw:marker-end-width="0.395cm" draw:fill="solid" draw:fill-color="#666666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52" style:family="graphic" style:parent-style-name="objectwithoutfill">
      <style:graphic-properties svg:stroke-width="0.03cm" svg:stroke-color="#666666" draw:marker-start-width="0.395cm" draw:marker-end-width="0.395cm" draw:fill="solid" draw:fill-color="#666666" draw:textarea-horizontal-align="center" draw:textarea-vertical-align="middle" fo:padding-top="0cm" fo:padding-bottom="0.2cm" fo:padding-left="0cm" fo:padding-right="0cm"/>
    </style:style>
    <style:style style:name="gr53" style:family="graphic" style:parent-style-name="Default_5f_1">
      <style:graphic-properties draw:fill="none" draw:fill-color="#6699cc" draw:textarea-horizontal-align="justify" draw:textarea-vertical-align="middle" draw:auto-grow-height="false" fo:min-height="0cm" fo:min-width="0cm"/>
    </style:style>
    <style:style style:name="gr54" style:family="graphic" style:parent-style-name="Default_5f_1">
      <style:graphic-properties draw:opacity="50%" draw:textarea-horizontal-align="justify" draw:textarea-vertical-align="middle" draw:auto-grow-height="false" fo:min-height="0.767cm" fo:min-width="1.761cm" fo:padding-top="0cm" fo:padding-bottom="0cm" fo:padding-left="0cm" fo:padding-right="0cm" draw:shadow-opacity="50%"/>
    </style:style>
    <style:style style:name="gr55" style:family="graphic" style:parent-style-name="Default_5f_1">
      <style:graphic-properties draw:stroke="none" draw:fill="none" draw:textarea-vertical-align="middle" fo:min-height="0.159cm" fo:padding-top="0cm" fo:padding-bottom="0cm" fo:padding-left="0cm" fo:padding-right="0cm"/>
    </style:style>
    <style:style style:name="gr56" style:family="graphic" style:parent-style-name="standard">
      <style:graphic-properties svg:stroke-width="0.025cm" svg:stroke-color="#666666" draw:marker-start-width="0.367cm" draw:marker-end-width="0.367cm" draw:fill="none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57" style:family="graphic" style:parent-style-name="objectwithoutfill">
      <style:graphic-properties svg:stroke-width="0.025cm" svg:stroke-color="#666666" draw:marker-start-width="0.367cm" draw:marker-end="Circle" draw:marker-end-width="0.076cm" draw:fill="none" draw:textarea-horizontal-align="center" draw:textarea-vertical-align="middle" fo:padding-top="0.137cm" fo:padding-bottom="0.137cm" fo:padding-left="0.262cm" fo:padding-right="0.262cm"/>
    </style:style>
    <style:style style:name="gr58" style:family="graphic" style:parent-style-name="objectwithoutfill">
      <style:graphic-properties svg:stroke-width="0.025cm" svg:stroke-color="#666666" draw:marker-start-width="0.367cm" draw:marker-end="" draw:marker-end-width="0.076cm" draw:fill="none" draw:textarea-horizontal-align="center" draw:textarea-vertical-align="middle" fo:padding-top="0.137cm" fo:padding-bottom="0.137cm" fo:padding-left="0.262cm" fo:padding-right="0.262cm"/>
    </style:style>
    <style:style style:name="gr59" style:family="graphic" style:parent-style-name="objectwithoutfill">
      <style:graphic-properties svg:stroke-width="0.03cm" svg:stroke-color="#cc0000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60" style:family="graphic" style:parent-style-name="standard">
      <style:graphic-properties draw:fill-color="#009900" draw:opacity="75%" draw:textarea-horizontal-align="justify" draw:textarea-vertical-align="middle" draw:auto-grow-height="false" fo:min-height="1.09cm" fo:min-width="0cm" draw:shadow-opacity="75%"/>
    </style:style>
    <style:style style:name="gr61" style:family="graphic" style:parent-style-name="standard">
      <style:graphic-properties draw:stroke="none" draw:fill-color="#ff9900" draw:textarea-horizontal-align="justify" draw:textarea-vertical-align="middle" draw:auto-grow-height="false" fo:min-height="0cm" fo:min-width="0cm"/>
    </style:style>
    <style:style style:name="gr62" style:family="graphic" style:parent-style-name="standard">
      <style:graphic-properties draw:stroke="none" draw:fill-color="#ff9900" draw:textarea-horizontal-align="justify" draw:textarea-vertical-align="middle" draw:auto-grow-height="false" fo:min-height="0.369cm" fo:min-width="0cm"/>
    </style:style>
    <style:style style:name="gr63" style:family="graphic" style:parent-style-name="standard">
      <style:graphic-properties draw:stroke="none" draw:fill-color="#006600" draw:textarea-horizontal-align="justify" draw:textarea-vertical-align="middle" draw:auto-grow-height="false" fo:min-height="0cm" fo:min-width="0cm"/>
    </style:style>
    <style:style style:name="gr64" style:family="graphic" style:parent-style-name="standard">
      <style:graphic-properties draw:stroke="none" draw:fill-color="#ff9900" draw:textarea-horizontal-align="justify" draw:textarea-vertical-align="middle" draw:auto-grow-height="false" fo:min-height="0.375cm" fo:min-width="0cm"/>
    </style:style>
    <style:style style:name="gr65" style:family="graphic" style:parent-style-name="standard">
      <style:graphic-properties draw:stroke="none" draw:fill-color="#006600" draw:textarea-horizontal-align="justify" draw:textarea-vertical-align="middle" draw:auto-grow-height="false" fo:min-height="0cm" fo:min-width="0.258cm"/>
    </style:style>
    <style:style style:name="gr66" style:family="graphic" style:parent-style-name="objectwithoutfill">
      <style:graphic-properties svg:stroke-width="0.03cm" svg:stroke-color="#666666" draw:marker-start-width="0.395cm" draw:marker-end-width="0.395cm" draw:fill="solid" draw:fill-color="#666666" draw:textarea-horizontal-align="center" draw:textarea-vertical-align="middle" fo:padding-top="0cm" fo:padding-bottom="0.2cm" fo:padding-left="0cm" fo:padding-right="0cm"/>
    </style:style>
    <style:style style:name="gr67" style:family="graphic" style:parent-style-name="standard">
      <style:graphic-properties svg:stroke-color="#333333" draw:fill-color="#808080" draw:opacity="50%" draw:textarea-horizontal-align="justify" draw:textarea-vertical-align="middle" draw:auto-grow-height="false" fo:min-height="0.448cm" fo:min-width="0cm" draw:shadow-opacity="50%"/>
    </style:style>
    <style:style style:name="gr68" style:family="graphic" style:parent-style-name="standard">
      <style:graphic-properties svg:stroke-width="0.01cm" svg:stroke-color="#333333" draw:marker-start-width="0.035cm" draw:marker-end-width="0.035cm" draw:fill="solid" draw:fill-color="#333333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69" style:family="graphic" style:parent-style-name="objectwithoutfill">
      <style:graphic-properties svg:stroke-width="0.01cm" svg:stroke-color="#333333" draw:marker-start-width="0.02cm" draw:marker-end-width="0.02cm" draw:fill="solid" draw:fill-color="#333333" draw:textarea-horizontal-align="center" draw:textarea-vertical-align="middle" fo:padding-top="0.13cm" fo:padding-bottom="0.13cm" fo:padding-left="0.255cm" fo:padding-right="0.255cm"/>
    </style:style>
    <style:style style:name="gr70" style:family="graphic" style:parent-style-name="objectwithoutfill">
      <style:graphic-properties svg:stroke-width="0.01cm" svg:stroke-color="#666666" draw:marker-start-width="0.035cm" draw:marker-end-width="0.035cm" draw:fill="solid" draw:fill-color="#666666" draw:textarea-horizontal-align="center" draw:textarea-vertical-align="middle" fo:padding-top="0.13cm" fo:padding-bottom="0.13cm" fo:padding-left="0.255cm" fo:padding-right="0.255cm"/>
    </style:style>
    <style:style style:name="gr71" style:family="graphic" style:parent-style-name="objectwithoutfill">
      <style:graphic-properties svg:stroke-width="0.01cm" svg:stroke-color="#333333" draw:marker-start-width="0.335cm" draw:marker-end-width="0.335cm" draw:fill="none" draw:textarea-horizontal-align="center" draw:textarea-vertical-align="middle" fo:padding-top="0.13cm" fo:padding-bottom="0.13cm" fo:padding-left="0.255cm" fo:padding-right="0.255cm"/>
    </style:style>
    <style:style style:name="gr72" style:family="graphic" style:parent-style-name="objectwithoutfill">
      <style:graphic-properties svg:stroke-width="0.01cm" svg:stroke-color="#333333" draw:marker-start-width="0.335cm" draw:marker-end="Arrow" draw:marker-end-width="0.045cm" draw:fill="none" draw:textarea-horizontal-align="center" draw:textarea-vertical-align="middle" fo:padding-top="0.13cm" fo:padding-bottom="0.13cm" fo:padding-left="0.255cm" fo:padding-right="0.255cm"/>
    </style:style>
    <style:style style:name="gr73" style:family="graphic" style:parent-style-name="Default_5f_1">
      <style:graphic-properties draw:stroke="none" draw:fill="none" draw:textarea-horizontal-align="left" draw:textarea-vertical-align="middle" fo:min-height="0.12cm" fo:padding-top="0cm" fo:padding-bottom="0cm" fo:padding-left="0cm" fo:padding-right="0cm"/>
    </style:style>
    <style:style style:name="gr74" style:family="graphic" style:parent-style-name="objectwithoutfill">
      <style:graphic-properties svg:stroke-width="0.03cm" svg:stroke-color="#000000" draw:marker-start="Double_20_Arrow" draw:marker-start-width="0.08cm" draw:marker-end="Circle" draw:marker-end-width="0.08cm" draw:fill="solid" draw:fill-color="#00cc00" draw:textarea-horizontal-align="center" draw:textarea-vertical-align="top" fo:padding-top="0cm" fo:padding-bottom="0.178cm" fo:padding-left="0cm" fo:padding-right="0cm"/>
    </style:style>
    <style:style style:name="gr75" style:family="graphic" style:parent-style-name="objectwithoutfill">
      <style:graphic-properties svg:stroke-width="0.03cm" svg:stroke-color="#00cc00" draw:marker-start="Double_20_Arrow" draw:marker-start-width="0.08cm" draw:marker-end="Circle" draw:marker-end-width="0.08cm" draw:fill="solid" draw:fill-color="#00cc00" draw:textarea-horizontal-align="center" draw:textarea-vertical-align="top" fo:padding-top="0cm" fo:padding-bottom="0.178cm" fo:padding-left="0cm" fo:padding-right="0cm"/>
    </style:style>
    <style:style style:name="gr76" style:family="graphic" style:parent-style-name="Default_5f_1">
      <style:graphic-properties draw:fill-color="#999999" draw:opacity="50%" draw:textarea-horizontal-align="justify" draw:textarea-vertical-align="middle" draw:auto-grow-height="false" fo:min-height="0.237cm" fo:min-width="0cm" draw:shadow-opacity="50%"/>
    </style:style>
    <style:style style:name="gr77" style:family="graphic" style:parent-style-name="Default_5f_1">
      <style:graphic-properties draw:stroke="none" draw:fill="none" draw:textarea-horizontal-align="center" draw:textarea-vertical-align="middle" draw:auto-grow-width="true" fo:min-height="0.357cm" fo:min-width="1.124cm" fo:padding-top="0cm" fo:padding-bottom="0cm" fo:padding-left="0cm" fo:padding-right="0cm"/>
    </style:style>
    <style:style style:name="gr78" style:family="graphic" style:parent-style-name="objectwithoutfill">
      <style:graphic-properties svg:stroke-width="0.03cm" svg:stroke-color="#000000" draw:marker-start="Double_20_Arrow" draw:marker-start-width="0.08cm" draw:marker-end="Circle" draw:marker-end-width="0.08cm" draw:fill="solid" draw:fill-color="#00cc00" draw:textarea-horizontal-align="center" draw:textarea-vertical-align="top" fo:padding-top="0cm" fo:padding-bottom="0.178cm" fo:padding-left="0cm" fo:padding-right="0cm"/>
    </style:style>
    <style:style style:name="gr79" style:family="graphic" style:parent-style-name="objectwithoutfill">
      <style:graphic-properties svg:stroke-width="0.03cm" svg:stroke-color="#00cc00" draw:marker-start="Double_20_Arrow" draw:marker-start-width="0.08cm" draw:marker-end="Circle" draw:marker-end-width="0.08cm" draw:fill="solid" draw:fill-color="#00cc00" draw:textarea-horizontal-align="center" draw:textarea-vertical-align="top" fo:padding-top="0cm" fo:padding-bottom="0.178cm" fo:padding-left="0cm" fo:padding-right="0cm"/>
    </style:style>
    <style:style style:name="gr80" style:family="graphic" style:parent-style-name="objectwithoutfill">
      <style:graphic-properties svg:stroke-width="0.03cm" svg:stroke-color="#666666" draw:marker-start-width="0.395cm" draw:marker-end="Circle" draw:marker-end-width="0.076cm" draw:fill="solid" draw:fill-color="#666666" draw:textarea-horizontal-align="center" draw:textarea-vertical-align="middle" fo:padding-top="0cm" fo:padding-bottom="0.2cm" fo:padding-left="0cm" fo:padding-right="0cm"/>
    </style:style>
    <style:style style:name="gr81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1.702cm" draw:shadow-opacity="50%"/>
    </style:style>
    <style:style style:name="gr82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2.975cm" draw:shadow-opacity="50%"/>
    </style:style>
    <style:style style:name="gr83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0.158cm" draw:shadow-opacity="50%"/>
    </style:style>
    <style:style style:name="gr84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0.664cm" draw:shadow-opacity="50%"/>
    </style:style>
    <style:style style:name="gr85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0.426cm" draw:shadow-opacity="50%"/>
    </style:style>
    <style:style style:name="gr86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0.671cm" draw:shadow-opacity="50%"/>
    </style:style>
    <style:style style:name="gr87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1.199cm" draw:shadow-opacity="50%"/>
    </style:style>
    <style:style style:name="gr88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1.369cm" draw:shadow-opacity="50%"/>
    </style:style>
    <style:style style:name="gr8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12cm" fo:min-width="0.137cm" fo:padding-top="0cm" fo:padding-bottom="0cm" fo:padding-left="0cm" fo:padding-right="0cm"/>
    </style:style>
    <style:style style:name="gr9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12cm" fo:min-width="1.052cm" fo:padding-top="0cm" fo:padding-bottom="0cm" fo:padding-left="0cm" fo:padding-right="0cm"/>
    </style:style>
    <style:style style:name="gr91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0.194cm" draw:shadow-opacity="50%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21cm" fo:min-width="0.137cm" fo:padding-top="0cm" fo:padding-bottom="0cm" fo:padding-left="0cm" fo:padding-right="0cm"/>
    </style:style>
    <style:style style:name="gr93" style:family="graphic" style:parent-style-name="standard">
      <style:graphic-properties svg:stroke-width="0.02cm" draw:marker-start-width="0.357cm" draw:marker-end-width="0.357cm" draw:fill="none" draw:textarea-horizontal-align="justify" draw:textarea-vertical-align="middle" draw:auto-grow-height="false" fo:min-height="8.75cm" fo:min-width="14.5cm" fo:padding-top="0.135cm" fo:padding-bottom="0.135cm" fo:padding-left="0.26cm" fo:padding-right="0.26cm"/>
    </style:style>
    <style:style style:name="gr94" style:family="graphic" style:parent-style-name="Default_5f_1">
      <style:graphic-properties draw:stroke="none" draw:fill="none" draw:textarea-horizontal-align="right" draw:textarea-vertical-align="middle" draw:auto-grow-width="true" fo:min-height="0.446cm" fo:min-width="0.633cm" fo:padding-top="0cm" fo:padding-bottom="0cm" fo:padding-left="0cm" fo:padding-right="0cm"/>
    </style:style>
    <style:style style:name="gr95" style:family="graphic" style:parent-style-name="Default_5f_1">
      <style:graphic-properties draw:stroke="none" draw:fill="none" draw:textarea-horizontal-align="right" draw:textarea-vertical-align="middle" draw:auto-grow-width="true" fo:min-height="0.446cm" fo:min-width="0.849cm" fo:padding-top="0cm" fo:padding-bottom="0cm" fo:padding-left="0cm" fo:padding-right="0cm"/>
    </style:style>
    <style:style style:name="gr96" style:family="graphic" style:parent-style-name="Default_5f_1">
      <style:graphic-properties draw:stroke="none" draw:fill="none" draw:textarea-horizontal-align="right" draw:textarea-vertical-align="middle" draw:auto-grow-width="true" fo:min-height="0.446cm" fo:min-width="1.187cm" fo:padding-top="0cm" fo:padding-bottom="0cm" fo:padding-left="0cm" fo:padding-right="0cm"/>
    </style:style>
    <style:style style:name="gr97" style:family="graphic" style:parent-style-name="Default_5f_1">
      <style:graphic-properties draw:stroke="none" draw:fill="none" draw:textarea-horizontal-align="right" draw:textarea-vertical-align="middle" draw:auto-grow-width="true" fo:min-height="0.446cm" fo:min-width="1.369cm" fo:padding-top="0cm" fo:padding-bottom="0cm" fo:padding-left="0cm" fo:padding-right="0cm"/>
    </style:style>
    <style:style style:name="gr98" style:family="graphic" style:parent-style-name="standard">
      <style:graphic-properties svg:stroke-width="0.025cm" draw:marker-start-width="0.374cm" draw:marker-end-width="0.374cm" draw:fill-color="#cccccc" draw:opacity="50%" draw:textarea-horizontal-align="justify" draw:textarea-vertical-align="middle" draw:auto-grow-height="false" fo:min-height="0cm" fo:min-width="0cm" fo:padding-top="0.137cm" fo:padding-bottom="0.137cm" fo:padding-left="0.262cm" fo:padding-right="0.262cm" draw:shadow-opacity="50%"/>
    </style:style>
    <style:style style:name="gr99" style:family="graphic" style:parent-style-name="objectwithoutfill">
      <style:graphic-properties svg:stroke-width="0.025cm" draw:marker-start-width="0.374cm" draw:marker-end-width="0.374cm" draw:fill="none" draw:textarea-horizontal-align="center" draw:textarea-vertical-align="middle" fo:padding-top="0.137cm" fo:padding-bottom="0.137cm" fo:padding-left="0.262cm" fo:padding-right="0.262cm"/>
    </style:style>
    <style:style style:name="gr100" style:family="graphic" style:parent-style-name="standard">
      <style:graphic-properties draw:stroke="none" draw:fill-color="#ff6600" draw:opacity="50%" draw:textarea-horizontal-align="justify" draw:textarea-vertical-align="middle" draw:auto-grow-height="false" fo:min-height="0.473cm" fo:min-width="0.307cm" draw:shadow-opacity="50%"/>
    </style:style>
    <style:style style:name="gr101" style:family="graphic" style:parent-style-name="standard">
      <style:graphic-properties draw:stroke="none" draw:fill-color="#ff6600" draw:opacity="50%" draw:textarea-horizontal-align="justify" draw:textarea-vertical-align="middle" draw:auto-grow-height="false" fo:min-height="0.24cm" fo:min-width="0.497cm" draw:shadow-opacity="50%"/>
    </style:style>
    <style:style style:name="gr102" style:family="graphic" style:parent-style-name="objectwithoutfill">
      <style:graphic-properties svg:stroke-width="0.03cm" svg:stroke-color="#7e0021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103" style:family="graphic" style:parent-style-name="standard">
      <style:graphic-properties draw:stroke="none" draw:fill-color="#7e0021" draw:opacity="50%" draw:textarea-horizontal-align="justify" draw:textarea-vertical-align="middle" draw:auto-grow-height="false" fo:min-height="0cm" fo:min-width="5.658cm" draw:shadow-opacity="50%"/>
    </style:style>
    <style:style style:name="gr104" style:family="graphic" style:parent-style-name="standard">
      <style:graphic-properties draw:fill-color="#ffcc00" draw:opacity="50%" draw:textarea-horizontal-align="justify" draw:textarea-vertical-align="middle" draw:auto-grow-height="false" fo:min-height="0cm" fo:min-width="0cm" draw:shadow="hidden" draw:shadow-opacity="50%"/>
    </style:style>
    <style:style style:name="gr105" style:family="graphic" style:parent-style-name="standard">
      <style:graphic-properties draw:fill-color="#ffcc00" draw:opacity="50%" draw:textarea-horizontal-align="justify" draw:textarea-vertical-align="middle" draw:auto-grow-height="false" fo:min-height="0cm" fo:min-width="0cm" draw:shadow-opacity="50%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2cm" fo:min-width="0.066cm" fo:padding-top="0cm" fo:padding-bottom="0cm" fo:padding-left="0cm" fo:padding-right="0cm"/>
    </style:style>
    <style:style style:name="gr107" style:family="graphic" style:parent-style-name="objectwithoutfill">
      <style:graphic-properties svg:stroke-width="0.03cm" svg:stroke-color="#666666" draw:marker-start-width="0.391cm" draw:marker-end="Circle" draw:marker-end-width="0.08cm" draw:fill="none" draw:textarea-horizontal-align="center" draw:textarea-vertical-align="middle" fo:padding-top="0.141cm" fo:padding-bottom="0.141cm" fo:padding-left="0.266cm" fo:padding-right="0.266cm"/>
    </style:style>
    <style:style style:name="gr108" style:family="graphic" style:parent-style-name="standard">
      <style:graphic-properties draw:fill-color="#3399ff" draw:opacity="50%" draw:textarea-horizontal-align="justify" draw:textarea-vertical-align="middle" draw:auto-grow-height="false" fo:min-height="0cm" fo:min-width="0cm" draw:shadow="hidden" draw:shadow-opacity="50%"/>
    </style:style>
    <style:style style:name="gr109" style:family="graphic" style:parent-style-name="standard">
      <style:graphic-properties draw:fill-color="#3399ff" draw:opacity="50%" draw:textarea-horizontal-align="justify" draw:textarea-vertical-align="middle" draw:auto-grow-height="false" fo:min-height="0cm" fo:min-width="0cm" draw:shadow-opacity="50%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2cm" fo:min-width="0.036cm" fo:padding-top="0cm" fo:padding-bottom="0cm" fo:padding-left="0cm" fo:padding-right="0cm"/>
    </style:style>
    <style:style style:name="gr111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3.464cm" draw:shadow-opacity="50%"/>
    </style:style>
    <style:style style:name="gr112" style:family="graphic" style:parent-style-name="objectwithoutfill">
      <style:graphic-properties svg:stroke-width="0.03cm" svg:stroke-color="#666666" draw:marker-start-width="0.395cm" draw:marker-end="Circle" draw:marker-end-width="0.08cm" draw:fill="solid" draw:fill-color="#666666" draw:textarea-horizontal-align="center" draw:textarea-vertical-align="middle" fo:padding-top="0cm" fo:padding-bottom="0.2cm" fo:padding-left="0cm" fo:padding-right="0cm"/>
    </style:style>
    <style:style style:name="gr113" style:family="graphic" style:parent-style-name="Default_5f_1">
      <style:graphic-properties draw:fill-color="#999999" draw:opacity="50%" draw:textarea-horizontal-align="justify" draw:textarea-vertical-align="middle" draw:auto-grow-height="false" fo:min-height="0cm" fo:min-width="0cm" draw:shadow-opacity="50%"/>
    </style:style>
    <style:style style:name="gr114" style:family="graphic" style:parent-style-name="standard">
      <style:graphic-properties svg:stroke-width="0.025cm" svg:stroke-color="#666666" draw:marker-start-width="0.375cm" draw:marker-end-width="0.375cm" draw:fill="none" draw:textarea-horizontal-align="justify" draw:textarea-vertical-align="middle" draw:auto-grow-height="false" fo:min-height="0.349cm" fo:min-width="0cm" fo:padding-top="0.138cm" fo:padding-bottom="0.138cm" fo:padding-left="0.263cm" fo:padding-right="0.263cm"/>
    </style:style>
    <style:style style:name="gr115" style:family="graphic" style:parent-style-name="objectwithoutfill">
      <style:graphic-properties svg:stroke-width="0.025cm" svg:stroke-color="#666666" draw:marker-start-width="0.374cm" draw:marker-end="Circle" draw:marker-end-width="0.08cm" draw:fill="none" draw:textarea-horizontal-align="center" draw:textarea-vertical-align="middle" fo:padding-top="0.137cm" fo:padding-bottom="0.137cm" fo:padding-left="0.262cm" fo:padding-right="0.262cm"/>
    </style:style>
    <style:style style:name="P1" style:family="paragraph">
      <loext:graphic-properties draw:fill-color="#b2b2b2" draw:opacity="50%"/>
      <style:paragraph-properties fo:text-align="center"/>
    </style:style>
    <style:style style:name="P2" style:family="paragraph">
      <loext:graphic-properties draw:fill-color="#cccccc" draw:opacity="50%"/>
      <style:paragraph-properties fo:text-align="center"/>
    </style:style>
    <style:style style:name="P3" style:family="paragraph">
      <loext:graphic-properties draw:fill-color="#999999" draw:opacity="5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Cantarell1" fo:font-size="4pt" style:font-size-asian="18pt" style:font-size-complex="18pt"/>
    </style:style>
    <style:style style:name="P7" style:family="paragraph">
      <style:paragraph-properties fo:margin-top="0cm" fo:margin-bottom="0.2cm"/>
    </style:style>
    <style:style style:name="P8" style:family="paragraph">
      <loext:graphic-properties draw:fill="none" draw:fill-color="#ffffff"/>
      <style:paragraph-properties fo:margin-top="0cm" fo:margin-bottom="0.2cm"/>
      <style:text-properties style:font-name="Cantarell1" fo:font-size="12pt" style:font-size-asian="12pt" style:font-size-complex="12pt"/>
    </style:style>
    <style:style style:name="P9" style:family="paragraph">
      <loext:graphic-properties draw:fill-color="#808080"/>
      <style:paragraph-properties fo:text-align="center"/>
    </style:style>
    <style:style style:name="P10" style:family="paragraph">
      <loext:graphic-properties draw:fill-color="#ff3333" draw:opacity="50%"/>
      <style:paragraph-properties fo:text-align="center"/>
    </style:style>
    <style:style style:name="P11" style:family="paragraph">
      <loext:graphic-properties draw:fill-color="#333333" draw:opacity="50%"/>
      <style:paragraph-properties fo:text-align="center"/>
    </style:style>
    <style:style style:name="P12" style:family="paragraph">
      <loext:graphic-properties draw:fill="solid" draw:fill-color="#00cc00"/>
      <style:paragraph-properties fo:text-align="center"/>
    </style:style>
    <style:style style:name="P13" style:family="paragraph">
      <loext:graphic-properties draw:opacity="50%"/>
      <style:paragraph-properties fo:text-align="center"/>
      <style:text-properties fo:color="#004586" fo:font-size="4pt" style:font-size-asian="4pt" style:font-size-complex="4pt"/>
    </style:style>
    <style:style style:name="P14" style:family="paragraph">
      <loext:graphic-properties draw:fill-color="#6699cc"/>
      <style:paragraph-properties fo:text-align="center"/>
      <style:text-properties fo:color="#004586" fo:font-size="4pt" style:font-size-asian="4pt" style:font-size-complex="4pt"/>
    </style:style>
    <style:style style:name="P15" style:family="paragraph">
      <style:paragraph-properties fo:text-align="center"/>
      <style:text-properties fo:color="#004586" style:font-name="Cantarell1" fo:font-size="4pt" style:font-size-asian="4.40000009536743pt" style:font-size-complex="4.40000009536743pt"/>
    </style:style>
    <style:style style:name="P16" style:family="paragraph">
      <style:paragraph-properties fo:text-align="end">
        <style:tab-stops/>
      </style:paragraph-properties>
    </style:style>
    <style:style style:name="P17" style:family="paragraph">
      <loext:graphic-properties draw:fill="none" draw:fill-color="#ffffff"/>
      <style:paragraph-properties fo:text-align="end">
        <style:tab-stops/>
      </style:paragraph-properties>
      <style:text-properties fo:color="#004586" style:font-name="Cantarell1" fo:font-size="3pt" style:font-size-asian="4pt" style:font-size-complex="4pt"/>
    </style:style>
    <style:style style:name="P18" style:family="paragraph">
      <loext:graphic-properties draw:fill="none" draw:fill-color="#ffffff"/>
      <style:text-properties fo:color="#004586" style:font-name="Cantarell1" fo:font-size="3pt" style:font-size-asian="4pt" style:font-size-complex="4pt"/>
    </style:style>
    <style:style style:name="P19" style:family="paragraph">
      <loext:graphic-properties draw:fill-color="#666666"/>
      <style:paragraph-properties fo:text-align="center"/>
    </style:style>
    <style:style style:name="P20" style:family="paragraph">
      <loext:graphic-properties draw:fill-color="#999999"/>
      <style:paragraph-properties fo:text-align="center"/>
      <style:text-properties fo:color="#004586" fo:font-size="4pt" style:font-size-asian="4pt" style:font-size-complex="4pt"/>
    </style:style>
    <style:style style:name="P21" style:family="paragraph">
      <loext:graphic-properties draw:fill="none" draw:fill-color="#ffffff"/>
      <style:paragraph-properties fo:text-align="end">
        <style:tab-stops/>
      </style:paragraph-properties>
      <style:text-properties fo:color="#004586" style:font-name="Cantarell1" fo:font-size="4pt" style:font-size-asian="4pt" style:font-size-complex="4pt"/>
    </style:style>
    <style:style style:name="P22" style:family="paragraph">
      <loext:graphic-properties draw:opacity="50%"/>
      <style:paragraph-properties fo:text-align="center"/>
      <style:text-properties fo:color="#004586" style:font-name="Cantarell1" fo:font-size="5pt" style:font-size-asian="18pt" style:font-size-complex="18pt"/>
    </style:style>
    <style:style style:name="P23" style:family="paragraph">
      <loext:graphic-properties draw:fill-color="#6699cc"/>
      <style:paragraph-properties fo:text-align="center"/>
    </style:style>
    <style:style style:name="P24" style:family="paragraph">
      <style:paragraph-properties fo:text-align="end"/>
    </style:style>
    <style:style style:name="P25" style:family="paragraph">
      <loext:graphic-properties draw:fill="none"/>
      <style:paragraph-properties fo:text-align="end"/>
    </style:style>
    <style:style style:name="P26" style:family="paragraph">
      <loext:graphic-properties draw:fill="solid" draw:fill-color="#666666" draw:opacity="100%"/>
      <style:paragraph-properties fo:text-align="center"/>
    </style:style>
    <style:style style:name="P27" style:family="paragraph">
      <loext:graphic-properties draw:fill="none"/>
      <style:paragraph-properties fo:text-align="center"/>
      <style:text-properties fo:color="#666666" fo:font-size="5pt" style:font-size-asian="18pt" style:font-size-complex="18pt"/>
    </style:style>
    <style:style style:name="P28" style:family="paragraph">
      <loext:graphic-properties draw:fill="none" draw:fill-color="#ffffff"/>
      <style:text-properties fo:color="#666666" fo:font-size="4pt" style:font-size-asian="18pt" style:font-size-complex="18pt"/>
    </style:style>
    <style:style style:name="P29" style:family="paragraph">
      <loext:graphic-properties draw:fill="solid" draw:fill-color="#666666"/>
      <style:paragraph-properties fo:text-align="center"/>
    </style:style>
    <style:style style:name="P30" style:family="paragraph">
      <loext:graphic-properties draw:fill="none" draw:fill-color="#6699cc"/>
      <style:paragraph-properties fo:text-align="center"/>
    </style:style>
    <style:style style:name="P31" style:family="paragraph">
      <loext:graphic-properties draw:fill-color="#009900" draw:opacity="75%"/>
      <style:paragraph-properties fo:text-align="center"/>
    </style:style>
    <style:style style:name="P32" style:family="paragraph">
      <loext:graphic-properties draw:fill-color="#ff9900"/>
      <style:paragraph-properties fo:text-align="center"/>
    </style:style>
    <style:style style:name="P33" style:family="paragraph">
      <loext:graphic-properties draw:fill-color="#006600"/>
      <style:paragraph-properties fo:text-align="center"/>
    </style:style>
    <style:style style:name="P34" style:family="paragraph">
      <loext:graphic-properties draw:fill-color="#808080" draw:opacity="50%"/>
      <style:paragraph-properties fo:text-align="center"/>
    </style:style>
    <style:style style:name="P35" style:family="paragraph">
      <loext:graphic-properties draw:fill="solid" draw:fill-color="#333333"/>
      <style:paragraph-properties fo:text-align="center"/>
    </style:style>
    <style:style style:name="P36" style:family="paragraph">
      <loext:graphic-properties draw:fill="none"/>
      <style:paragraph-properties fo:text-align="end"/>
      <style:text-properties fo:font-size="2pt" style:font-size-asian="18pt" style:font-size-complex="18pt"/>
    </style:style>
    <style:style style:name="P37" style:family="paragraph">
      <style:paragraph-properties fo:margin-top="0cm" fo:margin-bottom="0cm" fo:text-align="center"/>
    </style:style>
    <style:style style:name="P38" style:family="paragraph">
      <loext:graphic-properties draw:fill="solid" draw:fill-color="#00cc00"/>
      <style:paragraph-properties fo:text-align="center"/>
      <style:text-properties fo:font-size="3pt" style:font-size-asian="18pt" style:font-size-complex="18pt"/>
    </style:style>
    <style:style style:name="P39" style:family="paragraph">
      <loext:graphic-properties draw:fill="solid" draw:fill-color="#00cc00"/>
      <style:paragraph-properties fo:margin-top="0cm" fo:margin-bottom="0cm" fo:text-align="center"/>
      <style:text-properties fo:color="#00cc00" fo:font-size="3pt" style:font-size-asian="18pt" style:font-size-complex="18pt"/>
    </style:style>
    <style:style style:name="P40" style:family="paragraph">
      <loext:graphic-properties draw:fill="none"/>
      <style:paragraph-properties fo:text-align="end"/>
      <style:text-properties fo:color="#0000ff" style:font-name="Cantarell1" fo:font-size="4pt" style:font-size-asian="18pt" style:font-size-complex="18pt"/>
    </style:style>
    <style:style style:name="P41" style:family="paragraph">
      <loext:graphic-properties draw:fill="none" draw:fill-color="#ffffff"/>
      <style:text-properties fo:color="#00cc00" fo:font-size="3pt" style:font-size-asian="18pt" style:font-size-complex="18pt"/>
    </style:style>
    <style:style style:name="P42" style:family="paragraph">
      <style:paragraph-properties fo:line-height="0.254cm"/>
    </style:style>
    <style:style style:name="P43" style:family="paragraph">
      <loext:graphic-properties draw:fill="none" draw:fill-color="#ffffff"/>
      <style:paragraph-properties fo:line-height="0.254cm"/>
      <style:text-properties style:font-name="Cantarell1" fo:font-size="4pt" style:font-size-asian="18pt" style:font-size-complex="18pt"/>
    </style:style>
    <style:style style:name="P44" style:family="paragraph">
      <style:paragraph-properties fo:line-height="150%" fo:text-align="end"/>
    </style:style>
    <style:style style:name="P45" style:family="paragraph">
      <loext:graphic-properties draw:fill="none"/>
      <style:paragraph-properties fo:line-height="150%" fo:text-align="end"/>
      <style:text-properties fo:color="#0000ff" style:font-name="Cantarell1" fo:font-size="4pt" style:font-size-asian="18pt" style:font-size-complex="18pt"/>
    </style:style>
    <style:style style:name="P46" style:family="paragraph">
      <loext:graphic-properties draw:fill-color="#ff6600" draw:opacity="50%"/>
      <style:paragraph-properties fo:text-align="center"/>
    </style:style>
    <style:style style:name="P47" style:family="paragraph">
      <loext:graphic-properties draw:fill-color="#7e0021" draw:opacity="50%"/>
      <style:paragraph-properties fo:text-align="center"/>
    </style:style>
    <style:style style:name="P48" style:family="paragraph">
      <loext:graphic-properties draw:fill-color="#ffcc00" draw:opacity="50%"/>
      <style:paragraph-properties fo:text-align="center"/>
    </style:style>
    <style:style style:name="P49" style:family="paragraph">
      <loext:graphic-properties draw:fill="none" draw:fill-color="#ffffff"/>
      <style:text-properties fo:font-size="3pt" style:font-size-asian="18pt" style:font-size-complex="18pt"/>
    </style:style>
    <style:style style:name="P50" style:family="paragraph">
      <loext:graphic-properties draw:fill-color="#3399ff" draw:opacity="50%"/>
      <style:paragraph-properties fo:text-align="center"/>
    </style:style>
    <style:style style:name="P51" style:family="paragraph">
      <loext:graphic-properties draw:fill="none"/>
      <style:paragraph-properties fo:text-align="center"/>
      <style:text-properties fo:font-size="4pt" style:font-size-asian="18pt" style:font-size-complex="18pt"/>
    </style:style>
    <style:style style:name="T1" style:family="text">
      <style:text-properties style:font-name="Cantarell1" fo:font-size="4pt" style:font-size-asian="18pt" style:font-size-complex="18pt"/>
    </style:style>
    <style:style style:name="T2" style:family="text">
      <style:text-properties style:font-name="Cantarell1" fo:font-size="11pt" fo:font-weight="bold" style:font-size-asian="12pt" style:font-weight-asian="bold" style:font-size-complex="12pt" style:font-weight-complex="bold"/>
    </style:style>
    <style:style style:name="T3" style:family="text">
      <style:text-properties style:font-name="Cantarell1" fo:font-size="10pt" style:font-size-asian="12pt" style:font-size-complex="12pt"/>
    </style:style>
    <style:style style:name="T4" style:family="text">
      <style:text-properties style:font-name="Cantarell1" fo:font-size="10pt" fo:font-style="italic" style:font-size-asian="12pt" style:font-style-asian="italic" style:font-size-complex="12pt" style:font-style-complex="italic"/>
    </style:style>
    <style:style style:name="T5" style:family="text">
      <style:text-properties fo:color="#004586" style:font-name="Cantarell1" fo:font-size="4pt" style:font-size-asian="4.40000009536743pt" style:font-size-complex="4.40000009536743pt"/>
    </style:style>
    <style:style style:name="T6" style:family="text">
      <style:text-properties fo:color="#004586" style:font-name="Cantarell1" fo:font-size="3pt" style:font-size-asian="4pt" style:font-size-complex="4pt"/>
    </style:style>
    <style:style style:name="T7" style:family="text">
      <style:text-properties fo:color="#004586" style:font-name="Cantarell1" fo:font-size="4pt" style:font-size-asian="4pt" style:font-size-complex="4pt"/>
    </style:style>
    <style:style style:name="T8" style:family="text">
      <style:text-properties fo:color="#004586" style:font-name="Cantarell1" fo:font-size="5pt" style:font-size-asian="18pt" style:font-size-complex="18pt"/>
    </style:style>
    <style:style style:name="T9" style:family="text">
      <style:text-properties fo:color="#004586" fo:font-size="4pt" style:font-size-asian="4pt" style:font-size-complex="4pt"/>
    </style:style>
    <style:style style:name="T10" style:family="text">
      <style:text-properties fo:color="#666666" fo:font-size="4pt" style:font-size-asian="18pt" style:font-size-complex="18pt"/>
    </style:style>
    <style:style style:name="T11" style:family="text">
      <style:text-properties fo:color="#333333" style:font-name="Cantarell1" fo:font-size="4pt" style:font-size-asian="18pt" style:font-size-complex="18pt"/>
    </style:style>
    <style:style style:name="T12" style:family="text">
      <style:text-properties fo:font-size="2pt" style:font-size-asian="18pt" style:font-size-complex="18pt"/>
    </style:style>
    <style:style style:name="T13" style:family="text">
      <style:text-properties fo:font-size="3pt" style:font-size-asian="18pt" style:font-size-complex="18pt"/>
    </style:style>
    <style:style style:name="T14" style:family="text">
      <style:text-properties fo:color="#00cc00" fo:font-size="3pt" style:font-size-asian="18pt" style:font-size-complex="18pt"/>
    </style:style>
    <style:style style:name="T15" style:family="text">
      <style:text-properties fo:color="#0000ff" style:font-name="Cantarell1" fo:font-size="4pt" style:font-size-asian="18pt" style:font-size-complex="18pt"/>
    </style:style>
    <style:style style:name="T16" style:family="text">
      <style:text-properties fo:font-size="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>
          <draw:custom-shape draw:style-name="gr1" draw:text-style-name="P1" draw:layer="Boitier" svg:width="10.5cm" svg:height="10.5cm" draw:transform="rotate (-1.5707963267949) translate (16.349cm 4.053cm)">
            <text:p/>
            <draw:enhanced-geometry svg:viewBox="0 0 21600 21600" draw:path-stretchpoint-x="10800" draw:path-stretchpoint-y="10800" draw:text-areas="?f3 ?f4 ?f5 ?f6" draw:type="round-rectangle" draw:modifiers="525.7650742349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Boitier" svg:width="9.9cm" svg:height="9.9cm" draw:transform="rotate (-1.5707963267949) translate (16.049cm 4.353cm)">
            <text:p/>
            <draw:enhanced-geometry svg:viewBox="0 0 21600 21600" draw:path-stretchpoint-x="10800" draw:path-stretchpoint-y="10800" draw:text-areas="?f3 ?f4 ?f5 ?f6" draw:type="round-rectangle" draw:modifiers="525.7650742349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Boitier" svg:width="2.8cm" svg:height="0.3cm" draw:transform="rotate (-1.5707963267949) translate (16.041cm 5.207cm)">
            <text:p/>
            <draw:enhanced-geometry svg:viewBox="0 0 21600 21600" draw:glue-points="?f6 10800 10800 21600 ?f5 10800 10800 0" draw:text-areas="?f3 ?f3 ?f4 ?f4" draw:type="trapezoid" draw:modifiers="1426.6333452338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" draw:layer="Boitier" svg:width="2.8cm" svg:height="0.3cm" draw:transform="rotate (-1.5707963267949) translate (16.053cm 10.42cm)">
            <text:p/>
            <draw:enhanced-geometry svg:viewBox="0 0 21600 21600" draw:glue-points="?f6 10800 10800 21600 ?f5 10800 10800 0" draw:text-areas="?f3 ?f3 ?f4 ?f4" draw:type="trapezoid" draw:modifiers="1426.6333452338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" draw:layer="Boitier" svg:width="2.8cm" svg:height="0.3cm" draw:transform="rotate (-3.14159265358979) translate (15.192cm 14.255cm)">
            <text:p/>
            <draw:enhanced-geometry svg:viewBox="0 0 21600 21600" draw:glue-points="?f6 10800 10800 21600 ?f5 10800 10800 0" draw:text-areas="?f3 ?f3 ?f4 ?f4" draw:type="trapezoid" draw:modifiers="1426.6333452338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" draw:layer="Boitier" svg:width="2.8cm" svg:height="0.3cm" draw:transform="rotate (-3.14159265358979) translate (9.979cm 14.238cm)">
            <text:p/>
            <draw:enhanced-geometry svg:viewBox="0 0 21600 21600" draw:glue-points="?f6 10800 10800 21600 ?f5 10800 10800 0" draw:text-areas="?f3 ?f3 ?f4 ?f4" draw:type="trapezoid" draw:modifiers="1426.6333452338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" draw:layer="Boitier" svg:width="2.8cm" svg:height="0.3cm" draw:transform="rotate (1.5707963267949) translate (6.133cm 13.352cm)">
            <text:p/>
            <draw:enhanced-geometry svg:viewBox="0 0 21600 21600" draw:glue-points="?f6 10800 10800 21600 ?f5 10800 10800 0" draw:text-areas="?f3 ?f3 ?f4 ?f4" draw:type="trapezoid" draw:modifiers="1426.6333452338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" draw:layer="Boitier" svg:width="2.8cm" svg:height="0.3cm" draw:transform="rotate (1.5707963267949) translate (6.121cm 8.139cm)">
            <text:p/>
            <draw:enhanced-geometry svg:viewBox="0 0 21600 21600" draw:glue-points="?f6 10800 10800 21600 ?f5 10800 10800 0" draw:text-areas="?f3 ?f3 ?f4 ?f4" draw:type="trapezoid" draw:modifiers="1426.6333452338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" draw:layer="Boitier" svg:width="2.8cm" svg:height="0.3cm" svg:x="9.751cm" svg:y="4.314cm">
            <text:p/>
            <draw:enhanced-geometry svg:viewBox="0 0 21600 21600" draw:glue-points="?f6 10800 10800 21600 ?f5 10800 10800 0" draw:text-areas="?f3 ?f3 ?f4 ?f4" draw:type="trapezoid" draw:modifiers="1426.6333452338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g>
            <draw:custom-shape draw:style-name="gr4" draw:text-style-name="P3" draw:layer="Boitier" svg:width="0.6cm" svg:height="0.6cm" svg:x="7.25cm" svg:y="5.4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4" draw:layer="Boitier" svg:x1="7.32cm" svg:y1="5.567cm" svg:x2="7.809cm" svg:y2="5.915cm">
              <text:p/>
            </draw:line>
            <draw:line draw:style-name="gr5" draw:text-style-name="P4" draw:layer="Boitier" svg:x1="7.321cm" svg:y1="5.567cm" svg:x2="7.81cm" svg:y2="5.915cm">
              <text:p/>
            </draw:line>
            <draw:line draw:style-name="gr5" draw:text-style-name="P4" draw:layer="Boitier" svg:x1="7.29cm" svg:y1="5.608cm" svg:x2="7.779cm" svg:y2="5.956cm">
              <text:p/>
            </draw:line>
            <draw:line draw:style-name="gr5" draw:text-style-name="P4" draw:layer="Boitier" svg:x1="7.291cm" svg:y1="5.608cm" svg:x2="7.78cm" svg:y2="5.956cm">
              <text:p/>
            </draw:line>
          </draw:g>
          <draw:g>
            <draw:custom-shape draw:style-name="gr4" draw:text-style-name="P3" draw:layer="Boitier" svg:width="0.6cm" svg:height="0.6cm" svg:x="14.333cm" svg:y="5.4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4" draw:layer="Boitier" svg:x1="14.403cm" svg:y1="5.56cm" svg:x2="14.892cm" svg:y2="5.908cm">
              <text:p/>
            </draw:line>
            <draw:line draw:style-name="gr5" draw:text-style-name="P4" draw:layer="Boitier" svg:x1="14.404cm" svg:y1="5.56cm" svg:x2="14.893cm" svg:y2="5.908cm">
              <text:p/>
            </draw:line>
            <draw:line draw:style-name="gr5" draw:text-style-name="P4" draw:layer="Boitier" svg:x1="14.373cm" svg:y1="5.601cm" svg:x2="14.862cm" svg:y2="5.949cm">
              <text:p/>
            </draw:line>
            <draw:line draw:style-name="gr5" draw:text-style-name="P4" draw:layer="Boitier" svg:x1="14.374cm" svg:y1="5.601cm" svg:x2="14.863cm" svg:y2="5.949cm">
              <text:p/>
            </draw:line>
          </draw:g>
          <draw:g>
            <draw:custom-shape draw:style-name="gr4" draw:text-style-name="P3" draw:layer="Boitier" svg:width="0.6cm" svg:height="0.6cm" svg:x="14.369cm" svg:y="12.5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4" draw:layer="Boitier" svg:x1="14.439cm" svg:y1="12.643cm" svg:x2="14.928cm" svg:y2="12.991cm">
              <text:p/>
            </draw:line>
            <draw:line draw:style-name="gr5" draw:text-style-name="P4" draw:layer="Boitier" svg:x1="14.44cm" svg:y1="12.643cm" svg:x2="14.929cm" svg:y2="12.991cm">
              <text:p/>
            </draw:line>
            <draw:line draw:style-name="gr5" draw:text-style-name="P4" draw:layer="Boitier" svg:x1="14.409cm" svg:y1="12.684cm" svg:x2="14.898cm" svg:y2="13.032cm">
              <text:p/>
            </draw:line>
            <draw:line draw:style-name="gr5" draw:text-style-name="P4" draw:layer="Boitier" svg:x1="14.41cm" svg:y1="12.684cm" svg:x2="14.899cm" svg:y2="13.032cm">
              <text:p/>
            </draw:line>
          </draw:g>
          <draw:g>
            <draw:custom-shape draw:style-name="gr4" draw:text-style-name="P3" draw:layer="Boitier" svg:width="0.6cm" svg:height="0.6cm" svg:x="7.253cm" svg:y="12.5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4" draw:layer="Boitier" svg:x1="7.323cm" svg:y1="12.652cm" svg:x2="7.812cm" svg:y2="13cm">
              <text:p/>
            </draw:line>
            <draw:line draw:style-name="gr5" draw:text-style-name="P4" draw:layer="Boitier" svg:x1="7.324cm" svg:y1="12.652cm" svg:x2="7.813cm" svg:y2="13cm">
              <text:p/>
            </draw:line>
            <draw:line draw:style-name="gr5" draw:text-style-name="P4" draw:layer="Boitier" svg:x1="7.293cm" svg:y1="12.693cm" svg:x2="7.782cm" svg:y2="13.041cm">
              <text:p/>
            </draw:line>
            <draw:line draw:style-name="gr5" draw:text-style-name="P4" draw:layer="Boitier" svg:x1="7.294cm" svg:y1="12.693cm" svg:x2="7.783cm" svg:y2="13.041cm">
              <text:p/>
            </draw:line>
          </draw:g>
        </draw:g>
        <draw:circle draw:style-name="gr6" draw:text-style-name="P4" draw:layer="layout" svg:width="0.08cm" svg:height="0.08cm" svg:x="17.511cm" svg:y="5.597cm">
          <text:p/>
        </draw:circle>
        <draw:circle draw:style-name="gr6" draw:text-style-name="P4" draw:layer="layout" svg:width="0.08cm" svg:height="0.08cm" svg:x="17.765cm" svg:y="5.597cm">
          <text:p/>
        </draw:circle>
        <draw:circle draw:style-name="gr6" draw:text-style-name="P4" draw:layer="layout" svg:width="0.08cm" svg:height="0.08cm" svg:x="18.019cm" svg:y="5.597cm">
          <text:p/>
        </draw:circle>
        <draw:circle draw:style-name="gr6" draw:text-style-name="P4" draw:layer="layout" svg:width="0.08cm" svg:height="0.08cm" svg:x="18.273cm" svg:y="5.597cm">
          <text:p/>
        </draw:circle>
        <draw:circle draw:style-name="gr6" draw:text-style-name="P4" draw:layer="layout" svg:width="0.08cm" svg:height="0.08cm" svg:x="18.527cm" svg:y="5.597cm">
          <text:p/>
        </draw:circle>
        <draw:circle draw:style-name="gr6" draw:text-style-name="P4" draw:layer="layout" svg:width="0.08cm" svg:height="0.08cm" svg:x="18.781cm" svg:y="5.597cm">
          <text:p/>
        </draw:circle>
        <draw:circle draw:style-name="gr6" draw:text-style-name="P4" draw:layer="layout" svg:width="0.08cm" svg:height="0.08cm" svg:x="19.035cm" svg:y="5.597cm">
          <text:p/>
        </draw:circle>
        <draw:circle draw:style-name="gr6" draw:text-style-name="P4" draw:layer="layout" svg:width="0.08cm" svg:height="0.08cm" svg:x="17.511cm" svg:y="5.851cm">
          <text:p/>
        </draw:circle>
        <draw:circle draw:style-name="gr6" draw:text-style-name="P4" draw:layer="layout" svg:width="0.08cm" svg:height="0.08cm" svg:x="17.765cm" svg:y="5.851cm">
          <text:p/>
        </draw:circle>
        <draw:circle draw:style-name="gr6" draw:text-style-name="P4" draw:layer="layout" svg:width="0.08cm" svg:height="0.08cm" svg:x="18.019cm" svg:y="5.851cm">
          <text:p/>
        </draw:circle>
        <draw:circle draw:style-name="gr6" draw:text-style-name="P4" draw:layer="layout" svg:width="0.08cm" svg:height="0.08cm" svg:x="18.273cm" svg:y="5.851cm">
          <text:p/>
        </draw:circle>
        <draw:circle draw:style-name="gr6" draw:text-style-name="P4" draw:layer="layout" svg:width="0.08cm" svg:height="0.08cm" svg:x="18.527cm" svg:y="5.851cm">
          <text:p/>
        </draw:circle>
        <draw:circle draw:style-name="gr6" draw:text-style-name="P4" draw:layer="layout" svg:width="0.08cm" svg:height="0.08cm" svg:x="18.781cm" svg:y="5.851cm">
          <text:p/>
        </draw:circle>
        <draw:circle draw:style-name="gr6" draw:text-style-name="P4" draw:layer="layout" svg:width="0.08cm" svg:height="0.08cm" svg:x="19.035cm" svg:y="5.851cm">
          <text:p/>
        </draw:circle>
        <draw:circle draw:style-name="gr6" draw:text-style-name="P4" draw:layer="layout" svg:width="0.08cm" svg:height="0.08cm" svg:x="17.511cm" svg:y="6.105cm">
          <text:p/>
        </draw:circle>
        <draw:circle draw:style-name="gr6" draw:text-style-name="P4" draw:layer="layout" svg:width="0.08cm" svg:height="0.08cm" svg:x="17.765cm" svg:y="6.105cm">
          <text:p/>
        </draw:circle>
        <draw:circle draw:style-name="gr6" draw:text-style-name="P4" draw:layer="layout" svg:width="0.08cm" svg:height="0.08cm" svg:x="18.019cm" svg:y="6.105cm">
          <text:p/>
        </draw:circle>
        <draw:circle draw:style-name="gr6" draw:text-style-name="P4" draw:layer="layout" svg:width="0.08cm" svg:height="0.08cm" svg:x="18.273cm" svg:y="6.105cm">
          <text:p/>
        </draw:circle>
        <draw:circle draw:style-name="gr6" draw:text-style-name="P4" draw:layer="layout" svg:width="0.08cm" svg:height="0.08cm" svg:x="18.527cm" svg:y="6.105cm">
          <text:p/>
        </draw:circle>
        <draw:circle draw:style-name="gr6" draw:text-style-name="P4" draw:layer="layout" svg:width="0.08cm" svg:height="0.08cm" svg:x="18.781cm" svg:y="6.105cm">
          <text:p/>
        </draw:circle>
        <draw:circle draw:style-name="gr6" draw:text-style-name="P4" draw:layer="layout" svg:width="0.08cm" svg:height="0.08cm" svg:x="19.035cm" svg:y="6.105cm">
          <text:p/>
        </draw:circle>
        <draw:circle draw:style-name="gr6" draw:text-style-name="P4" draw:layer="layout" svg:width="0.08cm" svg:height="0.08cm" svg:x="17.511cm" svg:y="6.359cm">
          <text:p/>
        </draw:circle>
        <draw:circle draw:style-name="gr6" draw:text-style-name="P4" draw:layer="layout" svg:width="0.08cm" svg:height="0.08cm" svg:x="17.765cm" svg:y="6.359cm">
          <text:p/>
        </draw:circle>
        <draw:circle draw:style-name="gr6" draw:text-style-name="P4" draw:layer="layout" svg:width="0.08cm" svg:height="0.08cm" svg:x="18.019cm" svg:y="6.359cm">
          <text:p/>
        </draw:circle>
        <draw:circle draw:style-name="gr6" draw:text-style-name="P4" draw:layer="layout" svg:width="0.08cm" svg:height="0.08cm" svg:x="18.273cm" svg:y="6.359cm">
          <text:p/>
        </draw:circle>
        <draw:circle draw:style-name="gr6" draw:text-style-name="P4" draw:layer="layout" svg:width="0.08cm" svg:height="0.08cm" svg:x="18.527cm" svg:y="6.359cm">
          <text:p/>
        </draw:circle>
        <draw:circle draw:style-name="gr6" draw:text-style-name="P4" draw:layer="layout" svg:width="0.08cm" svg:height="0.08cm" svg:x="18.781cm" svg:y="6.359cm">
          <text:p/>
        </draw:circle>
        <draw:circle draw:style-name="gr6" draw:text-style-name="P4" draw:layer="layout" svg:width="0.08cm" svg:height="0.08cm" svg:x="19.035cm" svg:y="6.359cm">
          <text:p/>
        </draw:circle>
        <draw:circle draw:style-name="gr6" draw:text-style-name="P4" draw:layer="layout" svg:width="0.08cm" svg:height="0.08cm" svg:x="17.511cm" svg:y="6.613cm">
          <text:p/>
        </draw:circle>
        <draw:circle draw:style-name="gr6" draw:text-style-name="P4" draw:layer="layout" svg:width="0.08cm" svg:height="0.08cm" svg:x="17.765cm" svg:y="6.613cm">
          <text:p/>
        </draw:circle>
        <draw:circle draw:style-name="gr6" draw:text-style-name="P4" draw:layer="layout" svg:width="0.08cm" svg:height="0.08cm" svg:x="18.019cm" svg:y="6.613cm">
          <text:p/>
        </draw:circle>
        <draw:circle draw:style-name="gr6" draw:text-style-name="P4" draw:layer="layout" svg:width="0.08cm" svg:height="0.08cm" svg:x="18.273cm" svg:y="6.613cm">
          <text:p/>
        </draw:circle>
        <draw:circle draw:style-name="gr6" draw:text-style-name="P4" draw:layer="layout" svg:width="0.08cm" svg:height="0.08cm" svg:x="18.527cm" svg:y="6.613cm">
          <text:p/>
        </draw:circle>
        <draw:circle draw:style-name="gr6" draw:text-style-name="P4" draw:layer="layout" svg:width="0.08cm" svg:height="0.08cm" svg:x="18.781cm" svg:y="6.613cm">
          <text:p/>
        </draw:circle>
        <draw:circle draw:style-name="gr6" draw:text-style-name="P4" draw:layer="layout" svg:width="0.08cm" svg:height="0.08cm" svg:x="19.035cm" svg:y="6.613cm">
          <text:p/>
        </draw:circle>
        <draw:circle draw:style-name="gr6" draw:text-style-name="P4" draw:layer="layout" svg:width="0.08cm" svg:height="0.08cm" svg:x="17.511cm" svg:y="6.613cm">
          <text:p/>
        </draw:circle>
        <draw:circle draw:style-name="gr6" draw:text-style-name="P4" draw:layer="layout" svg:width="0.08cm" svg:height="0.08cm" svg:x="17.765cm" svg:y="6.613cm">
          <text:p/>
        </draw:circle>
        <draw:circle draw:style-name="gr6" draw:text-style-name="P4" draw:layer="layout" svg:width="0.08cm" svg:height="0.08cm" svg:x="18.019cm" svg:y="6.613cm">
          <text:p/>
        </draw:circle>
        <draw:circle draw:style-name="gr6" draw:text-style-name="P4" draw:layer="layout" svg:width="0.08cm" svg:height="0.08cm" svg:x="18.273cm" svg:y="6.613cm">
          <text:p/>
        </draw:circle>
        <draw:circle draw:style-name="gr6" draw:text-style-name="P4" draw:layer="layout" svg:width="0.08cm" svg:height="0.08cm" svg:x="18.527cm" svg:y="6.613cm">
          <text:p/>
        </draw:circle>
        <draw:circle draw:style-name="gr6" draw:text-style-name="P4" draw:layer="layout" svg:width="0.08cm" svg:height="0.08cm" svg:x="18.781cm" svg:y="6.613cm">
          <text:p/>
        </draw:circle>
        <draw:circle draw:style-name="gr6" draw:text-style-name="P4" draw:layer="layout" svg:width="0.08cm" svg:height="0.08cm" svg:x="19.035cm" svg:y="6.613cm">
          <text:p/>
        </draw:circle>
        <draw:circle draw:style-name="gr6" draw:text-style-name="P4" draw:layer="layout" svg:width="0.08cm" svg:height="0.08cm" svg:x="17.511cm" svg:y="6.867cm">
          <text:p/>
        </draw:circle>
        <draw:circle draw:style-name="gr6" draw:text-style-name="P4" draw:layer="layout" svg:width="0.08cm" svg:height="0.08cm" svg:x="17.765cm" svg:y="6.867cm">
          <text:p/>
        </draw:circle>
        <draw:circle draw:style-name="gr6" draw:text-style-name="P4" draw:layer="layout" svg:width="0.08cm" svg:height="0.08cm" svg:x="18.019cm" svg:y="6.867cm">
          <text:p/>
        </draw:circle>
        <draw:circle draw:style-name="gr6" draw:text-style-name="P4" draw:layer="layout" svg:width="0.08cm" svg:height="0.08cm" svg:x="18.273cm" svg:y="6.867cm">
          <text:p/>
        </draw:circle>
        <draw:circle draw:style-name="gr6" draw:text-style-name="P4" draw:layer="layout" svg:width="0.08cm" svg:height="0.08cm" svg:x="18.527cm" svg:y="6.867cm">
          <text:p/>
        </draw:circle>
        <draw:circle draw:style-name="gr6" draw:text-style-name="P4" draw:layer="layout" svg:width="0.08cm" svg:height="0.08cm" svg:x="18.781cm" svg:y="6.867cm">
          <text:p/>
        </draw:circle>
        <draw:circle draw:style-name="gr6" draw:text-style-name="P4" draw:layer="layout" svg:width="0.08cm" svg:height="0.08cm" svg:x="19.035cm" svg:y="6.867cm">
          <text:p/>
        </draw:circle>
        <draw:circle draw:style-name="gr6" draw:text-style-name="P4" draw:layer="layout" svg:width="0.08cm" svg:height="0.08cm" svg:x="17.511cm" svg:y="7.121cm">
          <text:p/>
        </draw:circle>
        <draw:circle draw:style-name="gr6" draw:text-style-name="P4" draw:layer="layout" svg:width="0.08cm" svg:height="0.08cm" svg:x="17.765cm" svg:y="7.121cm">
          <text:p/>
        </draw:circle>
        <draw:circle draw:style-name="gr6" draw:text-style-name="P4" draw:layer="layout" svg:width="0.08cm" svg:height="0.08cm" svg:x="18.019cm" svg:y="7.121cm">
          <text:p/>
        </draw:circle>
        <draw:circle draw:style-name="gr6" draw:text-style-name="P4" draw:layer="layout" svg:width="0.08cm" svg:height="0.08cm" svg:x="18.273cm" svg:y="7.121cm">
          <text:p/>
        </draw:circle>
        <draw:circle draw:style-name="gr6" draw:text-style-name="P4" draw:layer="layout" svg:width="0.08cm" svg:height="0.08cm" svg:x="18.527cm" svg:y="7.121cm">
          <text:p/>
        </draw:circle>
        <draw:circle draw:style-name="gr6" draw:text-style-name="P4" draw:layer="layout" svg:width="0.08cm" svg:height="0.08cm" svg:x="18.781cm" svg:y="7.121cm">
          <text:p/>
        </draw:circle>
        <draw:circle draw:style-name="gr6" draw:text-style-name="P4" draw:layer="layout" svg:width="0.08cm" svg:height="0.08cm" svg:x="19.035cm" svg:y="7.121cm">
          <text:p/>
        </draw:circle>
        <draw:circle draw:style-name="gr6" draw:text-style-name="P4" draw:layer="layout" svg:width="0.08cm" svg:height="0.08cm" svg:x="17.511cm" svg:y="7.375cm">
          <text:p/>
        </draw:circle>
        <draw:circle draw:style-name="gr6" draw:text-style-name="P4" draw:layer="layout" svg:width="0.08cm" svg:height="0.08cm" svg:x="17.765cm" svg:y="7.375cm">
          <text:p/>
        </draw:circle>
        <draw:circle draw:style-name="gr6" draw:text-style-name="P4" draw:layer="layout" svg:width="0.08cm" svg:height="0.08cm" svg:x="18.019cm" svg:y="7.375cm">
          <text:p/>
        </draw:circle>
        <draw:circle draw:style-name="gr6" draw:text-style-name="P4" draw:layer="layout" svg:width="0.08cm" svg:height="0.08cm" svg:x="18.273cm" svg:y="7.375cm">
          <text:p/>
        </draw:circle>
        <draw:circle draw:style-name="gr6" draw:text-style-name="P4" draw:layer="layout" svg:width="0.08cm" svg:height="0.08cm" svg:x="18.527cm" svg:y="7.375cm">
          <text:p/>
        </draw:circle>
        <draw:circle draw:style-name="gr6" draw:text-style-name="P4" draw:layer="layout" svg:width="0.08cm" svg:height="0.08cm" svg:x="18.781cm" svg:y="7.375cm">
          <text:p/>
        </draw:circle>
        <draw:circle draw:style-name="gr6" draw:text-style-name="P4" draw:layer="layout" svg:width="0.08cm" svg:height="0.08cm" svg:x="19.035cm" svg:y="7.375cm">
          <text:p/>
        </draw:circle>
        <draw:circle draw:style-name="gr6" draw:text-style-name="P4" draw:layer="layout" svg:width="0.08cm" svg:height="0.08cm" svg:x="17.511cm" svg:y="7.629cm">
          <text:p/>
        </draw:circle>
        <draw:circle draw:style-name="gr6" draw:text-style-name="P4" draw:layer="layout" svg:width="0.08cm" svg:height="0.08cm" svg:x="17.765cm" svg:y="7.629cm">
          <text:p/>
        </draw:circle>
        <draw:circle draw:style-name="gr6" draw:text-style-name="P4" draw:layer="layout" svg:width="0.08cm" svg:height="0.08cm" svg:x="18.019cm" svg:y="7.629cm">
          <text:p/>
        </draw:circle>
        <draw:circle draw:style-name="gr6" draw:text-style-name="P4" draw:layer="layout" svg:width="0.08cm" svg:height="0.08cm" svg:x="18.273cm" svg:y="7.629cm">
          <text:p/>
        </draw:circle>
        <draw:circle draw:style-name="gr6" draw:text-style-name="P4" draw:layer="layout" svg:width="0.08cm" svg:height="0.08cm" svg:x="18.527cm" svg:y="7.629cm">
          <text:p/>
        </draw:circle>
        <draw:circle draw:style-name="gr6" draw:text-style-name="P4" draw:layer="layout" svg:width="0.08cm" svg:height="0.08cm" svg:x="18.781cm" svg:y="7.629cm">
          <text:p/>
        </draw:circle>
        <draw:circle draw:style-name="gr6" draw:text-style-name="P4" draw:layer="layout" svg:width="0.08cm" svg:height="0.08cm" svg:x="19.035cm" svg:y="7.629cm">
          <text:p/>
        </draw:circle>
        <draw:circle draw:style-name="gr6" draw:text-style-name="P4" draw:layer="layout" svg:width="0.08cm" svg:height="0.08cm" svg:x="17.511cm" svg:y="7.883cm">
          <text:p/>
        </draw:circle>
        <draw:circle draw:style-name="gr6" draw:text-style-name="P4" draw:layer="layout" svg:width="0.08cm" svg:height="0.08cm" svg:x="17.765cm" svg:y="7.883cm">
          <text:p/>
        </draw:circle>
        <draw:circle draw:style-name="gr6" draw:text-style-name="P4" draw:layer="layout" svg:width="0.08cm" svg:height="0.08cm" svg:x="18.019cm" svg:y="7.883cm">
          <text:p/>
        </draw:circle>
        <draw:circle draw:style-name="gr6" draw:text-style-name="P4" draw:layer="layout" svg:width="0.08cm" svg:height="0.08cm" svg:x="18.273cm" svg:y="7.883cm">
          <text:p/>
        </draw:circle>
        <draw:circle draw:style-name="gr6" draw:text-style-name="P4" draw:layer="layout" svg:width="0.08cm" svg:height="0.08cm" svg:x="18.527cm" svg:y="7.883cm">
          <text:p/>
        </draw:circle>
        <draw:circle draw:style-name="gr6" draw:text-style-name="P4" draw:layer="layout" svg:width="0.08cm" svg:height="0.08cm" svg:x="18.781cm" svg:y="7.883cm">
          <text:p/>
        </draw:circle>
        <draw:circle draw:style-name="gr6" draw:text-style-name="P4" draw:layer="layout" svg:width="0.08cm" svg:height="0.08cm" svg:x="19.035cm" svg:y="7.883cm">
          <text:p/>
        </draw:circle>
        <draw:circle draw:style-name="gr6" draw:text-style-name="P4" draw:layer="layout" svg:width="0.08cm" svg:height="0.08cm" svg:x="17.511cm" svg:y="7.883cm">
          <text:p/>
        </draw:circle>
        <draw:circle draw:style-name="gr6" draw:text-style-name="P4" draw:layer="layout" svg:width="0.08cm" svg:height="0.08cm" svg:x="17.765cm" svg:y="7.883cm">
          <text:p/>
        </draw:circle>
        <draw:circle draw:style-name="gr6" draw:text-style-name="P4" draw:layer="layout" svg:width="0.08cm" svg:height="0.08cm" svg:x="18.019cm" svg:y="7.883cm">
          <text:p/>
        </draw:circle>
        <draw:circle draw:style-name="gr6" draw:text-style-name="P4" draw:layer="layout" svg:width="0.08cm" svg:height="0.08cm" svg:x="18.273cm" svg:y="7.883cm">
          <text:p/>
        </draw:circle>
        <draw:circle draw:style-name="gr6" draw:text-style-name="P4" draw:layer="layout" svg:width="0.08cm" svg:height="0.08cm" svg:x="18.527cm" svg:y="7.883cm">
          <text:p/>
        </draw:circle>
        <draw:circle draw:style-name="gr6" draw:text-style-name="P4" draw:layer="layout" svg:width="0.08cm" svg:height="0.08cm" svg:x="18.781cm" svg:y="7.883cm">
          <text:p/>
        </draw:circle>
        <draw:circle draw:style-name="gr6" draw:text-style-name="P4" draw:layer="layout" svg:width="0.08cm" svg:height="0.08cm" svg:x="19.035cm" svg:y="7.883cm">
          <text:p/>
        </draw:circle>
        <draw:circle draw:style-name="gr6" draw:text-style-name="P4" draw:layer="layout" svg:width="0.08cm" svg:height="0.08cm" svg:x="17.511cm" svg:y="8.137cm">
          <text:p/>
        </draw:circle>
        <draw:circle draw:style-name="gr6" draw:text-style-name="P4" draw:layer="layout" svg:width="0.08cm" svg:height="0.08cm" svg:x="17.765cm" svg:y="8.137cm">
          <text:p/>
        </draw:circle>
        <draw:circle draw:style-name="gr6" draw:text-style-name="P4" draw:layer="layout" svg:width="0.08cm" svg:height="0.08cm" svg:x="18.019cm" svg:y="8.137cm">
          <text:p/>
        </draw:circle>
        <draw:circle draw:style-name="gr6" draw:text-style-name="P4" draw:layer="layout" svg:width="0.08cm" svg:height="0.08cm" svg:x="18.273cm" svg:y="8.137cm">
          <text:p/>
        </draw:circle>
        <draw:circle draw:style-name="gr6" draw:text-style-name="P4" draw:layer="layout" svg:width="0.08cm" svg:height="0.08cm" svg:x="18.527cm" svg:y="8.137cm">
          <text:p/>
        </draw:circle>
        <draw:circle draw:style-name="gr6" draw:text-style-name="P4" draw:layer="layout" svg:width="0.08cm" svg:height="0.08cm" svg:x="18.781cm" svg:y="8.137cm">
          <text:p/>
        </draw:circle>
        <draw:circle draw:style-name="gr6" draw:text-style-name="P4" draw:layer="layout" svg:width="0.08cm" svg:height="0.08cm" svg:x="19.035cm" svg:y="8.137cm">
          <text:p/>
        </draw:circle>
        <draw:circle draw:style-name="gr6" draw:text-style-name="P4" draw:layer="layout" svg:width="0.08cm" svg:height="0.08cm" svg:x="17.511cm" svg:y="8.391cm">
          <text:p/>
        </draw:circle>
        <draw:circle draw:style-name="gr6" draw:text-style-name="P4" draw:layer="layout" svg:width="0.08cm" svg:height="0.08cm" svg:x="17.765cm" svg:y="8.391cm">
          <text:p/>
        </draw:circle>
        <draw:circle draw:style-name="gr6" draw:text-style-name="P4" draw:layer="layout" svg:width="0.08cm" svg:height="0.08cm" svg:x="18.019cm" svg:y="8.391cm">
          <text:p/>
        </draw:circle>
        <draw:circle draw:style-name="gr6" draw:text-style-name="P4" draw:layer="layout" svg:width="0.08cm" svg:height="0.08cm" svg:x="18.273cm" svg:y="8.391cm">
          <text:p/>
        </draw:circle>
        <draw:circle draw:style-name="gr6" draw:text-style-name="P4" draw:layer="layout" svg:width="0.08cm" svg:height="0.08cm" svg:x="18.527cm" svg:y="8.391cm">
          <text:p/>
        </draw:circle>
        <draw:circle draw:style-name="gr6" draw:text-style-name="P4" draw:layer="layout" svg:width="0.08cm" svg:height="0.08cm" svg:x="18.781cm" svg:y="8.391cm">
          <text:p/>
        </draw:circle>
        <draw:circle draw:style-name="gr6" draw:text-style-name="P4" draw:layer="layout" svg:width="0.08cm" svg:height="0.08cm" svg:x="19.035cm" svg:y="8.391cm">
          <text:p/>
        </draw:circle>
        <draw:circle draw:style-name="gr6" draw:text-style-name="P4" draw:layer="layout" svg:width="0.08cm" svg:height="0.08cm" svg:x="17.511cm" svg:y="8.645cm">
          <text:p/>
        </draw:circle>
        <draw:circle draw:style-name="gr6" draw:text-style-name="P4" draw:layer="layout" svg:width="0.08cm" svg:height="0.08cm" svg:x="17.765cm" svg:y="8.645cm">
          <text:p/>
        </draw:circle>
        <draw:circle draw:style-name="gr6" draw:text-style-name="P4" draw:layer="layout" svg:width="0.08cm" svg:height="0.08cm" svg:x="18.019cm" svg:y="8.645cm">
          <text:p/>
        </draw:circle>
        <draw:circle draw:style-name="gr6" draw:text-style-name="P4" draw:layer="layout" svg:width="0.08cm" svg:height="0.08cm" svg:x="18.273cm" svg:y="8.645cm">
          <text:p/>
        </draw:circle>
        <draw:circle draw:style-name="gr6" draw:text-style-name="P4" draw:layer="layout" svg:width="0.08cm" svg:height="0.08cm" svg:x="18.527cm" svg:y="8.645cm">
          <text:p/>
        </draw:circle>
        <draw:circle draw:style-name="gr6" draw:text-style-name="P4" draw:layer="layout" svg:width="0.08cm" svg:height="0.08cm" svg:x="18.781cm" svg:y="8.645cm">
          <text:p/>
        </draw:circle>
        <draw:circle draw:style-name="gr6" draw:text-style-name="P4" draw:layer="layout" svg:width="0.08cm" svg:height="0.08cm" svg:x="19.035cm" svg:y="8.645cm">
          <text:p/>
        </draw:circle>
        <draw:circle draw:style-name="gr6" draw:text-style-name="P4" draw:layer="layout" svg:width="0.08cm" svg:height="0.08cm" svg:x="17.511cm" svg:y="8.899cm">
          <text:p/>
        </draw:circle>
        <draw:circle draw:style-name="gr6" draw:text-style-name="P4" draw:layer="layout" svg:width="0.08cm" svg:height="0.08cm" svg:x="17.765cm" svg:y="8.899cm">
          <text:p/>
        </draw:circle>
        <draw:circle draw:style-name="gr6" draw:text-style-name="P4" draw:layer="layout" svg:width="0.08cm" svg:height="0.08cm" svg:x="18.019cm" svg:y="8.899cm">
          <text:p/>
        </draw:circle>
        <draw:circle draw:style-name="gr6" draw:text-style-name="P4" draw:layer="layout" svg:width="0.08cm" svg:height="0.08cm" svg:x="18.273cm" svg:y="8.899cm">
          <text:p/>
        </draw:circle>
        <draw:circle draw:style-name="gr6" draw:text-style-name="P4" draw:layer="layout" svg:width="0.08cm" svg:height="0.08cm" svg:x="18.527cm" svg:y="8.899cm">
          <text:p/>
        </draw:circle>
        <draw:circle draw:style-name="gr6" draw:text-style-name="P4" draw:layer="layout" svg:width="0.08cm" svg:height="0.08cm" svg:x="18.781cm" svg:y="8.899cm">
          <text:p/>
        </draw:circle>
        <draw:circle draw:style-name="gr6" draw:text-style-name="P4" draw:layer="layout" svg:width="0.08cm" svg:height="0.08cm" svg:x="19.035cm" svg:y="8.899cm">
          <text:p/>
        </draw:circle>
        <draw:circle draw:style-name="gr6" draw:text-style-name="P4" draw:layer="layout" svg:width="0.08cm" svg:height="0.08cm" svg:x="17.511cm" svg:y="9.153cm">
          <text:p/>
        </draw:circle>
        <draw:circle draw:style-name="gr6" draw:text-style-name="P4" draw:layer="layout" svg:width="0.08cm" svg:height="0.08cm" svg:x="17.765cm" svg:y="9.153cm">
          <text:p/>
        </draw:circle>
        <draw:circle draw:style-name="gr6" draw:text-style-name="P4" draw:layer="layout" svg:width="0.08cm" svg:height="0.08cm" svg:x="18.019cm" svg:y="9.153cm">
          <text:p/>
        </draw:circle>
        <draw:circle draw:style-name="gr6" draw:text-style-name="P4" draw:layer="layout" svg:width="0.08cm" svg:height="0.08cm" svg:x="18.273cm" svg:y="9.153cm">
          <text:p/>
        </draw:circle>
        <draw:circle draw:style-name="gr6" draw:text-style-name="P4" draw:layer="layout" svg:width="0.08cm" svg:height="0.08cm" svg:x="18.527cm" svg:y="9.153cm">
          <text:p/>
        </draw:circle>
        <draw:circle draw:style-name="gr6" draw:text-style-name="P4" draw:layer="layout" svg:width="0.08cm" svg:height="0.08cm" svg:x="18.781cm" svg:y="9.153cm">
          <text:p/>
        </draw:circle>
        <draw:circle draw:style-name="gr6" draw:text-style-name="P4" draw:layer="layout" svg:width="0.08cm" svg:height="0.08cm" svg:x="19.035cm" svg:y="9.153cm">
          <text:p/>
        </draw:circle>
        <draw:circle draw:style-name="gr6" draw:text-style-name="P4" draw:layer="layout" svg:width="0.08cm" svg:height="0.08cm" svg:x="17.511cm" svg:y="9.153cm">
          <text:p/>
        </draw:circle>
        <draw:circle draw:style-name="gr6" draw:text-style-name="P4" draw:layer="layout" svg:width="0.08cm" svg:height="0.08cm" svg:x="17.765cm" svg:y="9.153cm">
          <text:p/>
        </draw:circle>
        <draw:circle draw:style-name="gr6" draw:text-style-name="P4" draw:layer="layout" svg:width="0.08cm" svg:height="0.08cm" svg:x="18.019cm" svg:y="9.153cm">
          <text:p/>
        </draw:circle>
        <draw:circle draw:style-name="gr6" draw:text-style-name="P4" draw:layer="layout" svg:width="0.08cm" svg:height="0.08cm" svg:x="18.273cm" svg:y="9.153cm">
          <text:p/>
        </draw:circle>
        <draw:circle draw:style-name="gr6" draw:text-style-name="P4" draw:layer="layout" svg:width="0.08cm" svg:height="0.08cm" svg:x="18.527cm" svg:y="9.153cm">
          <text:p/>
        </draw:circle>
        <draw:circle draw:style-name="gr6" draw:text-style-name="P4" draw:layer="layout" svg:width="0.08cm" svg:height="0.08cm" svg:x="18.781cm" svg:y="9.153cm">
          <text:p/>
        </draw:circle>
        <draw:circle draw:style-name="gr6" draw:text-style-name="P4" draw:layer="layout" svg:width="0.08cm" svg:height="0.08cm" svg:x="19.035cm" svg:y="9.153cm">
          <text:p/>
        </draw:circle>
        <draw:circle draw:style-name="gr6" draw:text-style-name="P4" draw:layer="layout" svg:width="0.08cm" svg:height="0.08cm" svg:x="17.511cm" svg:y="9.407cm">
          <text:p/>
        </draw:circle>
        <draw:circle draw:style-name="gr6" draw:text-style-name="P4" draw:layer="layout" svg:width="0.08cm" svg:height="0.08cm" svg:x="17.765cm" svg:y="9.407cm">
          <text:p/>
        </draw:circle>
        <draw:circle draw:style-name="gr6" draw:text-style-name="P4" draw:layer="layout" svg:width="0.08cm" svg:height="0.08cm" svg:x="18.019cm" svg:y="9.407cm">
          <text:p/>
        </draw:circle>
        <draw:circle draw:style-name="gr6" draw:text-style-name="P4" draw:layer="layout" svg:width="0.08cm" svg:height="0.08cm" svg:x="18.273cm" svg:y="9.407cm">
          <text:p/>
        </draw:circle>
        <draw:circle draw:style-name="gr6" draw:text-style-name="P4" draw:layer="layout" svg:width="0.08cm" svg:height="0.08cm" svg:x="18.527cm" svg:y="9.407cm">
          <text:p/>
        </draw:circle>
        <draw:circle draw:style-name="gr6" draw:text-style-name="P4" draw:layer="layout" svg:width="0.08cm" svg:height="0.08cm" svg:x="18.781cm" svg:y="9.407cm">
          <text:p/>
        </draw:circle>
        <draw:circle draw:style-name="gr6" draw:text-style-name="P4" draw:layer="layout" svg:width="0.08cm" svg:height="0.08cm" svg:x="19.035cm" svg:y="9.407cm">
          <text:p/>
        </draw:circle>
        <draw:circle draw:style-name="gr6" draw:text-style-name="P4" draw:layer="layout" svg:width="0.08cm" svg:height="0.08cm" svg:x="17.511cm" svg:y="9.661cm">
          <text:p/>
        </draw:circle>
        <draw:circle draw:style-name="gr6" draw:text-style-name="P4" draw:layer="layout" svg:width="0.08cm" svg:height="0.08cm" svg:x="17.765cm" svg:y="9.661cm">
          <text:p/>
        </draw:circle>
        <draw:circle draw:style-name="gr6" draw:text-style-name="P4" draw:layer="layout" svg:width="0.08cm" svg:height="0.08cm" svg:x="18.019cm" svg:y="9.661cm">
          <text:p/>
        </draw:circle>
        <draw:circle draw:style-name="gr6" draw:text-style-name="P4" draw:layer="layout" svg:width="0.08cm" svg:height="0.08cm" svg:x="18.273cm" svg:y="9.661cm">
          <text:p/>
        </draw:circle>
        <draw:circle draw:style-name="gr6" draw:text-style-name="P4" draw:layer="layout" svg:width="0.08cm" svg:height="0.08cm" svg:x="18.527cm" svg:y="9.661cm">
          <text:p/>
        </draw:circle>
        <draw:circle draw:style-name="gr6" draw:text-style-name="P4" draw:layer="layout" svg:width="0.08cm" svg:height="0.08cm" svg:x="18.781cm" svg:y="9.661cm">
          <text:p/>
        </draw:circle>
        <draw:circle draw:style-name="gr6" draw:text-style-name="P4" draw:layer="layout" svg:width="0.08cm" svg:height="0.08cm" svg:x="19.035cm" svg:y="9.661cm">
          <text:p/>
        </draw:circle>
        <draw:circle draw:style-name="gr6" draw:text-style-name="P4" draw:layer="layout" svg:width="0.08cm" svg:height="0.08cm" svg:x="17.511cm" svg:y="9.915cm">
          <text:p/>
        </draw:circle>
        <draw:circle draw:style-name="gr6" draw:text-style-name="P4" draw:layer="layout" svg:width="0.08cm" svg:height="0.08cm" svg:x="17.765cm" svg:y="9.915cm">
          <text:p/>
        </draw:circle>
        <draw:circle draw:style-name="gr6" draw:text-style-name="P4" draw:layer="layout" svg:width="0.08cm" svg:height="0.08cm" svg:x="18.019cm" svg:y="9.915cm">
          <text:p/>
        </draw:circle>
        <draw:circle draw:style-name="gr6" draw:text-style-name="P4" draw:layer="layout" svg:width="0.08cm" svg:height="0.08cm" svg:x="18.273cm" svg:y="9.915cm">
          <text:p/>
        </draw:circle>
        <draw:circle draw:style-name="gr6" draw:text-style-name="P4" draw:layer="layout" svg:width="0.08cm" svg:height="0.08cm" svg:x="18.527cm" svg:y="9.915cm">
          <text:p/>
        </draw:circle>
        <draw:circle draw:style-name="gr6" draw:text-style-name="P4" draw:layer="layout" svg:width="0.08cm" svg:height="0.08cm" svg:x="18.781cm" svg:y="9.915cm">
          <text:p/>
        </draw:circle>
        <draw:circle draw:style-name="gr6" draw:text-style-name="P4" draw:layer="layout" svg:width="0.08cm" svg:height="0.08cm" svg:x="19.035cm" svg:y="9.915cm">
          <text:p/>
        </draw:circle>
        <draw:circle draw:style-name="gr6" draw:text-style-name="P4" draw:layer="layout" svg:width="0.08cm" svg:height="0.08cm" svg:x="17.511cm" svg:y="10.169cm">
          <text:p/>
        </draw:circle>
        <draw:circle draw:style-name="gr6" draw:text-style-name="P4" draw:layer="layout" svg:width="0.08cm" svg:height="0.08cm" svg:x="17.765cm" svg:y="10.169cm">
          <text:p/>
        </draw:circle>
        <draw:circle draw:style-name="gr6" draw:text-style-name="P4" draw:layer="layout" svg:width="0.08cm" svg:height="0.08cm" svg:x="18.019cm" svg:y="10.169cm">
          <text:p/>
        </draw:circle>
        <draw:circle draw:style-name="gr6" draw:text-style-name="P4" draw:layer="layout" svg:width="0.08cm" svg:height="0.08cm" svg:x="18.273cm" svg:y="10.169cm">
          <text:p/>
        </draw:circle>
        <draw:circle draw:style-name="gr6" draw:text-style-name="P4" draw:layer="layout" svg:width="0.08cm" svg:height="0.08cm" svg:x="18.527cm" svg:y="10.169cm">
          <text:p/>
        </draw:circle>
        <draw:circle draw:style-name="gr6" draw:text-style-name="P4" draw:layer="layout" svg:width="0.08cm" svg:height="0.08cm" svg:x="18.781cm" svg:y="10.169cm">
          <text:p/>
        </draw:circle>
        <draw:circle draw:style-name="gr6" draw:text-style-name="P4" draw:layer="layout" svg:width="0.08cm" svg:height="0.08cm" svg:x="19.035cm" svg:y="10.169cm">
          <text:p/>
        </draw:circle>
        <draw:circle draw:style-name="gr6" draw:text-style-name="P4" draw:layer="layout" svg:width="0.08cm" svg:height="0.08cm" svg:x="17.511cm" svg:y="10.423cm">
          <text:p/>
        </draw:circle>
        <draw:circle draw:style-name="gr6" draw:text-style-name="P4" draw:layer="layout" svg:width="0.08cm" svg:height="0.08cm" svg:x="17.765cm" svg:y="10.423cm">
          <text:p/>
        </draw:circle>
        <draw:circle draw:style-name="gr6" draw:text-style-name="P4" draw:layer="layout" svg:width="0.08cm" svg:height="0.08cm" svg:x="18.019cm" svg:y="10.423cm">
          <text:p/>
        </draw:circle>
        <draw:circle draw:style-name="gr6" draw:text-style-name="P4" draw:layer="layout" svg:width="0.08cm" svg:height="0.08cm" svg:x="18.273cm" svg:y="10.423cm">
          <text:p/>
        </draw:circle>
        <draw:circle draw:style-name="gr6" draw:text-style-name="P4" draw:layer="layout" svg:width="0.08cm" svg:height="0.08cm" svg:x="18.527cm" svg:y="10.423cm">
          <text:p/>
        </draw:circle>
        <draw:circle draw:style-name="gr6" draw:text-style-name="P4" draw:layer="layout" svg:width="0.08cm" svg:height="0.08cm" svg:x="18.781cm" svg:y="10.423cm">
          <text:p/>
        </draw:circle>
        <draw:circle draw:style-name="gr6" draw:text-style-name="P4" draw:layer="layout" svg:width="0.08cm" svg:height="0.08cm" svg:x="19.035cm" svg:y="10.423cm">
          <text:p/>
        </draw:circle>
        <draw:circle draw:style-name="gr6" draw:text-style-name="P4" draw:layer="layout" svg:width="0.08cm" svg:height="0.08cm" svg:x="17.511cm" svg:y="10.423cm">
          <text:p/>
        </draw:circle>
        <draw:circle draw:style-name="gr6" draw:text-style-name="P4" draw:layer="layout" svg:width="0.08cm" svg:height="0.08cm" svg:x="17.765cm" svg:y="10.423cm">
          <text:p/>
        </draw:circle>
        <draw:circle draw:style-name="gr6" draw:text-style-name="P4" draw:layer="layout" svg:width="0.08cm" svg:height="0.08cm" svg:x="18.019cm" svg:y="10.423cm">
          <text:p/>
        </draw:circle>
        <draw:circle draw:style-name="gr6" draw:text-style-name="P4" draw:layer="layout" svg:width="0.08cm" svg:height="0.08cm" svg:x="18.273cm" svg:y="10.423cm">
          <text:p/>
        </draw:circle>
        <draw:circle draw:style-name="gr6" draw:text-style-name="P4" draw:layer="layout" svg:width="0.08cm" svg:height="0.08cm" svg:x="18.527cm" svg:y="10.423cm">
          <text:p/>
        </draw:circle>
        <draw:circle draw:style-name="gr6" draw:text-style-name="P4" draw:layer="layout" svg:width="0.08cm" svg:height="0.08cm" svg:x="18.781cm" svg:y="10.423cm">
          <text:p/>
        </draw:circle>
        <draw:circle draw:style-name="gr6" draw:text-style-name="P4" draw:layer="layout" svg:width="0.08cm" svg:height="0.08cm" svg:x="19.035cm" svg:y="10.423cm">
          <text:p/>
        </draw:circle>
        <draw:circle draw:style-name="gr6" draw:text-style-name="P4" draw:layer="layout" svg:width="0.08cm" svg:height="0.08cm" svg:x="17.511cm" svg:y="10.677cm">
          <text:p/>
        </draw:circle>
        <draw:circle draw:style-name="gr6" draw:text-style-name="P4" draw:layer="layout" svg:width="0.08cm" svg:height="0.08cm" svg:x="17.765cm" svg:y="10.677cm">
          <text:p/>
        </draw:circle>
        <draw:circle draw:style-name="gr6" draw:text-style-name="P4" draw:layer="layout" svg:width="0.08cm" svg:height="0.08cm" svg:x="18.019cm" svg:y="10.677cm">
          <text:p/>
        </draw:circle>
        <draw:circle draw:style-name="gr6" draw:text-style-name="P4" draw:layer="layout" svg:width="0.08cm" svg:height="0.08cm" svg:x="18.273cm" svg:y="10.677cm">
          <text:p/>
        </draw:circle>
        <draw:circle draw:style-name="gr6" draw:text-style-name="P4" draw:layer="layout" svg:width="0.08cm" svg:height="0.08cm" svg:x="18.527cm" svg:y="10.677cm">
          <text:p/>
        </draw:circle>
        <draw:circle draw:style-name="gr6" draw:text-style-name="P4" draw:layer="layout" svg:width="0.08cm" svg:height="0.08cm" svg:x="18.781cm" svg:y="10.677cm">
          <text:p/>
        </draw:circle>
        <draw:circle draw:style-name="gr6" draw:text-style-name="P4" draw:layer="layout" svg:width="0.08cm" svg:height="0.08cm" svg:x="19.035cm" svg:y="10.677cm">
          <text:p/>
        </draw:circle>
        <draw:circle draw:style-name="gr6" draw:text-style-name="P4" draw:layer="layout" svg:width="0.08cm" svg:height="0.08cm" svg:x="17.511cm" svg:y="10.931cm">
          <text:p/>
        </draw:circle>
        <draw:circle draw:style-name="gr6" draw:text-style-name="P4" draw:layer="layout" svg:width="0.08cm" svg:height="0.08cm" svg:x="17.765cm" svg:y="10.931cm">
          <text:p/>
        </draw:circle>
        <draw:circle draw:style-name="gr6" draw:text-style-name="P4" draw:layer="layout" svg:width="0.08cm" svg:height="0.08cm" svg:x="18.019cm" svg:y="10.931cm">
          <text:p/>
        </draw:circle>
        <draw:circle draw:style-name="gr6" draw:text-style-name="P4" draw:layer="layout" svg:width="0.08cm" svg:height="0.08cm" svg:x="18.273cm" svg:y="10.931cm">
          <text:p/>
        </draw:circle>
        <draw:circle draw:style-name="gr6" draw:text-style-name="P4" draw:layer="layout" svg:width="0.08cm" svg:height="0.08cm" svg:x="18.527cm" svg:y="10.931cm">
          <text:p/>
        </draw:circle>
        <draw:circle draw:style-name="gr6" draw:text-style-name="P4" draw:layer="layout" svg:width="0.08cm" svg:height="0.08cm" svg:x="18.781cm" svg:y="10.931cm">
          <text:p/>
        </draw:circle>
        <draw:circle draw:style-name="gr6" draw:text-style-name="P4" draw:layer="layout" svg:width="0.08cm" svg:height="0.08cm" svg:x="19.035cm" svg:y="10.931cm">
          <text:p/>
        </draw:circle>
        <draw:circle draw:style-name="gr6" draw:text-style-name="P4" draw:layer="layout" svg:width="0.08cm" svg:height="0.08cm" svg:x="17.511cm" svg:y="11.185cm">
          <text:p/>
        </draw:circle>
        <draw:circle draw:style-name="gr6" draw:text-style-name="P4" draw:layer="layout" svg:width="0.08cm" svg:height="0.08cm" svg:x="17.765cm" svg:y="11.185cm">
          <text:p/>
        </draw:circle>
        <draw:circle draw:style-name="gr6" draw:text-style-name="P4" draw:layer="layout" svg:width="0.08cm" svg:height="0.08cm" svg:x="18.019cm" svg:y="11.185cm">
          <text:p/>
        </draw:circle>
        <draw:circle draw:style-name="gr6" draw:text-style-name="P4" draw:layer="layout" svg:width="0.08cm" svg:height="0.08cm" svg:x="18.273cm" svg:y="11.185cm">
          <text:p/>
        </draw:circle>
        <draw:circle draw:style-name="gr6" draw:text-style-name="P4" draw:layer="layout" svg:width="0.08cm" svg:height="0.08cm" svg:x="18.527cm" svg:y="11.185cm">
          <text:p/>
        </draw:circle>
        <draw:circle draw:style-name="gr6" draw:text-style-name="P4" draw:layer="layout" svg:width="0.08cm" svg:height="0.08cm" svg:x="18.781cm" svg:y="11.185cm">
          <text:p/>
        </draw:circle>
        <draw:circle draw:style-name="gr6" draw:text-style-name="P4" draw:layer="layout" svg:width="0.08cm" svg:height="0.08cm" svg:x="19.035cm" svg:y="11.185cm">
          <text:p/>
        </draw:circle>
        <draw:circle draw:style-name="gr6" draw:text-style-name="P4" draw:layer="layout" svg:width="0.08cm" svg:height="0.08cm" svg:x="17.511cm" svg:y="11.439cm">
          <text:p/>
        </draw:circle>
        <draw:circle draw:style-name="gr6" draw:text-style-name="P4" draw:layer="layout" svg:width="0.08cm" svg:height="0.08cm" svg:x="17.765cm" svg:y="11.439cm">
          <text:p/>
        </draw:circle>
        <draw:circle draw:style-name="gr6" draw:text-style-name="P4" draw:layer="layout" svg:width="0.08cm" svg:height="0.08cm" svg:x="18.019cm" svg:y="11.439cm">
          <text:p/>
        </draw:circle>
        <draw:circle draw:style-name="gr6" draw:text-style-name="P4" draw:layer="layout" svg:width="0.08cm" svg:height="0.08cm" svg:x="18.273cm" svg:y="11.439cm">
          <text:p/>
        </draw:circle>
        <draw:circle draw:style-name="gr6" draw:text-style-name="P4" draw:layer="layout" svg:width="0.08cm" svg:height="0.08cm" svg:x="18.527cm" svg:y="11.439cm">
          <text:p/>
        </draw:circle>
        <draw:circle draw:style-name="gr6" draw:text-style-name="P4" draw:layer="layout" svg:width="0.08cm" svg:height="0.08cm" svg:x="18.781cm" svg:y="11.439cm">
          <text:p/>
        </draw:circle>
        <draw:circle draw:style-name="gr6" draw:text-style-name="P4" draw:layer="layout" svg:width="0.08cm" svg:height="0.08cm" svg:x="19.035cm" svg:y="11.439cm">
          <text:p/>
        </draw:circle>
        <draw:circle draw:style-name="gr6" draw:text-style-name="P4" draw:layer="layout" svg:width="0.08cm" svg:height="0.08cm" svg:x="17.511cm" svg:y="11.693cm">
          <text:p/>
        </draw:circle>
        <draw:circle draw:style-name="gr6" draw:text-style-name="P4" draw:layer="layout" svg:width="0.08cm" svg:height="0.08cm" svg:x="17.765cm" svg:y="11.693cm">
          <text:p/>
        </draw:circle>
        <draw:circle draw:style-name="gr6" draw:text-style-name="P4" draw:layer="layout" svg:width="0.08cm" svg:height="0.08cm" svg:x="18.019cm" svg:y="11.693cm">
          <text:p/>
        </draw:circle>
        <draw:circle draw:style-name="gr6" draw:text-style-name="P4" draw:layer="layout" svg:width="0.08cm" svg:height="0.08cm" svg:x="18.273cm" svg:y="11.693cm">
          <text:p/>
        </draw:circle>
        <draw:circle draw:style-name="gr6" draw:text-style-name="P4" draw:layer="layout" svg:width="0.08cm" svg:height="0.08cm" svg:x="18.527cm" svg:y="11.693cm">
          <text:p/>
        </draw:circle>
        <draw:circle draw:style-name="gr6" draw:text-style-name="P4" draw:layer="layout" svg:width="0.08cm" svg:height="0.08cm" svg:x="18.781cm" svg:y="11.693cm">
          <text:p/>
        </draw:circle>
        <draw:circle draw:style-name="gr6" draw:text-style-name="P4" draw:layer="layout" svg:width="0.08cm" svg:height="0.08cm" svg:x="19.035cm" svg:y="11.693cm">
          <text:p/>
        </draw:circle>
        <draw:circle draw:style-name="gr6" draw:text-style-name="P4" draw:layer="layout" svg:width="0.08cm" svg:height="0.08cm" svg:x="17.511cm" svg:y="11.693cm">
          <text:p/>
        </draw:circle>
        <draw:circle draw:style-name="gr6" draw:text-style-name="P4" draw:layer="layout" svg:width="0.08cm" svg:height="0.08cm" svg:x="17.765cm" svg:y="11.693cm">
          <text:p/>
        </draw:circle>
        <draw:circle draw:style-name="gr6" draw:text-style-name="P4" draw:layer="layout" svg:width="0.08cm" svg:height="0.08cm" svg:x="18.019cm" svg:y="11.693cm">
          <text:p/>
        </draw:circle>
        <draw:circle draw:style-name="gr6" draw:text-style-name="P4" draw:layer="layout" svg:width="0.08cm" svg:height="0.08cm" svg:x="18.273cm" svg:y="11.693cm">
          <text:p/>
        </draw:circle>
        <draw:circle draw:style-name="gr6" draw:text-style-name="P4" draw:layer="layout" svg:width="0.08cm" svg:height="0.08cm" svg:x="18.527cm" svg:y="11.693cm">
          <text:p/>
        </draw:circle>
        <draw:circle draw:style-name="gr6" draw:text-style-name="P4" draw:layer="layout" svg:width="0.08cm" svg:height="0.08cm" svg:x="18.781cm" svg:y="11.693cm">
          <text:p/>
        </draw:circle>
        <draw:circle draw:style-name="gr6" draw:text-style-name="P4" draw:layer="layout" svg:width="0.08cm" svg:height="0.08cm" svg:x="19.035cm" svg:y="11.693cm">
          <text:p/>
        </draw:circle>
        <draw:circle draw:style-name="gr6" draw:text-style-name="P4" draw:layer="layout" svg:width="0.08cm" svg:height="0.08cm" svg:x="17.511cm" svg:y="11.947cm">
          <text:p/>
        </draw:circle>
        <draw:circle draw:style-name="gr6" draw:text-style-name="P4" draw:layer="layout" svg:width="0.08cm" svg:height="0.08cm" svg:x="17.765cm" svg:y="11.947cm">
          <text:p/>
        </draw:circle>
        <draw:circle draw:style-name="gr6" draw:text-style-name="P4" draw:layer="layout" svg:width="0.08cm" svg:height="0.08cm" svg:x="18.019cm" svg:y="11.947cm">
          <text:p/>
        </draw:circle>
        <draw:circle draw:style-name="gr6" draw:text-style-name="P4" draw:layer="layout" svg:width="0.08cm" svg:height="0.08cm" svg:x="18.273cm" svg:y="11.947cm">
          <text:p/>
        </draw:circle>
        <draw:circle draw:style-name="gr6" draw:text-style-name="P4" draw:layer="layout" svg:width="0.08cm" svg:height="0.08cm" svg:x="18.527cm" svg:y="11.947cm">
          <text:p/>
        </draw:circle>
        <draw:circle draw:style-name="gr6" draw:text-style-name="P4" draw:layer="layout" svg:width="0.08cm" svg:height="0.08cm" svg:x="18.781cm" svg:y="11.947cm">
          <text:p/>
        </draw:circle>
        <draw:circle draw:style-name="gr6" draw:text-style-name="P4" draw:layer="layout" svg:width="0.08cm" svg:height="0.08cm" svg:x="19.035cm" svg:y="11.947cm">
          <text:p/>
        </draw:circle>
        <draw:circle draw:style-name="gr6" draw:text-style-name="P4" draw:layer="layout" svg:width="0.08cm" svg:height="0.08cm" svg:x="17.511cm" svg:y="12.201cm">
          <text:p/>
        </draw:circle>
        <draw:circle draw:style-name="gr6" draw:text-style-name="P4" draw:layer="layout" svg:width="0.08cm" svg:height="0.08cm" svg:x="17.765cm" svg:y="12.201cm">
          <text:p/>
        </draw:circle>
        <draw:circle draw:style-name="gr6" draw:text-style-name="P4" draw:layer="layout" svg:width="0.08cm" svg:height="0.08cm" svg:x="18.019cm" svg:y="12.201cm">
          <text:p/>
        </draw:circle>
        <draw:circle draw:style-name="gr6" draw:text-style-name="P4" draw:layer="layout" svg:width="0.08cm" svg:height="0.08cm" svg:x="18.273cm" svg:y="12.201cm">
          <text:p/>
        </draw:circle>
        <draw:circle draw:style-name="gr6" draw:text-style-name="P4" draw:layer="layout" svg:width="0.08cm" svg:height="0.08cm" svg:x="18.527cm" svg:y="12.201cm">
          <text:p/>
        </draw:circle>
        <draw:circle draw:style-name="gr6" draw:text-style-name="P4" draw:layer="layout" svg:width="0.08cm" svg:height="0.08cm" svg:x="18.781cm" svg:y="12.201cm">
          <text:p/>
        </draw:circle>
        <draw:circle draw:style-name="gr6" draw:text-style-name="P4" draw:layer="layout" svg:width="0.08cm" svg:height="0.08cm" svg:x="19.035cm" svg:y="12.201cm">
          <text:p/>
        </draw:circle>
        <draw:circle draw:style-name="gr6" draw:text-style-name="P4" draw:layer="layout" svg:width="0.08cm" svg:height="0.08cm" svg:x="17.511cm" svg:y="12.455cm">
          <text:p/>
        </draw:circle>
        <draw:circle draw:style-name="gr6" draw:text-style-name="P4" draw:layer="layout" svg:width="0.08cm" svg:height="0.08cm" svg:x="17.765cm" svg:y="12.455cm">
          <text:p/>
        </draw:circle>
        <draw:circle draw:style-name="gr6" draw:text-style-name="P4" draw:layer="layout" svg:width="0.08cm" svg:height="0.08cm" svg:x="18.019cm" svg:y="12.455cm">
          <text:p/>
        </draw:circle>
        <draw:circle draw:style-name="gr6" draw:text-style-name="P4" draw:layer="layout" svg:width="0.08cm" svg:height="0.08cm" svg:x="18.273cm" svg:y="12.455cm">
          <text:p/>
        </draw:circle>
        <draw:circle draw:style-name="gr6" draw:text-style-name="P4" draw:layer="layout" svg:width="0.08cm" svg:height="0.08cm" svg:x="18.527cm" svg:y="12.455cm">
          <text:p/>
        </draw:circle>
        <draw:circle draw:style-name="gr6" draw:text-style-name="P4" draw:layer="layout" svg:width="0.08cm" svg:height="0.08cm" svg:x="18.781cm" svg:y="12.455cm">
          <text:p/>
        </draw:circle>
        <draw:circle draw:style-name="gr6" draw:text-style-name="P4" draw:layer="layout" svg:width="0.08cm" svg:height="0.08cm" svg:x="19.035cm" svg:y="12.455cm">
          <text:p/>
        </draw:circle>
        <draw:circle draw:style-name="gr6" draw:text-style-name="P4" draw:layer="layout" svg:width="0.08cm" svg:height="0.08cm" svg:x="17.511cm" svg:y="12.709cm">
          <text:p/>
        </draw:circle>
        <draw:circle draw:style-name="gr6" draw:text-style-name="P4" draw:layer="layout" svg:width="0.08cm" svg:height="0.08cm" svg:x="17.765cm" svg:y="12.709cm">
          <text:p/>
        </draw:circle>
        <draw:circle draw:style-name="gr6" draw:text-style-name="P4" draw:layer="layout" svg:width="0.08cm" svg:height="0.08cm" svg:x="18.019cm" svg:y="12.709cm">
          <text:p/>
        </draw:circle>
        <draw:circle draw:style-name="gr6" draw:text-style-name="P4" draw:layer="layout" svg:width="0.08cm" svg:height="0.08cm" svg:x="18.273cm" svg:y="12.709cm">
          <text:p/>
        </draw:circle>
        <draw:circle draw:style-name="gr6" draw:text-style-name="P4" draw:layer="layout" svg:width="0.08cm" svg:height="0.08cm" svg:x="18.527cm" svg:y="12.709cm">
          <text:p/>
        </draw:circle>
        <draw:circle draw:style-name="gr6" draw:text-style-name="P4" draw:layer="layout" svg:width="0.08cm" svg:height="0.08cm" svg:x="18.781cm" svg:y="12.709cm">
          <text:p/>
        </draw:circle>
        <draw:circle draw:style-name="gr6" draw:text-style-name="P4" draw:layer="layout" svg:width="0.08cm" svg:height="0.08cm" svg:x="19.035cm" svg:y="12.709cm">
          <text:p/>
        </draw:circle>
        <draw:circle draw:style-name="gr6" draw:text-style-name="P4" draw:layer="layout" svg:width="0.08cm" svg:height="0.08cm" svg:x="17.511cm" svg:y="12.963cm">
          <text:p/>
        </draw:circle>
        <draw:circle draw:style-name="gr6" draw:text-style-name="P4" draw:layer="layout" svg:width="0.08cm" svg:height="0.08cm" svg:x="17.765cm" svg:y="12.963cm">
          <text:p/>
        </draw:circle>
        <draw:circle draw:style-name="gr6" draw:text-style-name="P4" draw:layer="layout" svg:width="0.08cm" svg:height="0.08cm" svg:x="18.019cm" svg:y="12.963cm">
          <text:p/>
        </draw:circle>
        <draw:circle draw:style-name="gr6" draw:text-style-name="P4" draw:layer="layout" svg:width="0.08cm" svg:height="0.08cm" svg:x="18.273cm" svg:y="12.963cm">
          <text:p/>
        </draw:circle>
        <draw:circle draw:style-name="gr6" draw:text-style-name="P4" draw:layer="layout" svg:width="0.08cm" svg:height="0.08cm" svg:x="18.527cm" svg:y="12.963cm">
          <text:p/>
        </draw:circle>
        <draw:circle draw:style-name="gr6" draw:text-style-name="P4" draw:layer="layout" svg:width="0.08cm" svg:height="0.08cm" svg:x="18.781cm" svg:y="12.963cm">
          <text:p/>
        </draw:circle>
        <draw:circle draw:style-name="gr6" draw:text-style-name="P4" draw:layer="layout" svg:width="0.08cm" svg:height="0.08cm" svg:x="19.035cm" svg:y="12.963cm">
          <text:p/>
        </draw:circle>
        <draw:circle draw:style-name="gr6" draw:text-style-name="P4" draw:layer="layout" svg:width="0.08cm" svg:height="0.08cm" svg:x="17.511cm" svg:y="12.963cm">
          <text:p/>
        </draw:circle>
        <draw:circle draw:style-name="gr6" draw:text-style-name="P4" draw:layer="layout" svg:width="0.08cm" svg:height="0.08cm" svg:x="17.765cm" svg:y="12.963cm">
          <text:p/>
        </draw:circle>
        <draw:circle draw:style-name="gr6" draw:text-style-name="P4" draw:layer="layout" svg:width="0.08cm" svg:height="0.08cm" svg:x="18.019cm" svg:y="12.963cm">
          <text:p/>
        </draw:circle>
        <draw:circle draw:style-name="gr6" draw:text-style-name="P4" draw:layer="layout" svg:width="0.08cm" svg:height="0.08cm" svg:x="18.273cm" svg:y="12.963cm">
          <text:p/>
        </draw:circle>
        <draw:circle draw:style-name="gr6" draw:text-style-name="P4" draw:layer="layout" svg:width="0.08cm" svg:height="0.08cm" svg:x="18.527cm" svg:y="12.963cm">
          <text:p/>
        </draw:circle>
        <draw:circle draw:style-name="gr6" draw:text-style-name="P4" draw:layer="layout" svg:width="0.08cm" svg:height="0.08cm" svg:x="18.781cm" svg:y="12.963cm">
          <text:p/>
        </draw:circle>
        <draw:circle draw:style-name="gr6" draw:text-style-name="P4" draw:layer="layout" svg:width="0.08cm" svg:height="0.08cm" svg:x="19.035cm" svg:y="12.963cm">
          <text:p/>
        </draw:circle>
        <draw:circle draw:style-name="gr6" draw:text-style-name="P4" draw:layer="layout" svg:width="0.08cm" svg:height="0.08cm" svg:x="11.161cm" svg:y="5.597cm">
          <text:p/>
        </draw:circle>
        <draw:circle draw:style-name="gr6" draw:text-style-name="P4" draw:layer="layout" svg:width="0.08cm" svg:height="0.08cm" svg:x="11.415cm" svg:y="5.597cm">
          <text:p/>
        </draw:circle>
        <draw:circle draw:style-name="gr6" draw:text-style-name="P4" draw:layer="layout" svg:width="0.08cm" svg:height="0.08cm" svg:x="11.669cm" svg:y="5.597cm">
          <text:p/>
        </draw:circle>
        <draw:circle draw:style-name="gr6" draw:text-style-name="P4" draw:layer="layout" svg:width="0.08cm" svg:height="0.08cm" svg:x="11.923cm" svg:y="5.597cm">
          <text:p/>
        </draw:circle>
        <draw:circle draw:style-name="gr6" draw:text-style-name="P4" draw:layer="layout" svg:width="0.08cm" svg:height="0.08cm" svg:x="12.177cm" svg:y="5.597cm">
          <text:p/>
        </draw:circle>
        <draw:circle draw:style-name="gr6" draw:text-style-name="P4" draw:layer="layout" svg:width="0.08cm" svg:height="0.08cm" svg:x="12.431cm" svg:y="5.597cm">
          <text:p/>
        </draw:circle>
        <draw:circle draw:style-name="gr6" draw:text-style-name="P4" draw:layer="layout" svg:width="0.08cm" svg:height="0.08cm" svg:x="12.685cm" svg:y="5.597cm">
          <text:p/>
        </draw:circle>
        <draw:circle draw:style-name="gr6" draw:text-style-name="P4" draw:layer="layout" svg:width="0.08cm" svg:height="0.08cm" svg:x="12.939cm" svg:y="5.597cm">
          <text:p/>
        </draw:circle>
        <draw:circle draw:style-name="gr6" draw:text-style-name="P4" draw:layer="layout" svg:width="0.08cm" svg:height="0.08cm" svg:x="13.193cm" svg:y="5.597cm">
          <text:p/>
        </draw:circle>
        <draw:circle draw:style-name="gr6" draw:text-style-name="P4" draw:layer="layout" svg:width="0.08cm" svg:height="0.08cm" svg:x="13.447cm" svg:y="5.597cm">
          <text:p/>
        </draw:circle>
        <draw:circle draw:style-name="gr6" draw:text-style-name="P4" draw:layer="layout" svg:width="0.08cm" svg:height="0.08cm" svg:x="13.701cm" svg:y="5.597cm">
          <text:p/>
        </draw:circle>
        <draw:circle draw:style-name="gr6" draw:text-style-name="P4" draw:layer="layout" svg:width="0.08cm" svg:height="0.08cm" svg:x="13.955cm" svg:y="5.597cm">
          <text:p/>
        </draw:circle>
        <draw:circle draw:style-name="gr6" draw:text-style-name="P4" draw:layer="layout" svg:width="0.08cm" svg:height="0.08cm" svg:x="14.209cm" svg:y="5.597cm">
          <text:p/>
        </draw:circle>
        <draw:circle draw:style-name="gr6" draw:text-style-name="P4" draw:layer="layout" svg:width="0.08cm" svg:height="0.08cm" svg:x="14.463cm" svg:y="5.597cm">
          <text:p/>
        </draw:circle>
        <draw:circle draw:style-name="gr6" draw:text-style-name="P4" draw:layer="layout" svg:width="0.08cm" svg:height="0.08cm" svg:x="14.717cm" svg:y="5.597cm">
          <text:p/>
        </draw:circle>
        <draw:circle draw:style-name="gr6" draw:text-style-name="P4" draw:layer="layout" svg:width="0.08cm" svg:height="0.08cm" svg:x="14.971cm" svg:y="5.597cm">
          <text:p/>
        </draw:circle>
        <draw:circle draw:style-name="gr6" draw:text-style-name="P4" draw:layer="layout" svg:width="0.08cm" svg:height="0.08cm" svg:x="15.225cm" svg:y="5.597cm">
          <text:p/>
        </draw:circle>
        <draw:circle draw:style-name="gr6" draw:text-style-name="P4" draw:layer="layout" svg:width="0.08cm" svg:height="0.08cm" svg:x="15.479cm" svg:y="5.597cm">
          <text:p/>
        </draw:circle>
        <draw:circle draw:style-name="gr6" draw:text-style-name="P4" draw:layer="layout" svg:width="0.08cm" svg:height="0.08cm" svg:x="15.733cm" svg:y="5.597cm">
          <text:p/>
        </draw:circle>
        <draw:circle draw:style-name="gr6" draw:text-style-name="P4" draw:layer="layout" svg:width="0.08cm" svg:height="0.08cm" svg:x="15.987cm" svg:y="5.597cm">
          <text:p/>
        </draw:circle>
        <draw:circle draw:style-name="gr6" draw:text-style-name="P4" draw:layer="layout" svg:width="0.08cm" svg:height="0.08cm" svg:x="16.241cm" svg:y="5.597cm">
          <text:p/>
        </draw:circle>
        <draw:circle draw:style-name="gr6" draw:text-style-name="P4" draw:layer="layout" svg:width="0.08cm" svg:height="0.08cm" svg:x="16.495cm" svg:y="5.597cm">
          <text:p/>
        </draw:circle>
        <draw:circle draw:style-name="gr6" draw:text-style-name="P4" draw:layer="layout" svg:width="0.08cm" svg:height="0.08cm" svg:x="16.749cm" svg:y="5.597cm">
          <text:p/>
        </draw:circle>
        <draw:circle draw:style-name="gr6" draw:text-style-name="P4" draw:layer="layout" svg:width="0.08cm" svg:height="0.08cm" svg:x="17.003cm" svg:y="5.597cm">
          <text:p/>
        </draw:circle>
        <draw:circle draw:style-name="gr6" draw:text-style-name="P4" draw:layer="layout" svg:width="0.08cm" svg:height="0.08cm" svg:x="17.257cm" svg:y="5.597cm">
          <text:p/>
        </draw:circle>
        <draw:circle draw:style-name="gr6" draw:text-style-name="P4" draw:layer="layout" svg:width="0.08cm" svg:height="0.08cm" svg:x="11.161cm" svg:y="5.851cm">
          <text:p/>
        </draw:circle>
        <draw:circle draw:style-name="gr6" draw:text-style-name="P4" draw:layer="layout" svg:width="0.08cm" svg:height="0.08cm" svg:x="11.415cm" svg:y="5.851cm">
          <text:p/>
        </draw:circle>
        <draw:circle draw:style-name="gr6" draw:text-style-name="P4" draw:layer="layout" svg:width="0.08cm" svg:height="0.08cm" svg:x="11.669cm" svg:y="5.851cm">
          <text:p/>
        </draw:circle>
        <draw:circle draw:style-name="gr6" draw:text-style-name="P4" draw:layer="layout" svg:width="0.08cm" svg:height="0.08cm" svg:x="11.923cm" svg:y="5.851cm">
          <text:p/>
        </draw:circle>
        <draw:circle draw:style-name="gr6" draw:text-style-name="P4" draw:layer="layout" svg:width="0.08cm" svg:height="0.08cm" svg:x="12.177cm" svg:y="5.851cm">
          <text:p/>
        </draw:circle>
        <draw:circle draw:style-name="gr6" draw:text-style-name="P4" draw:layer="layout" svg:width="0.08cm" svg:height="0.08cm" svg:x="12.431cm" svg:y="5.851cm">
          <text:p/>
        </draw:circle>
        <draw:circle draw:style-name="gr6" draw:text-style-name="P4" draw:layer="layout" svg:width="0.08cm" svg:height="0.08cm" svg:x="12.685cm" svg:y="5.851cm">
          <text:p/>
        </draw:circle>
        <draw:circle draw:style-name="gr6" draw:text-style-name="P4" draw:layer="layout" svg:width="0.08cm" svg:height="0.08cm" svg:x="12.939cm" svg:y="5.851cm">
          <text:p/>
        </draw:circle>
        <draw:circle draw:style-name="gr6" draw:text-style-name="P4" draw:layer="layout" svg:width="0.08cm" svg:height="0.08cm" svg:x="13.193cm" svg:y="5.851cm">
          <text:p/>
        </draw:circle>
        <draw:circle draw:style-name="gr6" draw:text-style-name="P4" draw:layer="layout" svg:width="0.08cm" svg:height="0.08cm" svg:x="13.447cm" svg:y="5.851cm">
          <text:p/>
        </draw:circle>
        <draw:circle draw:style-name="gr6" draw:text-style-name="P4" draw:layer="layout" svg:width="0.08cm" svg:height="0.08cm" svg:x="13.701cm" svg:y="5.851cm">
          <text:p/>
        </draw:circle>
        <draw:circle draw:style-name="gr6" draw:text-style-name="P4" draw:layer="layout" svg:width="0.08cm" svg:height="0.08cm" svg:x="13.955cm" svg:y="5.851cm">
          <text:p/>
        </draw:circle>
        <draw:circle draw:style-name="gr6" draw:text-style-name="P4" draw:layer="layout" svg:width="0.08cm" svg:height="0.08cm" svg:x="14.209cm" svg:y="5.851cm">
          <text:p/>
        </draw:circle>
        <draw:circle draw:style-name="gr6" draw:text-style-name="P4" draw:layer="layout" svg:width="0.08cm" svg:height="0.08cm" svg:x="14.463cm" svg:y="5.851cm">
          <text:p/>
        </draw:circle>
        <draw:circle draw:style-name="gr6" draw:text-style-name="P4" draw:layer="layout" svg:width="0.08cm" svg:height="0.08cm" svg:x="14.717cm" svg:y="5.851cm">
          <text:p/>
        </draw:circle>
        <draw:circle draw:style-name="gr6" draw:text-style-name="P4" draw:layer="layout" svg:width="0.08cm" svg:height="0.08cm" svg:x="14.971cm" svg:y="5.851cm">
          <text:p/>
        </draw:circle>
        <draw:circle draw:style-name="gr6" draw:text-style-name="P4" draw:layer="layout" svg:width="0.08cm" svg:height="0.08cm" svg:x="15.225cm" svg:y="5.851cm">
          <text:p/>
        </draw:circle>
        <draw:circle draw:style-name="gr6" draw:text-style-name="P4" draw:layer="layout" svg:width="0.08cm" svg:height="0.08cm" svg:x="15.479cm" svg:y="5.851cm">
          <text:p/>
        </draw:circle>
        <draw:circle draw:style-name="gr6" draw:text-style-name="P4" draw:layer="layout" svg:width="0.08cm" svg:height="0.08cm" svg:x="15.733cm" svg:y="5.851cm">
          <text:p/>
        </draw:circle>
        <draw:circle draw:style-name="gr6" draw:text-style-name="P4" draw:layer="layout" svg:width="0.08cm" svg:height="0.08cm" svg:x="15.987cm" svg:y="5.851cm">
          <text:p/>
        </draw:circle>
        <draw:circle draw:style-name="gr6" draw:text-style-name="P4" draw:layer="layout" svg:width="0.08cm" svg:height="0.08cm" svg:x="16.241cm" svg:y="5.851cm">
          <text:p/>
        </draw:circle>
        <draw:circle draw:style-name="gr6" draw:text-style-name="P4" draw:layer="layout" svg:width="0.08cm" svg:height="0.08cm" svg:x="16.495cm" svg:y="5.851cm">
          <text:p/>
        </draw:circle>
        <draw:circle draw:style-name="gr6" draw:text-style-name="P4" draw:layer="layout" svg:width="0.08cm" svg:height="0.08cm" svg:x="16.749cm" svg:y="5.851cm">
          <text:p/>
        </draw:circle>
        <draw:circle draw:style-name="gr6" draw:text-style-name="P4" draw:layer="layout" svg:width="0.08cm" svg:height="0.08cm" svg:x="17.003cm" svg:y="5.851cm">
          <text:p/>
        </draw:circle>
        <draw:circle draw:style-name="gr6" draw:text-style-name="P4" draw:layer="layout" svg:width="0.08cm" svg:height="0.08cm" svg:x="17.257cm" svg:y="5.851cm">
          <text:p/>
        </draw:circle>
        <draw:circle draw:style-name="gr6" draw:text-style-name="P4" draw:layer="layout" svg:width="0.08cm" svg:height="0.08cm" svg:x="11.161cm" svg:y="6.105cm">
          <text:p/>
        </draw:circle>
        <draw:circle draw:style-name="gr6" draw:text-style-name="P4" draw:layer="layout" svg:width="0.08cm" svg:height="0.08cm" svg:x="11.415cm" svg:y="6.105cm">
          <text:p/>
        </draw:circle>
        <draw:circle draw:style-name="gr6" draw:text-style-name="P4" draw:layer="layout" svg:width="0.08cm" svg:height="0.08cm" svg:x="11.669cm" svg:y="6.105cm">
          <text:p/>
        </draw:circle>
        <draw:circle draw:style-name="gr6" draw:text-style-name="P4" draw:layer="layout" svg:width="0.08cm" svg:height="0.08cm" svg:x="11.923cm" svg:y="6.105cm">
          <text:p/>
        </draw:circle>
        <draw:circle draw:style-name="gr6" draw:text-style-name="P4" draw:layer="layout" svg:width="0.08cm" svg:height="0.08cm" svg:x="12.177cm" svg:y="6.105cm">
          <text:p/>
        </draw:circle>
        <draw:circle draw:style-name="gr6" draw:text-style-name="P4" draw:layer="layout" svg:width="0.08cm" svg:height="0.08cm" svg:x="12.431cm" svg:y="6.105cm">
          <text:p/>
        </draw:circle>
        <draw:circle draw:style-name="gr6" draw:text-style-name="P4" draw:layer="layout" svg:width="0.08cm" svg:height="0.08cm" svg:x="12.685cm" svg:y="6.105cm">
          <text:p/>
        </draw:circle>
        <draw:circle draw:style-name="gr6" draw:text-style-name="P4" draw:layer="layout" svg:width="0.08cm" svg:height="0.08cm" svg:x="12.939cm" svg:y="6.105cm">
          <text:p/>
        </draw:circle>
        <draw:circle draw:style-name="gr6" draw:text-style-name="P4" draw:layer="layout" svg:width="0.08cm" svg:height="0.08cm" svg:x="13.193cm" svg:y="6.105cm">
          <text:p/>
        </draw:circle>
        <draw:circle draw:style-name="gr6" draw:text-style-name="P4" draw:layer="layout" svg:width="0.08cm" svg:height="0.08cm" svg:x="13.447cm" svg:y="6.105cm">
          <text:p/>
        </draw:circle>
        <draw:circle draw:style-name="gr6" draw:text-style-name="P4" draw:layer="layout" svg:width="0.08cm" svg:height="0.08cm" svg:x="13.701cm" svg:y="6.105cm">
          <text:p/>
        </draw:circle>
        <draw:circle draw:style-name="gr6" draw:text-style-name="P4" draw:layer="layout" svg:width="0.08cm" svg:height="0.08cm" svg:x="13.955cm" svg:y="6.105cm">
          <text:p/>
        </draw:circle>
        <draw:circle draw:style-name="gr6" draw:text-style-name="P4" draw:layer="layout" svg:width="0.08cm" svg:height="0.08cm" svg:x="14.209cm" svg:y="6.105cm">
          <text:p/>
        </draw:circle>
        <draw:circle draw:style-name="gr6" draw:text-style-name="P4" draw:layer="layout" svg:width="0.08cm" svg:height="0.08cm" svg:x="14.463cm" svg:y="6.105cm">
          <text:p/>
        </draw:circle>
        <draw:circle draw:style-name="gr6" draw:text-style-name="P4" draw:layer="layout" svg:width="0.08cm" svg:height="0.08cm" svg:x="14.717cm" svg:y="6.105cm">
          <text:p/>
        </draw:circle>
        <draw:circle draw:style-name="gr6" draw:text-style-name="P4" draw:layer="layout" svg:width="0.08cm" svg:height="0.08cm" svg:x="14.971cm" svg:y="6.105cm">
          <text:p/>
        </draw:circle>
        <draw:circle draw:style-name="gr6" draw:text-style-name="P4" draw:layer="layout" svg:width="0.08cm" svg:height="0.08cm" svg:x="15.225cm" svg:y="6.105cm">
          <text:p/>
        </draw:circle>
        <draw:circle draw:style-name="gr6" draw:text-style-name="P4" draw:layer="layout" svg:width="0.08cm" svg:height="0.08cm" svg:x="15.479cm" svg:y="6.105cm">
          <text:p/>
        </draw:circle>
        <draw:circle draw:style-name="gr6" draw:text-style-name="P4" draw:layer="layout" svg:width="0.08cm" svg:height="0.08cm" svg:x="15.733cm" svg:y="6.105cm">
          <text:p/>
        </draw:circle>
        <draw:circle draw:style-name="gr6" draw:text-style-name="P4" draw:layer="layout" svg:width="0.08cm" svg:height="0.08cm" svg:x="15.987cm" svg:y="6.105cm">
          <text:p/>
        </draw:circle>
        <draw:circle draw:style-name="gr6" draw:text-style-name="P4" draw:layer="layout" svg:width="0.08cm" svg:height="0.08cm" svg:x="16.241cm" svg:y="6.105cm">
          <text:p/>
        </draw:circle>
        <draw:circle draw:style-name="gr6" draw:text-style-name="P4" draw:layer="layout" svg:width="0.08cm" svg:height="0.08cm" svg:x="16.495cm" svg:y="6.105cm">
          <text:p/>
        </draw:circle>
        <draw:circle draw:style-name="gr6" draw:text-style-name="P4" draw:layer="layout" svg:width="0.08cm" svg:height="0.08cm" svg:x="16.749cm" svg:y="6.105cm">
          <text:p/>
        </draw:circle>
        <draw:circle draw:style-name="gr6" draw:text-style-name="P4" draw:layer="layout" svg:width="0.08cm" svg:height="0.08cm" svg:x="17.003cm" svg:y="6.105cm">
          <text:p/>
        </draw:circle>
        <draw:circle draw:style-name="gr6" draw:text-style-name="P4" draw:layer="layout" svg:width="0.08cm" svg:height="0.08cm" svg:x="17.257cm" svg:y="6.105cm">
          <text:p/>
        </draw:circle>
        <draw:circle draw:style-name="gr6" draw:text-style-name="P4" draw:layer="layout" svg:width="0.08cm" svg:height="0.08cm" svg:x="11.161cm" svg:y="6.359cm">
          <text:p/>
        </draw:circle>
        <draw:circle draw:style-name="gr6" draw:text-style-name="P4" draw:layer="layout" svg:width="0.08cm" svg:height="0.08cm" svg:x="11.415cm" svg:y="6.359cm">
          <text:p/>
        </draw:circle>
        <draw:circle draw:style-name="gr6" draw:text-style-name="P4" draw:layer="layout" svg:width="0.08cm" svg:height="0.08cm" svg:x="11.669cm" svg:y="6.359cm">
          <text:p/>
        </draw:circle>
        <draw:circle draw:style-name="gr6" draw:text-style-name="P4" draw:layer="layout" svg:width="0.08cm" svg:height="0.08cm" svg:x="11.923cm" svg:y="6.359cm">
          <text:p/>
        </draw:circle>
        <draw:circle draw:style-name="gr6" draw:text-style-name="P4" draw:layer="layout" svg:width="0.08cm" svg:height="0.08cm" svg:x="12.177cm" svg:y="6.359cm">
          <text:p/>
        </draw:circle>
        <draw:circle draw:style-name="gr6" draw:text-style-name="P4" draw:layer="layout" svg:width="0.08cm" svg:height="0.08cm" svg:x="12.431cm" svg:y="6.359cm">
          <text:p/>
        </draw:circle>
        <draw:circle draw:style-name="gr6" draw:text-style-name="P4" draw:layer="layout" svg:width="0.08cm" svg:height="0.08cm" svg:x="12.685cm" svg:y="6.359cm">
          <text:p/>
        </draw:circle>
        <draw:circle draw:style-name="gr6" draw:text-style-name="P4" draw:layer="layout" svg:width="0.08cm" svg:height="0.08cm" svg:x="12.939cm" svg:y="6.359cm">
          <text:p/>
        </draw:circle>
        <draw:circle draw:style-name="gr6" draw:text-style-name="P4" draw:layer="layout" svg:width="0.08cm" svg:height="0.08cm" svg:x="13.193cm" svg:y="6.359cm">
          <text:p/>
        </draw:circle>
        <draw:circle draw:style-name="gr6" draw:text-style-name="P4" draw:layer="layout" svg:width="0.08cm" svg:height="0.08cm" svg:x="13.447cm" svg:y="6.359cm">
          <text:p/>
        </draw:circle>
        <draw:circle draw:style-name="gr6" draw:text-style-name="P4" draw:layer="layout" svg:width="0.08cm" svg:height="0.08cm" svg:x="13.701cm" svg:y="6.359cm">
          <text:p/>
        </draw:circle>
        <draw:circle draw:style-name="gr6" draw:text-style-name="P4" draw:layer="layout" svg:width="0.08cm" svg:height="0.08cm" svg:x="13.955cm" svg:y="6.359cm">
          <text:p/>
        </draw:circle>
        <draw:circle draw:style-name="gr6" draw:text-style-name="P4" draw:layer="layout" svg:width="0.08cm" svg:height="0.08cm" svg:x="14.209cm" svg:y="6.359cm">
          <text:p/>
        </draw:circle>
        <draw:circle draw:style-name="gr6" draw:text-style-name="P4" draw:layer="layout" svg:width="0.08cm" svg:height="0.08cm" svg:x="14.463cm" svg:y="6.359cm">
          <text:p/>
        </draw:circle>
        <draw:circle draw:style-name="gr6" draw:text-style-name="P4" draw:layer="layout" svg:width="0.08cm" svg:height="0.08cm" svg:x="14.717cm" svg:y="6.359cm">
          <text:p/>
        </draw:circle>
        <draw:circle draw:style-name="gr6" draw:text-style-name="P4" draw:layer="layout" svg:width="0.08cm" svg:height="0.08cm" svg:x="14.971cm" svg:y="6.359cm">
          <text:p/>
        </draw:circle>
        <draw:circle draw:style-name="gr6" draw:text-style-name="P4" draw:layer="layout" svg:width="0.08cm" svg:height="0.08cm" svg:x="15.225cm" svg:y="6.359cm">
          <text:p/>
        </draw:circle>
        <draw:circle draw:style-name="gr6" draw:text-style-name="P4" draw:layer="layout" svg:width="0.08cm" svg:height="0.08cm" svg:x="15.479cm" svg:y="6.359cm">
          <text:p/>
        </draw:circle>
        <draw:circle draw:style-name="gr6" draw:text-style-name="P4" draw:layer="layout" svg:width="0.08cm" svg:height="0.08cm" svg:x="15.733cm" svg:y="6.359cm">
          <text:p/>
        </draw:circle>
        <draw:circle draw:style-name="gr6" draw:text-style-name="P4" draw:layer="layout" svg:width="0.08cm" svg:height="0.08cm" svg:x="15.987cm" svg:y="6.359cm">
          <text:p/>
        </draw:circle>
        <draw:circle draw:style-name="gr6" draw:text-style-name="P4" draw:layer="layout" svg:width="0.08cm" svg:height="0.08cm" svg:x="16.241cm" svg:y="6.359cm">
          <text:p/>
        </draw:circle>
        <draw:circle draw:style-name="gr6" draw:text-style-name="P4" draw:layer="layout" svg:width="0.08cm" svg:height="0.08cm" svg:x="16.495cm" svg:y="6.359cm">
          <text:p/>
        </draw:circle>
        <draw:circle draw:style-name="gr6" draw:text-style-name="P4" draw:layer="layout" svg:width="0.08cm" svg:height="0.08cm" svg:x="16.749cm" svg:y="6.359cm">
          <text:p/>
        </draw:circle>
        <draw:circle draw:style-name="gr6" draw:text-style-name="P4" draw:layer="layout" svg:width="0.08cm" svg:height="0.08cm" svg:x="17.003cm" svg:y="6.359cm">
          <text:p/>
        </draw:circle>
        <draw:circle draw:style-name="gr6" draw:text-style-name="P4" draw:layer="layout" svg:width="0.08cm" svg:height="0.08cm" svg:x="17.257cm" svg:y="6.359cm">
          <text:p/>
        </draw:circle>
        <draw:circle draw:style-name="gr6" draw:text-style-name="P4" draw:layer="layout" svg:width="0.08cm" svg:height="0.08cm" svg:x="11.161cm" svg:y="6.613cm">
          <text:p/>
        </draw:circle>
        <draw:circle draw:style-name="gr6" draw:text-style-name="P4" draw:layer="layout" svg:width="0.08cm" svg:height="0.08cm" svg:x="11.415cm" svg:y="6.613cm">
          <text:p/>
        </draw:circle>
        <draw:circle draw:style-name="gr6" draw:text-style-name="P4" draw:layer="layout" svg:width="0.08cm" svg:height="0.08cm" svg:x="11.669cm" svg:y="6.613cm">
          <text:p/>
        </draw:circle>
        <draw:circle draw:style-name="gr6" draw:text-style-name="P4" draw:layer="layout" svg:width="0.08cm" svg:height="0.08cm" svg:x="11.923cm" svg:y="6.613cm">
          <text:p/>
        </draw:circle>
        <draw:circle draw:style-name="gr6" draw:text-style-name="P4" draw:layer="layout" svg:width="0.08cm" svg:height="0.08cm" svg:x="12.177cm" svg:y="6.613cm">
          <text:p/>
        </draw:circle>
        <draw:circle draw:style-name="gr6" draw:text-style-name="P4" draw:layer="layout" svg:width="0.08cm" svg:height="0.08cm" svg:x="12.431cm" svg:y="6.613cm">
          <text:p/>
        </draw:circle>
        <draw:circle draw:style-name="gr6" draw:text-style-name="P4" draw:layer="layout" svg:width="0.08cm" svg:height="0.08cm" svg:x="12.685cm" svg:y="6.613cm">
          <text:p/>
        </draw:circle>
        <draw:circle draw:style-name="gr6" draw:text-style-name="P4" draw:layer="layout" svg:width="0.08cm" svg:height="0.08cm" svg:x="12.939cm" svg:y="6.613cm">
          <text:p/>
        </draw:circle>
        <draw:circle draw:style-name="gr6" draw:text-style-name="P4" draw:layer="layout" svg:width="0.08cm" svg:height="0.08cm" svg:x="13.193cm" svg:y="6.613cm">
          <text:p/>
        </draw:circle>
        <draw:circle draw:style-name="gr6" draw:text-style-name="P4" draw:layer="layout" svg:width="0.08cm" svg:height="0.08cm" svg:x="13.447cm" svg:y="6.613cm">
          <text:p/>
        </draw:circle>
        <draw:circle draw:style-name="gr6" draw:text-style-name="P4" draw:layer="layout" svg:width="0.08cm" svg:height="0.08cm" svg:x="13.701cm" svg:y="6.613cm">
          <text:p/>
        </draw:circle>
        <draw:circle draw:style-name="gr6" draw:text-style-name="P4" draw:layer="layout" svg:width="0.08cm" svg:height="0.08cm" svg:x="13.955cm" svg:y="6.613cm">
          <text:p/>
        </draw:circle>
        <draw:circle draw:style-name="gr6" draw:text-style-name="P4" draw:layer="layout" svg:width="0.08cm" svg:height="0.08cm" svg:x="14.209cm" svg:y="6.613cm">
          <text:p/>
        </draw:circle>
        <draw:circle draw:style-name="gr6" draw:text-style-name="P4" draw:layer="layout" svg:width="0.08cm" svg:height="0.08cm" svg:x="14.463cm" svg:y="6.613cm">
          <text:p/>
        </draw:circle>
        <draw:circle draw:style-name="gr6" draw:text-style-name="P4" draw:layer="layout" svg:width="0.08cm" svg:height="0.08cm" svg:x="14.717cm" svg:y="6.613cm">
          <text:p/>
        </draw:circle>
        <draw:circle draw:style-name="gr6" draw:text-style-name="P4" draw:layer="layout" svg:width="0.08cm" svg:height="0.08cm" svg:x="14.971cm" svg:y="6.613cm">
          <text:p/>
        </draw:circle>
        <draw:circle draw:style-name="gr6" draw:text-style-name="P4" draw:layer="layout" svg:width="0.08cm" svg:height="0.08cm" svg:x="15.225cm" svg:y="6.613cm">
          <text:p/>
        </draw:circle>
        <draw:circle draw:style-name="gr6" draw:text-style-name="P4" draw:layer="layout" svg:width="0.08cm" svg:height="0.08cm" svg:x="15.479cm" svg:y="6.613cm">
          <text:p/>
        </draw:circle>
        <draw:circle draw:style-name="gr6" draw:text-style-name="P4" draw:layer="layout" svg:width="0.08cm" svg:height="0.08cm" svg:x="15.733cm" svg:y="6.613cm">
          <text:p/>
        </draw:circle>
        <draw:circle draw:style-name="gr6" draw:text-style-name="P4" draw:layer="layout" svg:width="0.08cm" svg:height="0.08cm" svg:x="15.987cm" svg:y="6.613cm">
          <text:p/>
        </draw:circle>
        <draw:circle draw:style-name="gr6" draw:text-style-name="P4" draw:layer="layout" svg:width="0.08cm" svg:height="0.08cm" svg:x="16.241cm" svg:y="6.613cm">
          <text:p/>
        </draw:circle>
        <draw:circle draw:style-name="gr6" draw:text-style-name="P4" draw:layer="layout" svg:width="0.08cm" svg:height="0.08cm" svg:x="16.495cm" svg:y="6.613cm">
          <text:p/>
        </draw:circle>
        <draw:circle draw:style-name="gr6" draw:text-style-name="P4" draw:layer="layout" svg:width="0.08cm" svg:height="0.08cm" svg:x="16.749cm" svg:y="6.613cm">
          <text:p/>
        </draw:circle>
        <draw:circle draw:style-name="gr6" draw:text-style-name="P4" draw:layer="layout" svg:width="0.08cm" svg:height="0.08cm" svg:x="17.003cm" svg:y="6.613cm">
          <text:p/>
        </draw:circle>
        <draw:circle draw:style-name="gr6" draw:text-style-name="P4" draw:layer="layout" svg:width="0.08cm" svg:height="0.08cm" svg:x="17.257cm" svg:y="6.613cm">
          <text:p/>
        </draw:circle>
        <draw:circle draw:style-name="gr6" draw:text-style-name="P4" draw:layer="layout" svg:width="0.08cm" svg:height="0.08cm" svg:x="11.161cm" svg:y="6.613cm">
          <text:p/>
        </draw:circle>
        <draw:circle draw:style-name="gr6" draw:text-style-name="P4" draw:layer="layout" svg:width="0.08cm" svg:height="0.08cm" svg:x="11.415cm" svg:y="6.613cm">
          <text:p/>
        </draw:circle>
        <draw:circle draw:style-name="gr6" draw:text-style-name="P4" draw:layer="layout" svg:width="0.08cm" svg:height="0.08cm" svg:x="11.669cm" svg:y="6.613cm">
          <text:p/>
        </draw:circle>
        <draw:circle draw:style-name="gr6" draw:text-style-name="P4" draw:layer="layout" svg:width="0.08cm" svg:height="0.08cm" svg:x="11.923cm" svg:y="6.613cm">
          <text:p/>
        </draw:circle>
        <draw:circle draw:style-name="gr6" draw:text-style-name="P4" draw:layer="layout" svg:width="0.08cm" svg:height="0.08cm" svg:x="12.177cm" svg:y="6.613cm">
          <text:p/>
        </draw:circle>
        <draw:circle draw:style-name="gr6" draw:text-style-name="P4" draw:layer="layout" svg:width="0.08cm" svg:height="0.08cm" svg:x="12.431cm" svg:y="6.613cm">
          <text:p/>
        </draw:circle>
        <draw:circle draw:style-name="gr6" draw:text-style-name="P4" draw:layer="layout" svg:width="0.08cm" svg:height="0.08cm" svg:x="12.685cm" svg:y="6.613cm">
          <text:p/>
        </draw:circle>
        <draw:circle draw:style-name="gr6" draw:text-style-name="P4" draw:layer="layout" svg:width="0.08cm" svg:height="0.08cm" svg:x="12.939cm" svg:y="6.613cm">
          <text:p/>
        </draw:circle>
        <draw:circle draw:style-name="gr6" draw:text-style-name="P4" draw:layer="layout" svg:width="0.08cm" svg:height="0.08cm" svg:x="13.193cm" svg:y="6.613cm">
          <text:p/>
        </draw:circle>
        <draw:circle draw:style-name="gr6" draw:text-style-name="P4" draw:layer="layout" svg:width="0.08cm" svg:height="0.08cm" svg:x="13.447cm" svg:y="6.613cm">
          <text:p/>
        </draw:circle>
        <draw:circle draw:style-name="gr6" draw:text-style-name="P4" draw:layer="layout" svg:width="0.08cm" svg:height="0.08cm" svg:x="13.701cm" svg:y="6.613cm">
          <text:p/>
        </draw:circle>
        <draw:circle draw:style-name="gr6" draw:text-style-name="P4" draw:layer="layout" svg:width="0.08cm" svg:height="0.08cm" svg:x="13.955cm" svg:y="6.613cm">
          <text:p/>
        </draw:circle>
        <draw:circle draw:style-name="gr6" draw:text-style-name="P4" draw:layer="layout" svg:width="0.08cm" svg:height="0.08cm" svg:x="14.209cm" svg:y="6.613cm">
          <text:p/>
        </draw:circle>
        <draw:circle draw:style-name="gr6" draw:text-style-name="P4" draw:layer="layout" svg:width="0.08cm" svg:height="0.08cm" svg:x="14.463cm" svg:y="6.613cm">
          <text:p/>
        </draw:circle>
        <draw:circle draw:style-name="gr6" draw:text-style-name="P4" draw:layer="layout" svg:width="0.08cm" svg:height="0.08cm" svg:x="14.717cm" svg:y="6.613cm">
          <text:p/>
        </draw:circle>
        <draw:circle draw:style-name="gr6" draw:text-style-name="P4" draw:layer="layout" svg:width="0.08cm" svg:height="0.08cm" svg:x="14.971cm" svg:y="6.613cm">
          <text:p/>
        </draw:circle>
        <draw:circle draw:style-name="gr6" draw:text-style-name="P4" draw:layer="layout" svg:width="0.08cm" svg:height="0.08cm" svg:x="15.225cm" svg:y="6.613cm">
          <text:p/>
        </draw:circle>
        <draw:circle draw:style-name="gr6" draw:text-style-name="P4" draw:layer="layout" svg:width="0.08cm" svg:height="0.08cm" svg:x="15.479cm" svg:y="6.613cm">
          <text:p/>
        </draw:circle>
        <draw:circle draw:style-name="gr6" draw:text-style-name="P4" draw:layer="layout" svg:width="0.08cm" svg:height="0.08cm" svg:x="15.733cm" svg:y="6.613cm">
          <text:p/>
        </draw:circle>
        <draw:circle draw:style-name="gr6" draw:text-style-name="P4" draw:layer="layout" svg:width="0.08cm" svg:height="0.08cm" svg:x="15.987cm" svg:y="6.613cm">
          <text:p/>
        </draw:circle>
        <draw:circle draw:style-name="gr6" draw:text-style-name="P4" draw:layer="layout" svg:width="0.08cm" svg:height="0.08cm" svg:x="16.241cm" svg:y="6.613cm">
          <text:p/>
        </draw:circle>
        <draw:circle draw:style-name="gr6" draw:text-style-name="P4" draw:layer="layout" svg:width="0.08cm" svg:height="0.08cm" svg:x="16.495cm" svg:y="6.613cm">
          <text:p/>
        </draw:circle>
        <draw:circle draw:style-name="gr6" draw:text-style-name="P4" draw:layer="layout" svg:width="0.08cm" svg:height="0.08cm" svg:x="16.749cm" svg:y="6.613cm">
          <text:p/>
        </draw:circle>
        <draw:circle draw:style-name="gr6" draw:text-style-name="P4" draw:layer="layout" svg:width="0.08cm" svg:height="0.08cm" svg:x="17.003cm" svg:y="6.613cm">
          <text:p/>
        </draw:circle>
        <draw:circle draw:style-name="gr6" draw:text-style-name="P4" draw:layer="layout" svg:width="0.08cm" svg:height="0.08cm" svg:x="17.257cm" svg:y="6.613cm">
          <text:p/>
        </draw:circle>
        <draw:circle draw:style-name="gr6" draw:text-style-name="P4" draw:layer="layout" svg:width="0.08cm" svg:height="0.08cm" svg:x="11.161cm" svg:y="6.867cm">
          <text:p/>
        </draw:circle>
        <draw:circle draw:style-name="gr6" draw:text-style-name="P4" draw:layer="layout" svg:width="0.08cm" svg:height="0.08cm" svg:x="11.415cm" svg:y="6.867cm">
          <text:p/>
        </draw:circle>
        <draw:circle draw:style-name="gr6" draw:text-style-name="P4" draw:layer="layout" svg:width="0.08cm" svg:height="0.08cm" svg:x="11.669cm" svg:y="6.867cm">
          <text:p/>
        </draw:circle>
        <draw:circle draw:style-name="gr6" draw:text-style-name="P4" draw:layer="layout" svg:width="0.08cm" svg:height="0.08cm" svg:x="11.923cm" svg:y="6.867cm">
          <text:p/>
        </draw:circle>
        <draw:circle draw:style-name="gr6" draw:text-style-name="P4" draw:layer="layout" svg:width="0.08cm" svg:height="0.08cm" svg:x="12.177cm" svg:y="6.867cm">
          <text:p/>
        </draw:circle>
        <draw:circle draw:style-name="gr6" draw:text-style-name="P4" draw:layer="layout" svg:width="0.08cm" svg:height="0.08cm" svg:x="12.431cm" svg:y="6.867cm">
          <text:p/>
        </draw:circle>
        <draw:circle draw:style-name="gr6" draw:text-style-name="P4" draw:layer="layout" svg:width="0.08cm" svg:height="0.08cm" svg:x="12.685cm" svg:y="6.867cm">
          <text:p/>
        </draw:circle>
        <draw:circle draw:style-name="gr6" draw:text-style-name="P4" draw:layer="layout" svg:width="0.08cm" svg:height="0.08cm" svg:x="12.939cm" svg:y="6.867cm">
          <text:p/>
        </draw:circle>
        <draw:circle draw:style-name="gr6" draw:text-style-name="P4" draw:layer="layout" svg:width="0.08cm" svg:height="0.08cm" svg:x="13.193cm" svg:y="6.867cm">
          <text:p/>
        </draw:circle>
        <draw:circle draw:style-name="gr6" draw:text-style-name="P4" draw:layer="layout" svg:width="0.08cm" svg:height="0.08cm" svg:x="13.447cm" svg:y="6.867cm">
          <text:p/>
        </draw:circle>
        <draw:circle draw:style-name="gr6" draw:text-style-name="P4" draw:layer="layout" svg:width="0.08cm" svg:height="0.08cm" svg:x="13.701cm" svg:y="6.867cm">
          <text:p/>
        </draw:circle>
        <draw:circle draw:style-name="gr6" draw:text-style-name="P4" draw:layer="layout" svg:width="0.08cm" svg:height="0.08cm" svg:x="13.955cm" svg:y="6.867cm">
          <text:p/>
        </draw:circle>
        <draw:circle draw:style-name="gr6" draw:text-style-name="P4" draw:layer="layout" svg:width="0.08cm" svg:height="0.08cm" svg:x="14.209cm" svg:y="6.867cm">
          <text:p/>
        </draw:circle>
        <draw:circle draw:style-name="gr6" draw:text-style-name="P4" draw:layer="layout" svg:width="0.08cm" svg:height="0.08cm" svg:x="14.463cm" svg:y="6.867cm">
          <text:p/>
        </draw:circle>
        <draw:circle draw:style-name="gr6" draw:text-style-name="P4" draw:layer="layout" svg:width="0.08cm" svg:height="0.08cm" svg:x="14.717cm" svg:y="6.867cm">
          <text:p/>
        </draw:circle>
        <draw:circle draw:style-name="gr6" draw:text-style-name="P4" draw:layer="layout" svg:width="0.08cm" svg:height="0.08cm" svg:x="14.971cm" svg:y="6.867cm">
          <text:p/>
        </draw:circle>
        <draw:circle draw:style-name="gr6" draw:text-style-name="P4" draw:layer="layout" svg:width="0.08cm" svg:height="0.08cm" svg:x="15.225cm" svg:y="6.867cm">
          <text:p/>
        </draw:circle>
        <draw:circle draw:style-name="gr6" draw:text-style-name="P4" draw:layer="layout" svg:width="0.08cm" svg:height="0.08cm" svg:x="15.479cm" svg:y="6.867cm">
          <text:p/>
        </draw:circle>
        <draw:circle draw:style-name="gr6" draw:text-style-name="P4" draw:layer="layout" svg:width="0.08cm" svg:height="0.08cm" svg:x="15.733cm" svg:y="6.867cm">
          <text:p/>
        </draw:circle>
        <draw:circle draw:style-name="gr6" draw:text-style-name="P4" draw:layer="layout" svg:width="0.08cm" svg:height="0.08cm" svg:x="15.987cm" svg:y="6.867cm">
          <text:p/>
        </draw:circle>
        <draw:circle draw:style-name="gr6" draw:text-style-name="P4" draw:layer="layout" svg:width="0.08cm" svg:height="0.08cm" svg:x="16.241cm" svg:y="6.867cm">
          <text:p/>
        </draw:circle>
        <draw:circle draw:style-name="gr6" draw:text-style-name="P4" draw:layer="layout" svg:width="0.08cm" svg:height="0.08cm" svg:x="16.495cm" svg:y="6.867cm">
          <text:p/>
        </draw:circle>
        <draw:circle draw:style-name="gr6" draw:text-style-name="P4" draw:layer="layout" svg:width="0.08cm" svg:height="0.08cm" svg:x="16.749cm" svg:y="6.867cm">
          <text:p/>
        </draw:circle>
        <draw:circle draw:style-name="gr6" draw:text-style-name="P4" draw:layer="layout" svg:width="0.08cm" svg:height="0.08cm" svg:x="17.003cm" svg:y="6.867cm">
          <text:p/>
        </draw:circle>
        <draw:circle draw:style-name="gr6" draw:text-style-name="P4" draw:layer="layout" svg:width="0.08cm" svg:height="0.08cm" svg:x="17.257cm" svg:y="6.867cm">
          <text:p/>
        </draw:circle>
        <draw:circle draw:style-name="gr6" draw:text-style-name="P4" draw:layer="layout" svg:width="0.08cm" svg:height="0.08cm" svg:x="11.161cm" svg:y="7.121cm">
          <text:p/>
        </draw:circle>
        <draw:circle draw:style-name="gr6" draw:text-style-name="P4" draw:layer="layout" svg:width="0.08cm" svg:height="0.08cm" svg:x="11.415cm" svg:y="7.121cm">
          <text:p/>
        </draw:circle>
        <draw:circle draw:style-name="gr6" draw:text-style-name="P4" draw:layer="layout" svg:width="0.08cm" svg:height="0.08cm" svg:x="11.669cm" svg:y="7.121cm">
          <text:p/>
        </draw:circle>
        <draw:circle draw:style-name="gr6" draw:text-style-name="P4" draw:layer="layout" svg:width="0.08cm" svg:height="0.08cm" svg:x="11.923cm" svg:y="7.121cm">
          <text:p/>
        </draw:circle>
        <draw:circle draw:style-name="gr6" draw:text-style-name="P4" draw:layer="layout" svg:width="0.08cm" svg:height="0.08cm" svg:x="12.177cm" svg:y="7.121cm">
          <text:p/>
        </draw:circle>
        <draw:circle draw:style-name="gr6" draw:text-style-name="P4" draw:layer="layout" svg:width="0.08cm" svg:height="0.08cm" svg:x="12.431cm" svg:y="7.121cm">
          <text:p/>
        </draw:circle>
        <draw:circle draw:style-name="gr6" draw:text-style-name="P4" draw:layer="layout" svg:width="0.08cm" svg:height="0.08cm" svg:x="12.685cm" svg:y="7.121cm">
          <text:p/>
        </draw:circle>
        <draw:circle draw:style-name="gr6" draw:text-style-name="P4" draw:layer="layout" svg:width="0.08cm" svg:height="0.08cm" svg:x="12.939cm" svg:y="7.121cm">
          <text:p/>
        </draw:circle>
        <draw:circle draw:style-name="gr6" draw:text-style-name="P4" draw:layer="layout" svg:width="0.08cm" svg:height="0.08cm" svg:x="13.193cm" svg:y="7.121cm">
          <text:p/>
        </draw:circle>
        <draw:circle draw:style-name="gr6" draw:text-style-name="P4" draw:layer="layout" svg:width="0.08cm" svg:height="0.08cm" svg:x="13.447cm" svg:y="7.121cm">
          <text:p/>
        </draw:circle>
        <draw:circle draw:style-name="gr6" draw:text-style-name="P4" draw:layer="layout" svg:width="0.08cm" svg:height="0.08cm" svg:x="13.701cm" svg:y="7.121cm">
          <text:p/>
        </draw:circle>
        <draw:circle draw:style-name="gr6" draw:text-style-name="P4" draw:layer="layout" svg:width="0.08cm" svg:height="0.08cm" svg:x="13.955cm" svg:y="7.121cm">
          <text:p/>
        </draw:circle>
        <draw:circle draw:style-name="gr6" draw:text-style-name="P4" draw:layer="layout" svg:width="0.08cm" svg:height="0.08cm" svg:x="14.209cm" svg:y="7.121cm">
          <text:p/>
        </draw:circle>
        <draw:circle draw:style-name="gr6" draw:text-style-name="P4" draw:layer="layout" svg:width="0.08cm" svg:height="0.08cm" svg:x="14.463cm" svg:y="7.121cm">
          <text:p/>
        </draw:circle>
        <draw:circle draw:style-name="gr6" draw:text-style-name="P4" draw:layer="layout" svg:width="0.08cm" svg:height="0.08cm" svg:x="14.717cm" svg:y="7.121cm">
          <text:p/>
        </draw:circle>
        <draw:circle draw:style-name="gr6" draw:text-style-name="P4" draw:layer="layout" svg:width="0.08cm" svg:height="0.08cm" svg:x="14.971cm" svg:y="7.121cm">
          <text:p/>
        </draw:circle>
        <draw:circle draw:style-name="gr6" draw:text-style-name="P4" draw:layer="layout" svg:width="0.08cm" svg:height="0.08cm" svg:x="15.225cm" svg:y="7.121cm">
          <text:p/>
        </draw:circle>
        <draw:circle draw:style-name="gr6" draw:text-style-name="P4" draw:layer="layout" svg:width="0.08cm" svg:height="0.08cm" svg:x="15.479cm" svg:y="7.121cm">
          <text:p/>
        </draw:circle>
        <draw:circle draw:style-name="gr6" draw:text-style-name="P4" draw:layer="layout" svg:width="0.08cm" svg:height="0.08cm" svg:x="15.733cm" svg:y="7.121cm">
          <text:p/>
        </draw:circle>
        <draw:circle draw:style-name="gr6" draw:text-style-name="P4" draw:layer="layout" svg:width="0.08cm" svg:height="0.08cm" svg:x="15.987cm" svg:y="7.121cm">
          <text:p/>
        </draw:circle>
        <draw:circle draw:style-name="gr6" draw:text-style-name="P4" draw:layer="layout" svg:width="0.08cm" svg:height="0.08cm" svg:x="16.241cm" svg:y="7.121cm">
          <text:p/>
        </draw:circle>
        <draw:circle draw:style-name="gr6" draw:text-style-name="P4" draw:layer="layout" svg:width="0.08cm" svg:height="0.08cm" svg:x="16.495cm" svg:y="7.121cm">
          <text:p/>
        </draw:circle>
        <draw:circle draw:style-name="gr6" draw:text-style-name="P4" draw:layer="layout" svg:width="0.08cm" svg:height="0.08cm" svg:x="16.749cm" svg:y="7.121cm">
          <text:p/>
        </draw:circle>
        <draw:circle draw:style-name="gr6" draw:text-style-name="P4" draw:layer="layout" svg:width="0.08cm" svg:height="0.08cm" svg:x="17.003cm" svg:y="7.121cm">
          <text:p/>
        </draw:circle>
        <draw:circle draw:style-name="gr6" draw:text-style-name="P4" draw:layer="layout" svg:width="0.08cm" svg:height="0.08cm" svg:x="17.257cm" svg:y="7.121cm">
          <text:p/>
        </draw:circle>
        <draw:circle draw:style-name="gr6" draw:text-style-name="P4" draw:layer="layout" svg:width="0.08cm" svg:height="0.08cm" svg:x="11.161cm" svg:y="7.375cm">
          <text:p/>
        </draw:circle>
        <draw:circle draw:style-name="gr6" draw:text-style-name="P4" draw:layer="layout" svg:width="0.08cm" svg:height="0.08cm" svg:x="11.415cm" svg:y="7.375cm">
          <text:p/>
        </draw:circle>
        <draw:circle draw:style-name="gr6" draw:text-style-name="P4" draw:layer="layout" svg:width="0.08cm" svg:height="0.08cm" svg:x="11.669cm" svg:y="7.375cm">
          <text:p/>
        </draw:circle>
        <draw:circle draw:style-name="gr6" draw:text-style-name="P4" draw:layer="layout" svg:width="0.08cm" svg:height="0.08cm" svg:x="11.923cm" svg:y="7.375cm">
          <text:p/>
        </draw:circle>
        <draw:circle draw:style-name="gr6" draw:text-style-name="P4" draw:layer="layout" svg:width="0.08cm" svg:height="0.08cm" svg:x="12.177cm" svg:y="7.375cm">
          <text:p/>
        </draw:circle>
        <draw:circle draw:style-name="gr6" draw:text-style-name="P4" draw:layer="layout" svg:width="0.08cm" svg:height="0.08cm" svg:x="12.431cm" svg:y="7.375cm">
          <text:p/>
        </draw:circle>
        <draw:circle draw:style-name="gr6" draw:text-style-name="P4" draw:layer="layout" svg:width="0.08cm" svg:height="0.08cm" svg:x="12.685cm" svg:y="7.375cm">
          <text:p/>
        </draw:circle>
        <draw:circle draw:style-name="gr6" draw:text-style-name="P4" draw:layer="layout" svg:width="0.08cm" svg:height="0.08cm" svg:x="12.939cm" svg:y="7.375cm">
          <text:p/>
        </draw:circle>
        <draw:circle draw:style-name="gr6" draw:text-style-name="P4" draw:layer="layout" svg:width="0.08cm" svg:height="0.08cm" svg:x="13.193cm" svg:y="7.375cm">
          <text:p/>
        </draw:circle>
        <draw:circle draw:style-name="gr6" draw:text-style-name="P4" draw:layer="layout" svg:width="0.08cm" svg:height="0.08cm" svg:x="13.447cm" svg:y="7.375cm">
          <text:p/>
        </draw:circle>
        <draw:circle draw:style-name="gr6" draw:text-style-name="P4" draw:layer="layout" svg:width="0.08cm" svg:height="0.08cm" svg:x="13.701cm" svg:y="7.375cm">
          <text:p/>
        </draw:circle>
        <draw:circle draw:style-name="gr6" draw:text-style-name="P4" draw:layer="layout" svg:width="0.08cm" svg:height="0.08cm" svg:x="13.955cm" svg:y="7.375cm">
          <text:p/>
        </draw:circle>
        <draw:circle draw:style-name="gr6" draw:text-style-name="P4" draw:layer="layout" svg:width="0.08cm" svg:height="0.08cm" svg:x="14.209cm" svg:y="7.375cm">
          <text:p/>
        </draw:circle>
        <draw:circle draw:style-name="gr6" draw:text-style-name="P4" draw:layer="layout" svg:width="0.08cm" svg:height="0.08cm" svg:x="14.463cm" svg:y="7.375cm">
          <text:p/>
        </draw:circle>
        <draw:circle draw:style-name="gr6" draw:text-style-name="P4" draw:layer="layout" svg:width="0.08cm" svg:height="0.08cm" svg:x="14.717cm" svg:y="7.375cm">
          <text:p/>
        </draw:circle>
        <draw:circle draw:style-name="gr6" draw:text-style-name="P4" draw:layer="layout" svg:width="0.08cm" svg:height="0.08cm" svg:x="14.971cm" svg:y="7.375cm">
          <text:p/>
        </draw:circle>
        <draw:circle draw:style-name="gr6" draw:text-style-name="P4" draw:layer="layout" svg:width="0.08cm" svg:height="0.08cm" svg:x="15.225cm" svg:y="7.375cm">
          <text:p/>
        </draw:circle>
        <draw:circle draw:style-name="gr6" draw:text-style-name="P4" draw:layer="layout" svg:width="0.08cm" svg:height="0.08cm" svg:x="15.479cm" svg:y="7.375cm">
          <text:p/>
        </draw:circle>
        <draw:circle draw:style-name="gr6" draw:text-style-name="P4" draw:layer="layout" svg:width="0.08cm" svg:height="0.08cm" svg:x="15.733cm" svg:y="7.375cm">
          <text:p/>
        </draw:circle>
        <draw:circle draw:style-name="gr6" draw:text-style-name="P4" draw:layer="layout" svg:width="0.08cm" svg:height="0.08cm" svg:x="15.987cm" svg:y="7.375cm">
          <text:p/>
        </draw:circle>
        <draw:circle draw:style-name="gr6" draw:text-style-name="P4" draw:layer="layout" svg:width="0.08cm" svg:height="0.08cm" svg:x="16.241cm" svg:y="7.375cm">
          <text:p/>
        </draw:circle>
        <draw:circle draw:style-name="gr6" draw:text-style-name="P4" draw:layer="layout" svg:width="0.08cm" svg:height="0.08cm" svg:x="16.495cm" svg:y="7.375cm">
          <text:p/>
        </draw:circle>
        <draw:circle draw:style-name="gr6" draw:text-style-name="P4" draw:layer="layout" svg:width="0.08cm" svg:height="0.08cm" svg:x="16.749cm" svg:y="7.375cm">
          <text:p/>
        </draw:circle>
        <draw:circle draw:style-name="gr6" draw:text-style-name="P4" draw:layer="layout" svg:width="0.08cm" svg:height="0.08cm" svg:x="17.003cm" svg:y="7.375cm">
          <text:p/>
        </draw:circle>
        <draw:circle draw:style-name="gr6" draw:text-style-name="P4" draw:layer="layout" svg:width="0.08cm" svg:height="0.08cm" svg:x="17.257cm" svg:y="7.375cm">
          <text:p/>
        </draw:circle>
        <draw:circle draw:style-name="gr6" draw:text-style-name="P4" draw:layer="layout" svg:width="0.08cm" svg:height="0.08cm" svg:x="11.161cm" svg:y="7.629cm">
          <text:p/>
        </draw:circle>
        <draw:circle draw:style-name="gr6" draw:text-style-name="P4" draw:layer="layout" svg:width="0.08cm" svg:height="0.08cm" svg:x="11.415cm" svg:y="7.629cm">
          <text:p/>
        </draw:circle>
        <draw:circle draw:style-name="gr6" draw:text-style-name="P4" draw:layer="layout" svg:width="0.08cm" svg:height="0.08cm" svg:x="11.669cm" svg:y="7.629cm">
          <text:p/>
        </draw:circle>
        <draw:circle draw:style-name="gr6" draw:text-style-name="P4" draw:layer="layout" svg:width="0.08cm" svg:height="0.08cm" svg:x="11.923cm" svg:y="7.629cm">
          <text:p/>
        </draw:circle>
        <draw:circle draw:style-name="gr6" draw:text-style-name="P4" draw:layer="layout" svg:width="0.08cm" svg:height="0.08cm" svg:x="12.177cm" svg:y="7.629cm">
          <text:p/>
        </draw:circle>
        <draw:circle draw:style-name="gr6" draw:text-style-name="P4" draw:layer="layout" svg:width="0.08cm" svg:height="0.08cm" svg:x="12.431cm" svg:y="7.629cm">
          <text:p/>
        </draw:circle>
        <draw:circle draw:style-name="gr6" draw:text-style-name="P4" draw:layer="layout" svg:width="0.08cm" svg:height="0.08cm" svg:x="12.685cm" svg:y="7.629cm">
          <text:p/>
        </draw:circle>
        <draw:circle draw:style-name="gr6" draw:text-style-name="P4" draw:layer="layout" svg:width="0.08cm" svg:height="0.08cm" svg:x="12.939cm" svg:y="7.629cm">
          <text:p/>
        </draw:circle>
        <draw:circle draw:style-name="gr6" draw:text-style-name="P4" draw:layer="layout" svg:width="0.08cm" svg:height="0.08cm" svg:x="13.193cm" svg:y="7.629cm">
          <text:p/>
        </draw:circle>
        <draw:circle draw:style-name="gr6" draw:text-style-name="P4" draw:layer="layout" svg:width="0.08cm" svg:height="0.08cm" svg:x="13.447cm" svg:y="7.629cm">
          <text:p/>
        </draw:circle>
        <draw:circle draw:style-name="gr6" draw:text-style-name="P4" draw:layer="layout" svg:width="0.08cm" svg:height="0.08cm" svg:x="13.701cm" svg:y="7.629cm">
          <text:p/>
        </draw:circle>
        <draw:circle draw:style-name="gr6" draw:text-style-name="P4" draw:layer="layout" svg:width="0.08cm" svg:height="0.08cm" svg:x="13.955cm" svg:y="7.629cm">
          <text:p/>
        </draw:circle>
        <draw:circle draw:style-name="gr6" draw:text-style-name="P4" draw:layer="layout" svg:width="0.08cm" svg:height="0.08cm" svg:x="14.209cm" svg:y="7.629cm">
          <text:p/>
        </draw:circle>
        <draw:circle draw:style-name="gr6" draw:text-style-name="P4" draw:layer="layout" svg:width="0.08cm" svg:height="0.08cm" svg:x="14.463cm" svg:y="7.629cm">
          <text:p/>
        </draw:circle>
        <draw:circle draw:style-name="gr6" draw:text-style-name="P4" draw:layer="layout" svg:width="0.08cm" svg:height="0.08cm" svg:x="14.717cm" svg:y="7.629cm">
          <text:p/>
        </draw:circle>
        <draw:circle draw:style-name="gr6" draw:text-style-name="P4" draw:layer="layout" svg:width="0.08cm" svg:height="0.08cm" svg:x="14.971cm" svg:y="7.629cm">
          <text:p/>
        </draw:circle>
        <draw:circle draw:style-name="gr6" draw:text-style-name="P4" draw:layer="layout" svg:width="0.08cm" svg:height="0.08cm" svg:x="15.225cm" svg:y="7.629cm">
          <text:p/>
        </draw:circle>
        <draw:circle draw:style-name="gr6" draw:text-style-name="P4" draw:layer="layout" svg:width="0.08cm" svg:height="0.08cm" svg:x="15.479cm" svg:y="7.629cm">
          <text:p/>
        </draw:circle>
        <draw:circle draw:style-name="gr6" draw:text-style-name="P4" draw:layer="layout" svg:width="0.08cm" svg:height="0.08cm" svg:x="15.733cm" svg:y="7.629cm">
          <text:p/>
        </draw:circle>
        <draw:circle draw:style-name="gr6" draw:text-style-name="P4" draw:layer="layout" svg:width="0.08cm" svg:height="0.08cm" svg:x="15.987cm" svg:y="7.629cm">
          <text:p/>
        </draw:circle>
        <draw:circle draw:style-name="gr6" draw:text-style-name="P4" draw:layer="layout" svg:width="0.08cm" svg:height="0.08cm" svg:x="16.241cm" svg:y="7.629cm">
          <text:p/>
        </draw:circle>
        <draw:circle draw:style-name="gr6" draw:text-style-name="P4" draw:layer="layout" svg:width="0.08cm" svg:height="0.08cm" svg:x="16.495cm" svg:y="7.629cm">
          <text:p/>
        </draw:circle>
        <draw:circle draw:style-name="gr6" draw:text-style-name="P4" draw:layer="layout" svg:width="0.08cm" svg:height="0.08cm" svg:x="16.749cm" svg:y="7.629cm">
          <text:p/>
        </draw:circle>
        <draw:circle draw:style-name="gr6" draw:text-style-name="P4" draw:layer="layout" svg:width="0.08cm" svg:height="0.08cm" svg:x="17.003cm" svg:y="7.629cm">
          <text:p/>
        </draw:circle>
        <draw:circle draw:style-name="gr6" draw:text-style-name="P4" draw:layer="layout" svg:width="0.08cm" svg:height="0.08cm" svg:x="17.257cm" svg:y="7.629cm">
          <text:p/>
        </draw:circle>
        <draw:circle draw:style-name="gr6" draw:text-style-name="P4" draw:layer="layout" svg:width="0.08cm" svg:height="0.08cm" svg:x="11.161cm" svg:y="7.883cm">
          <text:p/>
        </draw:circle>
        <draw:circle draw:style-name="gr6" draw:text-style-name="P4" draw:layer="layout" svg:width="0.08cm" svg:height="0.08cm" svg:x="11.415cm" svg:y="7.883cm">
          <text:p/>
        </draw:circle>
        <draw:circle draw:style-name="gr6" draw:text-style-name="P4" draw:layer="layout" svg:width="0.08cm" svg:height="0.08cm" svg:x="11.669cm" svg:y="7.883cm">
          <text:p/>
        </draw:circle>
        <draw:circle draw:style-name="gr6" draw:text-style-name="P4" draw:layer="layout" svg:width="0.08cm" svg:height="0.08cm" svg:x="11.923cm" svg:y="7.883cm">
          <text:p/>
        </draw:circle>
        <draw:circle draw:style-name="gr6" draw:text-style-name="P4" draw:layer="layout" svg:width="0.08cm" svg:height="0.08cm" svg:x="12.177cm" svg:y="7.883cm">
          <text:p/>
        </draw:circle>
        <draw:circle draw:style-name="gr6" draw:text-style-name="P4" draw:layer="layout" svg:width="0.08cm" svg:height="0.08cm" svg:x="12.431cm" svg:y="7.883cm">
          <text:p/>
        </draw:circle>
        <draw:circle draw:style-name="gr6" draw:text-style-name="P4" draw:layer="layout" svg:width="0.08cm" svg:height="0.08cm" svg:x="12.685cm" svg:y="7.883cm">
          <text:p/>
        </draw:circle>
        <draw:circle draw:style-name="gr6" draw:text-style-name="P4" draw:layer="layout" svg:width="0.08cm" svg:height="0.08cm" svg:x="12.939cm" svg:y="7.883cm">
          <text:p/>
        </draw:circle>
        <draw:circle draw:style-name="gr6" draw:text-style-name="P4" draw:layer="layout" svg:width="0.08cm" svg:height="0.08cm" svg:x="13.193cm" svg:y="7.883cm">
          <text:p/>
        </draw:circle>
        <draw:circle draw:style-name="gr6" draw:text-style-name="P4" draw:layer="layout" svg:width="0.08cm" svg:height="0.08cm" svg:x="13.447cm" svg:y="7.883cm">
          <text:p/>
        </draw:circle>
        <draw:circle draw:style-name="gr6" draw:text-style-name="P4" draw:layer="layout" svg:width="0.08cm" svg:height="0.08cm" svg:x="13.701cm" svg:y="7.883cm">
          <text:p/>
        </draw:circle>
        <draw:circle draw:style-name="gr6" draw:text-style-name="P4" draw:layer="layout" svg:width="0.08cm" svg:height="0.08cm" svg:x="13.955cm" svg:y="7.883cm">
          <text:p/>
        </draw:circle>
        <draw:circle draw:style-name="gr6" draw:text-style-name="P4" draw:layer="layout" svg:width="0.08cm" svg:height="0.08cm" svg:x="14.209cm" svg:y="7.883cm">
          <text:p/>
        </draw:circle>
        <draw:circle draw:style-name="gr6" draw:text-style-name="P4" draw:layer="layout" svg:width="0.08cm" svg:height="0.08cm" svg:x="14.463cm" svg:y="7.883cm">
          <text:p/>
        </draw:circle>
        <draw:circle draw:style-name="gr6" draw:text-style-name="P4" draw:layer="layout" svg:width="0.08cm" svg:height="0.08cm" svg:x="14.717cm" svg:y="7.883cm">
          <text:p/>
        </draw:circle>
        <draw:circle draw:style-name="gr6" draw:text-style-name="P4" draw:layer="layout" svg:width="0.08cm" svg:height="0.08cm" svg:x="14.971cm" svg:y="7.883cm">
          <text:p/>
        </draw:circle>
        <draw:circle draw:style-name="gr6" draw:text-style-name="P4" draw:layer="layout" svg:width="0.08cm" svg:height="0.08cm" svg:x="15.225cm" svg:y="7.883cm">
          <text:p/>
        </draw:circle>
        <draw:circle draw:style-name="gr6" draw:text-style-name="P4" draw:layer="layout" svg:width="0.08cm" svg:height="0.08cm" svg:x="15.479cm" svg:y="7.883cm">
          <text:p/>
        </draw:circle>
        <draw:circle draw:style-name="gr6" draw:text-style-name="P4" draw:layer="layout" svg:width="0.08cm" svg:height="0.08cm" svg:x="15.733cm" svg:y="7.883cm">
          <text:p/>
        </draw:circle>
        <draw:circle draw:style-name="gr6" draw:text-style-name="P4" draw:layer="layout" svg:width="0.08cm" svg:height="0.08cm" svg:x="15.987cm" svg:y="7.883cm">
          <text:p/>
        </draw:circle>
        <draw:circle draw:style-name="gr6" draw:text-style-name="P4" draw:layer="layout" svg:width="0.08cm" svg:height="0.08cm" svg:x="16.241cm" svg:y="7.883cm">
          <text:p/>
        </draw:circle>
        <draw:circle draw:style-name="gr6" draw:text-style-name="P4" draw:layer="layout" svg:width="0.08cm" svg:height="0.08cm" svg:x="16.495cm" svg:y="7.883cm">
          <text:p/>
        </draw:circle>
        <draw:circle draw:style-name="gr6" draw:text-style-name="P4" draw:layer="layout" svg:width="0.08cm" svg:height="0.08cm" svg:x="16.749cm" svg:y="7.883cm">
          <text:p/>
        </draw:circle>
        <draw:circle draw:style-name="gr6" draw:text-style-name="P4" draw:layer="layout" svg:width="0.08cm" svg:height="0.08cm" svg:x="17.003cm" svg:y="7.883cm">
          <text:p/>
        </draw:circle>
        <draw:circle draw:style-name="gr6" draw:text-style-name="P4" draw:layer="layout" svg:width="0.08cm" svg:height="0.08cm" svg:x="17.257cm" svg:y="7.883cm">
          <text:p/>
        </draw:circle>
        <draw:circle draw:style-name="gr6" draw:text-style-name="P4" draw:layer="layout" svg:width="0.08cm" svg:height="0.08cm" svg:x="11.161cm" svg:y="7.883cm">
          <text:p/>
        </draw:circle>
        <draw:circle draw:style-name="gr6" draw:text-style-name="P4" draw:layer="layout" svg:width="0.08cm" svg:height="0.08cm" svg:x="11.415cm" svg:y="7.883cm">
          <text:p/>
        </draw:circle>
        <draw:circle draw:style-name="gr6" draw:text-style-name="P4" draw:layer="layout" svg:width="0.08cm" svg:height="0.08cm" svg:x="11.669cm" svg:y="7.883cm">
          <text:p/>
        </draw:circle>
        <draw:circle draw:style-name="gr6" draw:text-style-name="P4" draw:layer="layout" svg:width="0.08cm" svg:height="0.08cm" svg:x="11.923cm" svg:y="7.883cm">
          <text:p/>
        </draw:circle>
        <draw:circle draw:style-name="gr6" draw:text-style-name="P4" draw:layer="layout" svg:width="0.08cm" svg:height="0.08cm" svg:x="12.177cm" svg:y="7.883cm">
          <text:p/>
        </draw:circle>
        <draw:circle draw:style-name="gr6" draw:text-style-name="P4" draw:layer="layout" svg:width="0.08cm" svg:height="0.08cm" svg:x="12.431cm" svg:y="7.883cm">
          <text:p/>
        </draw:circle>
        <draw:circle draw:style-name="gr6" draw:text-style-name="P4" draw:layer="layout" svg:width="0.08cm" svg:height="0.08cm" svg:x="12.685cm" svg:y="7.883cm">
          <text:p/>
        </draw:circle>
        <draw:circle draw:style-name="gr6" draw:text-style-name="P4" draw:layer="layout" svg:width="0.08cm" svg:height="0.08cm" svg:x="12.939cm" svg:y="7.883cm">
          <text:p/>
        </draw:circle>
        <draw:circle draw:style-name="gr6" draw:text-style-name="P4" draw:layer="layout" svg:width="0.08cm" svg:height="0.08cm" svg:x="13.193cm" svg:y="7.883cm">
          <text:p/>
        </draw:circle>
        <draw:circle draw:style-name="gr6" draw:text-style-name="P4" draw:layer="layout" svg:width="0.08cm" svg:height="0.08cm" svg:x="13.447cm" svg:y="7.883cm">
          <text:p/>
        </draw:circle>
        <draw:circle draw:style-name="gr6" draw:text-style-name="P4" draw:layer="layout" svg:width="0.08cm" svg:height="0.08cm" svg:x="13.701cm" svg:y="7.883cm">
          <text:p/>
        </draw:circle>
        <draw:circle draw:style-name="gr6" draw:text-style-name="P4" draw:layer="layout" svg:width="0.08cm" svg:height="0.08cm" svg:x="13.955cm" svg:y="7.883cm">
          <text:p/>
        </draw:circle>
        <draw:circle draw:style-name="gr6" draw:text-style-name="P4" draw:layer="layout" svg:width="0.08cm" svg:height="0.08cm" svg:x="14.209cm" svg:y="7.883cm">
          <text:p/>
        </draw:circle>
        <draw:circle draw:style-name="gr6" draw:text-style-name="P4" draw:layer="layout" svg:width="0.08cm" svg:height="0.08cm" svg:x="14.463cm" svg:y="7.883cm">
          <text:p/>
        </draw:circle>
        <draw:circle draw:style-name="gr6" draw:text-style-name="P4" draw:layer="layout" svg:width="0.08cm" svg:height="0.08cm" svg:x="14.717cm" svg:y="7.883cm">
          <text:p/>
        </draw:circle>
        <draw:circle draw:style-name="gr6" draw:text-style-name="P4" draw:layer="layout" svg:width="0.08cm" svg:height="0.08cm" svg:x="14.971cm" svg:y="7.883cm">
          <text:p/>
        </draw:circle>
        <draw:circle draw:style-name="gr6" draw:text-style-name="P4" draw:layer="layout" svg:width="0.08cm" svg:height="0.08cm" svg:x="15.225cm" svg:y="7.883cm">
          <text:p/>
        </draw:circle>
        <draw:circle draw:style-name="gr6" draw:text-style-name="P4" draw:layer="layout" svg:width="0.08cm" svg:height="0.08cm" svg:x="15.479cm" svg:y="7.883cm">
          <text:p/>
        </draw:circle>
        <draw:circle draw:style-name="gr6" draw:text-style-name="P4" draw:layer="layout" svg:width="0.08cm" svg:height="0.08cm" svg:x="15.733cm" svg:y="7.883cm">
          <text:p/>
        </draw:circle>
        <draw:circle draw:style-name="gr6" draw:text-style-name="P4" draw:layer="layout" svg:width="0.08cm" svg:height="0.08cm" svg:x="15.987cm" svg:y="7.883cm">
          <text:p/>
        </draw:circle>
        <draw:circle draw:style-name="gr6" draw:text-style-name="P4" draw:layer="layout" svg:width="0.08cm" svg:height="0.08cm" svg:x="16.241cm" svg:y="7.883cm">
          <text:p/>
        </draw:circle>
        <draw:circle draw:style-name="gr6" draw:text-style-name="P4" draw:layer="layout" svg:width="0.08cm" svg:height="0.08cm" svg:x="16.495cm" svg:y="7.883cm">
          <text:p/>
        </draw:circle>
        <draw:circle draw:style-name="gr6" draw:text-style-name="P4" draw:layer="layout" svg:width="0.08cm" svg:height="0.08cm" svg:x="16.749cm" svg:y="7.883cm">
          <text:p/>
        </draw:circle>
        <draw:circle draw:style-name="gr6" draw:text-style-name="P4" draw:layer="layout" svg:width="0.08cm" svg:height="0.08cm" svg:x="17.003cm" svg:y="7.883cm">
          <text:p/>
        </draw:circle>
        <draw:circle draw:style-name="gr6" draw:text-style-name="P4" draw:layer="layout" svg:width="0.08cm" svg:height="0.08cm" svg:x="17.257cm" svg:y="7.883cm">
          <text:p/>
        </draw:circle>
        <draw:circle draw:style-name="gr6" draw:text-style-name="P4" draw:layer="layout" svg:width="0.08cm" svg:height="0.08cm" svg:x="11.161cm" svg:y="8.137cm">
          <text:p/>
        </draw:circle>
        <draw:circle draw:style-name="gr6" draw:text-style-name="P4" draw:layer="layout" svg:width="0.08cm" svg:height="0.08cm" svg:x="11.415cm" svg:y="8.137cm">
          <text:p/>
        </draw:circle>
        <draw:circle draw:style-name="gr6" draw:text-style-name="P4" draw:layer="layout" svg:width="0.08cm" svg:height="0.08cm" svg:x="11.669cm" svg:y="8.137cm">
          <text:p/>
        </draw:circle>
        <draw:circle draw:style-name="gr6" draw:text-style-name="P4" draw:layer="layout" svg:width="0.08cm" svg:height="0.08cm" svg:x="11.923cm" svg:y="8.137cm">
          <text:p/>
        </draw:circle>
        <draw:circle draw:style-name="gr6" draw:text-style-name="P4" draw:layer="layout" svg:width="0.08cm" svg:height="0.08cm" svg:x="12.177cm" svg:y="8.137cm">
          <text:p/>
        </draw:circle>
        <draw:circle draw:style-name="gr6" draw:text-style-name="P4" draw:layer="layout" svg:width="0.08cm" svg:height="0.08cm" svg:x="12.431cm" svg:y="8.137cm">
          <text:p/>
        </draw:circle>
        <draw:circle draw:style-name="gr6" draw:text-style-name="P4" draw:layer="layout" svg:width="0.08cm" svg:height="0.08cm" svg:x="12.685cm" svg:y="8.137cm">
          <text:p/>
        </draw:circle>
        <draw:circle draw:style-name="gr6" draw:text-style-name="P4" draw:layer="layout" svg:width="0.08cm" svg:height="0.08cm" svg:x="12.939cm" svg:y="8.137cm">
          <text:p/>
        </draw:circle>
        <draw:circle draw:style-name="gr6" draw:text-style-name="P4" draw:layer="layout" svg:width="0.08cm" svg:height="0.08cm" svg:x="13.193cm" svg:y="8.137cm">
          <text:p/>
        </draw:circle>
        <draw:circle draw:style-name="gr6" draw:text-style-name="P4" draw:layer="layout" svg:width="0.08cm" svg:height="0.08cm" svg:x="13.447cm" svg:y="8.137cm">
          <text:p/>
        </draw:circle>
        <draw:circle draw:style-name="gr6" draw:text-style-name="P4" draw:layer="layout" svg:width="0.08cm" svg:height="0.08cm" svg:x="13.701cm" svg:y="8.137cm">
          <text:p/>
        </draw:circle>
        <draw:circle draw:style-name="gr6" draw:text-style-name="P4" draw:layer="layout" svg:width="0.08cm" svg:height="0.08cm" svg:x="13.955cm" svg:y="8.137cm">
          <text:p/>
        </draw:circle>
        <draw:circle draw:style-name="gr6" draw:text-style-name="P4" draw:layer="layout" svg:width="0.08cm" svg:height="0.08cm" svg:x="14.209cm" svg:y="8.137cm">
          <text:p/>
        </draw:circle>
        <draw:circle draw:style-name="gr6" draw:text-style-name="P4" draw:layer="layout" svg:width="0.08cm" svg:height="0.08cm" svg:x="14.463cm" svg:y="8.137cm">
          <text:p/>
        </draw:circle>
        <draw:circle draw:style-name="gr6" draw:text-style-name="P4" draw:layer="layout" svg:width="0.08cm" svg:height="0.08cm" svg:x="14.717cm" svg:y="8.137cm">
          <text:p/>
        </draw:circle>
        <draw:circle draw:style-name="gr6" draw:text-style-name="P4" draw:layer="layout" svg:width="0.08cm" svg:height="0.08cm" svg:x="14.971cm" svg:y="8.137cm">
          <text:p/>
        </draw:circle>
        <draw:circle draw:style-name="gr6" draw:text-style-name="P4" draw:layer="layout" svg:width="0.08cm" svg:height="0.08cm" svg:x="15.225cm" svg:y="8.137cm">
          <text:p/>
        </draw:circle>
        <draw:circle draw:style-name="gr6" draw:text-style-name="P4" draw:layer="layout" svg:width="0.08cm" svg:height="0.08cm" svg:x="15.479cm" svg:y="8.137cm">
          <text:p/>
        </draw:circle>
        <draw:circle draw:style-name="gr6" draw:text-style-name="P4" draw:layer="layout" svg:width="0.08cm" svg:height="0.08cm" svg:x="15.733cm" svg:y="8.137cm">
          <text:p/>
        </draw:circle>
        <draw:circle draw:style-name="gr6" draw:text-style-name="P4" draw:layer="layout" svg:width="0.08cm" svg:height="0.08cm" svg:x="15.987cm" svg:y="8.137cm">
          <text:p/>
        </draw:circle>
        <draw:circle draw:style-name="gr6" draw:text-style-name="P4" draw:layer="layout" svg:width="0.08cm" svg:height="0.08cm" svg:x="16.241cm" svg:y="8.137cm">
          <text:p/>
        </draw:circle>
        <draw:circle draw:style-name="gr6" draw:text-style-name="P4" draw:layer="layout" svg:width="0.08cm" svg:height="0.08cm" svg:x="16.495cm" svg:y="8.137cm">
          <text:p/>
        </draw:circle>
        <draw:circle draw:style-name="gr6" draw:text-style-name="P4" draw:layer="layout" svg:width="0.08cm" svg:height="0.08cm" svg:x="16.749cm" svg:y="8.137cm">
          <text:p/>
        </draw:circle>
        <draw:circle draw:style-name="gr6" draw:text-style-name="P4" draw:layer="layout" svg:width="0.08cm" svg:height="0.08cm" svg:x="17.003cm" svg:y="8.137cm">
          <text:p/>
        </draw:circle>
        <draw:circle draw:style-name="gr6" draw:text-style-name="P4" draw:layer="layout" svg:width="0.08cm" svg:height="0.08cm" svg:x="17.257cm" svg:y="8.137cm">
          <text:p/>
        </draw:circle>
        <draw:circle draw:style-name="gr6" draw:text-style-name="P4" draw:layer="layout" svg:width="0.08cm" svg:height="0.08cm" svg:x="11.161cm" svg:y="8.391cm">
          <text:p/>
        </draw:circle>
        <draw:circle draw:style-name="gr6" draw:text-style-name="P4" draw:layer="layout" svg:width="0.08cm" svg:height="0.08cm" svg:x="11.415cm" svg:y="8.391cm">
          <text:p/>
        </draw:circle>
        <draw:circle draw:style-name="gr6" draw:text-style-name="P4" draw:layer="layout" svg:width="0.08cm" svg:height="0.08cm" svg:x="11.669cm" svg:y="8.391cm">
          <text:p/>
        </draw:circle>
        <draw:circle draw:style-name="gr6" draw:text-style-name="P4" draw:layer="layout" svg:width="0.08cm" svg:height="0.08cm" svg:x="11.923cm" svg:y="8.391cm">
          <text:p/>
        </draw:circle>
        <draw:circle draw:style-name="gr6" draw:text-style-name="P4" draw:layer="layout" svg:width="0.08cm" svg:height="0.08cm" svg:x="12.177cm" svg:y="8.391cm">
          <text:p/>
        </draw:circle>
        <draw:circle draw:style-name="gr6" draw:text-style-name="P4" draw:layer="layout" svg:width="0.08cm" svg:height="0.08cm" svg:x="12.431cm" svg:y="8.391cm">
          <text:p/>
        </draw:circle>
        <draw:circle draw:style-name="gr6" draw:text-style-name="P4" draw:layer="layout" svg:width="0.08cm" svg:height="0.08cm" svg:x="12.685cm" svg:y="8.391cm">
          <text:p/>
        </draw:circle>
        <draw:circle draw:style-name="gr6" draw:text-style-name="P4" draw:layer="layout" svg:width="0.08cm" svg:height="0.08cm" svg:x="12.939cm" svg:y="8.391cm">
          <text:p/>
        </draw:circle>
        <draw:circle draw:style-name="gr6" draw:text-style-name="P4" draw:layer="layout" svg:width="0.08cm" svg:height="0.08cm" svg:x="13.193cm" svg:y="8.391cm">
          <text:p/>
        </draw:circle>
        <draw:circle draw:style-name="gr6" draw:text-style-name="P4" draw:layer="layout" svg:width="0.08cm" svg:height="0.08cm" svg:x="13.447cm" svg:y="8.391cm">
          <text:p/>
        </draw:circle>
        <draw:circle draw:style-name="gr6" draw:text-style-name="P4" draw:layer="layout" svg:width="0.08cm" svg:height="0.08cm" svg:x="13.701cm" svg:y="8.391cm">
          <text:p/>
        </draw:circle>
        <draw:circle draw:style-name="gr6" draw:text-style-name="P4" draw:layer="layout" svg:width="0.08cm" svg:height="0.08cm" svg:x="13.955cm" svg:y="8.391cm">
          <text:p/>
        </draw:circle>
        <draw:circle draw:style-name="gr6" draw:text-style-name="P4" draw:layer="layout" svg:width="0.08cm" svg:height="0.08cm" svg:x="14.209cm" svg:y="8.391cm">
          <text:p/>
        </draw:circle>
        <draw:circle draw:style-name="gr6" draw:text-style-name="P4" draw:layer="layout" svg:width="0.08cm" svg:height="0.08cm" svg:x="14.463cm" svg:y="8.391cm">
          <text:p/>
        </draw:circle>
        <draw:circle draw:style-name="gr6" draw:text-style-name="P4" draw:layer="layout" svg:width="0.08cm" svg:height="0.08cm" svg:x="14.717cm" svg:y="8.391cm">
          <text:p/>
        </draw:circle>
        <draw:circle draw:style-name="gr6" draw:text-style-name="P4" draw:layer="layout" svg:width="0.08cm" svg:height="0.08cm" svg:x="14.971cm" svg:y="8.391cm">
          <text:p/>
        </draw:circle>
        <draw:circle draw:style-name="gr6" draw:text-style-name="P4" draw:layer="layout" svg:width="0.08cm" svg:height="0.08cm" svg:x="15.225cm" svg:y="8.391cm">
          <text:p/>
        </draw:circle>
        <draw:circle draw:style-name="gr6" draw:text-style-name="P4" draw:layer="layout" svg:width="0.08cm" svg:height="0.08cm" svg:x="15.479cm" svg:y="8.391cm">
          <text:p/>
        </draw:circle>
        <draw:circle draw:style-name="gr6" draw:text-style-name="P4" draw:layer="layout" svg:width="0.08cm" svg:height="0.08cm" svg:x="15.733cm" svg:y="8.391cm">
          <text:p/>
        </draw:circle>
        <draw:circle draw:style-name="gr6" draw:text-style-name="P4" draw:layer="layout" svg:width="0.08cm" svg:height="0.08cm" svg:x="15.987cm" svg:y="8.391cm">
          <text:p/>
        </draw:circle>
        <draw:circle draw:style-name="gr6" draw:text-style-name="P4" draw:layer="layout" svg:width="0.08cm" svg:height="0.08cm" svg:x="16.241cm" svg:y="8.391cm">
          <text:p/>
        </draw:circle>
        <draw:circle draw:style-name="gr6" draw:text-style-name="P4" draw:layer="layout" svg:width="0.08cm" svg:height="0.08cm" svg:x="16.495cm" svg:y="8.391cm">
          <text:p/>
        </draw:circle>
        <draw:circle draw:style-name="gr6" draw:text-style-name="P4" draw:layer="layout" svg:width="0.08cm" svg:height="0.08cm" svg:x="16.749cm" svg:y="8.391cm">
          <text:p/>
        </draw:circle>
        <draw:circle draw:style-name="gr6" draw:text-style-name="P4" draw:layer="layout" svg:width="0.08cm" svg:height="0.08cm" svg:x="17.003cm" svg:y="8.391cm">
          <text:p/>
        </draw:circle>
        <draw:circle draw:style-name="gr6" draw:text-style-name="P4" draw:layer="layout" svg:width="0.08cm" svg:height="0.08cm" svg:x="17.257cm" svg:y="8.391cm">
          <text:p/>
        </draw:circle>
        <draw:circle draw:style-name="gr6" draw:text-style-name="P4" draw:layer="layout" svg:width="0.08cm" svg:height="0.08cm" svg:x="11.161cm" svg:y="8.645cm">
          <text:p/>
        </draw:circle>
        <draw:circle draw:style-name="gr6" draw:text-style-name="P4" draw:layer="layout" svg:width="0.08cm" svg:height="0.08cm" svg:x="11.415cm" svg:y="8.645cm">
          <text:p/>
        </draw:circle>
        <draw:circle draw:style-name="gr6" draw:text-style-name="P4" draw:layer="layout" svg:width="0.08cm" svg:height="0.08cm" svg:x="11.669cm" svg:y="8.645cm">
          <text:p/>
        </draw:circle>
        <draw:circle draw:style-name="gr6" draw:text-style-name="P4" draw:layer="layout" svg:width="0.08cm" svg:height="0.08cm" svg:x="11.923cm" svg:y="8.645cm">
          <text:p/>
        </draw:circle>
        <draw:circle draw:style-name="gr6" draw:text-style-name="P4" draw:layer="layout" svg:width="0.08cm" svg:height="0.08cm" svg:x="12.177cm" svg:y="8.645cm">
          <text:p/>
        </draw:circle>
        <draw:circle draw:style-name="gr6" draw:text-style-name="P4" draw:layer="layout" svg:width="0.08cm" svg:height="0.08cm" svg:x="12.431cm" svg:y="8.645cm">
          <text:p/>
        </draw:circle>
        <draw:circle draw:style-name="gr6" draw:text-style-name="P4" draw:layer="layout" svg:width="0.08cm" svg:height="0.08cm" svg:x="12.685cm" svg:y="8.645cm">
          <text:p/>
        </draw:circle>
        <draw:circle draw:style-name="gr6" draw:text-style-name="P4" draw:layer="layout" svg:width="0.08cm" svg:height="0.08cm" svg:x="12.939cm" svg:y="8.645cm">
          <text:p/>
        </draw:circle>
        <draw:circle draw:style-name="gr6" draw:text-style-name="P4" draw:layer="layout" svg:width="0.08cm" svg:height="0.08cm" svg:x="13.193cm" svg:y="8.645cm">
          <text:p/>
        </draw:circle>
        <draw:circle draw:style-name="gr6" draw:text-style-name="P4" draw:layer="layout" svg:width="0.08cm" svg:height="0.08cm" svg:x="13.447cm" svg:y="8.645cm">
          <text:p/>
        </draw:circle>
        <draw:circle draw:style-name="gr6" draw:text-style-name="P4" draw:layer="layout" svg:width="0.08cm" svg:height="0.08cm" svg:x="13.701cm" svg:y="8.645cm">
          <text:p/>
        </draw:circle>
        <draw:circle draw:style-name="gr6" draw:text-style-name="P4" draw:layer="layout" svg:width="0.08cm" svg:height="0.08cm" svg:x="13.955cm" svg:y="8.645cm">
          <text:p/>
        </draw:circle>
        <draw:circle draw:style-name="gr6" draw:text-style-name="P4" draw:layer="layout" svg:width="0.08cm" svg:height="0.08cm" svg:x="14.209cm" svg:y="8.645cm">
          <text:p/>
        </draw:circle>
        <draw:circle draw:style-name="gr6" draw:text-style-name="P4" draw:layer="layout" svg:width="0.08cm" svg:height="0.08cm" svg:x="14.463cm" svg:y="8.645cm">
          <text:p/>
        </draw:circle>
        <draw:circle draw:style-name="gr6" draw:text-style-name="P4" draw:layer="layout" svg:width="0.08cm" svg:height="0.08cm" svg:x="14.717cm" svg:y="8.645cm">
          <text:p/>
        </draw:circle>
        <draw:circle draw:style-name="gr6" draw:text-style-name="P4" draw:layer="layout" svg:width="0.08cm" svg:height="0.08cm" svg:x="14.971cm" svg:y="8.645cm">
          <text:p/>
        </draw:circle>
        <draw:circle draw:style-name="gr6" draw:text-style-name="P4" draw:layer="layout" svg:width="0.08cm" svg:height="0.08cm" svg:x="15.225cm" svg:y="8.645cm">
          <text:p/>
        </draw:circle>
        <draw:circle draw:style-name="gr6" draw:text-style-name="P4" draw:layer="layout" svg:width="0.08cm" svg:height="0.08cm" svg:x="15.479cm" svg:y="8.645cm">
          <text:p/>
        </draw:circle>
        <draw:circle draw:style-name="gr6" draw:text-style-name="P4" draw:layer="layout" svg:width="0.08cm" svg:height="0.08cm" svg:x="15.733cm" svg:y="8.645cm">
          <text:p/>
        </draw:circle>
        <draw:circle draw:style-name="gr6" draw:text-style-name="P4" draw:layer="layout" svg:width="0.08cm" svg:height="0.08cm" svg:x="15.987cm" svg:y="8.645cm">
          <text:p/>
        </draw:circle>
        <draw:circle draw:style-name="gr6" draw:text-style-name="P4" draw:layer="layout" svg:width="0.08cm" svg:height="0.08cm" svg:x="16.241cm" svg:y="8.645cm">
          <text:p/>
        </draw:circle>
        <draw:circle draw:style-name="gr6" draw:text-style-name="P4" draw:layer="layout" svg:width="0.08cm" svg:height="0.08cm" svg:x="16.495cm" svg:y="8.645cm">
          <text:p/>
        </draw:circle>
        <draw:circle draw:style-name="gr6" draw:text-style-name="P4" draw:layer="layout" svg:width="0.08cm" svg:height="0.08cm" svg:x="16.749cm" svg:y="8.645cm">
          <text:p/>
        </draw:circle>
        <draw:circle draw:style-name="gr6" draw:text-style-name="P4" draw:layer="layout" svg:width="0.08cm" svg:height="0.08cm" svg:x="17.003cm" svg:y="8.645cm">
          <text:p/>
        </draw:circle>
        <draw:circle draw:style-name="gr6" draw:text-style-name="P4" draw:layer="layout" svg:width="0.08cm" svg:height="0.08cm" svg:x="17.257cm" svg:y="8.645cm">
          <text:p/>
        </draw:circle>
        <draw:circle draw:style-name="gr6" draw:text-style-name="P4" draw:layer="layout" svg:width="0.08cm" svg:height="0.08cm" svg:x="11.161cm" svg:y="8.899cm">
          <text:p/>
        </draw:circle>
        <draw:circle draw:style-name="gr6" draw:text-style-name="P4" draw:layer="layout" svg:width="0.08cm" svg:height="0.08cm" svg:x="11.415cm" svg:y="8.899cm">
          <text:p/>
        </draw:circle>
        <draw:circle draw:style-name="gr6" draw:text-style-name="P4" draw:layer="layout" svg:width="0.08cm" svg:height="0.08cm" svg:x="11.669cm" svg:y="8.899cm">
          <text:p/>
        </draw:circle>
        <draw:circle draw:style-name="gr6" draw:text-style-name="P4" draw:layer="layout" svg:width="0.08cm" svg:height="0.08cm" svg:x="11.923cm" svg:y="8.899cm">
          <text:p/>
        </draw:circle>
        <draw:circle draw:style-name="gr6" draw:text-style-name="P4" draw:layer="layout" svg:width="0.08cm" svg:height="0.08cm" svg:x="12.177cm" svg:y="8.899cm">
          <text:p/>
        </draw:circle>
        <draw:circle draw:style-name="gr6" draw:text-style-name="P4" draw:layer="layout" svg:width="0.08cm" svg:height="0.08cm" svg:x="12.431cm" svg:y="8.899cm">
          <text:p/>
        </draw:circle>
        <draw:circle draw:style-name="gr6" draw:text-style-name="P4" draw:layer="layout" svg:width="0.08cm" svg:height="0.08cm" svg:x="12.685cm" svg:y="8.899cm">
          <text:p/>
        </draw:circle>
        <draw:circle draw:style-name="gr6" draw:text-style-name="P4" draw:layer="layout" svg:width="0.08cm" svg:height="0.08cm" svg:x="12.939cm" svg:y="8.899cm">
          <text:p/>
        </draw:circle>
        <draw:circle draw:style-name="gr6" draw:text-style-name="P4" draw:layer="layout" svg:width="0.08cm" svg:height="0.08cm" svg:x="13.193cm" svg:y="8.899cm">
          <text:p/>
        </draw:circle>
        <draw:circle draw:style-name="gr6" draw:text-style-name="P4" draw:layer="layout" svg:width="0.08cm" svg:height="0.08cm" svg:x="13.447cm" svg:y="8.899cm">
          <text:p/>
        </draw:circle>
        <draw:circle draw:style-name="gr6" draw:text-style-name="P4" draw:layer="layout" svg:width="0.08cm" svg:height="0.08cm" svg:x="13.701cm" svg:y="8.899cm">
          <text:p/>
        </draw:circle>
        <draw:circle draw:style-name="gr6" draw:text-style-name="P4" draw:layer="layout" svg:width="0.08cm" svg:height="0.08cm" svg:x="13.955cm" svg:y="8.899cm">
          <text:p/>
        </draw:circle>
        <draw:circle draw:style-name="gr6" draw:text-style-name="P4" draw:layer="layout" svg:width="0.08cm" svg:height="0.08cm" svg:x="14.209cm" svg:y="8.899cm">
          <text:p/>
        </draw:circle>
        <draw:circle draw:style-name="gr6" draw:text-style-name="P4" draw:layer="layout" svg:width="0.08cm" svg:height="0.08cm" svg:x="14.463cm" svg:y="8.899cm">
          <text:p/>
        </draw:circle>
        <draw:circle draw:style-name="gr6" draw:text-style-name="P4" draw:layer="layout" svg:width="0.08cm" svg:height="0.08cm" svg:x="14.717cm" svg:y="8.899cm">
          <text:p/>
        </draw:circle>
        <draw:circle draw:style-name="gr6" draw:text-style-name="P4" draw:layer="layout" svg:width="0.08cm" svg:height="0.08cm" svg:x="14.971cm" svg:y="8.899cm">
          <text:p/>
        </draw:circle>
        <draw:circle draw:style-name="gr6" draw:text-style-name="P4" draw:layer="layout" svg:width="0.08cm" svg:height="0.08cm" svg:x="15.225cm" svg:y="8.899cm">
          <text:p/>
        </draw:circle>
        <draw:circle draw:style-name="gr6" draw:text-style-name="P4" draw:layer="layout" svg:width="0.08cm" svg:height="0.08cm" svg:x="15.479cm" svg:y="8.899cm">
          <text:p/>
        </draw:circle>
        <draw:circle draw:style-name="gr6" draw:text-style-name="P4" draw:layer="layout" svg:width="0.08cm" svg:height="0.08cm" svg:x="15.733cm" svg:y="8.899cm">
          <text:p/>
        </draw:circle>
        <draw:circle draw:style-name="gr6" draw:text-style-name="P4" draw:layer="layout" svg:width="0.08cm" svg:height="0.08cm" svg:x="15.987cm" svg:y="8.899cm">
          <text:p/>
        </draw:circle>
        <draw:circle draw:style-name="gr6" draw:text-style-name="P4" draw:layer="layout" svg:width="0.08cm" svg:height="0.08cm" svg:x="16.241cm" svg:y="8.899cm">
          <text:p/>
        </draw:circle>
        <draw:circle draw:style-name="gr6" draw:text-style-name="P4" draw:layer="layout" svg:width="0.08cm" svg:height="0.08cm" svg:x="16.495cm" svg:y="8.899cm">
          <text:p/>
        </draw:circle>
        <draw:circle draw:style-name="gr6" draw:text-style-name="P4" draw:layer="layout" svg:width="0.08cm" svg:height="0.08cm" svg:x="16.749cm" svg:y="8.899cm">
          <text:p/>
        </draw:circle>
        <draw:circle draw:style-name="gr6" draw:text-style-name="P4" draw:layer="layout" svg:width="0.08cm" svg:height="0.08cm" svg:x="17.003cm" svg:y="8.899cm">
          <text:p/>
        </draw:circle>
        <draw:circle draw:style-name="gr6" draw:text-style-name="P4" draw:layer="layout" svg:width="0.08cm" svg:height="0.08cm" svg:x="17.257cm" svg:y="8.899cm">
          <text:p/>
        </draw:circle>
        <draw:circle draw:style-name="gr6" draw:text-style-name="P4" draw:layer="layout" svg:width="0.08cm" svg:height="0.08cm" svg:x="11.161cm" svg:y="9.153cm">
          <text:p/>
        </draw:circle>
        <draw:circle draw:style-name="gr6" draw:text-style-name="P4" draw:layer="layout" svg:width="0.08cm" svg:height="0.08cm" svg:x="11.415cm" svg:y="9.153cm">
          <text:p/>
        </draw:circle>
        <draw:circle draw:style-name="gr6" draw:text-style-name="P4" draw:layer="layout" svg:width="0.08cm" svg:height="0.08cm" svg:x="11.669cm" svg:y="9.153cm">
          <text:p/>
        </draw:circle>
        <draw:circle draw:style-name="gr6" draw:text-style-name="P4" draw:layer="layout" svg:width="0.08cm" svg:height="0.08cm" svg:x="11.923cm" svg:y="9.153cm">
          <text:p/>
        </draw:circle>
        <draw:circle draw:style-name="gr6" draw:text-style-name="P4" draw:layer="layout" svg:width="0.08cm" svg:height="0.08cm" svg:x="12.177cm" svg:y="9.153cm">
          <text:p/>
        </draw:circle>
        <draw:circle draw:style-name="gr6" draw:text-style-name="P4" draw:layer="layout" svg:width="0.08cm" svg:height="0.08cm" svg:x="12.431cm" svg:y="9.153cm">
          <text:p/>
        </draw:circle>
        <draw:circle draw:style-name="gr6" draw:text-style-name="P4" draw:layer="layout" svg:width="0.08cm" svg:height="0.08cm" svg:x="12.685cm" svg:y="9.153cm">
          <text:p/>
        </draw:circle>
        <draw:circle draw:style-name="gr6" draw:text-style-name="P4" draw:layer="layout" svg:width="0.08cm" svg:height="0.08cm" svg:x="12.939cm" svg:y="9.153cm">
          <text:p/>
        </draw:circle>
        <draw:circle draw:style-name="gr6" draw:text-style-name="P4" draw:layer="layout" svg:width="0.08cm" svg:height="0.08cm" svg:x="13.193cm" svg:y="9.153cm">
          <text:p/>
        </draw:circle>
        <draw:circle draw:style-name="gr6" draw:text-style-name="P4" draw:layer="layout" svg:width="0.08cm" svg:height="0.08cm" svg:x="13.447cm" svg:y="9.153cm">
          <text:p/>
        </draw:circle>
        <draw:circle draw:style-name="gr6" draw:text-style-name="P4" draw:layer="layout" svg:width="0.08cm" svg:height="0.08cm" svg:x="13.701cm" svg:y="9.153cm">
          <text:p/>
        </draw:circle>
        <draw:circle draw:style-name="gr6" draw:text-style-name="P4" draw:layer="layout" svg:width="0.08cm" svg:height="0.08cm" svg:x="13.955cm" svg:y="9.153cm">
          <text:p/>
        </draw:circle>
        <draw:circle draw:style-name="gr6" draw:text-style-name="P4" draw:layer="layout" svg:width="0.08cm" svg:height="0.08cm" svg:x="14.209cm" svg:y="9.153cm">
          <text:p/>
        </draw:circle>
        <draw:circle draw:style-name="gr6" draw:text-style-name="P4" draw:layer="layout" svg:width="0.08cm" svg:height="0.08cm" svg:x="14.463cm" svg:y="9.153cm">
          <text:p/>
        </draw:circle>
        <draw:circle draw:style-name="gr6" draw:text-style-name="P4" draw:layer="layout" svg:width="0.08cm" svg:height="0.08cm" svg:x="14.717cm" svg:y="9.153cm">
          <text:p/>
        </draw:circle>
        <draw:circle draw:style-name="gr6" draw:text-style-name="P4" draw:layer="layout" svg:width="0.08cm" svg:height="0.08cm" svg:x="14.971cm" svg:y="9.153cm">
          <text:p/>
        </draw:circle>
        <draw:circle draw:style-name="gr6" draw:text-style-name="P4" draw:layer="layout" svg:width="0.08cm" svg:height="0.08cm" svg:x="15.225cm" svg:y="9.153cm">
          <text:p/>
        </draw:circle>
        <draw:circle draw:style-name="gr6" draw:text-style-name="P4" draw:layer="layout" svg:width="0.08cm" svg:height="0.08cm" svg:x="15.479cm" svg:y="9.153cm">
          <text:p/>
        </draw:circle>
        <draw:circle draw:style-name="gr6" draw:text-style-name="P4" draw:layer="layout" svg:width="0.08cm" svg:height="0.08cm" svg:x="15.733cm" svg:y="9.153cm">
          <text:p/>
        </draw:circle>
        <draw:circle draw:style-name="gr6" draw:text-style-name="P4" draw:layer="layout" svg:width="0.08cm" svg:height="0.08cm" svg:x="15.987cm" svg:y="9.153cm">
          <text:p/>
        </draw:circle>
        <draw:circle draw:style-name="gr6" draw:text-style-name="P4" draw:layer="layout" svg:width="0.08cm" svg:height="0.08cm" svg:x="16.241cm" svg:y="9.153cm">
          <text:p/>
        </draw:circle>
        <draw:circle draw:style-name="gr6" draw:text-style-name="P4" draw:layer="layout" svg:width="0.08cm" svg:height="0.08cm" svg:x="16.495cm" svg:y="9.153cm">
          <text:p/>
        </draw:circle>
        <draw:circle draw:style-name="gr6" draw:text-style-name="P4" draw:layer="layout" svg:width="0.08cm" svg:height="0.08cm" svg:x="16.749cm" svg:y="9.153cm">
          <text:p/>
        </draw:circle>
        <draw:circle draw:style-name="gr6" draw:text-style-name="P4" draw:layer="layout" svg:width="0.08cm" svg:height="0.08cm" svg:x="17.003cm" svg:y="9.153cm">
          <text:p/>
        </draw:circle>
        <draw:circle draw:style-name="gr6" draw:text-style-name="P4" draw:layer="layout" svg:width="0.08cm" svg:height="0.08cm" svg:x="17.257cm" svg:y="9.153cm">
          <text:p/>
        </draw:circle>
        <draw:circle draw:style-name="gr6" draw:text-style-name="P4" draw:layer="layout" svg:width="0.08cm" svg:height="0.08cm" svg:x="11.161cm" svg:y="9.153cm">
          <text:p/>
        </draw:circle>
        <draw:circle draw:style-name="gr6" draw:text-style-name="P4" draw:layer="layout" svg:width="0.08cm" svg:height="0.08cm" svg:x="11.415cm" svg:y="9.153cm">
          <text:p/>
        </draw:circle>
        <draw:circle draw:style-name="gr6" draw:text-style-name="P4" draw:layer="layout" svg:width="0.08cm" svg:height="0.08cm" svg:x="11.669cm" svg:y="9.153cm">
          <text:p/>
        </draw:circle>
        <draw:circle draw:style-name="gr6" draw:text-style-name="P4" draw:layer="layout" svg:width="0.08cm" svg:height="0.08cm" svg:x="11.923cm" svg:y="9.153cm">
          <text:p/>
        </draw:circle>
        <draw:circle draw:style-name="gr6" draw:text-style-name="P4" draw:layer="layout" svg:width="0.08cm" svg:height="0.08cm" svg:x="12.177cm" svg:y="9.153cm">
          <text:p/>
        </draw:circle>
        <draw:circle draw:style-name="gr6" draw:text-style-name="P4" draw:layer="layout" svg:width="0.08cm" svg:height="0.08cm" svg:x="12.431cm" svg:y="9.153cm">
          <text:p/>
        </draw:circle>
        <draw:circle draw:style-name="gr6" draw:text-style-name="P4" draw:layer="layout" svg:width="0.08cm" svg:height="0.08cm" svg:x="12.685cm" svg:y="9.153cm">
          <text:p/>
        </draw:circle>
        <draw:circle draw:style-name="gr6" draw:text-style-name="P4" draw:layer="layout" svg:width="0.08cm" svg:height="0.08cm" svg:x="12.939cm" svg:y="9.153cm">
          <text:p/>
        </draw:circle>
        <draw:circle draw:style-name="gr6" draw:text-style-name="P4" draw:layer="layout" svg:width="0.08cm" svg:height="0.08cm" svg:x="13.193cm" svg:y="9.153cm">
          <text:p/>
        </draw:circle>
        <draw:circle draw:style-name="gr6" draw:text-style-name="P4" draw:layer="layout" svg:width="0.08cm" svg:height="0.08cm" svg:x="13.447cm" svg:y="9.153cm">
          <text:p/>
        </draw:circle>
        <draw:circle draw:style-name="gr6" draw:text-style-name="P4" draw:layer="layout" svg:width="0.08cm" svg:height="0.08cm" svg:x="13.701cm" svg:y="9.153cm">
          <text:p/>
        </draw:circle>
        <draw:circle draw:style-name="gr6" draw:text-style-name="P4" draw:layer="layout" svg:width="0.08cm" svg:height="0.08cm" svg:x="13.955cm" svg:y="9.153cm">
          <text:p/>
        </draw:circle>
        <draw:circle draw:style-name="gr6" draw:text-style-name="P4" draw:layer="layout" svg:width="0.08cm" svg:height="0.08cm" svg:x="14.209cm" svg:y="9.153cm">
          <text:p/>
        </draw:circle>
        <draw:circle draw:style-name="gr6" draw:text-style-name="P4" draw:layer="layout" svg:width="0.08cm" svg:height="0.08cm" svg:x="14.463cm" svg:y="9.153cm">
          <text:p/>
        </draw:circle>
        <draw:circle draw:style-name="gr6" draw:text-style-name="P4" draw:layer="layout" svg:width="0.08cm" svg:height="0.08cm" svg:x="14.717cm" svg:y="9.153cm">
          <text:p/>
        </draw:circle>
        <draw:circle draw:style-name="gr6" draw:text-style-name="P4" draw:layer="layout" svg:width="0.08cm" svg:height="0.08cm" svg:x="14.971cm" svg:y="9.153cm">
          <text:p/>
        </draw:circle>
        <draw:circle draw:style-name="gr6" draw:text-style-name="P4" draw:layer="layout" svg:width="0.08cm" svg:height="0.08cm" svg:x="15.225cm" svg:y="9.153cm">
          <text:p/>
        </draw:circle>
        <draw:circle draw:style-name="gr6" draw:text-style-name="P4" draw:layer="layout" svg:width="0.08cm" svg:height="0.08cm" svg:x="15.479cm" svg:y="9.153cm">
          <text:p/>
        </draw:circle>
        <draw:circle draw:style-name="gr6" draw:text-style-name="P4" draw:layer="layout" svg:width="0.08cm" svg:height="0.08cm" svg:x="15.733cm" svg:y="9.153cm">
          <text:p/>
        </draw:circle>
        <draw:circle draw:style-name="gr6" draw:text-style-name="P4" draw:layer="layout" svg:width="0.08cm" svg:height="0.08cm" svg:x="15.987cm" svg:y="9.153cm">
          <text:p/>
        </draw:circle>
        <draw:circle draw:style-name="gr6" draw:text-style-name="P4" draw:layer="layout" svg:width="0.08cm" svg:height="0.08cm" svg:x="16.241cm" svg:y="9.153cm">
          <text:p/>
        </draw:circle>
        <draw:circle draw:style-name="gr6" draw:text-style-name="P4" draw:layer="layout" svg:width="0.08cm" svg:height="0.08cm" svg:x="16.495cm" svg:y="9.153cm">
          <text:p/>
        </draw:circle>
        <draw:circle draw:style-name="gr6" draw:text-style-name="P4" draw:layer="layout" svg:width="0.08cm" svg:height="0.08cm" svg:x="16.749cm" svg:y="9.153cm">
          <text:p/>
        </draw:circle>
        <draw:circle draw:style-name="gr6" draw:text-style-name="P4" draw:layer="layout" svg:width="0.08cm" svg:height="0.08cm" svg:x="17.003cm" svg:y="9.153cm">
          <text:p/>
        </draw:circle>
        <draw:circle draw:style-name="gr6" draw:text-style-name="P4" draw:layer="layout" svg:width="0.08cm" svg:height="0.08cm" svg:x="17.257cm" svg:y="9.153cm">
          <text:p/>
        </draw:circle>
        <draw:circle draw:style-name="gr6" draw:text-style-name="P4" draw:layer="layout" svg:width="0.08cm" svg:height="0.08cm" svg:x="11.161cm" svg:y="9.407cm">
          <text:p/>
        </draw:circle>
        <draw:circle draw:style-name="gr6" draw:text-style-name="P4" draw:layer="layout" svg:width="0.08cm" svg:height="0.08cm" svg:x="11.415cm" svg:y="9.407cm">
          <text:p/>
        </draw:circle>
        <draw:circle draw:style-name="gr6" draw:text-style-name="P4" draw:layer="layout" svg:width="0.08cm" svg:height="0.08cm" svg:x="11.669cm" svg:y="9.407cm">
          <text:p/>
        </draw:circle>
        <draw:circle draw:style-name="gr6" draw:text-style-name="P4" draw:layer="layout" svg:width="0.08cm" svg:height="0.08cm" svg:x="11.923cm" svg:y="9.407cm">
          <text:p/>
        </draw:circle>
        <draw:circle draw:style-name="gr6" draw:text-style-name="P4" draw:layer="layout" svg:width="0.08cm" svg:height="0.08cm" svg:x="12.177cm" svg:y="9.407cm">
          <text:p/>
        </draw:circle>
        <draw:circle draw:style-name="gr6" draw:text-style-name="P4" draw:layer="layout" svg:width="0.08cm" svg:height="0.08cm" svg:x="12.431cm" svg:y="9.407cm">
          <text:p/>
        </draw:circle>
        <draw:circle draw:style-name="gr6" draw:text-style-name="P4" draw:layer="layout" svg:width="0.08cm" svg:height="0.08cm" svg:x="12.685cm" svg:y="9.407cm">
          <text:p/>
        </draw:circle>
        <draw:circle draw:style-name="gr6" draw:text-style-name="P4" draw:layer="layout" svg:width="0.08cm" svg:height="0.08cm" svg:x="12.939cm" svg:y="9.407cm">
          <text:p/>
        </draw:circle>
        <draw:circle draw:style-name="gr6" draw:text-style-name="P4" draw:layer="layout" svg:width="0.08cm" svg:height="0.08cm" svg:x="13.193cm" svg:y="9.407cm">
          <text:p/>
        </draw:circle>
        <draw:circle draw:style-name="gr6" draw:text-style-name="P4" draw:layer="layout" svg:width="0.08cm" svg:height="0.08cm" svg:x="13.447cm" svg:y="9.407cm">
          <text:p/>
        </draw:circle>
        <draw:circle draw:style-name="gr6" draw:text-style-name="P4" draw:layer="layout" svg:width="0.08cm" svg:height="0.08cm" svg:x="13.701cm" svg:y="9.407cm">
          <text:p/>
        </draw:circle>
        <draw:circle draw:style-name="gr6" draw:text-style-name="P4" draw:layer="layout" svg:width="0.08cm" svg:height="0.08cm" svg:x="13.955cm" svg:y="9.407cm">
          <text:p/>
        </draw:circle>
        <draw:circle draw:style-name="gr6" draw:text-style-name="P4" draw:layer="layout" svg:width="0.08cm" svg:height="0.08cm" svg:x="14.209cm" svg:y="9.407cm">
          <text:p/>
        </draw:circle>
        <draw:circle draw:style-name="gr6" draw:text-style-name="P4" draw:layer="layout" svg:width="0.08cm" svg:height="0.08cm" svg:x="14.463cm" svg:y="9.407cm">
          <text:p/>
        </draw:circle>
        <draw:circle draw:style-name="gr6" draw:text-style-name="P4" draw:layer="layout" svg:width="0.08cm" svg:height="0.08cm" svg:x="14.717cm" svg:y="9.407cm">
          <text:p/>
        </draw:circle>
        <draw:circle draw:style-name="gr6" draw:text-style-name="P4" draw:layer="layout" svg:width="0.08cm" svg:height="0.08cm" svg:x="14.971cm" svg:y="9.407cm">
          <text:p/>
        </draw:circle>
        <draw:circle draw:style-name="gr6" draw:text-style-name="P4" draw:layer="layout" svg:width="0.08cm" svg:height="0.08cm" svg:x="15.225cm" svg:y="9.407cm">
          <text:p/>
        </draw:circle>
        <draw:circle draw:style-name="gr6" draw:text-style-name="P4" draw:layer="layout" svg:width="0.08cm" svg:height="0.08cm" svg:x="15.479cm" svg:y="9.407cm">
          <text:p/>
        </draw:circle>
        <draw:circle draw:style-name="gr6" draw:text-style-name="P4" draw:layer="layout" svg:width="0.08cm" svg:height="0.08cm" svg:x="15.733cm" svg:y="9.407cm">
          <text:p/>
        </draw:circle>
        <draw:circle draw:style-name="gr6" draw:text-style-name="P4" draw:layer="layout" svg:width="0.08cm" svg:height="0.08cm" svg:x="15.987cm" svg:y="9.407cm">
          <text:p/>
        </draw:circle>
        <draw:circle draw:style-name="gr6" draw:text-style-name="P4" draw:layer="layout" svg:width="0.08cm" svg:height="0.08cm" svg:x="16.241cm" svg:y="9.407cm">
          <text:p/>
        </draw:circle>
        <draw:circle draw:style-name="gr6" draw:text-style-name="P4" draw:layer="layout" svg:width="0.08cm" svg:height="0.08cm" svg:x="16.495cm" svg:y="9.407cm">
          <text:p/>
        </draw:circle>
        <draw:circle draw:style-name="gr6" draw:text-style-name="P4" draw:layer="layout" svg:width="0.08cm" svg:height="0.08cm" svg:x="16.749cm" svg:y="9.407cm">
          <text:p/>
        </draw:circle>
        <draw:circle draw:style-name="gr6" draw:text-style-name="P4" draw:layer="layout" svg:width="0.08cm" svg:height="0.08cm" svg:x="17.003cm" svg:y="9.407cm">
          <text:p/>
        </draw:circle>
        <draw:circle draw:style-name="gr6" draw:text-style-name="P4" draw:layer="layout" svg:width="0.08cm" svg:height="0.08cm" svg:x="17.257cm" svg:y="9.407cm">
          <text:p/>
        </draw:circle>
        <draw:circle draw:style-name="gr6" draw:text-style-name="P4" draw:layer="layout" svg:width="0.08cm" svg:height="0.08cm" svg:x="11.161cm" svg:y="9.661cm">
          <text:p/>
        </draw:circle>
        <draw:circle draw:style-name="gr6" draw:text-style-name="P4" draw:layer="layout" svg:width="0.08cm" svg:height="0.08cm" svg:x="11.415cm" svg:y="9.661cm">
          <text:p/>
        </draw:circle>
        <draw:circle draw:style-name="gr6" draw:text-style-name="P4" draw:layer="layout" svg:width="0.08cm" svg:height="0.08cm" svg:x="11.669cm" svg:y="9.661cm">
          <text:p/>
        </draw:circle>
        <draw:circle draw:style-name="gr6" draw:text-style-name="P4" draw:layer="layout" svg:width="0.08cm" svg:height="0.08cm" svg:x="11.923cm" svg:y="9.661cm">
          <text:p/>
        </draw:circle>
        <draw:circle draw:style-name="gr6" draw:text-style-name="P4" draw:layer="layout" svg:width="0.08cm" svg:height="0.08cm" svg:x="12.177cm" svg:y="9.661cm">
          <text:p/>
        </draw:circle>
        <draw:circle draw:style-name="gr6" draw:text-style-name="P4" draw:layer="layout" svg:width="0.08cm" svg:height="0.08cm" svg:x="12.431cm" svg:y="9.661cm">
          <text:p/>
        </draw:circle>
        <draw:circle draw:style-name="gr6" draw:text-style-name="P4" draw:layer="layout" svg:width="0.08cm" svg:height="0.08cm" svg:x="12.685cm" svg:y="9.661cm">
          <text:p/>
        </draw:circle>
        <draw:circle draw:style-name="gr6" draw:text-style-name="P4" draw:layer="layout" svg:width="0.08cm" svg:height="0.08cm" svg:x="12.939cm" svg:y="9.661cm">
          <text:p/>
        </draw:circle>
        <draw:circle draw:style-name="gr6" draw:text-style-name="P4" draw:layer="layout" svg:width="0.08cm" svg:height="0.08cm" svg:x="13.193cm" svg:y="9.661cm">
          <text:p/>
        </draw:circle>
        <draw:circle draw:style-name="gr6" draw:text-style-name="P4" draw:layer="layout" svg:width="0.08cm" svg:height="0.08cm" svg:x="13.447cm" svg:y="9.661cm">
          <text:p/>
        </draw:circle>
        <draw:circle draw:style-name="gr6" draw:text-style-name="P4" draw:layer="layout" svg:width="0.08cm" svg:height="0.08cm" svg:x="13.701cm" svg:y="9.661cm">
          <text:p/>
        </draw:circle>
        <draw:circle draw:style-name="gr6" draw:text-style-name="P4" draw:layer="layout" svg:width="0.08cm" svg:height="0.08cm" svg:x="13.955cm" svg:y="9.661cm">
          <text:p/>
        </draw:circle>
        <draw:circle draw:style-name="gr6" draw:text-style-name="P4" draw:layer="layout" svg:width="0.08cm" svg:height="0.08cm" svg:x="14.209cm" svg:y="9.661cm">
          <text:p/>
        </draw:circle>
        <draw:circle draw:style-name="gr6" draw:text-style-name="P4" draw:layer="layout" svg:width="0.08cm" svg:height="0.08cm" svg:x="14.463cm" svg:y="9.661cm">
          <text:p/>
        </draw:circle>
        <draw:circle draw:style-name="gr6" draw:text-style-name="P4" draw:layer="layout" svg:width="0.08cm" svg:height="0.08cm" svg:x="14.717cm" svg:y="9.661cm">
          <text:p/>
        </draw:circle>
        <draw:circle draw:style-name="gr6" draw:text-style-name="P4" draw:layer="layout" svg:width="0.08cm" svg:height="0.08cm" svg:x="14.971cm" svg:y="9.661cm">
          <text:p/>
        </draw:circle>
        <draw:circle draw:style-name="gr6" draw:text-style-name="P4" draw:layer="layout" svg:width="0.08cm" svg:height="0.08cm" svg:x="15.225cm" svg:y="9.661cm">
          <text:p/>
        </draw:circle>
        <draw:circle draw:style-name="gr6" draw:text-style-name="P4" draw:layer="layout" svg:width="0.08cm" svg:height="0.08cm" svg:x="15.479cm" svg:y="9.661cm">
          <text:p/>
        </draw:circle>
        <draw:circle draw:style-name="gr6" draw:text-style-name="P4" draw:layer="layout" svg:width="0.08cm" svg:height="0.08cm" svg:x="15.733cm" svg:y="9.661cm">
          <text:p/>
        </draw:circle>
        <draw:circle draw:style-name="gr6" draw:text-style-name="P4" draw:layer="layout" svg:width="0.08cm" svg:height="0.08cm" svg:x="15.987cm" svg:y="9.661cm">
          <text:p/>
        </draw:circle>
        <draw:circle draw:style-name="gr6" draw:text-style-name="P4" draw:layer="layout" svg:width="0.08cm" svg:height="0.08cm" svg:x="16.241cm" svg:y="9.661cm">
          <text:p/>
        </draw:circle>
        <draw:circle draw:style-name="gr6" draw:text-style-name="P4" draw:layer="layout" svg:width="0.08cm" svg:height="0.08cm" svg:x="16.495cm" svg:y="9.661cm">
          <text:p/>
        </draw:circle>
        <draw:circle draw:style-name="gr6" draw:text-style-name="P4" draw:layer="layout" svg:width="0.08cm" svg:height="0.08cm" svg:x="16.749cm" svg:y="9.661cm">
          <text:p/>
        </draw:circle>
        <draw:circle draw:style-name="gr6" draw:text-style-name="P4" draw:layer="layout" svg:width="0.08cm" svg:height="0.08cm" svg:x="17.003cm" svg:y="9.661cm">
          <text:p/>
        </draw:circle>
        <draw:circle draw:style-name="gr6" draw:text-style-name="P4" draw:layer="layout" svg:width="0.08cm" svg:height="0.08cm" svg:x="17.257cm" svg:y="9.661cm">
          <text:p/>
        </draw:circle>
        <draw:circle draw:style-name="gr6" draw:text-style-name="P4" draw:layer="layout" svg:width="0.08cm" svg:height="0.08cm" svg:x="11.161cm" svg:y="9.915cm">
          <text:p/>
        </draw:circle>
        <draw:circle draw:style-name="gr6" draw:text-style-name="P4" draw:layer="layout" svg:width="0.08cm" svg:height="0.08cm" svg:x="11.415cm" svg:y="9.915cm">
          <text:p/>
        </draw:circle>
        <draw:circle draw:style-name="gr6" draw:text-style-name="P4" draw:layer="layout" svg:width="0.08cm" svg:height="0.08cm" svg:x="11.669cm" svg:y="9.915cm">
          <text:p/>
        </draw:circle>
        <draw:circle draw:style-name="gr6" draw:text-style-name="P4" draw:layer="layout" svg:width="0.08cm" svg:height="0.08cm" svg:x="11.923cm" svg:y="9.915cm">
          <text:p/>
        </draw:circle>
        <draw:circle draw:style-name="gr6" draw:text-style-name="P4" draw:layer="layout" svg:width="0.08cm" svg:height="0.08cm" svg:x="12.177cm" svg:y="9.915cm">
          <text:p/>
        </draw:circle>
        <draw:circle draw:style-name="gr6" draw:text-style-name="P4" draw:layer="layout" svg:width="0.08cm" svg:height="0.08cm" svg:x="12.431cm" svg:y="9.915cm">
          <text:p/>
        </draw:circle>
        <draw:circle draw:style-name="gr6" draw:text-style-name="P4" draw:layer="layout" svg:width="0.08cm" svg:height="0.08cm" svg:x="12.685cm" svg:y="9.915cm">
          <text:p/>
        </draw:circle>
        <draw:circle draw:style-name="gr6" draw:text-style-name="P4" draw:layer="layout" svg:width="0.08cm" svg:height="0.08cm" svg:x="12.939cm" svg:y="9.915cm">
          <text:p/>
        </draw:circle>
        <draw:circle draw:style-name="gr6" draw:text-style-name="P4" draw:layer="layout" svg:width="0.08cm" svg:height="0.08cm" svg:x="13.193cm" svg:y="9.915cm">
          <text:p/>
        </draw:circle>
        <draw:circle draw:style-name="gr6" draw:text-style-name="P4" draw:layer="layout" svg:width="0.08cm" svg:height="0.08cm" svg:x="13.447cm" svg:y="9.915cm">
          <text:p/>
        </draw:circle>
        <draw:circle draw:style-name="gr6" draw:text-style-name="P4" draw:layer="layout" svg:width="0.08cm" svg:height="0.08cm" svg:x="13.701cm" svg:y="9.915cm">
          <text:p/>
        </draw:circle>
        <draw:circle draw:style-name="gr6" draw:text-style-name="P4" draw:layer="layout" svg:width="0.08cm" svg:height="0.08cm" svg:x="13.955cm" svg:y="9.915cm">
          <text:p/>
        </draw:circle>
        <draw:circle draw:style-name="gr6" draw:text-style-name="P4" draw:layer="layout" svg:width="0.08cm" svg:height="0.08cm" svg:x="14.209cm" svg:y="9.915cm">
          <text:p/>
        </draw:circle>
        <draw:circle draw:style-name="gr6" draw:text-style-name="P4" draw:layer="layout" svg:width="0.08cm" svg:height="0.08cm" svg:x="14.463cm" svg:y="9.915cm">
          <text:p/>
        </draw:circle>
        <draw:circle draw:style-name="gr6" draw:text-style-name="P4" draw:layer="layout" svg:width="0.08cm" svg:height="0.08cm" svg:x="14.717cm" svg:y="9.915cm">
          <text:p/>
        </draw:circle>
        <draw:circle draw:style-name="gr6" draw:text-style-name="P4" draw:layer="layout" svg:width="0.08cm" svg:height="0.08cm" svg:x="14.971cm" svg:y="9.915cm">
          <text:p/>
        </draw:circle>
        <draw:circle draw:style-name="gr6" draw:text-style-name="P4" draw:layer="layout" svg:width="0.08cm" svg:height="0.08cm" svg:x="15.225cm" svg:y="9.915cm">
          <text:p/>
        </draw:circle>
        <draw:circle draw:style-name="gr6" draw:text-style-name="P4" draw:layer="layout" svg:width="0.08cm" svg:height="0.08cm" svg:x="15.479cm" svg:y="9.915cm">
          <text:p/>
        </draw:circle>
        <draw:circle draw:style-name="gr6" draw:text-style-name="P4" draw:layer="layout" svg:width="0.08cm" svg:height="0.08cm" svg:x="15.733cm" svg:y="9.915cm">
          <text:p/>
        </draw:circle>
        <draw:circle draw:style-name="gr6" draw:text-style-name="P4" draw:layer="layout" svg:width="0.08cm" svg:height="0.08cm" svg:x="15.987cm" svg:y="9.915cm">
          <text:p/>
        </draw:circle>
        <draw:circle draw:style-name="gr6" draw:text-style-name="P4" draw:layer="layout" svg:width="0.08cm" svg:height="0.08cm" svg:x="16.241cm" svg:y="9.915cm">
          <text:p/>
        </draw:circle>
        <draw:circle draw:style-name="gr6" draw:text-style-name="P4" draw:layer="layout" svg:width="0.08cm" svg:height="0.08cm" svg:x="16.495cm" svg:y="9.915cm">
          <text:p/>
        </draw:circle>
        <draw:circle draw:style-name="gr6" draw:text-style-name="P4" draw:layer="layout" svg:width="0.08cm" svg:height="0.08cm" svg:x="16.749cm" svg:y="9.915cm">
          <text:p/>
        </draw:circle>
        <draw:circle draw:style-name="gr6" draw:text-style-name="P4" draw:layer="layout" svg:width="0.08cm" svg:height="0.08cm" svg:x="17.003cm" svg:y="9.915cm">
          <text:p/>
        </draw:circle>
        <draw:circle draw:style-name="gr6" draw:text-style-name="P4" draw:layer="layout" svg:width="0.08cm" svg:height="0.08cm" svg:x="17.257cm" svg:y="9.915cm">
          <text:p/>
        </draw:circle>
        <draw:circle draw:style-name="gr6" draw:text-style-name="P4" draw:layer="layout" svg:width="0.08cm" svg:height="0.08cm" svg:x="11.161cm" svg:y="10.169cm">
          <text:p/>
        </draw:circle>
        <draw:circle draw:style-name="gr6" draw:text-style-name="P4" draw:layer="layout" svg:width="0.08cm" svg:height="0.08cm" svg:x="11.415cm" svg:y="10.169cm">
          <text:p/>
        </draw:circle>
        <draw:circle draw:style-name="gr6" draw:text-style-name="P4" draw:layer="layout" svg:width="0.08cm" svg:height="0.08cm" svg:x="11.669cm" svg:y="10.169cm">
          <text:p/>
        </draw:circle>
        <draw:circle draw:style-name="gr6" draw:text-style-name="P4" draw:layer="layout" svg:width="0.08cm" svg:height="0.08cm" svg:x="11.923cm" svg:y="10.169cm">
          <text:p/>
        </draw:circle>
        <draw:circle draw:style-name="gr6" draw:text-style-name="P4" draw:layer="layout" svg:width="0.08cm" svg:height="0.08cm" svg:x="12.177cm" svg:y="10.169cm">
          <text:p/>
        </draw:circle>
        <draw:circle draw:style-name="gr6" draw:text-style-name="P4" draw:layer="layout" svg:width="0.08cm" svg:height="0.08cm" svg:x="12.431cm" svg:y="10.169cm">
          <text:p/>
        </draw:circle>
        <draw:circle draw:style-name="gr6" draw:text-style-name="P4" draw:layer="layout" svg:width="0.08cm" svg:height="0.08cm" svg:x="12.685cm" svg:y="10.169cm">
          <text:p/>
        </draw:circle>
        <draw:circle draw:style-name="gr6" draw:text-style-name="P4" draw:layer="layout" svg:width="0.08cm" svg:height="0.08cm" svg:x="12.939cm" svg:y="10.169cm">
          <text:p/>
        </draw:circle>
        <draw:circle draw:style-name="gr6" draw:text-style-name="P4" draw:layer="layout" svg:width="0.08cm" svg:height="0.08cm" svg:x="13.193cm" svg:y="10.169cm">
          <text:p/>
        </draw:circle>
        <draw:circle draw:style-name="gr6" draw:text-style-name="P4" draw:layer="layout" svg:width="0.08cm" svg:height="0.08cm" svg:x="13.447cm" svg:y="10.169cm">
          <text:p/>
        </draw:circle>
        <draw:circle draw:style-name="gr6" draw:text-style-name="P4" draw:layer="layout" svg:width="0.08cm" svg:height="0.08cm" svg:x="13.701cm" svg:y="10.169cm">
          <text:p/>
        </draw:circle>
        <draw:circle draw:style-name="gr6" draw:text-style-name="P4" draw:layer="layout" svg:width="0.08cm" svg:height="0.08cm" svg:x="13.955cm" svg:y="10.169cm">
          <text:p/>
        </draw:circle>
        <draw:circle draw:style-name="gr6" draw:text-style-name="P4" draw:layer="layout" svg:width="0.08cm" svg:height="0.08cm" svg:x="14.209cm" svg:y="10.169cm">
          <text:p/>
        </draw:circle>
        <draw:circle draw:style-name="gr6" draw:text-style-name="P4" draw:layer="layout" svg:width="0.08cm" svg:height="0.08cm" svg:x="14.463cm" svg:y="10.169cm">
          <text:p/>
        </draw:circle>
        <draw:circle draw:style-name="gr6" draw:text-style-name="P4" draw:layer="layout" svg:width="0.08cm" svg:height="0.08cm" svg:x="14.717cm" svg:y="10.169cm">
          <text:p/>
        </draw:circle>
        <draw:circle draw:style-name="gr6" draw:text-style-name="P4" draw:layer="layout" svg:width="0.08cm" svg:height="0.08cm" svg:x="14.971cm" svg:y="10.169cm">
          <text:p/>
        </draw:circle>
        <draw:circle draw:style-name="gr6" draw:text-style-name="P4" draw:layer="layout" svg:width="0.08cm" svg:height="0.08cm" svg:x="15.225cm" svg:y="10.169cm">
          <text:p/>
        </draw:circle>
        <draw:circle draw:style-name="gr6" draw:text-style-name="P4" draw:layer="layout" svg:width="0.08cm" svg:height="0.08cm" svg:x="15.479cm" svg:y="10.169cm">
          <text:p/>
        </draw:circle>
        <draw:circle draw:style-name="gr6" draw:text-style-name="P4" draw:layer="layout" svg:width="0.08cm" svg:height="0.08cm" svg:x="15.733cm" svg:y="10.169cm">
          <text:p/>
        </draw:circle>
        <draw:circle draw:style-name="gr6" draw:text-style-name="P4" draw:layer="layout" svg:width="0.08cm" svg:height="0.08cm" svg:x="15.987cm" svg:y="10.169cm">
          <text:p/>
        </draw:circle>
        <draw:circle draw:style-name="gr6" draw:text-style-name="P4" draw:layer="layout" svg:width="0.08cm" svg:height="0.08cm" svg:x="16.241cm" svg:y="10.169cm">
          <text:p/>
        </draw:circle>
        <draw:circle draw:style-name="gr6" draw:text-style-name="P4" draw:layer="layout" svg:width="0.08cm" svg:height="0.08cm" svg:x="16.495cm" svg:y="10.169cm">
          <text:p/>
        </draw:circle>
        <draw:circle draw:style-name="gr6" draw:text-style-name="P4" draw:layer="layout" svg:width="0.08cm" svg:height="0.08cm" svg:x="16.749cm" svg:y="10.169cm">
          <text:p/>
        </draw:circle>
        <draw:circle draw:style-name="gr6" draw:text-style-name="P4" draw:layer="layout" svg:width="0.08cm" svg:height="0.08cm" svg:x="17.003cm" svg:y="10.169cm">
          <text:p/>
        </draw:circle>
        <draw:circle draw:style-name="gr6" draw:text-style-name="P4" draw:layer="layout" svg:width="0.08cm" svg:height="0.08cm" svg:x="17.257cm" svg:y="10.169cm">
          <text:p/>
        </draw:circle>
        <draw:circle draw:style-name="gr6" draw:text-style-name="P4" draw:layer="layout" svg:width="0.08cm" svg:height="0.08cm" svg:x="11.161cm" svg:y="10.423cm">
          <text:p/>
        </draw:circle>
        <draw:circle draw:style-name="gr6" draw:text-style-name="P4" draw:layer="layout" svg:width="0.08cm" svg:height="0.08cm" svg:x="11.415cm" svg:y="10.423cm">
          <text:p/>
        </draw:circle>
        <draw:circle draw:style-name="gr6" draw:text-style-name="P4" draw:layer="layout" svg:width="0.08cm" svg:height="0.08cm" svg:x="11.669cm" svg:y="10.423cm">
          <text:p/>
        </draw:circle>
        <draw:circle draw:style-name="gr6" draw:text-style-name="P4" draw:layer="layout" svg:width="0.08cm" svg:height="0.08cm" svg:x="11.923cm" svg:y="10.423cm">
          <text:p/>
        </draw:circle>
        <draw:circle draw:style-name="gr6" draw:text-style-name="P4" draw:layer="layout" svg:width="0.08cm" svg:height="0.08cm" svg:x="12.177cm" svg:y="10.423cm">
          <text:p/>
        </draw:circle>
        <draw:circle draw:style-name="gr6" draw:text-style-name="P4" draw:layer="layout" svg:width="0.08cm" svg:height="0.08cm" svg:x="12.431cm" svg:y="10.423cm">
          <text:p/>
        </draw:circle>
        <draw:circle draw:style-name="gr6" draw:text-style-name="P4" draw:layer="layout" svg:width="0.08cm" svg:height="0.08cm" svg:x="12.685cm" svg:y="10.423cm">
          <text:p/>
        </draw:circle>
        <draw:circle draw:style-name="gr6" draw:text-style-name="P4" draw:layer="layout" svg:width="0.08cm" svg:height="0.08cm" svg:x="12.939cm" svg:y="10.423cm">
          <text:p/>
        </draw:circle>
        <draw:circle draw:style-name="gr6" draw:text-style-name="P4" draw:layer="layout" svg:width="0.08cm" svg:height="0.08cm" svg:x="13.193cm" svg:y="10.423cm">
          <text:p/>
        </draw:circle>
        <draw:circle draw:style-name="gr6" draw:text-style-name="P4" draw:layer="layout" svg:width="0.08cm" svg:height="0.08cm" svg:x="13.447cm" svg:y="10.423cm">
          <text:p/>
        </draw:circle>
        <draw:circle draw:style-name="gr6" draw:text-style-name="P4" draw:layer="layout" svg:width="0.08cm" svg:height="0.08cm" svg:x="13.701cm" svg:y="10.423cm">
          <text:p/>
        </draw:circle>
        <draw:circle draw:style-name="gr6" draw:text-style-name="P4" draw:layer="layout" svg:width="0.08cm" svg:height="0.08cm" svg:x="13.955cm" svg:y="10.423cm">
          <text:p/>
        </draw:circle>
        <draw:circle draw:style-name="gr6" draw:text-style-name="P4" draw:layer="layout" svg:width="0.08cm" svg:height="0.08cm" svg:x="14.209cm" svg:y="10.423cm">
          <text:p/>
        </draw:circle>
        <draw:circle draw:style-name="gr6" draw:text-style-name="P4" draw:layer="layout" svg:width="0.08cm" svg:height="0.08cm" svg:x="14.463cm" svg:y="10.423cm">
          <text:p/>
        </draw:circle>
        <draw:circle draw:style-name="gr6" draw:text-style-name="P4" draw:layer="layout" svg:width="0.08cm" svg:height="0.08cm" svg:x="14.717cm" svg:y="10.423cm">
          <text:p/>
        </draw:circle>
        <draw:circle draw:style-name="gr6" draw:text-style-name="P4" draw:layer="layout" svg:width="0.08cm" svg:height="0.08cm" svg:x="14.971cm" svg:y="10.423cm">
          <text:p/>
        </draw:circle>
        <draw:circle draw:style-name="gr6" draw:text-style-name="P4" draw:layer="layout" svg:width="0.08cm" svg:height="0.08cm" svg:x="15.225cm" svg:y="10.423cm">
          <text:p/>
        </draw:circle>
        <draw:circle draw:style-name="gr6" draw:text-style-name="P4" draw:layer="layout" svg:width="0.08cm" svg:height="0.08cm" svg:x="15.479cm" svg:y="10.423cm">
          <text:p/>
        </draw:circle>
        <draw:circle draw:style-name="gr6" draw:text-style-name="P4" draw:layer="layout" svg:width="0.08cm" svg:height="0.08cm" svg:x="15.733cm" svg:y="10.423cm">
          <text:p/>
        </draw:circle>
        <draw:circle draw:style-name="gr6" draw:text-style-name="P4" draw:layer="layout" svg:width="0.08cm" svg:height="0.08cm" svg:x="15.987cm" svg:y="10.423cm">
          <text:p/>
        </draw:circle>
        <draw:circle draw:style-name="gr6" draw:text-style-name="P4" draw:layer="layout" svg:width="0.08cm" svg:height="0.08cm" svg:x="16.241cm" svg:y="10.423cm">
          <text:p/>
        </draw:circle>
        <draw:circle draw:style-name="gr6" draw:text-style-name="P4" draw:layer="layout" svg:width="0.08cm" svg:height="0.08cm" svg:x="16.495cm" svg:y="10.423cm">
          <text:p/>
        </draw:circle>
        <draw:circle draw:style-name="gr6" draw:text-style-name="P4" draw:layer="layout" svg:width="0.08cm" svg:height="0.08cm" svg:x="16.749cm" svg:y="10.423cm">
          <text:p/>
        </draw:circle>
        <draw:circle draw:style-name="gr6" draw:text-style-name="P4" draw:layer="layout" svg:width="0.08cm" svg:height="0.08cm" svg:x="17.003cm" svg:y="10.423cm">
          <text:p/>
        </draw:circle>
        <draw:circle draw:style-name="gr6" draw:text-style-name="P4" draw:layer="layout" svg:width="0.08cm" svg:height="0.08cm" svg:x="17.257cm" svg:y="10.423cm">
          <text:p/>
        </draw:circle>
        <draw:circle draw:style-name="gr6" draw:text-style-name="P4" draw:layer="layout" svg:width="0.08cm" svg:height="0.08cm" svg:x="11.161cm" svg:y="10.423cm">
          <text:p/>
        </draw:circle>
        <draw:circle draw:style-name="gr6" draw:text-style-name="P4" draw:layer="layout" svg:width="0.08cm" svg:height="0.08cm" svg:x="11.415cm" svg:y="10.423cm">
          <text:p/>
        </draw:circle>
        <draw:circle draw:style-name="gr6" draw:text-style-name="P4" draw:layer="layout" svg:width="0.08cm" svg:height="0.08cm" svg:x="11.669cm" svg:y="10.423cm">
          <text:p/>
        </draw:circle>
        <draw:circle draw:style-name="gr6" draw:text-style-name="P4" draw:layer="layout" svg:width="0.08cm" svg:height="0.08cm" svg:x="11.923cm" svg:y="10.423cm">
          <text:p/>
        </draw:circle>
        <draw:circle draw:style-name="gr6" draw:text-style-name="P4" draw:layer="layout" svg:width="0.08cm" svg:height="0.08cm" svg:x="12.177cm" svg:y="10.423cm">
          <text:p/>
        </draw:circle>
        <draw:circle draw:style-name="gr6" draw:text-style-name="P4" draw:layer="layout" svg:width="0.08cm" svg:height="0.08cm" svg:x="12.431cm" svg:y="10.423cm">
          <text:p/>
        </draw:circle>
        <draw:circle draw:style-name="gr6" draw:text-style-name="P4" draw:layer="layout" svg:width="0.08cm" svg:height="0.08cm" svg:x="12.685cm" svg:y="10.423cm">
          <text:p/>
        </draw:circle>
        <draw:circle draw:style-name="gr6" draw:text-style-name="P4" draw:layer="layout" svg:width="0.08cm" svg:height="0.08cm" svg:x="12.939cm" svg:y="10.423cm">
          <text:p/>
        </draw:circle>
        <draw:circle draw:style-name="gr6" draw:text-style-name="P4" draw:layer="layout" svg:width="0.08cm" svg:height="0.08cm" svg:x="13.193cm" svg:y="10.423cm">
          <text:p/>
        </draw:circle>
        <draw:circle draw:style-name="gr6" draw:text-style-name="P4" draw:layer="layout" svg:width="0.08cm" svg:height="0.08cm" svg:x="13.447cm" svg:y="10.423cm">
          <text:p/>
        </draw:circle>
        <draw:circle draw:style-name="gr6" draw:text-style-name="P4" draw:layer="layout" svg:width="0.08cm" svg:height="0.08cm" svg:x="13.701cm" svg:y="10.423cm">
          <text:p/>
        </draw:circle>
        <draw:circle draw:style-name="gr6" draw:text-style-name="P4" draw:layer="layout" svg:width="0.08cm" svg:height="0.08cm" svg:x="13.955cm" svg:y="10.423cm">
          <text:p/>
        </draw:circle>
        <draw:circle draw:style-name="gr6" draw:text-style-name="P4" draw:layer="layout" svg:width="0.08cm" svg:height="0.08cm" svg:x="14.209cm" svg:y="10.423cm">
          <text:p/>
        </draw:circle>
        <draw:circle draw:style-name="gr6" draw:text-style-name="P4" draw:layer="layout" svg:width="0.08cm" svg:height="0.08cm" svg:x="14.463cm" svg:y="10.423cm">
          <text:p/>
        </draw:circle>
        <draw:circle draw:style-name="gr6" draw:text-style-name="P4" draw:layer="layout" svg:width="0.08cm" svg:height="0.08cm" svg:x="14.717cm" svg:y="10.423cm">
          <text:p/>
        </draw:circle>
        <draw:circle draw:style-name="gr6" draw:text-style-name="P4" draw:layer="layout" svg:width="0.08cm" svg:height="0.08cm" svg:x="14.971cm" svg:y="10.423cm">
          <text:p/>
        </draw:circle>
        <draw:circle draw:style-name="gr6" draw:text-style-name="P4" draw:layer="layout" svg:width="0.08cm" svg:height="0.08cm" svg:x="15.225cm" svg:y="10.423cm">
          <text:p/>
        </draw:circle>
        <draw:circle draw:style-name="gr6" draw:text-style-name="P4" draw:layer="layout" svg:width="0.08cm" svg:height="0.08cm" svg:x="15.479cm" svg:y="10.423cm">
          <text:p/>
        </draw:circle>
        <draw:circle draw:style-name="gr6" draw:text-style-name="P4" draw:layer="layout" svg:width="0.08cm" svg:height="0.08cm" svg:x="15.733cm" svg:y="10.423cm">
          <text:p/>
        </draw:circle>
        <draw:circle draw:style-name="gr6" draw:text-style-name="P4" draw:layer="layout" svg:width="0.08cm" svg:height="0.08cm" svg:x="15.987cm" svg:y="10.423cm">
          <text:p/>
        </draw:circle>
        <draw:circle draw:style-name="gr6" draw:text-style-name="P4" draw:layer="layout" svg:width="0.08cm" svg:height="0.08cm" svg:x="16.241cm" svg:y="10.423cm">
          <text:p/>
        </draw:circle>
        <draw:circle draw:style-name="gr6" draw:text-style-name="P4" draw:layer="layout" svg:width="0.08cm" svg:height="0.08cm" svg:x="16.495cm" svg:y="10.423cm">
          <text:p/>
        </draw:circle>
        <draw:circle draw:style-name="gr6" draw:text-style-name="P4" draw:layer="layout" svg:width="0.08cm" svg:height="0.08cm" svg:x="16.749cm" svg:y="10.423cm">
          <text:p/>
        </draw:circle>
        <draw:circle draw:style-name="gr6" draw:text-style-name="P4" draw:layer="layout" svg:width="0.08cm" svg:height="0.08cm" svg:x="17.003cm" svg:y="10.423cm">
          <text:p/>
        </draw:circle>
        <draw:circle draw:style-name="gr6" draw:text-style-name="P4" draw:layer="layout" svg:width="0.08cm" svg:height="0.08cm" svg:x="17.257cm" svg:y="10.423cm">
          <text:p/>
        </draw:circle>
        <draw:circle draw:style-name="gr6" draw:text-style-name="P4" draw:layer="layout" svg:width="0.08cm" svg:height="0.08cm" svg:x="11.161cm" svg:y="10.677cm">
          <text:p/>
        </draw:circle>
        <draw:circle draw:style-name="gr6" draw:text-style-name="P4" draw:layer="layout" svg:width="0.08cm" svg:height="0.08cm" svg:x="11.415cm" svg:y="10.677cm">
          <text:p/>
        </draw:circle>
        <draw:circle draw:style-name="gr6" draw:text-style-name="P4" draw:layer="layout" svg:width="0.08cm" svg:height="0.08cm" svg:x="11.669cm" svg:y="10.677cm">
          <text:p/>
        </draw:circle>
        <draw:circle draw:style-name="gr6" draw:text-style-name="P4" draw:layer="layout" svg:width="0.08cm" svg:height="0.08cm" svg:x="11.923cm" svg:y="10.677cm">
          <text:p/>
        </draw:circle>
        <draw:circle draw:style-name="gr6" draw:text-style-name="P4" draw:layer="layout" svg:width="0.08cm" svg:height="0.08cm" svg:x="12.177cm" svg:y="10.677cm">
          <text:p/>
        </draw:circle>
        <draw:circle draw:style-name="gr6" draw:text-style-name="P4" draw:layer="layout" svg:width="0.08cm" svg:height="0.08cm" svg:x="12.431cm" svg:y="10.677cm">
          <text:p/>
        </draw:circle>
        <draw:circle draw:style-name="gr6" draw:text-style-name="P4" draw:layer="layout" svg:width="0.08cm" svg:height="0.08cm" svg:x="12.685cm" svg:y="10.677cm">
          <text:p/>
        </draw:circle>
        <draw:circle draw:style-name="gr6" draw:text-style-name="P4" draw:layer="layout" svg:width="0.08cm" svg:height="0.08cm" svg:x="12.939cm" svg:y="10.677cm">
          <text:p/>
        </draw:circle>
        <draw:circle draw:style-name="gr6" draw:text-style-name="P4" draw:layer="layout" svg:width="0.08cm" svg:height="0.08cm" svg:x="13.193cm" svg:y="10.677cm">
          <text:p/>
        </draw:circle>
        <draw:circle draw:style-name="gr6" draw:text-style-name="P4" draw:layer="layout" svg:width="0.08cm" svg:height="0.08cm" svg:x="13.447cm" svg:y="10.677cm">
          <text:p/>
        </draw:circle>
        <draw:circle draw:style-name="gr6" draw:text-style-name="P4" draw:layer="layout" svg:width="0.08cm" svg:height="0.08cm" svg:x="13.701cm" svg:y="10.677cm">
          <text:p/>
        </draw:circle>
        <draw:circle draw:style-name="gr6" draw:text-style-name="P4" draw:layer="layout" svg:width="0.08cm" svg:height="0.08cm" svg:x="13.955cm" svg:y="10.677cm">
          <text:p/>
        </draw:circle>
        <draw:circle draw:style-name="gr6" draw:text-style-name="P4" draw:layer="layout" svg:width="0.08cm" svg:height="0.08cm" svg:x="14.209cm" svg:y="10.677cm">
          <text:p/>
        </draw:circle>
        <draw:circle draw:style-name="gr6" draw:text-style-name="P4" draw:layer="layout" svg:width="0.08cm" svg:height="0.08cm" svg:x="14.463cm" svg:y="10.677cm">
          <text:p/>
        </draw:circle>
        <draw:circle draw:style-name="gr6" draw:text-style-name="P4" draw:layer="layout" svg:width="0.08cm" svg:height="0.08cm" svg:x="14.717cm" svg:y="10.677cm">
          <text:p/>
        </draw:circle>
        <draw:circle draw:style-name="gr6" draw:text-style-name="P4" draw:layer="layout" svg:width="0.08cm" svg:height="0.08cm" svg:x="14.971cm" svg:y="10.677cm">
          <text:p/>
        </draw:circle>
        <draw:circle draw:style-name="gr6" draw:text-style-name="P4" draw:layer="layout" svg:width="0.08cm" svg:height="0.08cm" svg:x="15.225cm" svg:y="10.677cm">
          <text:p/>
        </draw:circle>
        <draw:circle draw:style-name="gr6" draw:text-style-name="P4" draw:layer="layout" svg:width="0.08cm" svg:height="0.08cm" svg:x="15.479cm" svg:y="10.677cm">
          <text:p/>
        </draw:circle>
        <draw:circle draw:style-name="gr6" draw:text-style-name="P4" draw:layer="layout" svg:width="0.08cm" svg:height="0.08cm" svg:x="15.733cm" svg:y="10.677cm">
          <text:p/>
        </draw:circle>
        <draw:circle draw:style-name="gr6" draw:text-style-name="P4" draw:layer="layout" svg:width="0.08cm" svg:height="0.08cm" svg:x="15.987cm" svg:y="10.677cm">
          <text:p/>
        </draw:circle>
        <draw:circle draw:style-name="gr6" draw:text-style-name="P4" draw:layer="layout" svg:width="0.08cm" svg:height="0.08cm" svg:x="16.241cm" svg:y="10.677cm">
          <text:p/>
        </draw:circle>
        <draw:circle draw:style-name="gr6" draw:text-style-name="P4" draw:layer="layout" svg:width="0.08cm" svg:height="0.08cm" svg:x="16.495cm" svg:y="10.677cm">
          <text:p/>
        </draw:circle>
        <draw:circle draw:style-name="gr6" draw:text-style-name="P4" draw:layer="layout" svg:width="0.08cm" svg:height="0.08cm" svg:x="16.749cm" svg:y="10.677cm">
          <text:p/>
        </draw:circle>
        <draw:circle draw:style-name="gr6" draw:text-style-name="P4" draw:layer="layout" svg:width="0.08cm" svg:height="0.08cm" svg:x="17.003cm" svg:y="10.677cm">
          <text:p/>
        </draw:circle>
        <draw:circle draw:style-name="gr6" draw:text-style-name="P4" draw:layer="layout" svg:width="0.08cm" svg:height="0.08cm" svg:x="17.257cm" svg:y="10.677cm">
          <text:p/>
        </draw:circle>
        <draw:circle draw:style-name="gr6" draw:text-style-name="P4" draw:layer="layout" svg:width="0.08cm" svg:height="0.08cm" svg:x="11.161cm" svg:y="10.931cm">
          <text:p/>
        </draw:circle>
        <draw:circle draw:style-name="gr6" draw:text-style-name="P4" draw:layer="layout" svg:width="0.08cm" svg:height="0.08cm" svg:x="11.415cm" svg:y="10.931cm">
          <text:p/>
        </draw:circle>
        <draw:circle draw:style-name="gr6" draw:text-style-name="P4" draw:layer="layout" svg:width="0.08cm" svg:height="0.08cm" svg:x="11.669cm" svg:y="10.931cm">
          <text:p/>
        </draw:circle>
        <draw:circle draw:style-name="gr6" draw:text-style-name="P4" draw:layer="layout" svg:width="0.08cm" svg:height="0.08cm" svg:x="11.923cm" svg:y="10.931cm">
          <text:p/>
        </draw:circle>
        <draw:circle draw:style-name="gr6" draw:text-style-name="P4" draw:layer="layout" svg:width="0.08cm" svg:height="0.08cm" svg:x="12.177cm" svg:y="10.931cm">
          <text:p/>
        </draw:circle>
        <draw:circle draw:style-name="gr6" draw:text-style-name="P4" draw:layer="layout" svg:width="0.08cm" svg:height="0.08cm" svg:x="12.431cm" svg:y="10.931cm">
          <text:p/>
        </draw:circle>
        <draw:circle draw:style-name="gr6" draw:text-style-name="P4" draw:layer="layout" svg:width="0.08cm" svg:height="0.08cm" svg:x="12.685cm" svg:y="10.931cm">
          <text:p/>
        </draw:circle>
        <draw:circle draw:style-name="gr6" draw:text-style-name="P4" draw:layer="layout" svg:width="0.08cm" svg:height="0.08cm" svg:x="12.939cm" svg:y="10.931cm">
          <text:p/>
        </draw:circle>
        <draw:circle draw:style-name="gr6" draw:text-style-name="P4" draw:layer="layout" svg:width="0.08cm" svg:height="0.08cm" svg:x="13.193cm" svg:y="10.931cm">
          <text:p/>
        </draw:circle>
        <draw:circle draw:style-name="gr6" draw:text-style-name="P4" draw:layer="layout" svg:width="0.08cm" svg:height="0.08cm" svg:x="13.447cm" svg:y="10.931cm">
          <text:p/>
        </draw:circle>
        <draw:circle draw:style-name="gr6" draw:text-style-name="P4" draw:layer="layout" svg:width="0.08cm" svg:height="0.08cm" svg:x="13.701cm" svg:y="10.931cm">
          <text:p/>
        </draw:circle>
        <draw:circle draw:style-name="gr6" draw:text-style-name="P4" draw:layer="layout" svg:width="0.08cm" svg:height="0.08cm" svg:x="13.955cm" svg:y="10.931cm">
          <text:p/>
        </draw:circle>
        <draw:circle draw:style-name="gr6" draw:text-style-name="P4" draw:layer="layout" svg:width="0.08cm" svg:height="0.08cm" svg:x="14.209cm" svg:y="10.931cm">
          <text:p/>
        </draw:circle>
        <draw:circle draw:style-name="gr6" draw:text-style-name="P4" draw:layer="layout" svg:width="0.08cm" svg:height="0.08cm" svg:x="14.463cm" svg:y="10.931cm">
          <text:p/>
        </draw:circle>
        <draw:circle draw:style-name="gr6" draw:text-style-name="P4" draw:layer="layout" svg:width="0.08cm" svg:height="0.08cm" svg:x="14.717cm" svg:y="10.931cm">
          <text:p/>
        </draw:circle>
        <draw:circle draw:style-name="gr6" draw:text-style-name="P4" draw:layer="layout" svg:width="0.08cm" svg:height="0.08cm" svg:x="14.971cm" svg:y="10.931cm">
          <text:p/>
        </draw:circle>
        <draw:circle draw:style-name="gr6" draw:text-style-name="P4" draw:layer="layout" svg:width="0.08cm" svg:height="0.08cm" svg:x="15.225cm" svg:y="10.931cm">
          <text:p/>
        </draw:circle>
        <draw:circle draw:style-name="gr6" draw:text-style-name="P4" draw:layer="layout" svg:width="0.08cm" svg:height="0.08cm" svg:x="15.479cm" svg:y="10.931cm">
          <text:p/>
        </draw:circle>
        <draw:circle draw:style-name="gr6" draw:text-style-name="P4" draw:layer="layout" svg:width="0.08cm" svg:height="0.08cm" svg:x="15.733cm" svg:y="10.931cm">
          <text:p/>
        </draw:circle>
        <draw:circle draw:style-name="gr6" draw:text-style-name="P4" draw:layer="layout" svg:width="0.08cm" svg:height="0.08cm" svg:x="15.987cm" svg:y="10.931cm">
          <text:p/>
        </draw:circle>
        <draw:circle draw:style-name="gr6" draw:text-style-name="P4" draw:layer="layout" svg:width="0.08cm" svg:height="0.08cm" svg:x="16.241cm" svg:y="10.931cm">
          <text:p/>
        </draw:circle>
        <draw:circle draw:style-name="gr6" draw:text-style-name="P4" draw:layer="layout" svg:width="0.08cm" svg:height="0.08cm" svg:x="16.495cm" svg:y="10.931cm">
          <text:p/>
        </draw:circle>
        <draw:circle draw:style-name="gr6" draw:text-style-name="P4" draw:layer="layout" svg:width="0.08cm" svg:height="0.08cm" svg:x="16.749cm" svg:y="10.931cm">
          <text:p/>
        </draw:circle>
        <draw:circle draw:style-name="gr6" draw:text-style-name="P4" draw:layer="layout" svg:width="0.08cm" svg:height="0.08cm" svg:x="17.003cm" svg:y="10.931cm">
          <text:p/>
        </draw:circle>
        <draw:circle draw:style-name="gr6" draw:text-style-name="P4" draw:layer="layout" svg:width="0.08cm" svg:height="0.08cm" svg:x="17.257cm" svg:y="10.931cm">
          <text:p/>
        </draw:circle>
        <draw:circle draw:style-name="gr6" draw:text-style-name="P4" draw:layer="layout" svg:width="0.08cm" svg:height="0.08cm" svg:x="11.161cm" svg:y="11.185cm">
          <text:p/>
        </draw:circle>
        <draw:circle draw:style-name="gr6" draw:text-style-name="P4" draw:layer="layout" svg:width="0.08cm" svg:height="0.08cm" svg:x="11.415cm" svg:y="11.185cm">
          <text:p/>
        </draw:circle>
        <draw:circle draw:style-name="gr6" draw:text-style-name="P4" draw:layer="layout" svg:width="0.08cm" svg:height="0.08cm" svg:x="11.669cm" svg:y="11.185cm">
          <text:p/>
        </draw:circle>
        <draw:circle draw:style-name="gr6" draw:text-style-name="P4" draw:layer="layout" svg:width="0.08cm" svg:height="0.08cm" svg:x="11.923cm" svg:y="11.185cm">
          <text:p/>
        </draw:circle>
        <draw:circle draw:style-name="gr6" draw:text-style-name="P4" draw:layer="layout" svg:width="0.08cm" svg:height="0.08cm" svg:x="12.177cm" svg:y="11.185cm">
          <text:p/>
        </draw:circle>
        <draw:circle draw:style-name="gr6" draw:text-style-name="P4" draw:layer="layout" svg:width="0.08cm" svg:height="0.08cm" svg:x="12.431cm" svg:y="11.185cm">
          <text:p/>
        </draw:circle>
        <draw:circle draw:style-name="gr6" draw:text-style-name="P4" draw:layer="layout" svg:width="0.08cm" svg:height="0.08cm" svg:x="12.685cm" svg:y="11.185cm">
          <text:p/>
        </draw:circle>
        <draw:circle draw:style-name="gr6" draw:text-style-name="P4" draw:layer="layout" svg:width="0.08cm" svg:height="0.08cm" svg:x="12.939cm" svg:y="11.185cm">
          <text:p/>
        </draw:circle>
        <draw:circle draw:style-name="gr6" draw:text-style-name="P4" draw:layer="layout" svg:width="0.08cm" svg:height="0.08cm" svg:x="13.193cm" svg:y="11.185cm">
          <text:p/>
        </draw:circle>
        <draw:circle draw:style-name="gr6" draw:text-style-name="P4" draw:layer="layout" svg:width="0.08cm" svg:height="0.08cm" svg:x="13.447cm" svg:y="11.185cm">
          <text:p/>
        </draw:circle>
        <draw:circle draw:style-name="gr6" draw:text-style-name="P4" draw:layer="layout" svg:width="0.08cm" svg:height="0.08cm" svg:x="13.701cm" svg:y="11.185cm">
          <text:p/>
        </draw:circle>
        <draw:circle draw:style-name="gr6" draw:text-style-name="P4" draw:layer="layout" svg:width="0.08cm" svg:height="0.08cm" svg:x="13.955cm" svg:y="11.185cm">
          <text:p/>
        </draw:circle>
        <draw:circle draw:style-name="gr6" draw:text-style-name="P4" draw:layer="layout" svg:width="0.08cm" svg:height="0.08cm" svg:x="14.209cm" svg:y="11.185cm">
          <text:p/>
        </draw:circle>
        <draw:circle draw:style-name="gr6" draw:text-style-name="P4" draw:layer="layout" svg:width="0.08cm" svg:height="0.08cm" svg:x="14.463cm" svg:y="11.185cm">
          <text:p/>
        </draw:circle>
        <draw:circle draw:style-name="gr6" draw:text-style-name="P4" draw:layer="layout" svg:width="0.08cm" svg:height="0.08cm" svg:x="14.717cm" svg:y="11.185cm">
          <text:p/>
        </draw:circle>
        <draw:circle draw:style-name="gr6" draw:text-style-name="P4" draw:layer="layout" svg:width="0.08cm" svg:height="0.08cm" svg:x="14.971cm" svg:y="11.185cm">
          <text:p/>
        </draw:circle>
        <draw:circle draw:style-name="gr6" draw:text-style-name="P4" draw:layer="layout" svg:width="0.08cm" svg:height="0.08cm" svg:x="15.225cm" svg:y="11.185cm">
          <text:p/>
        </draw:circle>
        <draw:circle draw:style-name="gr6" draw:text-style-name="P4" draw:layer="layout" svg:width="0.08cm" svg:height="0.08cm" svg:x="15.479cm" svg:y="11.185cm">
          <text:p/>
        </draw:circle>
        <draw:circle draw:style-name="gr6" draw:text-style-name="P4" draw:layer="layout" svg:width="0.08cm" svg:height="0.08cm" svg:x="15.733cm" svg:y="11.185cm">
          <text:p/>
        </draw:circle>
        <draw:circle draw:style-name="gr6" draw:text-style-name="P4" draw:layer="layout" svg:width="0.08cm" svg:height="0.08cm" svg:x="15.987cm" svg:y="11.185cm">
          <text:p/>
        </draw:circle>
        <draw:circle draw:style-name="gr6" draw:text-style-name="P4" draw:layer="layout" svg:width="0.08cm" svg:height="0.08cm" svg:x="16.241cm" svg:y="11.185cm">
          <text:p/>
        </draw:circle>
        <draw:circle draw:style-name="gr6" draw:text-style-name="P4" draw:layer="layout" svg:width="0.08cm" svg:height="0.08cm" svg:x="16.495cm" svg:y="11.185cm">
          <text:p/>
        </draw:circle>
        <draw:circle draw:style-name="gr6" draw:text-style-name="P4" draw:layer="layout" svg:width="0.08cm" svg:height="0.08cm" svg:x="16.749cm" svg:y="11.185cm">
          <text:p/>
        </draw:circle>
        <draw:circle draw:style-name="gr6" draw:text-style-name="P4" draw:layer="layout" svg:width="0.08cm" svg:height="0.08cm" svg:x="17.003cm" svg:y="11.185cm">
          <text:p/>
        </draw:circle>
        <draw:circle draw:style-name="gr6" draw:text-style-name="P4" draw:layer="layout" svg:width="0.08cm" svg:height="0.08cm" svg:x="17.257cm" svg:y="11.185cm">
          <text:p/>
        </draw:circle>
        <draw:circle draw:style-name="gr6" draw:text-style-name="P4" draw:layer="layout" svg:width="0.08cm" svg:height="0.08cm" svg:x="11.161cm" svg:y="11.439cm">
          <text:p/>
        </draw:circle>
        <draw:circle draw:style-name="gr6" draw:text-style-name="P4" draw:layer="layout" svg:width="0.08cm" svg:height="0.08cm" svg:x="11.415cm" svg:y="11.439cm">
          <text:p/>
        </draw:circle>
        <draw:circle draw:style-name="gr6" draw:text-style-name="P4" draw:layer="layout" svg:width="0.08cm" svg:height="0.08cm" svg:x="11.669cm" svg:y="11.439cm">
          <text:p/>
        </draw:circle>
        <draw:circle draw:style-name="gr6" draw:text-style-name="P4" draw:layer="layout" svg:width="0.08cm" svg:height="0.08cm" svg:x="11.923cm" svg:y="11.439cm">
          <text:p/>
        </draw:circle>
        <draw:circle draw:style-name="gr6" draw:text-style-name="P4" draw:layer="layout" svg:width="0.08cm" svg:height="0.08cm" svg:x="12.177cm" svg:y="11.439cm">
          <text:p/>
        </draw:circle>
        <draw:circle draw:style-name="gr6" draw:text-style-name="P4" draw:layer="layout" svg:width="0.08cm" svg:height="0.08cm" svg:x="12.431cm" svg:y="11.439cm">
          <text:p/>
        </draw:circle>
        <draw:circle draw:style-name="gr6" draw:text-style-name="P4" draw:layer="layout" svg:width="0.08cm" svg:height="0.08cm" svg:x="12.685cm" svg:y="11.439cm">
          <text:p/>
        </draw:circle>
        <draw:circle draw:style-name="gr6" draw:text-style-name="P4" draw:layer="layout" svg:width="0.08cm" svg:height="0.08cm" svg:x="12.939cm" svg:y="11.439cm">
          <text:p/>
        </draw:circle>
        <draw:circle draw:style-name="gr6" draw:text-style-name="P4" draw:layer="layout" svg:width="0.08cm" svg:height="0.08cm" svg:x="13.193cm" svg:y="11.439cm">
          <text:p/>
        </draw:circle>
        <draw:circle draw:style-name="gr6" draw:text-style-name="P4" draw:layer="layout" svg:width="0.08cm" svg:height="0.08cm" svg:x="13.447cm" svg:y="11.439cm">
          <text:p/>
        </draw:circle>
        <draw:circle draw:style-name="gr6" draw:text-style-name="P4" draw:layer="layout" svg:width="0.08cm" svg:height="0.08cm" svg:x="13.701cm" svg:y="11.439cm">
          <text:p/>
        </draw:circle>
        <draw:circle draw:style-name="gr6" draw:text-style-name="P4" draw:layer="layout" svg:width="0.08cm" svg:height="0.08cm" svg:x="13.955cm" svg:y="11.439cm">
          <text:p/>
        </draw:circle>
        <draw:circle draw:style-name="gr6" draw:text-style-name="P4" draw:layer="layout" svg:width="0.08cm" svg:height="0.08cm" svg:x="14.209cm" svg:y="11.439cm">
          <text:p/>
        </draw:circle>
        <draw:circle draw:style-name="gr6" draw:text-style-name="P4" draw:layer="layout" svg:width="0.08cm" svg:height="0.08cm" svg:x="14.463cm" svg:y="11.439cm">
          <text:p/>
        </draw:circle>
        <draw:circle draw:style-name="gr6" draw:text-style-name="P4" draw:layer="layout" svg:width="0.08cm" svg:height="0.08cm" svg:x="14.717cm" svg:y="11.439cm">
          <text:p/>
        </draw:circle>
        <draw:circle draw:style-name="gr6" draw:text-style-name="P4" draw:layer="layout" svg:width="0.08cm" svg:height="0.08cm" svg:x="14.971cm" svg:y="11.439cm">
          <text:p/>
        </draw:circle>
        <draw:circle draw:style-name="gr6" draw:text-style-name="P4" draw:layer="layout" svg:width="0.08cm" svg:height="0.08cm" svg:x="15.225cm" svg:y="11.439cm">
          <text:p/>
        </draw:circle>
        <draw:circle draw:style-name="gr6" draw:text-style-name="P4" draw:layer="layout" svg:width="0.08cm" svg:height="0.08cm" svg:x="15.479cm" svg:y="11.439cm">
          <text:p/>
        </draw:circle>
        <draw:circle draw:style-name="gr6" draw:text-style-name="P4" draw:layer="layout" svg:width="0.08cm" svg:height="0.08cm" svg:x="15.733cm" svg:y="11.439cm">
          <text:p/>
        </draw:circle>
        <draw:circle draw:style-name="gr6" draw:text-style-name="P4" draw:layer="layout" svg:width="0.08cm" svg:height="0.08cm" svg:x="15.987cm" svg:y="11.439cm">
          <text:p/>
        </draw:circle>
        <draw:circle draw:style-name="gr6" draw:text-style-name="P4" draw:layer="layout" svg:width="0.08cm" svg:height="0.08cm" svg:x="16.241cm" svg:y="11.439cm">
          <text:p/>
        </draw:circle>
        <draw:circle draw:style-name="gr6" draw:text-style-name="P4" draw:layer="layout" svg:width="0.08cm" svg:height="0.08cm" svg:x="16.495cm" svg:y="11.439cm">
          <text:p/>
        </draw:circle>
        <draw:circle draw:style-name="gr6" draw:text-style-name="P4" draw:layer="layout" svg:width="0.08cm" svg:height="0.08cm" svg:x="16.749cm" svg:y="11.439cm">
          <text:p/>
        </draw:circle>
        <draw:circle draw:style-name="gr6" draw:text-style-name="P4" draw:layer="layout" svg:width="0.08cm" svg:height="0.08cm" svg:x="17.003cm" svg:y="11.439cm">
          <text:p/>
        </draw:circle>
        <draw:circle draw:style-name="gr6" draw:text-style-name="P4" draw:layer="layout" svg:width="0.08cm" svg:height="0.08cm" svg:x="17.257cm" svg:y="11.439cm">
          <text:p/>
        </draw:circle>
        <draw:circle draw:style-name="gr6" draw:text-style-name="P4" draw:layer="layout" svg:width="0.08cm" svg:height="0.08cm" svg:x="11.161cm" svg:y="11.693cm">
          <text:p/>
        </draw:circle>
        <draw:circle draw:style-name="gr6" draw:text-style-name="P4" draw:layer="layout" svg:width="0.08cm" svg:height="0.08cm" svg:x="11.415cm" svg:y="11.693cm">
          <text:p/>
        </draw:circle>
        <draw:circle draw:style-name="gr6" draw:text-style-name="P4" draw:layer="layout" svg:width="0.08cm" svg:height="0.08cm" svg:x="11.669cm" svg:y="11.693cm">
          <text:p/>
        </draw:circle>
        <draw:circle draw:style-name="gr6" draw:text-style-name="P4" draw:layer="layout" svg:width="0.08cm" svg:height="0.08cm" svg:x="11.923cm" svg:y="11.693cm">
          <text:p/>
        </draw:circle>
        <draw:circle draw:style-name="gr6" draw:text-style-name="P4" draw:layer="layout" svg:width="0.08cm" svg:height="0.08cm" svg:x="12.177cm" svg:y="11.693cm">
          <text:p/>
        </draw:circle>
        <draw:circle draw:style-name="gr6" draw:text-style-name="P4" draw:layer="layout" svg:width="0.08cm" svg:height="0.08cm" svg:x="12.431cm" svg:y="11.693cm">
          <text:p/>
        </draw:circle>
        <draw:circle draw:style-name="gr6" draw:text-style-name="P4" draw:layer="layout" svg:width="0.08cm" svg:height="0.08cm" svg:x="12.685cm" svg:y="11.693cm">
          <text:p/>
        </draw:circle>
        <draw:circle draw:style-name="gr6" draw:text-style-name="P4" draw:layer="layout" svg:width="0.08cm" svg:height="0.08cm" svg:x="12.939cm" svg:y="11.693cm">
          <text:p/>
        </draw:circle>
        <draw:circle draw:style-name="gr6" draw:text-style-name="P4" draw:layer="layout" svg:width="0.08cm" svg:height="0.08cm" svg:x="13.193cm" svg:y="11.693cm">
          <text:p/>
        </draw:circle>
        <draw:circle draw:style-name="gr6" draw:text-style-name="P4" draw:layer="layout" svg:width="0.08cm" svg:height="0.08cm" svg:x="13.447cm" svg:y="11.693cm">
          <text:p/>
        </draw:circle>
        <draw:circle draw:style-name="gr6" draw:text-style-name="P4" draw:layer="layout" svg:width="0.08cm" svg:height="0.08cm" svg:x="13.701cm" svg:y="11.693cm">
          <text:p/>
        </draw:circle>
        <draw:circle draw:style-name="gr6" draw:text-style-name="P4" draw:layer="layout" svg:width="0.08cm" svg:height="0.08cm" svg:x="13.955cm" svg:y="11.693cm">
          <text:p/>
        </draw:circle>
        <draw:circle draw:style-name="gr6" draw:text-style-name="P4" draw:layer="layout" svg:width="0.08cm" svg:height="0.08cm" svg:x="14.209cm" svg:y="11.693cm">
          <text:p/>
        </draw:circle>
        <draw:circle draw:style-name="gr6" draw:text-style-name="P4" draw:layer="layout" svg:width="0.08cm" svg:height="0.08cm" svg:x="14.463cm" svg:y="11.693cm">
          <text:p/>
        </draw:circle>
        <draw:circle draw:style-name="gr6" draw:text-style-name="P4" draw:layer="layout" svg:width="0.08cm" svg:height="0.08cm" svg:x="14.717cm" svg:y="11.693cm">
          <text:p/>
        </draw:circle>
        <draw:circle draw:style-name="gr6" draw:text-style-name="P4" draw:layer="layout" svg:width="0.08cm" svg:height="0.08cm" svg:x="14.971cm" svg:y="11.693cm">
          <text:p/>
        </draw:circle>
        <draw:circle draw:style-name="gr6" draw:text-style-name="P4" draw:layer="layout" svg:width="0.08cm" svg:height="0.08cm" svg:x="15.225cm" svg:y="11.693cm">
          <text:p/>
        </draw:circle>
        <draw:circle draw:style-name="gr6" draw:text-style-name="P4" draw:layer="layout" svg:width="0.08cm" svg:height="0.08cm" svg:x="15.479cm" svg:y="11.693cm">
          <text:p/>
        </draw:circle>
        <draw:circle draw:style-name="gr6" draw:text-style-name="P4" draw:layer="layout" svg:width="0.08cm" svg:height="0.08cm" svg:x="15.733cm" svg:y="11.693cm">
          <text:p/>
        </draw:circle>
        <draw:circle draw:style-name="gr6" draw:text-style-name="P4" draw:layer="layout" svg:width="0.08cm" svg:height="0.08cm" svg:x="15.987cm" svg:y="11.693cm">
          <text:p/>
        </draw:circle>
        <draw:circle draw:style-name="gr6" draw:text-style-name="P4" draw:layer="layout" svg:width="0.08cm" svg:height="0.08cm" svg:x="16.241cm" svg:y="11.693cm">
          <text:p/>
        </draw:circle>
        <draw:circle draw:style-name="gr6" draw:text-style-name="P4" draw:layer="layout" svg:width="0.08cm" svg:height="0.08cm" svg:x="16.495cm" svg:y="11.693cm">
          <text:p/>
        </draw:circle>
        <draw:circle draw:style-name="gr6" draw:text-style-name="P4" draw:layer="layout" svg:width="0.08cm" svg:height="0.08cm" svg:x="16.749cm" svg:y="11.693cm">
          <text:p/>
        </draw:circle>
        <draw:circle draw:style-name="gr6" draw:text-style-name="P4" draw:layer="layout" svg:width="0.08cm" svg:height="0.08cm" svg:x="17.003cm" svg:y="11.693cm">
          <text:p/>
        </draw:circle>
        <draw:circle draw:style-name="gr6" draw:text-style-name="P4" draw:layer="layout" svg:width="0.08cm" svg:height="0.08cm" svg:x="17.257cm" svg:y="11.693cm">
          <text:p/>
        </draw:circle>
        <draw:circle draw:style-name="gr6" draw:text-style-name="P4" draw:layer="layout" svg:width="0.08cm" svg:height="0.08cm" svg:x="11.161cm" svg:y="11.693cm">
          <text:p/>
        </draw:circle>
        <draw:circle draw:style-name="gr6" draw:text-style-name="P4" draw:layer="layout" svg:width="0.08cm" svg:height="0.08cm" svg:x="11.415cm" svg:y="11.693cm">
          <text:p/>
        </draw:circle>
        <draw:circle draw:style-name="gr6" draw:text-style-name="P4" draw:layer="layout" svg:width="0.08cm" svg:height="0.08cm" svg:x="11.669cm" svg:y="11.693cm">
          <text:p/>
        </draw:circle>
        <draw:circle draw:style-name="gr6" draw:text-style-name="P4" draw:layer="layout" svg:width="0.08cm" svg:height="0.08cm" svg:x="11.923cm" svg:y="11.693cm">
          <text:p/>
        </draw:circle>
        <draw:circle draw:style-name="gr6" draw:text-style-name="P4" draw:layer="layout" svg:width="0.08cm" svg:height="0.08cm" svg:x="12.177cm" svg:y="11.693cm">
          <text:p/>
        </draw:circle>
        <draw:circle draw:style-name="gr6" draw:text-style-name="P4" draw:layer="layout" svg:width="0.08cm" svg:height="0.08cm" svg:x="12.431cm" svg:y="11.693cm">
          <text:p/>
        </draw:circle>
        <draw:circle draw:style-name="gr6" draw:text-style-name="P4" draw:layer="layout" svg:width="0.08cm" svg:height="0.08cm" svg:x="12.685cm" svg:y="11.693cm">
          <text:p/>
        </draw:circle>
        <draw:circle draw:style-name="gr6" draw:text-style-name="P4" draw:layer="layout" svg:width="0.08cm" svg:height="0.08cm" svg:x="12.939cm" svg:y="11.693cm">
          <text:p/>
        </draw:circle>
        <draw:circle draw:style-name="gr6" draw:text-style-name="P4" draw:layer="layout" svg:width="0.08cm" svg:height="0.08cm" svg:x="13.193cm" svg:y="11.693cm">
          <text:p/>
        </draw:circle>
        <draw:circle draw:style-name="gr6" draw:text-style-name="P4" draw:layer="layout" svg:width="0.08cm" svg:height="0.08cm" svg:x="13.447cm" svg:y="11.693cm">
          <text:p/>
        </draw:circle>
        <draw:circle draw:style-name="gr6" draw:text-style-name="P4" draw:layer="layout" svg:width="0.08cm" svg:height="0.08cm" svg:x="13.701cm" svg:y="11.693cm">
          <text:p/>
        </draw:circle>
        <draw:circle draw:style-name="gr6" draw:text-style-name="P4" draw:layer="layout" svg:width="0.08cm" svg:height="0.08cm" svg:x="13.955cm" svg:y="11.693cm">
          <text:p/>
        </draw:circle>
        <draw:circle draw:style-name="gr6" draw:text-style-name="P4" draw:layer="layout" svg:width="0.08cm" svg:height="0.08cm" svg:x="14.209cm" svg:y="11.693cm">
          <text:p/>
        </draw:circle>
        <draw:circle draw:style-name="gr6" draw:text-style-name="P4" draw:layer="layout" svg:width="0.08cm" svg:height="0.08cm" svg:x="14.463cm" svg:y="11.693cm">
          <text:p/>
        </draw:circle>
        <draw:circle draw:style-name="gr6" draw:text-style-name="P4" draw:layer="layout" svg:width="0.08cm" svg:height="0.08cm" svg:x="14.717cm" svg:y="11.693cm">
          <text:p/>
        </draw:circle>
        <draw:circle draw:style-name="gr6" draw:text-style-name="P4" draw:layer="layout" svg:width="0.08cm" svg:height="0.08cm" svg:x="14.971cm" svg:y="11.693cm">
          <text:p/>
        </draw:circle>
        <draw:circle draw:style-name="gr6" draw:text-style-name="P4" draw:layer="layout" svg:width="0.08cm" svg:height="0.08cm" svg:x="15.225cm" svg:y="11.693cm">
          <text:p/>
        </draw:circle>
        <draw:circle draw:style-name="gr6" draw:text-style-name="P4" draw:layer="layout" svg:width="0.08cm" svg:height="0.08cm" svg:x="15.479cm" svg:y="11.693cm">
          <text:p/>
        </draw:circle>
        <draw:circle draw:style-name="gr6" draw:text-style-name="P4" draw:layer="layout" svg:width="0.08cm" svg:height="0.08cm" svg:x="15.733cm" svg:y="11.693cm">
          <text:p/>
        </draw:circle>
        <draw:circle draw:style-name="gr6" draw:text-style-name="P4" draw:layer="layout" svg:width="0.08cm" svg:height="0.08cm" svg:x="15.987cm" svg:y="11.693cm">
          <text:p/>
        </draw:circle>
        <draw:circle draw:style-name="gr6" draw:text-style-name="P4" draw:layer="layout" svg:width="0.08cm" svg:height="0.08cm" svg:x="16.241cm" svg:y="11.693cm">
          <text:p/>
        </draw:circle>
        <draw:circle draw:style-name="gr6" draw:text-style-name="P4" draw:layer="layout" svg:width="0.08cm" svg:height="0.08cm" svg:x="16.495cm" svg:y="11.693cm">
          <text:p/>
        </draw:circle>
        <draw:circle draw:style-name="gr6" draw:text-style-name="P4" draw:layer="layout" svg:width="0.08cm" svg:height="0.08cm" svg:x="16.749cm" svg:y="11.693cm">
          <text:p/>
        </draw:circle>
        <draw:circle draw:style-name="gr6" draw:text-style-name="P4" draw:layer="layout" svg:width="0.08cm" svg:height="0.08cm" svg:x="17.003cm" svg:y="11.693cm">
          <text:p/>
        </draw:circle>
        <draw:circle draw:style-name="gr6" draw:text-style-name="P4" draw:layer="layout" svg:width="0.08cm" svg:height="0.08cm" svg:x="17.257cm" svg:y="11.693cm">
          <text:p/>
        </draw:circle>
        <draw:circle draw:style-name="gr6" draw:text-style-name="P4" draw:layer="layout" svg:width="0.08cm" svg:height="0.08cm" svg:x="11.161cm" svg:y="11.947cm">
          <text:p/>
        </draw:circle>
        <draw:circle draw:style-name="gr6" draw:text-style-name="P4" draw:layer="layout" svg:width="0.08cm" svg:height="0.08cm" svg:x="11.415cm" svg:y="11.947cm">
          <text:p/>
        </draw:circle>
        <draw:circle draw:style-name="gr6" draw:text-style-name="P4" draw:layer="layout" svg:width="0.08cm" svg:height="0.08cm" svg:x="11.669cm" svg:y="11.947cm">
          <text:p/>
        </draw:circle>
        <draw:circle draw:style-name="gr6" draw:text-style-name="P4" draw:layer="layout" svg:width="0.08cm" svg:height="0.08cm" svg:x="11.923cm" svg:y="11.947cm">
          <text:p/>
        </draw:circle>
        <draw:circle draw:style-name="gr6" draw:text-style-name="P4" draw:layer="layout" svg:width="0.08cm" svg:height="0.08cm" svg:x="12.177cm" svg:y="11.947cm">
          <text:p/>
        </draw:circle>
        <draw:circle draw:style-name="gr6" draw:text-style-name="P4" draw:layer="layout" svg:width="0.08cm" svg:height="0.08cm" svg:x="12.431cm" svg:y="11.947cm">
          <text:p/>
        </draw:circle>
        <draw:circle draw:style-name="gr6" draw:text-style-name="P4" draw:layer="layout" svg:width="0.08cm" svg:height="0.08cm" svg:x="12.685cm" svg:y="11.947cm">
          <text:p/>
        </draw:circle>
        <draw:circle draw:style-name="gr6" draw:text-style-name="P4" draw:layer="layout" svg:width="0.08cm" svg:height="0.08cm" svg:x="12.939cm" svg:y="11.947cm">
          <text:p/>
        </draw:circle>
        <draw:circle draw:style-name="gr6" draw:text-style-name="P4" draw:layer="layout" svg:width="0.08cm" svg:height="0.08cm" svg:x="13.193cm" svg:y="11.947cm">
          <text:p/>
        </draw:circle>
        <draw:circle draw:style-name="gr6" draw:text-style-name="P4" draw:layer="layout" svg:width="0.08cm" svg:height="0.08cm" svg:x="13.447cm" svg:y="11.947cm">
          <text:p/>
        </draw:circle>
        <draw:circle draw:style-name="gr6" draw:text-style-name="P4" draw:layer="layout" svg:width="0.08cm" svg:height="0.08cm" svg:x="13.701cm" svg:y="11.947cm">
          <text:p/>
        </draw:circle>
        <draw:circle draw:style-name="gr6" draw:text-style-name="P4" draw:layer="layout" svg:width="0.08cm" svg:height="0.08cm" svg:x="13.955cm" svg:y="11.947cm">
          <text:p/>
        </draw:circle>
        <draw:circle draw:style-name="gr6" draw:text-style-name="P4" draw:layer="layout" svg:width="0.08cm" svg:height="0.08cm" svg:x="14.209cm" svg:y="11.947cm">
          <text:p/>
        </draw:circle>
        <draw:circle draw:style-name="gr6" draw:text-style-name="P4" draw:layer="layout" svg:width="0.08cm" svg:height="0.08cm" svg:x="14.463cm" svg:y="11.947cm">
          <text:p/>
        </draw:circle>
        <draw:circle draw:style-name="gr6" draw:text-style-name="P4" draw:layer="layout" svg:width="0.08cm" svg:height="0.08cm" svg:x="14.717cm" svg:y="11.947cm">
          <text:p/>
        </draw:circle>
        <draw:circle draw:style-name="gr6" draw:text-style-name="P4" draw:layer="layout" svg:width="0.08cm" svg:height="0.08cm" svg:x="14.971cm" svg:y="11.947cm">
          <text:p/>
        </draw:circle>
        <draw:circle draw:style-name="gr6" draw:text-style-name="P4" draw:layer="layout" svg:width="0.08cm" svg:height="0.08cm" svg:x="15.225cm" svg:y="11.947cm">
          <text:p/>
        </draw:circle>
        <draw:circle draw:style-name="gr6" draw:text-style-name="P4" draw:layer="layout" svg:width="0.08cm" svg:height="0.08cm" svg:x="15.479cm" svg:y="11.947cm">
          <text:p/>
        </draw:circle>
        <draw:circle draw:style-name="gr6" draw:text-style-name="P4" draw:layer="layout" svg:width="0.08cm" svg:height="0.08cm" svg:x="15.733cm" svg:y="11.947cm">
          <text:p/>
        </draw:circle>
        <draw:circle draw:style-name="gr6" draw:text-style-name="P4" draw:layer="layout" svg:width="0.08cm" svg:height="0.08cm" svg:x="15.987cm" svg:y="11.947cm">
          <text:p/>
        </draw:circle>
        <draw:circle draw:style-name="gr6" draw:text-style-name="P4" draw:layer="layout" svg:width="0.08cm" svg:height="0.08cm" svg:x="16.241cm" svg:y="11.947cm">
          <text:p/>
        </draw:circle>
        <draw:circle draw:style-name="gr6" draw:text-style-name="P4" draw:layer="layout" svg:width="0.08cm" svg:height="0.08cm" svg:x="16.495cm" svg:y="11.947cm">
          <text:p/>
        </draw:circle>
        <draw:circle draw:style-name="gr6" draw:text-style-name="P4" draw:layer="layout" svg:width="0.08cm" svg:height="0.08cm" svg:x="16.749cm" svg:y="11.947cm">
          <text:p/>
        </draw:circle>
        <draw:circle draw:style-name="gr6" draw:text-style-name="P4" draw:layer="layout" svg:width="0.08cm" svg:height="0.08cm" svg:x="17.003cm" svg:y="11.947cm">
          <text:p/>
        </draw:circle>
        <draw:circle draw:style-name="gr6" draw:text-style-name="P4" draw:layer="layout" svg:width="0.08cm" svg:height="0.08cm" svg:x="17.257cm" svg:y="11.947cm">
          <text:p/>
        </draw:circle>
        <draw:circle draw:style-name="gr6" draw:text-style-name="P4" draw:layer="layout" svg:width="0.08cm" svg:height="0.08cm" svg:x="11.161cm" svg:y="12.201cm">
          <text:p/>
        </draw:circle>
        <draw:circle draw:style-name="gr6" draw:text-style-name="P4" draw:layer="layout" svg:width="0.08cm" svg:height="0.08cm" svg:x="11.415cm" svg:y="12.201cm">
          <text:p/>
        </draw:circle>
        <draw:circle draw:style-name="gr6" draw:text-style-name="P4" draw:layer="layout" svg:width="0.08cm" svg:height="0.08cm" svg:x="11.669cm" svg:y="12.201cm">
          <text:p/>
        </draw:circle>
        <draw:circle draw:style-name="gr6" draw:text-style-name="P4" draw:layer="layout" svg:width="0.08cm" svg:height="0.08cm" svg:x="11.923cm" svg:y="12.201cm">
          <text:p/>
        </draw:circle>
        <draw:circle draw:style-name="gr6" draw:text-style-name="P4" draw:layer="layout" svg:width="0.08cm" svg:height="0.08cm" svg:x="12.177cm" svg:y="12.201cm">
          <text:p/>
        </draw:circle>
        <draw:circle draw:style-name="gr6" draw:text-style-name="P4" draw:layer="layout" svg:width="0.08cm" svg:height="0.08cm" svg:x="12.431cm" svg:y="12.201cm">
          <text:p/>
        </draw:circle>
        <draw:circle draw:style-name="gr6" draw:text-style-name="P4" draw:layer="layout" svg:width="0.08cm" svg:height="0.08cm" svg:x="12.685cm" svg:y="12.201cm">
          <text:p/>
        </draw:circle>
        <draw:circle draw:style-name="gr6" draw:text-style-name="P4" draw:layer="layout" svg:width="0.08cm" svg:height="0.08cm" svg:x="12.939cm" svg:y="12.201cm">
          <text:p/>
        </draw:circle>
        <draw:circle draw:style-name="gr6" draw:text-style-name="P4" draw:layer="layout" svg:width="0.08cm" svg:height="0.08cm" svg:x="13.193cm" svg:y="12.201cm">
          <text:p/>
        </draw:circle>
        <draw:circle draw:style-name="gr6" draw:text-style-name="P4" draw:layer="layout" svg:width="0.08cm" svg:height="0.08cm" svg:x="13.447cm" svg:y="12.201cm">
          <text:p/>
        </draw:circle>
        <draw:circle draw:style-name="gr6" draw:text-style-name="P4" draw:layer="layout" svg:width="0.08cm" svg:height="0.08cm" svg:x="13.701cm" svg:y="12.201cm">
          <text:p/>
        </draw:circle>
        <draw:circle draw:style-name="gr6" draw:text-style-name="P4" draw:layer="layout" svg:width="0.08cm" svg:height="0.08cm" svg:x="13.955cm" svg:y="12.201cm">
          <text:p/>
        </draw:circle>
        <draw:circle draw:style-name="gr6" draw:text-style-name="P4" draw:layer="layout" svg:width="0.08cm" svg:height="0.08cm" svg:x="14.209cm" svg:y="12.201cm">
          <text:p/>
        </draw:circle>
        <draw:circle draw:style-name="gr6" draw:text-style-name="P4" draw:layer="layout" svg:width="0.08cm" svg:height="0.08cm" svg:x="14.463cm" svg:y="12.201cm">
          <text:p/>
        </draw:circle>
        <draw:circle draw:style-name="gr6" draw:text-style-name="P4" draw:layer="layout" svg:width="0.08cm" svg:height="0.08cm" svg:x="14.717cm" svg:y="12.201cm">
          <text:p/>
        </draw:circle>
        <draw:circle draw:style-name="gr6" draw:text-style-name="P4" draw:layer="layout" svg:width="0.08cm" svg:height="0.08cm" svg:x="14.971cm" svg:y="12.201cm">
          <text:p/>
        </draw:circle>
        <draw:circle draw:style-name="gr6" draw:text-style-name="P4" draw:layer="layout" svg:width="0.08cm" svg:height="0.08cm" svg:x="15.225cm" svg:y="12.201cm">
          <text:p/>
        </draw:circle>
        <draw:circle draw:style-name="gr6" draw:text-style-name="P4" draw:layer="layout" svg:width="0.08cm" svg:height="0.08cm" svg:x="15.479cm" svg:y="12.201cm">
          <text:p/>
        </draw:circle>
        <draw:circle draw:style-name="gr6" draw:text-style-name="P4" draw:layer="layout" svg:width="0.08cm" svg:height="0.08cm" svg:x="15.733cm" svg:y="12.201cm">
          <text:p/>
        </draw:circle>
        <draw:circle draw:style-name="gr6" draw:text-style-name="P4" draw:layer="layout" svg:width="0.08cm" svg:height="0.08cm" svg:x="15.987cm" svg:y="12.201cm">
          <text:p/>
        </draw:circle>
        <draw:circle draw:style-name="gr6" draw:text-style-name="P4" draw:layer="layout" svg:width="0.08cm" svg:height="0.08cm" svg:x="16.241cm" svg:y="12.201cm">
          <text:p/>
        </draw:circle>
        <draw:circle draw:style-name="gr6" draw:text-style-name="P4" draw:layer="layout" svg:width="0.08cm" svg:height="0.08cm" svg:x="16.495cm" svg:y="12.201cm">
          <text:p/>
        </draw:circle>
        <draw:circle draw:style-name="gr6" draw:text-style-name="P4" draw:layer="layout" svg:width="0.08cm" svg:height="0.08cm" svg:x="16.749cm" svg:y="12.201cm">
          <text:p/>
        </draw:circle>
        <draw:circle draw:style-name="gr6" draw:text-style-name="P4" draw:layer="layout" svg:width="0.08cm" svg:height="0.08cm" svg:x="17.003cm" svg:y="12.201cm">
          <text:p/>
        </draw:circle>
        <draw:circle draw:style-name="gr6" draw:text-style-name="P4" draw:layer="layout" svg:width="0.08cm" svg:height="0.08cm" svg:x="17.257cm" svg:y="12.201cm">
          <text:p/>
        </draw:circle>
        <draw:circle draw:style-name="gr6" draw:text-style-name="P4" draw:layer="layout" svg:width="0.08cm" svg:height="0.08cm" svg:x="11.161cm" svg:y="12.455cm">
          <text:p/>
        </draw:circle>
        <draw:circle draw:style-name="gr6" draw:text-style-name="P4" draw:layer="layout" svg:width="0.08cm" svg:height="0.08cm" svg:x="11.415cm" svg:y="12.455cm">
          <text:p/>
        </draw:circle>
        <draw:circle draw:style-name="gr6" draw:text-style-name="P4" draw:layer="layout" svg:width="0.08cm" svg:height="0.08cm" svg:x="11.669cm" svg:y="12.455cm">
          <text:p/>
        </draw:circle>
        <draw:circle draw:style-name="gr6" draw:text-style-name="P4" draw:layer="layout" svg:width="0.08cm" svg:height="0.08cm" svg:x="11.923cm" svg:y="12.455cm">
          <text:p/>
        </draw:circle>
        <draw:circle draw:style-name="gr6" draw:text-style-name="P4" draw:layer="layout" svg:width="0.08cm" svg:height="0.08cm" svg:x="12.177cm" svg:y="12.455cm">
          <text:p/>
        </draw:circle>
        <draw:circle draw:style-name="gr6" draw:text-style-name="P4" draw:layer="layout" svg:width="0.08cm" svg:height="0.08cm" svg:x="12.431cm" svg:y="12.455cm">
          <text:p/>
        </draw:circle>
        <draw:circle draw:style-name="gr6" draw:text-style-name="P4" draw:layer="layout" svg:width="0.08cm" svg:height="0.08cm" svg:x="12.685cm" svg:y="12.455cm">
          <text:p/>
        </draw:circle>
        <draw:circle draw:style-name="gr6" draw:text-style-name="P4" draw:layer="layout" svg:width="0.08cm" svg:height="0.08cm" svg:x="12.939cm" svg:y="12.455cm">
          <text:p/>
        </draw:circle>
        <draw:circle draw:style-name="gr6" draw:text-style-name="P4" draw:layer="layout" svg:width="0.08cm" svg:height="0.08cm" svg:x="13.193cm" svg:y="12.455cm">
          <text:p/>
        </draw:circle>
        <draw:circle draw:style-name="gr6" draw:text-style-name="P4" draw:layer="layout" svg:width="0.08cm" svg:height="0.08cm" svg:x="13.447cm" svg:y="12.455cm">
          <text:p/>
        </draw:circle>
        <draw:circle draw:style-name="gr6" draw:text-style-name="P4" draw:layer="layout" svg:width="0.08cm" svg:height="0.08cm" svg:x="13.701cm" svg:y="12.455cm">
          <text:p/>
        </draw:circle>
        <draw:circle draw:style-name="gr6" draw:text-style-name="P4" draw:layer="layout" svg:width="0.08cm" svg:height="0.08cm" svg:x="13.955cm" svg:y="12.455cm">
          <text:p/>
        </draw:circle>
        <draw:circle draw:style-name="gr6" draw:text-style-name="P4" draw:layer="layout" svg:width="0.08cm" svg:height="0.08cm" svg:x="14.209cm" svg:y="12.455cm">
          <text:p/>
        </draw:circle>
        <draw:circle draw:style-name="gr6" draw:text-style-name="P4" draw:layer="layout" svg:width="0.08cm" svg:height="0.08cm" svg:x="14.463cm" svg:y="12.455cm">
          <text:p/>
        </draw:circle>
        <draw:circle draw:style-name="gr6" draw:text-style-name="P4" draw:layer="layout" svg:width="0.08cm" svg:height="0.08cm" svg:x="14.717cm" svg:y="12.455cm">
          <text:p/>
        </draw:circle>
        <draw:circle draw:style-name="gr6" draw:text-style-name="P4" draw:layer="layout" svg:width="0.08cm" svg:height="0.08cm" svg:x="14.971cm" svg:y="12.455cm">
          <text:p/>
        </draw:circle>
        <draw:circle draw:style-name="gr6" draw:text-style-name="P4" draw:layer="layout" svg:width="0.08cm" svg:height="0.08cm" svg:x="15.225cm" svg:y="12.455cm">
          <text:p/>
        </draw:circle>
        <draw:circle draw:style-name="gr6" draw:text-style-name="P4" draw:layer="layout" svg:width="0.08cm" svg:height="0.08cm" svg:x="15.479cm" svg:y="12.455cm">
          <text:p/>
        </draw:circle>
        <draw:circle draw:style-name="gr6" draw:text-style-name="P4" draw:layer="layout" svg:width="0.08cm" svg:height="0.08cm" svg:x="15.733cm" svg:y="12.455cm">
          <text:p/>
        </draw:circle>
        <draw:circle draw:style-name="gr6" draw:text-style-name="P4" draw:layer="layout" svg:width="0.08cm" svg:height="0.08cm" svg:x="15.987cm" svg:y="12.455cm">
          <text:p/>
        </draw:circle>
        <draw:circle draw:style-name="gr6" draw:text-style-name="P4" draw:layer="layout" svg:width="0.08cm" svg:height="0.08cm" svg:x="16.241cm" svg:y="12.455cm">
          <text:p/>
        </draw:circle>
        <draw:circle draw:style-name="gr6" draw:text-style-name="P4" draw:layer="layout" svg:width="0.08cm" svg:height="0.08cm" svg:x="16.495cm" svg:y="12.455cm">
          <text:p/>
        </draw:circle>
        <draw:circle draw:style-name="gr6" draw:text-style-name="P4" draw:layer="layout" svg:width="0.08cm" svg:height="0.08cm" svg:x="16.749cm" svg:y="12.455cm">
          <text:p/>
        </draw:circle>
        <draw:circle draw:style-name="gr6" draw:text-style-name="P4" draw:layer="layout" svg:width="0.08cm" svg:height="0.08cm" svg:x="17.003cm" svg:y="12.455cm">
          <text:p/>
        </draw:circle>
        <draw:circle draw:style-name="gr6" draw:text-style-name="P4" draw:layer="layout" svg:width="0.08cm" svg:height="0.08cm" svg:x="17.257cm" svg:y="12.455cm">
          <text:p/>
        </draw:circle>
        <draw:circle draw:style-name="gr6" draw:text-style-name="P4" draw:layer="layout" svg:width="0.08cm" svg:height="0.08cm" svg:x="11.161cm" svg:y="12.709cm">
          <text:p/>
        </draw:circle>
        <draw:circle draw:style-name="gr6" draw:text-style-name="P4" draw:layer="layout" svg:width="0.08cm" svg:height="0.08cm" svg:x="11.415cm" svg:y="12.709cm">
          <text:p/>
        </draw:circle>
        <draw:circle draw:style-name="gr6" draw:text-style-name="P4" draw:layer="layout" svg:width="0.08cm" svg:height="0.08cm" svg:x="11.669cm" svg:y="12.709cm">
          <text:p/>
        </draw:circle>
        <draw:circle draw:style-name="gr6" draw:text-style-name="P4" draw:layer="layout" svg:width="0.08cm" svg:height="0.08cm" svg:x="11.923cm" svg:y="12.709cm">
          <text:p/>
        </draw:circle>
        <draw:circle draw:style-name="gr6" draw:text-style-name="P4" draw:layer="layout" svg:width="0.08cm" svg:height="0.08cm" svg:x="12.177cm" svg:y="12.709cm">
          <text:p/>
        </draw:circle>
        <draw:circle draw:style-name="gr6" draw:text-style-name="P4" draw:layer="layout" svg:width="0.08cm" svg:height="0.08cm" svg:x="12.431cm" svg:y="12.709cm">
          <text:p/>
        </draw:circle>
        <draw:circle draw:style-name="gr6" draw:text-style-name="P4" draw:layer="layout" svg:width="0.08cm" svg:height="0.08cm" svg:x="12.685cm" svg:y="12.709cm">
          <text:p/>
        </draw:circle>
        <draw:circle draw:style-name="gr6" draw:text-style-name="P4" draw:layer="layout" svg:width="0.08cm" svg:height="0.08cm" svg:x="12.939cm" svg:y="12.709cm">
          <text:p/>
        </draw:circle>
        <draw:circle draw:style-name="gr6" draw:text-style-name="P4" draw:layer="layout" svg:width="0.08cm" svg:height="0.08cm" svg:x="13.193cm" svg:y="12.709cm">
          <text:p/>
        </draw:circle>
        <draw:circle draw:style-name="gr6" draw:text-style-name="P4" draw:layer="layout" svg:width="0.08cm" svg:height="0.08cm" svg:x="13.447cm" svg:y="12.709cm">
          <text:p/>
        </draw:circle>
        <draw:circle draw:style-name="gr6" draw:text-style-name="P4" draw:layer="layout" svg:width="0.08cm" svg:height="0.08cm" svg:x="13.701cm" svg:y="12.709cm">
          <text:p/>
        </draw:circle>
        <draw:circle draw:style-name="gr6" draw:text-style-name="P4" draw:layer="layout" svg:width="0.08cm" svg:height="0.08cm" svg:x="13.955cm" svg:y="12.709cm">
          <text:p/>
        </draw:circle>
        <draw:circle draw:style-name="gr6" draw:text-style-name="P4" draw:layer="layout" svg:width="0.08cm" svg:height="0.08cm" svg:x="14.209cm" svg:y="12.709cm">
          <text:p/>
        </draw:circle>
        <draw:circle draw:style-name="gr6" draw:text-style-name="P4" draw:layer="layout" svg:width="0.08cm" svg:height="0.08cm" svg:x="14.463cm" svg:y="12.709cm">
          <text:p/>
        </draw:circle>
        <draw:circle draw:style-name="gr6" draw:text-style-name="P4" draw:layer="layout" svg:width="0.08cm" svg:height="0.08cm" svg:x="14.717cm" svg:y="12.709cm">
          <text:p/>
        </draw:circle>
        <draw:circle draw:style-name="gr6" draw:text-style-name="P4" draw:layer="layout" svg:width="0.08cm" svg:height="0.08cm" svg:x="14.971cm" svg:y="12.709cm">
          <text:p/>
        </draw:circle>
        <draw:circle draw:style-name="gr6" draw:text-style-name="P4" draw:layer="layout" svg:width="0.08cm" svg:height="0.08cm" svg:x="15.225cm" svg:y="12.709cm">
          <text:p/>
        </draw:circle>
        <draw:circle draw:style-name="gr6" draw:text-style-name="P4" draw:layer="layout" svg:width="0.08cm" svg:height="0.08cm" svg:x="15.479cm" svg:y="12.709cm">
          <text:p/>
        </draw:circle>
        <draw:circle draw:style-name="gr6" draw:text-style-name="P4" draw:layer="layout" svg:width="0.08cm" svg:height="0.08cm" svg:x="15.733cm" svg:y="12.709cm">
          <text:p/>
        </draw:circle>
        <draw:circle draw:style-name="gr6" draw:text-style-name="P4" draw:layer="layout" svg:width="0.08cm" svg:height="0.08cm" svg:x="15.987cm" svg:y="12.709cm">
          <text:p/>
        </draw:circle>
        <draw:circle draw:style-name="gr6" draw:text-style-name="P4" draw:layer="layout" svg:width="0.08cm" svg:height="0.08cm" svg:x="16.241cm" svg:y="12.709cm">
          <text:p/>
        </draw:circle>
        <draw:circle draw:style-name="gr6" draw:text-style-name="P4" draw:layer="layout" svg:width="0.08cm" svg:height="0.08cm" svg:x="16.495cm" svg:y="12.709cm">
          <text:p/>
        </draw:circle>
        <draw:circle draw:style-name="gr6" draw:text-style-name="P4" draw:layer="layout" svg:width="0.08cm" svg:height="0.08cm" svg:x="16.749cm" svg:y="12.709cm">
          <text:p/>
        </draw:circle>
        <draw:circle draw:style-name="gr6" draw:text-style-name="P4" draw:layer="layout" svg:width="0.08cm" svg:height="0.08cm" svg:x="17.003cm" svg:y="12.709cm">
          <text:p/>
        </draw:circle>
        <draw:circle draw:style-name="gr6" draw:text-style-name="P4" draw:layer="layout" svg:width="0.08cm" svg:height="0.08cm" svg:x="17.257cm" svg:y="12.709cm">
          <text:p/>
        </draw:circle>
        <draw:circle draw:style-name="gr6" draw:text-style-name="P4" draw:layer="layout" svg:width="0.08cm" svg:height="0.08cm" svg:x="11.161cm" svg:y="12.963cm">
          <text:p/>
        </draw:circle>
        <draw:circle draw:style-name="gr6" draw:text-style-name="P4" draw:layer="layout" svg:width="0.08cm" svg:height="0.08cm" svg:x="11.415cm" svg:y="12.963cm">
          <text:p/>
        </draw:circle>
        <draw:circle draw:style-name="gr6" draw:text-style-name="P4" draw:layer="layout" svg:width="0.08cm" svg:height="0.08cm" svg:x="11.669cm" svg:y="12.963cm">
          <text:p/>
        </draw:circle>
        <draw:circle draw:style-name="gr6" draw:text-style-name="P4" draw:layer="layout" svg:width="0.08cm" svg:height="0.08cm" svg:x="11.923cm" svg:y="12.963cm">
          <text:p/>
        </draw:circle>
        <draw:circle draw:style-name="gr6" draw:text-style-name="P4" draw:layer="layout" svg:width="0.08cm" svg:height="0.08cm" svg:x="12.177cm" svg:y="12.963cm">
          <text:p/>
        </draw:circle>
        <draw:circle draw:style-name="gr6" draw:text-style-name="P4" draw:layer="layout" svg:width="0.08cm" svg:height="0.08cm" svg:x="12.431cm" svg:y="12.963cm">
          <text:p/>
        </draw:circle>
        <draw:circle draw:style-name="gr6" draw:text-style-name="P4" draw:layer="layout" svg:width="0.08cm" svg:height="0.08cm" svg:x="12.685cm" svg:y="12.963cm">
          <text:p/>
        </draw:circle>
        <draw:circle draw:style-name="gr6" draw:text-style-name="P4" draw:layer="layout" svg:width="0.08cm" svg:height="0.08cm" svg:x="12.939cm" svg:y="12.963cm">
          <text:p/>
        </draw:circle>
        <draw:circle draw:style-name="gr6" draw:text-style-name="P4" draw:layer="layout" svg:width="0.08cm" svg:height="0.08cm" svg:x="13.193cm" svg:y="12.963cm">
          <text:p/>
        </draw:circle>
        <draw:circle draw:style-name="gr6" draw:text-style-name="P4" draw:layer="layout" svg:width="0.08cm" svg:height="0.08cm" svg:x="13.447cm" svg:y="12.963cm">
          <text:p/>
        </draw:circle>
        <draw:circle draw:style-name="gr6" draw:text-style-name="P4" draw:layer="layout" svg:width="0.08cm" svg:height="0.08cm" svg:x="13.701cm" svg:y="12.963cm">
          <text:p/>
        </draw:circle>
        <draw:circle draw:style-name="gr6" draw:text-style-name="P4" draw:layer="layout" svg:width="0.08cm" svg:height="0.08cm" svg:x="13.955cm" svg:y="12.963cm">
          <text:p/>
        </draw:circle>
        <draw:circle draw:style-name="gr6" draw:text-style-name="P4" draw:layer="layout" svg:width="0.08cm" svg:height="0.08cm" svg:x="14.209cm" svg:y="12.963cm">
          <text:p/>
        </draw:circle>
        <draw:circle draw:style-name="gr6" draw:text-style-name="P4" draw:layer="layout" svg:width="0.08cm" svg:height="0.08cm" svg:x="14.463cm" svg:y="12.963cm">
          <text:p/>
        </draw:circle>
        <draw:circle draw:style-name="gr6" draw:text-style-name="P4" draw:layer="layout" svg:width="0.08cm" svg:height="0.08cm" svg:x="14.717cm" svg:y="12.963cm">
          <text:p/>
        </draw:circle>
        <draw:circle draw:style-name="gr6" draw:text-style-name="P4" draw:layer="layout" svg:width="0.08cm" svg:height="0.08cm" svg:x="14.971cm" svg:y="12.963cm">
          <text:p/>
        </draw:circle>
        <draw:circle draw:style-name="gr6" draw:text-style-name="P4" draw:layer="layout" svg:width="0.08cm" svg:height="0.08cm" svg:x="15.225cm" svg:y="12.963cm">
          <text:p/>
        </draw:circle>
        <draw:circle draw:style-name="gr6" draw:text-style-name="P4" draw:layer="layout" svg:width="0.08cm" svg:height="0.08cm" svg:x="15.479cm" svg:y="12.963cm">
          <text:p/>
        </draw:circle>
        <draw:circle draw:style-name="gr6" draw:text-style-name="P4" draw:layer="layout" svg:width="0.08cm" svg:height="0.08cm" svg:x="15.733cm" svg:y="12.963cm">
          <text:p/>
        </draw:circle>
        <draw:circle draw:style-name="gr6" draw:text-style-name="P4" draw:layer="layout" svg:width="0.08cm" svg:height="0.08cm" svg:x="15.987cm" svg:y="12.963cm">
          <text:p/>
        </draw:circle>
        <draw:circle draw:style-name="gr6" draw:text-style-name="P4" draw:layer="layout" svg:width="0.08cm" svg:height="0.08cm" svg:x="16.241cm" svg:y="12.963cm">
          <text:p/>
        </draw:circle>
        <draw:circle draw:style-name="gr6" draw:text-style-name="P4" draw:layer="layout" svg:width="0.08cm" svg:height="0.08cm" svg:x="16.495cm" svg:y="12.963cm">
          <text:p/>
        </draw:circle>
        <draw:circle draw:style-name="gr6" draw:text-style-name="P4" draw:layer="layout" svg:width="0.08cm" svg:height="0.08cm" svg:x="16.749cm" svg:y="12.963cm">
          <text:p/>
        </draw:circle>
        <draw:circle draw:style-name="gr6" draw:text-style-name="P4" draw:layer="layout" svg:width="0.08cm" svg:height="0.08cm" svg:x="17.003cm" svg:y="12.963cm">
          <text:p/>
        </draw:circle>
        <draw:circle draw:style-name="gr6" draw:text-style-name="P4" draw:layer="layout" svg:width="0.08cm" svg:height="0.08cm" svg:x="17.257cm" svg:y="12.963cm">
          <text:p/>
        </draw:circle>
        <draw:circle draw:style-name="gr6" draw:text-style-name="P4" draw:layer="layout" svg:width="0.08cm" svg:height="0.08cm" svg:x="11.161cm" svg:y="12.963cm">
          <text:p/>
        </draw:circle>
        <draw:circle draw:style-name="gr6" draw:text-style-name="P4" draw:layer="layout" svg:width="0.08cm" svg:height="0.08cm" svg:x="11.415cm" svg:y="12.963cm">
          <text:p/>
        </draw:circle>
        <draw:circle draw:style-name="gr6" draw:text-style-name="P4" draw:layer="layout" svg:width="0.08cm" svg:height="0.08cm" svg:x="11.669cm" svg:y="12.963cm">
          <text:p/>
        </draw:circle>
        <draw:circle draw:style-name="gr6" draw:text-style-name="P4" draw:layer="layout" svg:width="0.08cm" svg:height="0.08cm" svg:x="11.923cm" svg:y="12.963cm">
          <text:p/>
        </draw:circle>
        <draw:circle draw:style-name="gr6" draw:text-style-name="P4" draw:layer="layout" svg:width="0.08cm" svg:height="0.08cm" svg:x="12.177cm" svg:y="12.963cm">
          <text:p/>
        </draw:circle>
        <draw:circle draw:style-name="gr6" draw:text-style-name="P4" draw:layer="layout" svg:width="0.08cm" svg:height="0.08cm" svg:x="12.431cm" svg:y="12.963cm">
          <text:p/>
        </draw:circle>
        <draw:circle draw:style-name="gr6" draw:text-style-name="P4" draw:layer="layout" svg:width="0.08cm" svg:height="0.08cm" svg:x="12.685cm" svg:y="12.963cm">
          <text:p/>
        </draw:circle>
        <draw:circle draw:style-name="gr6" draw:text-style-name="P4" draw:layer="layout" svg:width="0.08cm" svg:height="0.08cm" svg:x="12.939cm" svg:y="12.963cm">
          <text:p/>
        </draw:circle>
        <draw:circle draw:style-name="gr6" draw:text-style-name="P4" draw:layer="layout" svg:width="0.08cm" svg:height="0.08cm" svg:x="13.193cm" svg:y="12.963cm">
          <text:p/>
        </draw:circle>
        <draw:circle draw:style-name="gr6" draw:text-style-name="P4" draw:layer="layout" svg:width="0.08cm" svg:height="0.08cm" svg:x="13.447cm" svg:y="12.963cm">
          <text:p/>
        </draw:circle>
        <draw:circle draw:style-name="gr6" draw:text-style-name="P4" draw:layer="layout" svg:width="0.08cm" svg:height="0.08cm" svg:x="13.701cm" svg:y="12.963cm">
          <text:p/>
        </draw:circle>
        <draw:circle draw:style-name="gr6" draw:text-style-name="P4" draw:layer="layout" svg:width="0.08cm" svg:height="0.08cm" svg:x="13.955cm" svg:y="12.963cm">
          <text:p/>
        </draw:circle>
        <draw:circle draw:style-name="gr6" draw:text-style-name="P4" draw:layer="layout" svg:width="0.08cm" svg:height="0.08cm" svg:x="14.209cm" svg:y="12.963cm">
          <text:p/>
        </draw:circle>
        <draw:circle draw:style-name="gr6" draw:text-style-name="P4" draw:layer="layout" svg:width="0.08cm" svg:height="0.08cm" svg:x="14.463cm" svg:y="12.963cm">
          <text:p/>
        </draw:circle>
        <draw:circle draw:style-name="gr6" draw:text-style-name="P4" draw:layer="layout" svg:width="0.08cm" svg:height="0.08cm" svg:x="14.717cm" svg:y="12.963cm">
          <text:p/>
        </draw:circle>
        <draw:circle draw:style-name="gr6" draw:text-style-name="P4" draw:layer="layout" svg:width="0.08cm" svg:height="0.08cm" svg:x="14.971cm" svg:y="12.963cm">
          <text:p/>
        </draw:circle>
        <draw:circle draw:style-name="gr6" draw:text-style-name="P4" draw:layer="layout" svg:width="0.08cm" svg:height="0.08cm" svg:x="15.225cm" svg:y="12.963cm">
          <text:p/>
        </draw:circle>
        <draw:circle draw:style-name="gr6" draw:text-style-name="P4" draw:layer="layout" svg:width="0.08cm" svg:height="0.08cm" svg:x="15.479cm" svg:y="12.963cm">
          <text:p/>
        </draw:circle>
        <draw:circle draw:style-name="gr6" draw:text-style-name="P4" draw:layer="layout" svg:width="0.08cm" svg:height="0.08cm" svg:x="15.733cm" svg:y="12.963cm">
          <text:p/>
        </draw:circle>
        <draw:circle draw:style-name="gr6" draw:text-style-name="P4" draw:layer="layout" svg:width="0.08cm" svg:height="0.08cm" svg:x="15.987cm" svg:y="12.963cm">
          <text:p/>
        </draw:circle>
        <draw:circle draw:style-name="gr6" draw:text-style-name="P4" draw:layer="layout" svg:width="0.08cm" svg:height="0.08cm" svg:x="16.241cm" svg:y="12.963cm">
          <text:p/>
        </draw:circle>
        <draw:circle draw:style-name="gr6" draw:text-style-name="P4" draw:layer="layout" svg:width="0.08cm" svg:height="0.08cm" svg:x="16.495cm" svg:y="12.963cm">
          <text:p/>
        </draw:circle>
        <draw:circle draw:style-name="gr6" draw:text-style-name="P4" draw:layer="layout" svg:width="0.08cm" svg:height="0.08cm" svg:x="16.749cm" svg:y="12.963cm">
          <text:p/>
        </draw:circle>
        <draw:circle draw:style-name="gr6" draw:text-style-name="P4" draw:layer="layout" svg:width="0.08cm" svg:height="0.08cm" svg:x="17.003cm" svg:y="12.963cm">
          <text:p/>
        </draw:circle>
        <draw:circle draw:style-name="gr6" draw:text-style-name="P4" draw:layer="layout" svg:width="0.08cm" svg:height="0.08cm" svg:x="17.257cm" svg:y="12.963cm">
          <text:p/>
        </draw:circle>
        <draw:circle draw:style-name="gr6" draw:text-style-name="P4" draw:layer="layout" svg:width="0.08cm" svg:height="0.08cm" svg:x="7.097cm" svg:y="5.597cm">
          <text:p/>
        </draw:circle>
        <draw:circle draw:style-name="gr6" draw:text-style-name="P4" draw:layer="layout" svg:width="0.08cm" svg:height="0.08cm" svg:x="7.351cm" svg:y="5.597cm">
          <text:p/>
        </draw:circle>
        <draw:circle draw:style-name="gr6" draw:text-style-name="P4" draw:layer="layout" svg:width="0.08cm" svg:height="0.08cm" svg:x="7.605cm" svg:y="5.597cm">
          <text:p/>
        </draw:circle>
        <draw:circle draw:style-name="gr6" draw:text-style-name="P4" draw:layer="layout" svg:width="0.08cm" svg:height="0.08cm" svg:x="7.859cm" svg:y="5.597cm">
          <text:p/>
        </draw:circle>
        <draw:circle draw:style-name="gr6" draw:text-style-name="P4" draw:layer="layout" svg:width="0.08cm" svg:height="0.08cm" svg:x="8.113cm" svg:y="5.597cm">
          <text:p/>
        </draw:circle>
        <draw:circle draw:style-name="gr6" draw:text-style-name="P4" draw:layer="layout" svg:width="0.08cm" svg:height="0.08cm" svg:x="8.367cm" svg:y="5.597cm">
          <text:p/>
        </draw:circle>
        <draw:circle draw:style-name="gr6" draw:text-style-name="P4" draw:layer="layout" svg:width="0.08cm" svg:height="0.08cm" svg:x="8.621cm" svg:y="5.597cm">
          <text:p/>
        </draw:circle>
        <draw:circle draw:style-name="gr6" draw:text-style-name="P4" draw:layer="layout" svg:width="0.08cm" svg:height="0.08cm" svg:x="8.875cm" svg:y="5.597cm">
          <text:p/>
        </draw:circle>
        <draw:circle draw:style-name="gr6" draw:text-style-name="P4" draw:layer="layout" svg:width="0.08cm" svg:height="0.08cm" svg:x="9.129cm" svg:y="5.597cm">
          <text:p/>
        </draw:circle>
        <draw:circle draw:style-name="gr6" draw:text-style-name="P4" draw:layer="layout" svg:width="0.08cm" svg:height="0.08cm" svg:x="9.383cm" svg:y="5.597cm">
          <text:p/>
        </draw:circle>
        <draw:circle draw:style-name="gr6" draw:text-style-name="P4" draw:layer="layout" svg:width="0.08cm" svg:height="0.08cm" svg:x="9.637cm" svg:y="5.597cm">
          <text:p/>
        </draw:circle>
        <draw:circle draw:style-name="gr6" draw:text-style-name="P4" draw:layer="layout" svg:width="0.08cm" svg:height="0.08cm" svg:x="9.891cm" svg:y="5.597cm">
          <text:p/>
        </draw:circle>
        <draw:circle draw:style-name="gr6" draw:text-style-name="P4" draw:layer="layout" svg:width="0.08cm" svg:height="0.08cm" svg:x="10.145cm" svg:y="5.597cm">
          <text:p/>
        </draw:circle>
        <draw:circle draw:style-name="gr6" draw:text-style-name="P4" draw:layer="layout" svg:width="0.08cm" svg:height="0.08cm" svg:x="10.399cm" svg:y="5.597cm">
          <text:p/>
        </draw:circle>
        <draw:circle draw:style-name="gr6" draw:text-style-name="P4" draw:layer="layout" svg:width="0.08cm" svg:height="0.08cm" svg:x="10.653cm" svg:y="5.597cm">
          <text:p/>
        </draw:circle>
        <draw:circle draw:style-name="gr6" draw:text-style-name="P4" draw:layer="layout" svg:width="0.08cm" svg:height="0.08cm" svg:x="10.907cm" svg:y="5.597cm">
          <text:p/>
        </draw:circle>
        <draw:circle draw:style-name="gr6" draw:text-style-name="P4" draw:layer="layout" svg:width="0.08cm" svg:height="0.08cm" svg:x="7.097cm" svg:y="5.851cm">
          <text:p/>
        </draw:circle>
        <draw:circle draw:style-name="gr6" draw:text-style-name="P4" draw:layer="layout" svg:width="0.08cm" svg:height="0.08cm" svg:x="7.351cm" svg:y="5.851cm">
          <text:p/>
        </draw:circle>
        <draw:circle draw:style-name="gr6" draw:text-style-name="P4" draw:layer="layout" svg:width="0.08cm" svg:height="0.08cm" svg:x="7.605cm" svg:y="5.851cm">
          <text:p/>
        </draw:circle>
        <draw:circle draw:style-name="gr6" draw:text-style-name="P4" draw:layer="layout" svg:width="0.08cm" svg:height="0.08cm" svg:x="7.859cm" svg:y="5.851cm">
          <text:p/>
        </draw:circle>
        <draw:circle draw:style-name="gr6" draw:text-style-name="P4" draw:layer="layout" svg:width="0.08cm" svg:height="0.08cm" svg:x="8.113cm" svg:y="5.851cm">
          <text:p/>
        </draw:circle>
        <draw:circle draw:style-name="gr6" draw:text-style-name="P4" draw:layer="layout" svg:width="0.08cm" svg:height="0.08cm" svg:x="8.367cm" svg:y="5.851cm">
          <text:p/>
        </draw:circle>
        <draw:circle draw:style-name="gr6" draw:text-style-name="P4" draw:layer="layout" svg:width="0.08cm" svg:height="0.08cm" svg:x="8.621cm" svg:y="5.851cm">
          <text:p/>
        </draw:circle>
        <draw:circle draw:style-name="gr6" draw:text-style-name="P4" draw:layer="layout" svg:width="0.08cm" svg:height="0.08cm" svg:x="8.875cm" svg:y="5.851cm">
          <text:p/>
        </draw:circle>
        <draw:circle draw:style-name="gr6" draw:text-style-name="P4" draw:layer="layout" svg:width="0.08cm" svg:height="0.08cm" svg:x="9.129cm" svg:y="5.851cm">
          <text:p/>
        </draw:circle>
        <draw:circle draw:style-name="gr6" draw:text-style-name="P4" draw:layer="layout" svg:width="0.08cm" svg:height="0.08cm" svg:x="9.383cm" svg:y="5.851cm">
          <text:p/>
        </draw:circle>
        <draw:circle draw:style-name="gr6" draw:text-style-name="P4" draw:layer="layout" svg:width="0.08cm" svg:height="0.08cm" svg:x="9.637cm" svg:y="5.851cm">
          <text:p/>
        </draw:circle>
        <draw:circle draw:style-name="gr6" draw:text-style-name="P4" draw:layer="layout" svg:width="0.08cm" svg:height="0.08cm" svg:x="9.891cm" svg:y="5.851cm">
          <text:p/>
        </draw:circle>
        <draw:circle draw:style-name="gr6" draw:text-style-name="P4" draw:layer="layout" svg:width="0.08cm" svg:height="0.08cm" svg:x="10.145cm" svg:y="5.851cm">
          <text:p/>
        </draw:circle>
        <draw:circle draw:style-name="gr6" draw:text-style-name="P4" draw:layer="layout" svg:width="0.08cm" svg:height="0.08cm" svg:x="10.399cm" svg:y="5.851cm">
          <text:p/>
        </draw:circle>
        <draw:circle draw:style-name="gr6" draw:text-style-name="P4" draw:layer="layout" svg:width="0.08cm" svg:height="0.08cm" svg:x="10.653cm" svg:y="5.851cm">
          <text:p/>
        </draw:circle>
        <draw:circle draw:style-name="gr6" draw:text-style-name="P4" draw:layer="layout" svg:width="0.08cm" svg:height="0.08cm" svg:x="10.907cm" svg:y="5.851cm">
          <text:p/>
        </draw:circle>
        <draw:circle draw:style-name="gr6" draw:text-style-name="P4" draw:layer="layout" svg:width="0.08cm" svg:height="0.08cm" svg:x="7.097cm" svg:y="6.105cm">
          <text:p/>
        </draw:circle>
        <draw:circle draw:style-name="gr6" draw:text-style-name="P4" draw:layer="layout" svg:width="0.08cm" svg:height="0.08cm" svg:x="7.351cm" svg:y="6.105cm">
          <text:p/>
        </draw:circle>
        <draw:circle draw:style-name="gr6" draw:text-style-name="P4" draw:layer="layout" svg:width="0.08cm" svg:height="0.08cm" svg:x="7.605cm" svg:y="6.105cm">
          <text:p/>
        </draw:circle>
        <draw:circle draw:style-name="gr6" draw:text-style-name="P4" draw:layer="layout" svg:width="0.08cm" svg:height="0.08cm" svg:x="7.859cm" svg:y="6.105cm">
          <text:p/>
        </draw:circle>
        <draw:circle draw:style-name="gr6" draw:text-style-name="P4" draw:layer="layout" svg:width="0.08cm" svg:height="0.08cm" svg:x="8.113cm" svg:y="6.105cm">
          <text:p/>
        </draw:circle>
        <draw:circle draw:style-name="gr6" draw:text-style-name="P4" draw:layer="layout" svg:width="0.08cm" svg:height="0.08cm" svg:x="8.367cm" svg:y="6.105cm">
          <text:p/>
        </draw:circle>
        <draw:circle draw:style-name="gr6" draw:text-style-name="P4" draw:layer="layout" svg:width="0.08cm" svg:height="0.08cm" svg:x="8.621cm" svg:y="6.105cm">
          <text:p/>
        </draw:circle>
        <draw:circle draw:style-name="gr6" draw:text-style-name="P4" draw:layer="layout" svg:width="0.08cm" svg:height="0.08cm" svg:x="8.875cm" svg:y="6.105cm">
          <text:p/>
        </draw:circle>
        <draw:circle draw:style-name="gr6" draw:text-style-name="P4" draw:layer="layout" svg:width="0.08cm" svg:height="0.08cm" svg:x="9.129cm" svg:y="6.105cm">
          <text:p/>
        </draw:circle>
        <draw:circle draw:style-name="gr6" draw:text-style-name="P4" draw:layer="layout" svg:width="0.08cm" svg:height="0.08cm" svg:x="9.383cm" svg:y="6.105cm">
          <text:p/>
        </draw:circle>
        <draw:circle draw:style-name="gr6" draw:text-style-name="P4" draw:layer="layout" svg:width="0.08cm" svg:height="0.08cm" svg:x="9.637cm" svg:y="6.105cm">
          <text:p/>
        </draw:circle>
        <draw:circle draw:style-name="gr6" draw:text-style-name="P4" draw:layer="layout" svg:width="0.08cm" svg:height="0.08cm" svg:x="9.891cm" svg:y="6.105cm">
          <text:p/>
        </draw:circle>
        <draw:circle draw:style-name="gr6" draw:text-style-name="P4" draw:layer="layout" svg:width="0.08cm" svg:height="0.08cm" svg:x="10.145cm" svg:y="6.105cm">
          <text:p/>
        </draw:circle>
        <draw:circle draw:style-name="gr6" draw:text-style-name="P4" draw:layer="layout" svg:width="0.08cm" svg:height="0.08cm" svg:x="10.399cm" svg:y="6.105cm">
          <text:p/>
        </draw:circle>
        <draw:circle draw:style-name="gr6" draw:text-style-name="P4" draw:layer="layout" svg:width="0.08cm" svg:height="0.08cm" svg:x="10.653cm" svg:y="6.105cm">
          <text:p/>
        </draw:circle>
        <draw:circle draw:style-name="gr6" draw:text-style-name="P4" draw:layer="layout" svg:width="0.08cm" svg:height="0.08cm" svg:x="10.907cm" svg:y="6.105cm">
          <text:p/>
        </draw:circle>
        <draw:circle draw:style-name="gr6" draw:text-style-name="P4" draw:layer="layout" svg:width="0.08cm" svg:height="0.08cm" svg:x="7.097cm" svg:y="6.359cm">
          <text:p/>
        </draw:circle>
        <draw:circle draw:style-name="gr6" draw:text-style-name="P4" draw:layer="layout" svg:width="0.08cm" svg:height="0.08cm" svg:x="7.351cm" svg:y="6.359cm">
          <text:p/>
        </draw:circle>
        <draw:circle draw:style-name="gr6" draw:text-style-name="P4" draw:layer="layout" svg:width="0.08cm" svg:height="0.08cm" svg:x="7.605cm" svg:y="6.359cm">
          <text:p/>
        </draw:circle>
        <draw:circle draw:style-name="gr6" draw:text-style-name="P4" draw:layer="layout" svg:width="0.08cm" svg:height="0.08cm" svg:x="7.859cm" svg:y="6.359cm">
          <text:p/>
        </draw:circle>
        <draw:circle draw:style-name="gr6" draw:text-style-name="P4" draw:layer="layout" svg:width="0.08cm" svg:height="0.08cm" svg:x="8.113cm" svg:y="6.359cm">
          <text:p/>
        </draw:circle>
        <draw:circle draw:style-name="gr6" draw:text-style-name="P4" draw:layer="layout" svg:width="0.08cm" svg:height="0.08cm" svg:x="8.367cm" svg:y="6.359cm">
          <text:p/>
        </draw:circle>
        <draw:circle draw:style-name="gr6" draw:text-style-name="P4" draw:layer="layout" svg:width="0.08cm" svg:height="0.08cm" svg:x="8.621cm" svg:y="6.359cm">
          <text:p/>
        </draw:circle>
        <draw:circle draw:style-name="gr6" draw:text-style-name="P4" draw:layer="layout" svg:width="0.08cm" svg:height="0.08cm" svg:x="8.875cm" svg:y="6.359cm">
          <text:p/>
        </draw:circle>
        <draw:circle draw:style-name="gr6" draw:text-style-name="P4" draw:layer="layout" svg:width="0.08cm" svg:height="0.08cm" svg:x="9.129cm" svg:y="6.359cm">
          <text:p/>
        </draw:circle>
        <draw:circle draw:style-name="gr6" draw:text-style-name="P4" draw:layer="layout" svg:width="0.08cm" svg:height="0.08cm" svg:x="9.383cm" svg:y="6.359cm">
          <text:p/>
        </draw:circle>
        <draw:circle draw:style-name="gr6" draw:text-style-name="P4" draw:layer="layout" svg:width="0.08cm" svg:height="0.08cm" svg:x="9.637cm" svg:y="6.359cm">
          <text:p/>
        </draw:circle>
        <draw:circle draw:style-name="gr6" draw:text-style-name="P4" draw:layer="layout" svg:width="0.08cm" svg:height="0.08cm" svg:x="9.891cm" svg:y="6.359cm">
          <text:p/>
        </draw:circle>
        <draw:circle draw:style-name="gr6" draw:text-style-name="P4" draw:layer="layout" svg:width="0.08cm" svg:height="0.08cm" svg:x="10.145cm" svg:y="6.359cm">
          <text:p/>
        </draw:circle>
        <draw:circle draw:style-name="gr6" draw:text-style-name="P4" draw:layer="layout" svg:width="0.08cm" svg:height="0.08cm" svg:x="10.399cm" svg:y="6.359cm">
          <text:p/>
        </draw:circle>
        <draw:circle draw:style-name="gr6" draw:text-style-name="P4" draw:layer="layout" svg:width="0.08cm" svg:height="0.08cm" svg:x="10.653cm" svg:y="6.359cm">
          <text:p/>
        </draw:circle>
        <draw:circle draw:style-name="gr6" draw:text-style-name="P4" draw:layer="layout" svg:width="0.08cm" svg:height="0.08cm" svg:x="10.907cm" svg:y="6.359cm">
          <text:p/>
        </draw:circle>
        <draw:circle draw:style-name="gr6" draw:text-style-name="P4" draw:layer="layout" svg:width="0.08cm" svg:height="0.08cm" svg:x="7.097cm" svg:y="6.613cm">
          <text:p/>
        </draw:circle>
        <draw:circle draw:style-name="gr6" draw:text-style-name="P4" draw:layer="layout" svg:width="0.08cm" svg:height="0.08cm" svg:x="7.351cm" svg:y="6.613cm">
          <text:p/>
        </draw:circle>
        <draw:circle draw:style-name="gr6" draw:text-style-name="P4" draw:layer="layout" svg:width="0.08cm" svg:height="0.08cm" svg:x="7.605cm" svg:y="6.613cm">
          <text:p/>
        </draw:circle>
        <draw:circle draw:style-name="gr6" draw:text-style-name="P4" draw:layer="layout" svg:width="0.08cm" svg:height="0.08cm" svg:x="7.859cm" svg:y="6.613cm">
          <text:p/>
        </draw:circle>
        <draw:circle draw:style-name="gr6" draw:text-style-name="P4" draw:layer="layout" svg:width="0.08cm" svg:height="0.08cm" svg:x="8.113cm" svg:y="6.613cm">
          <text:p/>
        </draw:circle>
        <draw:circle draw:style-name="gr6" draw:text-style-name="P4" draw:layer="layout" svg:width="0.08cm" svg:height="0.08cm" svg:x="8.367cm" svg:y="6.613cm">
          <text:p/>
        </draw:circle>
        <draw:circle draw:style-name="gr6" draw:text-style-name="P4" draw:layer="layout" svg:width="0.08cm" svg:height="0.08cm" svg:x="8.621cm" svg:y="6.613cm">
          <text:p/>
        </draw:circle>
        <draw:circle draw:style-name="gr6" draw:text-style-name="P4" draw:layer="layout" svg:width="0.08cm" svg:height="0.08cm" svg:x="8.875cm" svg:y="6.613cm">
          <text:p/>
        </draw:circle>
        <draw:circle draw:style-name="gr6" draw:text-style-name="P4" draw:layer="layout" svg:width="0.08cm" svg:height="0.08cm" svg:x="9.129cm" svg:y="6.613cm">
          <text:p/>
        </draw:circle>
        <draw:circle draw:style-name="gr6" draw:text-style-name="P4" draw:layer="layout" svg:width="0.08cm" svg:height="0.08cm" svg:x="9.383cm" svg:y="6.613cm">
          <text:p/>
        </draw:circle>
        <draw:circle draw:style-name="gr6" draw:text-style-name="P4" draw:layer="layout" svg:width="0.08cm" svg:height="0.08cm" svg:x="9.637cm" svg:y="6.613cm">
          <text:p/>
        </draw:circle>
        <draw:circle draw:style-name="gr6" draw:text-style-name="P4" draw:layer="layout" svg:width="0.08cm" svg:height="0.08cm" svg:x="9.891cm" svg:y="6.613cm">
          <text:p/>
        </draw:circle>
        <draw:circle draw:style-name="gr6" draw:text-style-name="P4" draw:layer="layout" svg:width="0.08cm" svg:height="0.08cm" svg:x="10.145cm" svg:y="6.613cm">
          <text:p/>
        </draw:circle>
        <draw:circle draw:style-name="gr6" draw:text-style-name="P4" draw:layer="layout" svg:width="0.08cm" svg:height="0.08cm" svg:x="10.399cm" svg:y="6.613cm">
          <text:p/>
        </draw:circle>
        <draw:circle draw:style-name="gr6" draw:text-style-name="P4" draw:layer="layout" svg:width="0.08cm" svg:height="0.08cm" svg:x="10.653cm" svg:y="6.613cm">
          <text:p/>
        </draw:circle>
        <draw:circle draw:style-name="gr6" draw:text-style-name="P4" draw:layer="layout" svg:width="0.08cm" svg:height="0.08cm" svg:x="10.907cm" svg:y="6.613cm">
          <text:p/>
        </draw:circle>
        <draw:circle draw:style-name="gr6" draw:text-style-name="P4" draw:layer="layout" svg:width="0.08cm" svg:height="0.08cm" svg:x="7.097cm" svg:y="6.613cm">
          <text:p/>
        </draw:circle>
        <draw:circle draw:style-name="gr6" draw:text-style-name="P4" draw:layer="layout" svg:width="0.08cm" svg:height="0.08cm" svg:x="7.351cm" svg:y="6.613cm">
          <text:p/>
        </draw:circle>
        <draw:circle draw:style-name="gr6" draw:text-style-name="P4" draw:layer="layout" svg:width="0.08cm" svg:height="0.08cm" svg:x="7.605cm" svg:y="6.613cm">
          <text:p/>
        </draw:circle>
        <draw:circle draw:style-name="gr6" draw:text-style-name="P4" draw:layer="layout" svg:width="0.08cm" svg:height="0.08cm" svg:x="7.859cm" svg:y="6.613cm">
          <text:p/>
        </draw:circle>
        <draw:circle draw:style-name="gr6" draw:text-style-name="P4" draw:layer="layout" svg:width="0.08cm" svg:height="0.08cm" svg:x="8.113cm" svg:y="6.613cm">
          <text:p/>
        </draw:circle>
        <draw:circle draw:style-name="gr6" draw:text-style-name="P4" draw:layer="layout" svg:width="0.08cm" svg:height="0.08cm" svg:x="8.367cm" svg:y="6.613cm">
          <text:p/>
        </draw:circle>
        <draw:circle draw:style-name="gr6" draw:text-style-name="P4" draw:layer="layout" svg:width="0.08cm" svg:height="0.08cm" svg:x="8.621cm" svg:y="6.613cm">
          <text:p/>
        </draw:circle>
        <draw:circle draw:style-name="gr6" draw:text-style-name="P4" draw:layer="layout" svg:width="0.08cm" svg:height="0.08cm" svg:x="8.875cm" svg:y="6.613cm">
          <text:p/>
        </draw:circle>
        <draw:circle draw:style-name="gr6" draw:text-style-name="P4" draw:layer="layout" svg:width="0.08cm" svg:height="0.08cm" svg:x="9.129cm" svg:y="6.613cm">
          <text:p/>
        </draw:circle>
        <draw:circle draw:style-name="gr6" draw:text-style-name="P4" draw:layer="layout" svg:width="0.08cm" svg:height="0.08cm" svg:x="9.383cm" svg:y="6.613cm">
          <text:p/>
        </draw:circle>
        <draw:circle draw:style-name="gr6" draw:text-style-name="P4" draw:layer="layout" svg:width="0.08cm" svg:height="0.08cm" svg:x="9.637cm" svg:y="6.613cm">
          <text:p/>
        </draw:circle>
        <draw:circle draw:style-name="gr6" draw:text-style-name="P4" draw:layer="layout" svg:width="0.08cm" svg:height="0.08cm" svg:x="9.891cm" svg:y="6.613cm">
          <text:p/>
        </draw:circle>
        <draw:circle draw:style-name="gr6" draw:text-style-name="P4" draw:layer="layout" svg:width="0.08cm" svg:height="0.08cm" svg:x="10.145cm" svg:y="6.613cm">
          <text:p/>
        </draw:circle>
        <draw:circle draw:style-name="gr6" draw:text-style-name="P4" draw:layer="layout" svg:width="0.08cm" svg:height="0.08cm" svg:x="10.399cm" svg:y="6.613cm">
          <text:p/>
        </draw:circle>
        <draw:circle draw:style-name="gr6" draw:text-style-name="P4" draw:layer="layout" svg:width="0.08cm" svg:height="0.08cm" svg:x="10.653cm" svg:y="6.613cm">
          <text:p/>
        </draw:circle>
        <draw:circle draw:style-name="gr6" draw:text-style-name="P4" draw:layer="layout" svg:width="0.08cm" svg:height="0.08cm" svg:x="10.907cm" svg:y="6.613cm">
          <text:p/>
        </draw:circle>
        <draw:circle draw:style-name="gr6" draw:text-style-name="P4" draw:layer="layout" svg:width="0.08cm" svg:height="0.08cm" svg:x="7.097cm" svg:y="6.867cm">
          <text:p/>
        </draw:circle>
        <draw:circle draw:style-name="gr6" draw:text-style-name="P4" draw:layer="layout" svg:width="0.08cm" svg:height="0.08cm" svg:x="7.351cm" svg:y="6.867cm">
          <text:p/>
        </draw:circle>
        <draw:circle draw:style-name="gr6" draw:text-style-name="P4" draw:layer="layout" svg:width="0.08cm" svg:height="0.08cm" svg:x="7.605cm" svg:y="6.867cm">
          <text:p/>
        </draw:circle>
        <draw:circle draw:style-name="gr6" draw:text-style-name="P4" draw:layer="layout" svg:width="0.08cm" svg:height="0.08cm" svg:x="7.859cm" svg:y="6.867cm">
          <text:p/>
        </draw:circle>
        <draw:circle draw:style-name="gr6" draw:text-style-name="P4" draw:layer="layout" svg:width="0.08cm" svg:height="0.08cm" svg:x="8.113cm" svg:y="6.867cm">
          <text:p/>
        </draw:circle>
        <draw:circle draw:style-name="gr6" draw:text-style-name="P4" draw:layer="layout" svg:width="0.08cm" svg:height="0.08cm" svg:x="8.367cm" svg:y="6.867cm">
          <text:p/>
        </draw:circle>
        <draw:circle draw:style-name="gr6" draw:text-style-name="P4" draw:layer="layout" svg:width="0.08cm" svg:height="0.08cm" svg:x="8.621cm" svg:y="6.867cm">
          <text:p/>
        </draw:circle>
        <draw:circle draw:style-name="gr6" draw:text-style-name="P4" draw:layer="layout" svg:width="0.08cm" svg:height="0.08cm" svg:x="8.875cm" svg:y="6.867cm">
          <text:p/>
        </draw:circle>
        <draw:circle draw:style-name="gr6" draw:text-style-name="P4" draw:layer="layout" svg:width="0.08cm" svg:height="0.08cm" svg:x="9.129cm" svg:y="6.867cm">
          <text:p/>
        </draw:circle>
        <draw:circle draw:style-name="gr6" draw:text-style-name="P4" draw:layer="layout" svg:width="0.08cm" svg:height="0.08cm" svg:x="9.383cm" svg:y="6.867cm">
          <text:p/>
        </draw:circle>
        <draw:circle draw:style-name="gr6" draw:text-style-name="P4" draw:layer="layout" svg:width="0.08cm" svg:height="0.08cm" svg:x="9.637cm" svg:y="6.867cm">
          <text:p/>
        </draw:circle>
        <draw:circle draw:style-name="gr6" draw:text-style-name="P4" draw:layer="layout" svg:width="0.08cm" svg:height="0.08cm" svg:x="9.891cm" svg:y="6.867cm">
          <text:p/>
        </draw:circle>
        <draw:circle draw:style-name="gr6" draw:text-style-name="P4" draw:layer="layout" svg:width="0.08cm" svg:height="0.08cm" svg:x="10.145cm" svg:y="6.867cm">
          <text:p/>
        </draw:circle>
        <draw:circle draw:style-name="gr6" draw:text-style-name="P4" draw:layer="layout" svg:width="0.08cm" svg:height="0.08cm" svg:x="10.399cm" svg:y="6.867cm">
          <text:p/>
        </draw:circle>
        <draw:circle draw:style-name="gr6" draw:text-style-name="P4" draw:layer="layout" svg:width="0.08cm" svg:height="0.08cm" svg:x="10.653cm" svg:y="6.867cm">
          <text:p/>
        </draw:circle>
        <draw:circle draw:style-name="gr6" draw:text-style-name="P4" draw:layer="layout" svg:width="0.08cm" svg:height="0.08cm" svg:x="10.907cm" svg:y="6.867cm">
          <text:p/>
        </draw:circle>
        <draw:circle draw:style-name="gr6" draw:text-style-name="P4" draw:layer="layout" svg:width="0.08cm" svg:height="0.08cm" svg:x="7.097cm" svg:y="7.121cm">
          <text:p/>
        </draw:circle>
        <draw:circle draw:style-name="gr6" draw:text-style-name="P4" draw:layer="layout" svg:width="0.08cm" svg:height="0.08cm" svg:x="7.351cm" svg:y="7.121cm">
          <text:p/>
        </draw:circle>
        <draw:circle draw:style-name="gr6" draw:text-style-name="P4" draw:layer="layout" svg:width="0.08cm" svg:height="0.08cm" svg:x="7.605cm" svg:y="7.121cm">
          <text:p/>
        </draw:circle>
        <draw:circle draw:style-name="gr6" draw:text-style-name="P4" draw:layer="layout" svg:width="0.08cm" svg:height="0.08cm" svg:x="7.859cm" svg:y="7.121cm">
          <text:p/>
        </draw:circle>
        <draw:circle draw:style-name="gr6" draw:text-style-name="P4" draw:layer="layout" svg:width="0.08cm" svg:height="0.08cm" svg:x="8.113cm" svg:y="7.121cm">
          <text:p/>
        </draw:circle>
        <draw:circle draw:style-name="gr6" draw:text-style-name="P4" draw:layer="layout" svg:width="0.08cm" svg:height="0.08cm" svg:x="8.367cm" svg:y="7.121cm">
          <text:p/>
        </draw:circle>
        <draw:circle draw:style-name="gr6" draw:text-style-name="P4" draw:layer="layout" svg:width="0.08cm" svg:height="0.08cm" svg:x="8.621cm" svg:y="7.121cm">
          <text:p/>
        </draw:circle>
        <draw:circle draw:style-name="gr6" draw:text-style-name="P4" draw:layer="layout" svg:width="0.08cm" svg:height="0.08cm" svg:x="8.875cm" svg:y="7.121cm">
          <text:p/>
        </draw:circle>
        <draw:circle draw:style-name="gr6" draw:text-style-name="P4" draw:layer="layout" svg:width="0.08cm" svg:height="0.08cm" svg:x="9.129cm" svg:y="7.121cm">
          <text:p/>
        </draw:circle>
        <draw:circle draw:style-name="gr6" draw:text-style-name="P4" draw:layer="layout" svg:width="0.08cm" svg:height="0.08cm" svg:x="9.383cm" svg:y="7.121cm">
          <text:p/>
        </draw:circle>
        <draw:circle draw:style-name="gr6" draw:text-style-name="P4" draw:layer="layout" svg:width="0.08cm" svg:height="0.08cm" svg:x="9.637cm" svg:y="7.121cm">
          <text:p/>
        </draw:circle>
        <draw:circle draw:style-name="gr6" draw:text-style-name="P4" draw:layer="layout" svg:width="0.08cm" svg:height="0.08cm" svg:x="9.891cm" svg:y="7.121cm">
          <text:p/>
        </draw:circle>
        <draw:circle draw:style-name="gr6" draw:text-style-name="P4" draw:layer="layout" svg:width="0.08cm" svg:height="0.08cm" svg:x="10.145cm" svg:y="7.121cm">
          <text:p/>
        </draw:circle>
        <draw:circle draw:style-name="gr6" draw:text-style-name="P4" draw:layer="layout" svg:width="0.08cm" svg:height="0.08cm" svg:x="10.399cm" svg:y="7.121cm">
          <text:p/>
        </draw:circle>
        <draw:circle draw:style-name="gr6" draw:text-style-name="P4" draw:layer="layout" svg:width="0.08cm" svg:height="0.08cm" svg:x="10.653cm" svg:y="7.121cm">
          <text:p/>
        </draw:circle>
        <draw:circle draw:style-name="gr6" draw:text-style-name="P4" draw:layer="layout" svg:width="0.08cm" svg:height="0.08cm" svg:x="10.907cm" svg:y="7.121cm">
          <text:p/>
        </draw:circle>
        <draw:circle draw:style-name="gr6" draw:text-style-name="P4" draw:layer="layout" svg:width="0.08cm" svg:height="0.08cm" svg:x="7.097cm" svg:y="7.375cm">
          <text:p/>
        </draw:circle>
        <draw:circle draw:style-name="gr6" draw:text-style-name="P4" draw:layer="layout" svg:width="0.08cm" svg:height="0.08cm" svg:x="7.351cm" svg:y="7.375cm">
          <text:p/>
        </draw:circle>
        <draw:circle draw:style-name="gr6" draw:text-style-name="P4" draw:layer="layout" svg:width="0.08cm" svg:height="0.08cm" svg:x="7.605cm" svg:y="7.375cm">
          <text:p/>
        </draw:circle>
        <draw:circle draw:style-name="gr6" draw:text-style-name="P4" draw:layer="layout" svg:width="0.08cm" svg:height="0.08cm" svg:x="7.859cm" svg:y="7.375cm">
          <text:p/>
        </draw:circle>
        <draw:circle draw:style-name="gr6" draw:text-style-name="P4" draw:layer="layout" svg:width="0.08cm" svg:height="0.08cm" svg:x="8.113cm" svg:y="7.375cm">
          <text:p/>
        </draw:circle>
        <draw:circle draw:style-name="gr6" draw:text-style-name="P4" draw:layer="layout" svg:width="0.08cm" svg:height="0.08cm" svg:x="8.367cm" svg:y="7.375cm">
          <text:p/>
        </draw:circle>
        <draw:circle draw:style-name="gr6" draw:text-style-name="P4" draw:layer="layout" svg:width="0.08cm" svg:height="0.08cm" svg:x="8.621cm" svg:y="7.375cm">
          <text:p/>
        </draw:circle>
        <draw:circle draw:style-name="gr6" draw:text-style-name="P4" draw:layer="layout" svg:width="0.08cm" svg:height="0.08cm" svg:x="8.875cm" svg:y="7.375cm">
          <text:p/>
        </draw:circle>
        <draw:circle draw:style-name="gr6" draw:text-style-name="P4" draw:layer="layout" svg:width="0.08cm" svg:height="0.08cm" svg:x="9.129cm" svg:y="7.375cm">
          <text:p/>
        </draw:circle>
        <draw:circle draw:style-name="gr6" draw:text-style-name="P4" draw:layer="layout" svg:width="0.08cm" svg:height="0.08cm" svg:x="9.383cm" svg:y="7.375cm">
          <text:p/>
        </draw:circle>
        <draw:circle draw:style-name="gr6" draw:text-style-name="P4" draw:layer="layout" svg:width="0.08cm" svg:height="0.08cm" svg:x="9.637cm" svg:y="7.375cm">
          <text:p/>
        </draw:circle>
        <draw:circle draw:style-name="gr6" draw:text-style-name="P4" draw:layer="layout" svg:width="0.08cm" svg:height="0.08cm" svg:x="9.891cm" svg:y="7.375cm">
          <text:p/>
        </draw:circle>
        <draw:circle draw:style-name="gr6" draw:text-style-name="P4" draw:layer="layout" svg:width="0.08cm" svg:height="0.08cm" svg:x="10.145cm" svg:y="7.375cm">
          <text:p/>
        </draw:circle>
        <draw:circle draw:style-name="gr6" draw:text-style-name="P4" draw:layer="layout" svg:width="0.08cm" svg:height="0.08cm" svg:x="10.399cm" svg:y="7.375cm">
          <text:p/>
        </draw:circle>
        <draw:circle draw:style-name="gr6" draw:text-style-name="P4" draw:layer="layout" svg:width="0.08cm" svg:height="0.08cm" svg:x="10.653cm" svg:y="7.375cm">
          <text:p/>
        </draw:circle>
        <draw:circle draw:style-name="gr6" draw:text-style-name="P4" draw:layer="layout" svg:width="0.08cm" svg:height="0.08cm" svg:x="10.907cm" svg:y="7.375cm">
          <text:p/>
        </draw:circle>
        <draw:circle draw:style-name="gr6" draw:text-style-name="P4" draw:layer="layout" svg:width="0.08cm" svg:height="0.08cm" svg:x="7.097cm" svg:y="7.629cm">
          <text:p/>
        </draw:circle>
        <draw:circle draw:style-name="gr6" draw:text-style-name="P4" draw:layer="layout" svg:width="0.08cm" svg:height="0.08cm" svg:x="7.351cm" svg:y="7.629cm">
          <text:p/>
        </draw:circle>
        <draw:circle draw:style-name="gr6" draw:text-style-name="P4" draw:layer="layout" svg:width="0.08cm" svg:height="0.08cm" svg:x="7.605cm" svg:y="7.629cm">
          <text:p/>
        </draw:circle>
        <draw:circle draw:style-name="gr6" draw:text-style-name="P4" draw:layer="layout" svg:width="0.08cm" svg:height="0.08cm" svg:x="7.859cm" svg:y="7.629cm">
          <text:p/>
        </draw:circle>
        <draw:circle draw:style-name="gr6" draw:text-style-name="P4" draw:layer="layout" svg:width="0.08cm" svg:height="0.08cm" svg:x="8.113cm" svg:y="7.629cm">
          <text:p/>
        </draw:circle>
        <draw:circle draw:style-name="gr6" draw:text-style-name="P4" draw:layer="layout" svg:width="0.08cm" svg:height="0.08cm" svg:x="8.367cm" svg:y="7.629cm">
          <text:p/>
        </draw:circle>
        <draw:circle draw:style-name="gr6" draw:text-style-name="P4" draw:layer="layout" svg:width="0.08cm" svg:height="0.08cm" svg:x="8.621cm" svg:y="7.629cm">
          <text:p/>
        </draw:circle>
        <draw:circle draw:style-name="gr6" draw:text-style-name="P4" draw:layer="layout" svg:width="0.08cm" svg:height="0.08cm" svg:x="8.875cm" svg:y="7.629cm">
          <text:p/>
        </draw:circle>
        <draw:circle draw:style-name="gr6" draw:text-style-name="P4" draw:layer="layout" svg:width="0.08cm" svg:height="0.08cm" svg:x="9.129cm" svg:y="7.629cm">
          <text:p/>
        </draw:circle>
        <draw:circle draw:style-name="gr6" draw:text-style-name="P4" draw:layer="layout" svg:width="0.08cm" svg:height="0.08cm" svg:x="9.383cm" svg:y="7.629cm">
          <text:p/>
        </draw:circle>
        <draw:circle draw:style-name="gr6" draw:text-style-name="P4" draw:layer="layout" svg:width="0.08cm" svg:height="0.08cm" svg:x="9.637cm" svg:y="7.629cm">
          <text:p/>
        </draw:circle>
        <draw:circle draw:style-name="gr6" draw:text-style-name="P4" draw:layer="layout" svg:width="0.08cm" svg:height="0.08cm" svg:x="9.891cm" svg:y="7.629cm">
          <text:p/>
        </draw:circle>
        <draw:circle draw:style-name="gr6" draw:text-style-name="P4" draw:layer="layout" svg:width="0.08cm" svg:height="0.08cm" svg:x="10.145cm" svg:y="7.629cm">
          <text:p/>
        </draw:circle>
        <draw:circle draw:style-name="gr6" draw:text-style-name="P4" draw:layer="layout" svg:width="0.08cm" svg:height="0.08cm" svg:x="10.399cm" svg:y="7.629cm">
          <text:p/>
        </draw:circle>
        <draw:circle draw:style-name="gr6" draw:text-style-name="P4" draw:layer="layout" svg:width="0.08cm" svg:height="0.08cm" svg:x="10.653cm" svg:y="7.629cm">
          <text:p/>
        </draw:circle>
        <draw:circle draw:style-name="gr6" draw:text-style-name="P4" draw:layer="layout" svg:width="0.08cm" svg:height="0.08cm" svg:x="10.907cm" svg:y="7.629cm">
          <text:p/>
        </draw:circle>
        <draw:circle draw:style-name="gr6" draw:text-style-name="P4" draw:layer="layout" svg:width="0.08cm" svg:height="0.08cm" svg:x="7.097cm" svg:y="7.883cm">
          <text:p/>
        </draw:circle>
        <draw:circle draw:style-name="gr6" draw:text-style-name="P4" draw:layer="layout" svg:width="0.08cm" svg:height="0.08cm" svg:x="7.351cm" svg:y="7.883cm">
          <text:p/>
        </draw:circle>
        <draw:circle draw:style-name="gr6" draw:text-style-name="P4" draw:layer="layout" svg:width="0.08cm" svg:height="0.08cm" svg:x="7.605cm" svg:y="7.883cm">
          <text:p/>
        </draw:circle>
        <draw:circle draw:style-name="gr6" draw:text-style-name="P4" draw:layer="layout" svg:width="0.08cm" svg:height="0.08cm" svg:x="7.859cm" svg:y="7.883cm">
          <text:p/>
        </draw:circle>
        <draw:circle draw:style-name="gr6" draw:text-style-name="P4" draw:layer="layout" svg:width="0.08cm" svg:height="0.08cm" svg:x="8.113cm" svg:y="7.883cm">
          <text:p/>
        </draw:circle>
        <draw:circle draw:style-name="gr6" draw:text-style-name="P4" draw:layer="layout" svg:width="0.08cm" svg:height="0.08cm" svg:x="8.367cm" svg:y="7.883cm">
          <text:p/>
        </draw:circle>
        <draw:circle draw:style-name="gr6" draw:text-style-name="P4" draw:layer="layout" svg:width="0.08cm" svg:height="0.08cm" svg:x="8.621cm" svg:y="7.883cm">
          <text:p/>
        </draw:circle>
        <draw:circle draw:style-name="gr6" draw:text-style-name="P4" draw:layer="layout" svg:width="0.08cm" svg:height="0.08cm" svg:x="8.875cm" svg:y="7.883cm">
          <text:p/>
        </draw:circle>
        <draw:circle draw:style-name="gr6" draw:text-style-name="P4" draw:layer="layout" svg:width="0.08cm" svg:height="0.08cm" svg:x="9.129cm" svg:y="7.883cm">
          <text:p/>
        </draw:circle>
        <draw:circle draw:style-name="gr6" draw:text-style-name="P4" draw:layer="layout" svg:width="0.08cm" svg:height="0.08cm" svg:x="9.383cm" svg:y="7.883cm">
          <text:p/>
        </draw:circle>
        <draw:circle draw:style-name="gr6" draw:text-style-name="P4" draw:layer="layout" svg:width="0.08cm" svg:height="0.08cm" svg:x="9.637cm" svg:y="7.883cm">
          <text:p/>
        </draw:circle>
        <draw:circle draw:style-name="gr6" draw:text-style-name="P4" draw:layer="layout" svg:width="0.08cm" svg:height="0.08cm" svg:x="9.891cm" svg:y="7.883cm">
          <text:p/>
        </draw:circle>
        <draw:circle draw:style-name="gr6" draw:text-style-name="P4" draw:layer="layout" svg:width="0.08cm" svg:height="0.08cm" svg:x="10.145cm" svg:y="7.883cm">
          <text:p/>
        </draw:circle>
        <draw:circle draw:style-name="gr6" draw:text-style-name="P4" draw:layer="layout" svg:width="0.08cm" svg:height="0.08cm" svg:x="10.399cm" svg:y="7.883cm">
          <text:p/>
        </draw:circle>
        <draw:circle draw:style-name="gr6" draw:text-style-name="P4" draw:layer="layout" svg:width="0.08cm" svg:height="0.08cm" svg:x="10.653cm" svg:y="7.883cm">
          <text:p/>
        </draw:circle>
        <draw:circle draw:style-name="gr6" draw:text-style-name="P4" draw:layer="layout" svg:width="0.08cm" svg:height="0.08cm" svg:x="10.907cm" svg:y="7.883cm">
          <text:p/>
        </draw:circle>
        <draw:circle draw:style-name="gr6" draw:text-style-name="P4" draw:layer="layout" svg:width="0.08cm" svg:height="0.08cm" svg:x="7.097cm" svg:y="7.883cm">
          <text:p/>
        </draw:circle>
        <draw:circle draw:style-name="gr6" draw:text-style-name="P4" draw:layer="layout" svg:width="0.08cm" svg:height="0.08cm" svg:x="7.351cm" svg:y="7.883cm">
          <text:p/>
        </draw:circle>
        <draw:circle draw:style-name="gr6" draw:text-style-name="P4" draw:layer="layout" svg:width="0.08cm" svg:height="0.08cm" svg:x="7.605cm" svg:y="7.883cm">
          <text:p/>
        </draw:circle>
        <draw:circle draw:style-name="gr6" draw:text-style-name="P4" draw:layer="layout" svg:width="0.08cm" svg:height="0.08cm" svg:x="7.859cm" svg:y="7.883cm">
          <text:p/>
        </draw:circle>
        <draw:circle draw:style-name="gr6" draw:text-style-name="P4" draw:layer="layout" svg:width="0.08cm" svg:height="0.08cm" svg:x="8.113cm" svg:y="7.883cm">
          <text:p/>
        </draw:circle>
        <draw:circle draw:style-name="gr6" draw:text-style-name="P4" draw:layer="layout" svg:width="0.08cm" svg:height="0.08cm" svg:x="8.367cm" svg:y="7.883cm">
          <text:p/>
        </draw:circle>
        <draw:circle draw:style-name="gr6" draw:text-style-name="P4" draw:layer="layout" svg:width="0.08cm" svg:height="0.08cm" svg:x="8.621cm" svg:y="7.883cm">
          <text:p/>
        </draw:circle>
        <draw:circle draw:style-name="gr6" draw:text-style-name="P4" draw:layer="layout" svg:width="0.08cm" svg:height="0.08cm" svg:x="8.875cm" svg:y="7.883cm">
          <text:p/>
        </draw:circle>
        <draw:circle draw:style-name="gr6" draw:text-style-name="P4" draw:layer="layout" svg:width="0.08cm" svg:height="0.08cm" svg:x="9.129cm" svg:y="7.883cm">
          <text:p/>
        </draw:circle>
        <draw:circle draw:style-name="gr6" draw:text-style-name="P4" draw:layer="layout" svg:width="0.08cm" svg:height="0.08cm" svg:x="9.383cm" svg:y="7.883cm">
          <text:p/>
        </draw:circle>
        <draw:circle draw:style-name="gr6" draw:text-style-name="P4" draw:layer="layout" svg:width="0.08cm" svg:height="0.08cm" svg:x="9.637cm" svg:y="7.883cm">
          <text:p/>
        </draw:circle>
        <draw:circle draw:style-name="gr6" draw:text-style-name="P4" draw:layer="layout" svg:width="0.08cm" svg:height="0.08cm" svg:x="9.891cm" svg:y="7.883cm">
          <text:p/>
        </draw:circle>
        <draw:circle draw:style-name="gr6" draw:text-style-name="P4" draw:layer="layout" svg:width="0.08cm" svg:height="0.08cm" svg:x="10.145cm" svg:y="7.883cm">
          <text:p/>
        </draw:circle>
        <draw:circle draw:style-name="gr6" draw:text-style-name="P4" draw:layer="layout" svg:width="0.08cm" svg:height="0.08cm" svg:x="10.399cm" svg:y="7.883cm">
          <text:p/>
        </draw:circle>
        <draw:circle draw:style-name="gr6" draw:text-style-name="P4" draw:layer="layout" svg:width="0.08cm" svg:height="0.08cm" svg:x="10.653cm" svg:y="7.883cm">
          <text:p/>
        </draw:circle>
        <draw:circle draw:style-name="gr6" draw:text-style-name="P4" draw:layer="layout" svg:width="0.08cm" svg:height="0.08cm" svg:x="10.907cm" svg:y="7.883cm">
          <text:p/>
        </draw:circle>
        <draw:circle draw:style-name="gr6" draw:text-style-name="P4" draw:layer="layout" svg:width="0.08cm" svg:height="0.08cm" svg:x="7.097cm" svg:y="8.137cm">
          <text:p/>
        </draw:circle>
        <draw:circle draw:style-name="gr6" draw:text-style-name="P4" draw:layer="layout" svg:width="0.08cm" svg:height="0.08cm" svg:x="7.351cm" svg:y="8.137cm">
          <text:p/>
        </draw:circle>
        <draw:circle draw:style-name="gr6" draw:text-style-name="P4" draw:layer="layout" svg:width="0.08cm" svg:height="0.08cm" svg:x="7.605cm" svg:y="8.137cm">
          <text:p/>
        </draw:circle>
        <draw:circle draw:style-name="gr6" draw:text-style-name="P4" draw:layer="layout" svg:width="0.08cm" svg:height="0.08cm" svg:x="7.859cm" svg:y="8.137cm">
          <text:p/>
        </draw:circle>
        <draw:circle draw:style-name="gr6" draw:text-style-name="P4" draw:layer="layout" svg:width="0.08cm" svg:height="0.08cm" svg:x="8.113cm" svg:y="8.137cm">
          <text:p/>
        </draw:circle>
        <draw:circle draw:style-name="gr6" draw:text-style-name="P4" draw:layer="layout" svg:width="0.08cm" svg:height="0.08cm" svg:x="8.367cm" svg:y="8.137cm">
          <text:p/>
        </draw:circle>
        <draw:circle draw:style-name="gr6" draw:text-style-name="P4" draw:layer="layout" svg:width="0.08cm" svg:height="0.08cm" svg:x="8.621cm" svg:y="8.137cm">
          <text:p/>
        </draw:circle>
        <draw:circle draw:style-name="gr6" draw:text-style-name="P4" draw:layer="layout" svg:width="0.08cm" svg:height="0.08cm" svg:x="8.875cm" svg:y="8.137cm">
          <text:p/>
        </draw:circle>
        <draw:circle draw:style-name="gr6" draw:text-style-name="P4" draw:layer="layout" svg:width="0.08cm" svg:height="0.08cm" svg:x="9.129cm" svg:y="8.137cm">
          <text:p/>
        </draw:circle>
        <draw:circle draw:style-name="gr6" draw:text-style-name="P4" draw:layer="layout" svg:width="0.08cm" svg:height="0.08cm" svg:x="9.383cm" svg:y="8.137cm">
          <text:p/>
        </draw:circle>
        <draw:circle draw:style-name="gr6" draw:text-style-name="P4" draw:layer="layout" svg:width="0.08cm" svg:height="0.08cm" svg:x="9.637cm" svg:y="8.137cm">
          <text:p/>
        </draw:circle>
        <draw:circle draw:style-name="gr6" draw:text-style-name="P4" draw:layer="layout" svg:width="0.08cm" svg:height="0.08cm" svg:x="9.891cm" svg:y="8.137cm">
          <text:p/>
        </draw:circle>
        <draw:circle draw:style-name="gr6" draw:text-style-name="P4" draw:layer="layout" svg:width="0.08cm" svg:height="0.08cm" svg:x="10.145cm" svg:y="8.137cm">
          <text:p/>
        </draw:circle>
        <draw:circle draw:style-name="gr6" draw:text-style-name="P4" draw:layer="layout" svg:width="0.08cm" svg:height="0.08cm" svg:x="10.399cm" svg:y="8.137cm">
          <text:p/>
        </draw:circle>
        <draw:circle draw:style-name="gr6" draw:text-style-name="P4" draw:layer="layout" svg:width="0.08cm" svg:height="0.08cm" svg:x="10.653cm" svg:y="8.137cm">
          <text:p/>
        </draw:circle>
        <draw:circle draw:style-name="gr6" draw:text-style-name="P4" draw:layer="layout" svg:width="0.08cm" svg:height="0.08cm" svg:x="10.907cm" svg:y="8.137cm">
          <text:p/>
        </draw:circle>
        <draw:circle draw:style-name="gr6" draw:text-style-name="P4" draw:layer="layout" svg:width="0.08cm" svg:height="0.08cm" svg:x="7.097cm" svg:y="8.391cm">
          <text:p/>
        </draw:circle>
        <draw:circle draw:style-name="gr6" draw:text-style-name="P4" draw:layer="layout" svg:width="0.08cm" svg:height="0.08cm" svg:x="7.351cm" svg:y="8.391cm">
          <text:p/>
        </draw:circle>
        <draw:circle draw:style-name="gr6" draw:text-style-name="P4" draw:layer="layout" svg:width="0.08cm" svg:height="0.08cm" svg:x="7.605cm" svg:y="8.391cm">
          <text:p/>
        </draw:circle>
        <draw:circle draw:style-name="gr6" draw:text-style-name="P4" draw:layer="layout" svg:width="0.08cm" svg:height="0.08cm" svg:x="7.859cm" svg:y="8.391cm">
          <text:p/>
        </draw:circle>
        <draw:circle draw:style-name="gr6" draw:text-style-name="P4" draw:layer="layout" svg:width="0.08cm" svg:height="0.08cm" svg:x="8.113cm" svg:y="8.391cm">
          <text:p/>
        </draw:circle>
        <draw:circle draw:style-name="gr6" draw:text-style-name="P4" draw:layer="layout" svg:width="0.08cm" svg:height="0.08cm" svg:x="8.367cm" svg:y="8.391cm">
          <text:p/>
        </draw:circle>
        <draw:circle draw:style-name="gr6" draw:text-style-name="P4" draw:layer="layout" svg:width="0.08cm" svg:height="0.08cm" svg:x="8.621cm" svg:y="8.391cm">
          <text:p/>
        </draw:circle>
        <draw:circle draw:style-name="gr6" draw:text-style-name="P4" draw:layer="layout" svg:width="0.08cm" svg:height="0.08cm" svg:x="8.875cm" svg:y="8.391cm">
          <text:p/>
        </draw:circle>
        <draw:circle draw:style-name="gr6" draw:text-style-name="P4" draw:layer="layout" svg:width="0.08cm" svg:height="0.08cm" svg:x="9.129cm" svg:y="8.391cm">
          <text:p/>
        </draw:circle>
        <draw:circle draw:style-name="gr6" draw:text-style-name="P4" draw:layer="layout" svg:width="0.08cm" svg:height="0.08cm" svg:x="9.383cm" svg:y="8.391cm">
          <text:p/>
        </draw:circle>
        <draw:circle draw:style-name="gr6" draw:text-style-name="P4" draw:layer="layout" svg:width="0.08cm" svg:height="0.08cm" svg:x="9.637cm" svg:y="8.391cm">
          <text:p/>
        </draw:circle>
        <draw:circle draw:style-name="gr6" draw:text-style-name="P4" draw:layer="layout" svg:width="0.08cm" svg:height="0.08cm" svg:x="9.891cm" svg:y="8.391cm">
          <text:p/>
        </draw:circle>
        <draw:circle draw:style-name="gr6" draw:text-style-name="P4" draw:layer="layout" svg:width="0.08cm" svg:height="0.08cm" svg:x="10.145cm" svg:y="8.391cm">
          <text:p/>
        </draw:circle>
        <draw:circle draw:style-name="gr6" draw:text-style-name="P4" draw:layer="layout" svg:width="0.08cm" svg:height="0.08cm" svg:x="10.399cm" svg:y="8.391cm">
          <text:p/>
        </draw:circle>
        <draw:circle draw:style-name="gr6" draw:text-style-name="P4" draw:layer="layout" svg:width="0.08cm" svg:height="0.08cm" svg:x="10.653cm" svg:y="8.391cm">
          <text:p/>
        </draw:circle>
        <draw:circle draw:style-name="gr6" draw:text-style-name="P4" draw:layer="layout" svg:width="0.08cm" svg:height="0.08cm" svg:x="10.907cm" svg:y="8.391cm">
          <text:p/>
        </draw:circle>
        <draw:circle draw:style-name="gr6" draw:text-style-name="P4" draw:layer="layout" svg:width="0.08cm" svg:height="0.08cm" svg:x="7.097cm" svg:y="8.645cm">
          <text:p/>
        </draw:circle>
        <draw:circle draw:style-name="gr6" draw:text-style-name="P4" draw:layer="layout" svg:width="0.08cm" svg:height="0.08cm" svg:x="7.351cm" svg:y="8.645cm">
          <text:p/>
        </draw:circle>
        <draw:circle draw:style-name="gr6" draw:text-style-name="P4" draw:layer="layout" svg:width="0.08cm" svg:height="0.08cm" svg:x="7.605cm" svg:y="8.645cm">
          <text:p/>
        </draw:circle>
        <draw:circle draw:style-name="gr6" draw:text-style-name="P4" draw:layer="layout" svg:width="0.08cm" svg:height="0.08cm" svg:x="7.859cm" svg:y="8.645cm">
          <text:p/>
        </draw:circle>
        <draw:circle draw:style-name="gr6" draw:text-style-name="P4" draw:layer="layout" svg:width="0.08cm" svg:height="0.08cm" svg:x="8.113cm" svg:y="8.645cm">
          <text:p/>
        </draw:circle>
        <draw:circle draw:style-name="gr6" draw:text-style-name="P4" draw:layer="layout" svg:width="0.08cm" svg:height="0.08cm" svg:x="8.367cm" svg:y="8.645cm">
          <text:p/>
        </draw:circle>
        <draw:circle draw:style-name="gr6" draw:text-style-name="P4" draw:layer="layout" svg:width="0.08cm" svg:height="0.08cm" svg:x="8.621cm" svg:y="8.645cm">
          <text:p/>
        </draw:circle>
        <draw:circle draw:style-name="gr6" draw:text-style-name="P4" draw:layer="layout" svg:width="0.08cm" svg:height="0.08cm" svg:x="8.875cm" svg:y="8.645cm">
          <text:p/>
        </draw:circle>
        <draw:circle draw:style-name="gr6" draw:text-style-name="P4" draw:layer="layout" svg:width="0.08cm" svg:height="0.08cm" svg:x="9.129cm" svg:y="8.645cm">
          <text:p/>
        </draw:circle>
        <draw:circle draw:style-name="gr6" draw:text-style-name="P4" draw:layer="layout" svg:width="0.08cm" svg:height="0.08cm" svg:x="9.383cm" svg:y="8.645cm">
          <text:p/>
        </draw:circle>
        <draw:circle draw:style-name="gr6" draw:text-style-name="P4" draw:layer="layout" svg:width="0.08cm" svg:height="0.08cm" svg:x="9.637cm" svg:y="8.645cm">
          <text:p/>
        </draw:circle>
        <draw:circle draw:style-name="gr6" draw:text-style-name="P4" draw:layer="layout" svg:width="0.08cm" svg:height="0.08cm" svg:x="9.891cm" svg:y="8.645cm">
          <text:p/>
        </draw:circle>
        <draw:circle draw:style-name="gr6" draw:text-style-name="P4" draw:layer="layout" svg:width="0.08cm" svg:height="0.08cm" svg:x="10.145cm" svg:y="8.645cm">
          <text:p/>
        </draw:circle>
        <draw:circle draw:style-name="gr6" draw:text-style-name="P4" draw:layer="layout" svg:width="0.08cm" svg:height="0.08cm" svg:x="10.399cm" svg:y="8.645cm">
          <text:p/>
        </draw:circle>
        <draw:circle draw:style-name="gr6" draw:text-style-name="P4" draw:layer="layout" svg:width="0.08cm" svg:height="0.08cm" svg:x="10.653cm" svg:y="8.645cm">
          <text:p/>
        </draw:circle>
        <draw:circle draw:style-name="gr6" draw:text-style-name="P4" draw:layer="layout" svg:width="0.08cm" svg:height="0.08cm" svg:x="10.907cm" svg:y="8.645cm">
          <text:p/>
        </draw:circle>
        <draw:circle draw:style-name="gr6" draw:text-style-name="P4" draw:layer="layout" svg:width="0.08cm" svg:height="0.08cm" svg:x="7.097cm" svg:y="8.899cm">
          <text:p/>
        </draw:circle>
        <draw:circle draw:style-name="gr6" draw:text-style-name="P4" draw:layer="layout" svg:width="0.08cm" svg:height="0.08cm" svg:x="7.351cm" svg:y="8.899cm">
          <text:p/>
        </draw:circle>
        <draw:circle draw:style-name="gr6" draw:text-style-name="P4" draw:layer="layout" svg:width="0.08cm" svg:height="0.08cm" svg:x="7.605cm" svg:y="8.899cm">
          <text:p/>
        </draw:circle>
        <draw:circle draw:style-name="gr6" draw:text-style-name="P4" draw:layer="layout" svg:width="0.08cm" svg:height="0.08cm" svg:x="7.859cm" svg:y="8.899cm">
          <text:p/>
        </draw:circle>
        <draw:circle draw:style-name="gr6" draw:text-style-name="P4" draw:layer="layout" svg:width="0.08cm" svg:height="0.08cm" svg:x="8.113cm" svg:y="8.899cm">
          <text:p/>
        </draw:circle>
        <draw:circle draw:style-name="gr6" draw:text-style-name="P4" draw:layer="layout" svg:width="0.08cm" svg:height="0.08cm" svg:x="8.367cm" svg:y="8.899cm">
          <text:p/>
        </draw:circle>
        <draw:circle draw:style-name="gr6" draw:text-style-name="P4" draw:layer="layout" svg:width="0.08cm" svg:height="0.08cm" svg:x="8.621cm" svg:y="8.899cm">
          <text:p/>
        </draw:circle>
        <draw:circle draw:style-name="gr6" draw:text-style-name="P4" draw:layer="layout" svg:width="0.08cm" svg:height="0.08cm" svg:x="8.875cm" svg:y="8.899cm">
          <text:p/>
        </draw:circle>
        <draw:circle draw:style-name="gr6" draw:text-style-name="P4" draw:layer="layout" svg:width="0.08cm" svg:height="0.08cm" svg:x="9.129cm" svg:y="8.899cm">
          <text:p/>
        </draw:circle>
        <draw:circle draw:style-name="gr6" draw:text-style-name="P4" draw:layer="layout" svg:width="0.08cm" svg:height="0.08cm" svg:x="9.383cm" svg:y="8.899cm">
          <text:p/>
        </draw:circle>
        <draw:circle draw:style-name="gr6" draw:text-style-name="P4" draw:layer="layout" svg:width="0.08cm" svg:height="0.08cm" svg:x="9.637cm" svg:y="8.899cm">
          <text:p/>
        </draw:circle>
        <draw:circle draw:style-name="gr6" draw:text-style-name="P4" draw:layer="layout" svg:width="0.08cm" svg:height="0.08cm" svg:x="9.891cm" svg:y="8.899cm">
          <text:p/>
        </draw:circle>
        <draw:circle draw:style-name="gr6" draw:text-style-name="P4" draw:layer="layout" svg:width="0.08cm" svg:height="0.08cm" svg:x="10.145cm" svg:y="8.899cm">
          <text:p/>
        </draw:circle>
        <draw:circle draw:style-name="gr6" draw:text-style-name="P4" draw:layer="layout" svg:width="0.08cm" svg:height="0.08cm" svg:x="10.399cm" svg:y="8.899cm">
          <text:p/>
        </draw:circle>
        <draw:circle draw:style-name="gr6" draw:text-style-name="P4" draw:layer="layout" svg:width="0.08cm" svg:height="0.08cm" svg:x="10.653cm" svg:y="8.899cm">
          <text:p/>
        </draw:circle>
        <draw:circle draw:style-name="gr6" draw:text-style-name="P4" draw:layer="layout" svg:width="0.08cm" svg:height="0.08cm" svg:x="10.907cm" svg:y="8.899cm">
          <text:p/>
        </draw:circle>
        <draw:circle draw:style-name="gr6" draw:text-style-name="P4" draw:layer="layout" svg:width="0.08cm" svg:height="0.08cm" svg:x="7.097cm" svg:y="9.153cm">
          <text:p/>
        </draw:circle>
        <draw:circle draw:style-name="gr6" draw:text-style-name="P4" draw:layer="layout" svg:width="0.08cm" svg:height="0.08cm" svg:x="7.351cm" svg:y="9.153cm">
          <text:p/>
        </draw:circle>
        <draw:circle draw:style-name="gr6" draw:text-style-name="P4" draw:layer="layout" svg:width="0.08cm" svg:height="0.08cm" svg:x="7.605cm" svg:y="9.153cm">
          <text:p/>
        </draw:circle>
        <draw:circle draw:style-name="gr6" draw:text-style-name="P4" draw:layer="layout" svg:width="0.08cm" svg:height="0.08cm" svg:x="7.859cm" svg:y="9.153cm">
          <text:p/>
        </draw:circle>
        <draw:circle draw:style-name="gr6" draw:text-style-name="P4" draw:layer="layout" svg:width="0.08cm" svg:height="0.08cm" svg:x="8.113cm" svg:y="9.153cm">
          <text:p/>
        </draw:circle>
        <draw:circle draw:style-name="gr6" draw:text-style-name="P4" draw:layer="layout" svg:width="0.08cm" svg:height="0.08cm" svg:x="8.367cm" svg:y="9.153cm">
          <text:p/>
        </draw:circle>
        <draw:circle draw:style-name="gr6" draw:text-style-name="P4" draw:layer="layout" svg:width="0.08cm" svg:height="0.08cm" svg:x="8.621cm" svg:y="9.153cm">
          <text:p/>
        </draw:circle>
        <draw:circle draw:style-name="gr6" draw:text-style-name="P4" draw:layer="layout" svg:width="0.08cm" svg:height="0.08cm" svg:x="8.875cm" svg:y="9.153cm">
          <text:p/>
        </draw:circle>
        <draw:circle draw:style-name="gr6" draw:text-style-name="P4" draw:layer="layout" svg:width="0.08cm" svg:height="0.08cm" svg:x="9.129cm" svg:y="9.153cm">
          <text:p/>
        </draw:circle>
        <draw:circle draw:style-name="gr6" draw:text-style-name="P4" draw:layer="layout" svg:width="0.08cm" svg:height="0.08cm" svg:x="9.383cm" svg:y="9.153cm">
          <text:p/>
        </draw:circle>
        <draw:circle draw:style-name="gr6" draw:text-style-name="P4" draw:layer="layout" svg:width="0.08cm" svg:height="0.08cm" svg:x="9.637cm" svg:y="9.153cm">
          <text:p/>
        </draw:circle>
        <draw:circle draw:style-name="gr6" draw:text-style-name="P4" draw:layer="layout" svg:width="0.08cm" svg:height="0.08cm" svg:x="9.891cm" svg:y="9.153cm">
          <text:p/>
        </draw:circle>
        <draw:circle draw:style-name="gr6" draw:text-style-name="P4" draw:layer="layout" svg:width="0.08cm" svg:height="0.08cm" svg:x="10.145cm" svg:y="9.153cm">
          <text:p/>
        </draw:circle>
        <draw:circle draw:style-name="gr6" draw:text-style-name="P4" draw:layer="layout" svg:width="0.08cm" svg:height="0.08cm" svg:x="10.399cm" svg:y="9.153cm">
          <text:p/>
        </draw:circle>
        <draw:circle draw:style-name="gr6" draw:text-style-name="P4" draw:layer="layout" svg:width="0.08cm" svg:height="0.08cm" svg:x="10.653cm" svg:y="9.153cm">
          <text:p/>
        </draw:circle>
        <draw:circle draw:style-name="gr6" draw:text-style-name="P4" draw:layer="layout" svg:width="0.08cm" svg:height="0.08cm" svg:x="10.907cm" svg:y="9.153cm">
          <text:p/>
        </draw:circle>
        <draw:circle draw:style-name="gr6" draw:text-style-name="P4" draw:layer="layout" svg:width="0.08cm" svg:height="0.08cm" svg:x="7.097cm" svg:y="9.153cm">
          <text:p/>
        </draw:circle>
        <draw:circle draw:style-name="gr6" draw:text-style-name="P4" draw:layer="layout" svg:width="0.08cm" svg:height="0.08cm" svg:x="7.351cm" svg:y="9.153cm">
          <text:p/>
        </draw:circle>
        <draw:circle draw:style-name="gr6" draw:text-style-name="P4" draw:layer="layout" svg:width="0.08cm" svg:height="0.08cm" svg:x="7.605cm" svg:y="9.153cm">
          <text:p/>
        </draw:circle>
        <draw:circle draw:style-name="gr6" draw:text-style-name="P4" draw:layer="layout" svg:width="0.08cm" svg:height="0.08cm" svg:x="7.859cm" svg:y="9.153cm">
          <text:p/>
        </draw:circle>
        <draw:circle draw:style-name="gr6" draw:text-style-name="P4" draw:layer="layout" svg:width="0.08cm" svg:height="0.08cm" svg:x="8.113cm" svg:y="9.153cm">
          <text:p/>
        </draw:circle>
        <draw:circle draw:style-name="gr6" draw:text-style-name="P4" draw:layer="layout" svg:width="0.08cm" svg:height="0.08cm" svg:x="8.367cm" svg:y="9.153cm">
          <text:p/>
        </draw:circle>
        <draw:circle draw:style-name="gr6" draw:text-style-name="P4" draw:layer="layout" svg:width="0.08cm" svg:height="0.08cm" svg:x="8.621cm" svg:y="9.153cm">
          <text:p/>
        </draw:circle>
        <draw:circle draw:style-name="gr6" draw:text-style-name="P4" draw:layer="layout" svg:width="0.08cm" svg:height="0.08cm" svg:x="8.875cm" svg:y="9.153cm">
          <text:p/>
        </draw:circle>
        <draw:circle draw:style-name="gr6" draw:text-style-name="P4" draw:layer="layout" svg:width="0.08cm" svg:height="0.08cm" svg:x="9.129cm" svg:y="9.153cm">
          <text:p/>
        </draw:circle>
        <draw:circle draw:style-name="gr6" draw:text-style-name="P4" draw:layer="layout" svg:width="0.08cm" svg:height="0.08cm" svg:x="9.383cm" svg:y="9.153cm">
          <text:p/>
        </draw:circle>
        <draw:circle draw:style-name="gr6" draw:text-style-name="P4" draw:layer="layout" svg:width="0.08cm" svg:height="0.08cm" svg:x="9.637cm" svg:y="9.153cm">
          <text:p/>
        </draw:circle>
        <draw:circle draw:style-name="gr6" draw:text-style-name="P4" draw:layer="layout" svg:width="0.08cm" svg:height="0.08cm" svg:x="9.891cm" svg:y="9.153cm">
          <text:p/>
        </draw:circle>
        <draw:circle draw:style-name="gr6" draw:text-style-name="P4" draw:layer="layout" svg:width="0.08cm" svg:height="0.08cm" svg:x="10.145cm" svg:y="9.153cm">
          <text:p/>
        </draw:circle>
        <draw:circle draw:style-name="gr6" draw:text-style-name="P4" draw:layer="layout" svg:width="0.08cm" svg:height="0.08cm" svg:x="10.399cm" svg:y="9.153cm">
          <text:p/>
        </draw:circle>
        <draw:circle draw:style-name="gr6" draw:text-style-name="P4" draw:layer="layout" svg:width="0.08cm" svg:height="0.08cm" svg:x="10.653cm" svg:y="9.153cm">
          <text:p/>
        </draw:circle>
        <draw:circle draw:style-name="gr6" draw:text-style-name="P4" draw:layer="layout" svg:width="0.08cm" svg:height="0.08cm" svg:x="10.907cm" svg:y="9.153cm">
          <text:p/>
        </draw:circle>
        <draw:circle draw:style-name="gr6" draw:text-style-name="P4" draw:layer="layout" svg:width="0.08cm" svg:height="0.08cm" svg:x="7.097cm" svg:y="9.407cm">
          <text:p/>
        </draw:circle>
        <draw:circle draw:style-name="gr6" draw:text-style-name="P4" draw:layer="layout" svg:width="0.08cm" svg:height="0.08cm" svg:x="7.351cm" svg:y="9.407cm">
          <text:p/>
        </draw:circle>
        <draw:circle draw:style-name="gr6" draw:text-style-name="P4" draw:layer="layout" svg:width="0.08cm" svg:height="0.08cm" svg:x="7.605cm" svg:y="9.407cm">
          <text:p/>
        </draw:circle>
        <draw:circle draw:style-name="gr6" draw:text-style-name="P4" draw:layer="layout" svg:width="0.08cm" svg:height="0.08cm" svg:x="7.859cm" svg:y="9.407cm">
          <text:p/>
        </draw:circle>
        <draw:circle draw:style-name="gr6" draw:text-style-name="P4" draw:layer="layout" svg:width="0.08cm" svg:height="0.08cm" svg:x="8.113cm" svg:y="9.407cm">
          <text:p/>
        </draw:circle>
        <draw:circle draw:style-name="gr6" draw:text-style-name="P4" draw:layer="layout" svg:width="0.08cm" svg:height="0.08cm" svg:x="8.367cm" svg:y="9.407cm">
          <text:p/>
        </draw:circle>
        <draw:circle draw:style-name="gr6" draw:text-style-name="P4" draw:layer="layout" svg:width="0.08cm" svg:height="0.08cm" svg:x="8.621cm" svg:y="9.407cm">
          <text:p/>
        </draw:circle>
        <draw:circle draw:style-name="gr6" draw:text-style-name="P4" draw:layer="layout" svg:width="0.08cm" svg:height="0.08cm" svg:x="8.875cm" svg:y="9.407cm">
          <text:p/>
        </draw:circle>
        <draw:circle draw:style-name="gr6" draw:text-style-name="P4" draw:layer="layout" svg:width="0.08cm" svg:height="0.08cm" svg:x="9.129cm" svg:y="9.407cm">
          <text:p/>
        </draw:circle>
        <draw:circle draw:style-name="gr6" draw:text-style-name="P4" draw:layer="layout" svg:width="0.08cm" svg:height="0.08cm" svg:x="9.383cm" svg:y="9.407cm">
          <text:p/>
        </draw:circle>
        <draw:circle draw:style-name="gr6" draw:text-style-name="P4" draw:layer="layout" svg:width="0.08cm" svg:height="0.08cm" svg:x="9.637cm" svg:y="9.407cm">
          <text:p/>
        </draw:circle>
        <draw:circle draw:style-name="gr6" draw:text-style-name="P4" draw:layer="layout" svg:width="0.08cm" svg:height="0.08cm" svg:x="9.891cm" svg:y="9.407cm">
          <text:p/>
        </draw:circle>
        <draw:circle draw:style-name="gr6" draw:text-style-name="P4" draw:layer="layout" svg:width="0.08cm" svg:height="0.08cm" svg:x="10.145cm" svg:y="9.407cm">
          <text:p/>
        </draw:circle>
        <draw:circle draw:style-name="gr6" draw:text-style-name="P4" draw:layer="layout" svg:width="0.08cm" svg:height="0.08cm" svg:x="10.399cm" svg:y="9.407cm">
          <text:p/>
        </draw:circle>
        <draw:circle draw:style-name="gr6" draw:text-style-name="P4" draw:layer="layout" svg:width="0.08cm" svg:height="0.08cm" svg:x="10.653cm" svg:y="9.407cm">
          <text:p/>
        </draw:circle>
        <draw:circle draw:style-name="gr6" draw:text-style-name="P4" draw:layer="layout" svg:width="0.08cm" svg:height="0.08cm" svg:x="10.907cm" svg:y="9.407cm">
          <text:p/>
        </draw:circle>
        <draw:circle draw:style-name="gr6" draw:text-style-name="P4" draw:layer="layout" svg:width="0.08cm" svg:height="0.08cm" svg:x="7.097cm" svg:y="9.661cm">
          <text:p/>
        </draw:circle>
        <draw:circle draw:style-name="gr6" draw:text-style-name="P4" draw:layer="layout" svg:width="0.08cm" svg:height="0.08cm" svg:x="7.351cm" svg:y="9.661cm">
          <text:p/>
        </draw:circle>
        <draw:circle draw:style-name="gr6" draw:text-style-name="P4" draw:layer="layout" svg:width="0.08cm" svg:height="0.08cm" svg:x="7.605cm" svg:y="9.661cm">
          <text:p/>
        </draw:circle>
        <draw:circle draw:style-name="gr6" draw:text-style-name="P4" draw:layer="layout" svg:width="0.08cm" svg:height="0.08cm" svg:x="7.859cm" svg:y="9.661cm">
          <text:p/>
        </draw:circle>
        <draw:circle draw:style-name="gr6" draw:text-style-name="P4" draw:layer="layout" svg:width="0.08cm" svg:height="0.08cm" svg:x="8.113cm" svg:y="9.661cm">
          <text:p/>
        </draw:circle>
        <draw:circle draw:style-name="gr6" draw:text-style-name="P4" draw:layer="layout" svg:width="0.08cm" svg:height="0.08cm" svg:x="8.367cm" svg:y="9.661cm">
          <text:p/>
        </draw:circle>
        <draw:circle draw:style-name="gr6" draw:text-style-name="P4" draw:layer="layout" svg:width="0.08cm" svg:height="0.08cm" svg:x="8.621cm" svg:y="9.661cm">
          <text:p/>
        </draw:circle>
        <draw:circle draw:style-name="gr6" draw:text-style-name="P4" draw:layer="layout" svg:width="0.08cm" svg:height="0.08cm" svg:x="8.875cm" svg:y="9.661cm">
          <text:p/>
        </draw:circle>
        <draw:circle draw:style-name="gr6" draw:text-style-name="P4" draw:layer="layout" svg:width="0.08cm" svg:height="0.08cm" svg:x="9.129cm" svg:y="9.661cm">
          <text:p/>
        </draw:circle>
        <draw:circle draw:style-name="gr6" draw:text-style-name="P4" draw:layer="layout" svg:width="0.08cm" svg:height="0.08cm" svg:x="9.383cm" svg:y="9.661cm">
          <text:p/>
        </draw:circle>
        <draw:circle draw:style-name="gr6" draw:text-style-name="P4" draw:layer="layout" svg:width="0.08cm" svg:height="0.08cm" svg:x="9.637cm" svg:y="9.661cm">
          <text:p/>
        </draw:circle>
        <draw:circle draw:style-name="gr6" draw:text-style-name="P4" draw:layer="layout" svg:width="0.08cm" svg:height="0.08cm" svg:x="9.891cm" svg:y="9.661cm">
          <text:p/>
        </draw:circle>
        <draw:circle draw:style-name="gr6" draw:text-style-name="P4" draw:layer="layout" svg:width="0.08cm" svg:height="0.08cm" svg:x="10.145cm" svg:y="9.661cm">
          <text:p/>
        </draw:circle>
        <draw:circle draw:style-name="gr6" draw:text-style-name="P4" draw:layer="layout" svg:width="0.08cm" svg:height="0.08cm" svg:x="10.399cm" svg:y="9.661cm">
          <text:p/>
        </draw:circle>
        <draw:circle draw:style-name="gr6" draw:text-style-name="P4" draw:layer="layout" svg:width="0.08cm" svg:height="0.08cm" svg:x="10.653cm" svg:y="9.661cm">
          <text:p/>
        </draw:circle>
        <draw:circle draw:style-name="gr6" draw:text-style-name="P4" draw:layer="layout" svg:width="0.08cm" svg:height="0.08cm" svg:x="10.907cm" svg:y="9.661cm">
          <text:p/>
        </draw:circle>
        <draw:circle draw:style-name="gr6" draw:text-style-name="P4" draw:layer="layout" svg:width="0.08cm" svg:height="0.08cm" svg:x="7.097cm" svg:y="9.915cm">
          <text:p/>
        </draw:circle>
        <draw:circle draw:style-name="gr6" draw:text-style-name="P4" draw:layer="layout" svg:width="0.08cm" svg:height="0.08cm" svg:x="7.351cm" svg:y="9.915cm">
          <text:p/>
        </draw:circle>
        <draw:circle draw:style-name="gr6" draw:text-style-name="P4" draw:layer="layout" svg:width="0.08cm" svg:height="0.08cm" svg:x="7.605cm" svg:y="9.915cm">
          <text:p/>
        </draw:circle>
        <draw:circle draw:style-name="gr6" draw:text-style-name="P4" draw:layer="layout" svg:width="0.08cm" svg:height="0.08cm" svg:x="7.859cm" svg:y="9.915cm">
          <text:p/>
        </draw:circle>
        <draw:circle draw:style-name="gr6" draw:text-style-name="P4" draw:layer="layout" svg:width="0.08cm" svg:height="0.08cm" svg:x="8.113cm" svg:y="9.915cm">
          <text:p/>
        </draw:circle>
        <draw:circle draw:style-name="gr6" draw:text-style-name="P4" draw:layer="layout" svg:width="0.08cm" svg:height="0.08cm" svg:x="8.367cm" svg:y="9.915cm">
          <text:p/>
        </draw:circle>
        <draw:circle draw:style-name="gr6" draw:text-style-name="P4" draw:layer="layout" svg:width="0.08cm" svg:height="0.08cm" svg:x="8.621cm" svg:y="9.915cm">
          <text:p/>
        </draw:circle>
        <draw:circle draw:style-name="gr6" draw:text-style-name="P4" draw:layer="layout" svg:width="0.08cm" svg:height="0.08cm" svg:x="8.875cm" svg:y="9.915cm">
          <text:p/>
        </draw:circle>
        <draw:circle draw:style-name="gr6" draw:text-style-name="P4" draw:layer="layout" svg:width="0.08cm" svg:height="0.08cm" svg:x="9.129cm" svg:y="9.915cm">
          <text:p/>
        </draw:circle>
        <draw:circle draw:style-name="gr6" draw:text-style-name="P4" draw:layer="layout" svg:width="0.08cm" svg:height="0.08cm" svg:x="9.383cm" svg:y="9.915cm">
          <text:p/>
        </draw:circle>
        <draw:circle draw:style-name="gr6" draw:text-style-name="P4" draw:layer="layout" svg:width="0.08cm" svg:height="0.08cm" svg:x="9.637cm" svg:y="9.915cm">
          <text:p/>
        </draw:circle>
        <draw:circle draw:style-name="gr6" draw:text-style-name="P4" draw:layer="layout" svg:width="0.08cm" svg:height="0.08cm" svg:x="9.891cm" svg:y="9.915cm">
          <text:p/>
        </draw:circle>
        <draw:circle draw:style-name="gr6" draw:text-style-name="P4" draw:layer="layout" svg:width="0.08cm" svg:height="0.08cm" svg:x="10.145cm" svg:y="9.915cm">
          <text:p/>
        </draw:circle>
        <draw:circle draw:style-name="gr6" draw:text-style-name="P4" draw:layer="layout" svg:width="0.08cm" svg:height="0.08cm" svg:x="10.399cm" svg:y="9.915cm">
          <text:p/>
        </draw:circle>
        <draw:circle draw:style-name="gr6" draw:text-style-name="P4" draw:layer="layout" svg:width="0.08cm" svg:height="0.08cm" svg:x="10.653cm" svg:y="9.915cm">
          <text:p/>
        </draw:circle>
        <draw:circle draw:style-name="gr6" draw:text-style-name="P4" draw:layer="layout" svg:width="0.08cm" svg:height="0.08cm" svg:x="10.907cm" svg:y="9.915cm">
          <text:p/>
        </draw:circle>
        <draw:circle draw:style-name="gr6" draw:text-style-name="P4" draw:layer="layout" svg:width="0.08cm" svg:height="0.08cm" svg:x="7.097cm" svg:y="10.169cm">
          <text:p/>
        </draw:circle>
        <draw:circle draw:style-name="gr6" draw:text-style-name="P4" draw:layer="layout" svg:width="0.08cm" svg:height="0.08cm" svg:x="7.351cm" svg:y="10.169cm">
          <text:p/>
        </draw:circle>
        <draw:circle draw:style-name="gr6" draw:text-style-name="P4" draw:layer="layout" svg:width="0.08cm" svg:height="0.08cm" svg:x="7.605cm" svg:y="10.169cm">
          <text:p/>
        </draw:circle>
        <draw:circle draw:style-name="gr6" draw:text-style-name="P4" draw:layer="layout" svg:width="0.08cm" svg:height="0.08cm" svg:x="7.859cm" svg:y="10.169cm">
          <text:p/>
        </draw:circle>
        <draw:circle draw:style-name="gr6" draw:text-style-name="P4" draw:layer="layout" svg:width="0.08cm" svg:height="0.08cm" svg:x="8.113cm" svg:y="10.169cm">
          <text:p/>
        </draw:circle>
        <draw:circle draw:style-name="gr6" draw:text-style-name="P4" draw:layer="layout" svg:width="0.08cm" svg:height="0.08cm" svg:x="8.367cm" svg:y="10.169cm">
          <text:p/>
        </draw:circle>
        <draw:circle draw:style-name="gr6" draw:text-style-name="P4" draw:layer="layout" svg:width="0.08cm" svg:height="0.08cm" svg:x="8.621cm" svg:y="10.169cm">
          <text:p/>
        </draw:circle>
        <draw:circle draw:style-name="gr6" draw:text-style-name="P4" draw:layer="layout" svg:width="0.08cm" svg:height="0.08cm" svg:x="8.875cm" svg:y="10.169cm">
          <text:p/>
        </draw:circle>
        <draw:circle draw:style-name="gr6" draw:text-style-name="P4" draw:layer="layout" svg:width="0.08cm" svg:height="0.08cm" svg:x="9.129cm" svg:y="10.169cm">
          <text:p/>
        </draw:circle>
        <draw:circle draw:style-name="gr6" draw:text-style-name="P4" draw:layer="layout" svg:width="0.08cm" svg:height="0.08cm" svg:x="9.383cm" svg:y="10.169cm">
          <text:p/>
        </draw:circle>
        <draw:circle draw:style-name="gr6" draw:text-style-name="P4" draw:layer="layout" svg:width="0.08cm" svg:height="0.08cm" svg:x="9.637cm" svg:y="10.169cm">
          <text:p/>
        </draw:circle>
        <draw:circle draw:style-name="gr6" draw:text-style-name="P4" draw:layer="layout" svg:width="0.08cm" svg:height="0.08cm" svg:x="9.891cm" svg:y="10.169cm">
          <text:p/>
        </draw:circle>
        <draw:circle draw:style-name="gr6" draw:text-style-name="P4" draw:layer="layout" svg:width="0.08cm" svg:height="0.08cm" svg:x="10.145cm" svg:y="10.169cm">
          <text:p/>
        </draw:circle>
        <draw:circle draw:style-name="gr6" draw:text-style-name="P4" draw:layer="layout" svg:width="0.08cm" svg:height="0.08cm" svg:x="10.399cm" svg:y="10.169cm">
          <text:p/>
        </draw:circle>
        <draw:circle draw:style-name="gr6" draw:text-style-name="P4" draw:layer="layout" svg:width="0.08cm" svg:height="0.08cm" svg:x="10.653cm" svg:y="10.169cm">
          <text:p/>
        </draw:circle>
        <draw:circle draw:style-name="gr6" draw:text-style-name="P4" draw:layer="layout" svg:width="0.08cm" svg:height="0.08cm" svg:x="10.907cm" svg:y="10.169cm">
          <text:p/>
        </draw:circle>
        <draw:circle draw:style-name="gr6" draw:text-style-name="P4" draw:layer="layout" svg:width="0.08cm" svg:height="0.08cm" svg:x="7.097cm" svg:y="10.423cm">
          <text:p/>
        </draw:circle>
        <draw:circle draw:style-name="gr6" draw:text-style-name="P4" draw:layer="layout" svg:width="0.08cm" svg:height="0.08cm" svg:x="7.351cm" svg:y="10.423cm">
          <text:p/>
        </draw:circle>
        <draw:circle draw:style-name="gr6" draw:text-style-name="P4" draw:layer="layout" svg:width="0.08cm" svg:height="0.08cm" svg:x="7.605cm" svg:y="10.423cm">
          <text:p/>
        </draw:circle>
        <draw:circle draw:style-name="gr6" draw:text-style-name="P4" draw:layer="layout" svg:width="0.08cm" svg:height="0.08cm" svg:x="7.859cm" svg:y="10.423cm">
          <text:p/>
        </draw:circle>
        <draw:circle draw:style-name="gr6" draw:text-style-name="P4" draw:layer="layout" svg:width="0.08cm" svg:height="0.08cm" svg:x="8.113cm" svg:y="10.423cm">
          <text:p/>
        </draw:circle>
        <draw:circle draw:style-name="gr6" draw:text-style-name="P4" draw:layer="layout" svg:width="0.08cm" svg:height="0.08cm" svg:x="8.367cm" svg:y="10.423cm">
          <text:p/>
        </draw:circle>
        <draw:circle draw:style-name="gr6" draw:text-style-name="P4" draw:layer="layout" svg:width="0.08cm" svg:height="0.08cm" svg:x="8.621cm" svg:y="10.423cm">
          <text:p/>
        </draw:circle>
        <draw:circle draw:style-name="gr6" draw:text-style-name="P4" draw:layer="layout" svg:width="0.08cm" svg:height="0.08cm" svg:x="8.875cm" svg:y="10.423cm">
          <text:p/>
        </draw:circle>
        <draw:circle draw:style-name="gr6" draw:text-style-name="P4" draw:layer="layout" svg:width="0.08cm" svg:height="0.08cm" svg:x="9.129cm" svg:y="10.423cm">
          <text:p/>
        </draw:circle>
        <draw:circle draw:style-name="gr6" draw:text-style-name="P4" draw:layer="layout" svg:width="0.08cm" svg:height="0.08cm" svg:x="9.383cm" svg:y="10.423cm">
          <text:p/>
        </draw:circle>
        <draw:circle draw:style-name="gr6" draw:text-style-name="P4" draw:layer="layout" svg:width="0.08cm" svg:height="0.08cm" svg:x="9.637cm" svg:y="10.423cm">
          <text:p/>
        </draw:circle>
        <draw:circle draw:style-name="gr6" draw:text-style-name="P4" draw:layer="layout" svg:width="0.08cm" svg:height="0.08cm" svg:x="9.891cm" svg:y="10.423cm">
          <text:p/>
        </draw:circle>
        <draw:circle draw:style-name="gr6" draw:text-style-name="P4" draw:layer="layout" svg:width="0.08cm" svg:height="0.08cm" svg:x="10.145cm" svg:y="10.423cm">
          <text:p/>
        </draw:circle>
        <draw:circle draw:style-name="gr6" draw:text-style-name="P4" draw:layer="layout" svg:width="0.08cm" svg:height="0.08cm" svg:x="10.399cm" svg:y="10.423cm">
          <text:p/>
        </draw:circle>
        <draw:circle draw:style-name="gr6" draw:text-style-name="P4" draw:layer="layout" svg:width="0.08cm" svg:height="0.08cm" svg:x="10.653cm" svg:y="10.423cm">
          <text:p/>
        </draw:circle>
        <draw:circle draw:style-name="gr6" draw:text-style-name="P4" draw:layer="layout" svg:width="0.08cm" svg:height="0.08cm" svg:x="10.907cm" svg:y="10.423cm">
          <text:p/>
        </draw:circle>
        <draw:circle draw:style-name="gr6" draw:text-style-name="P4" draw:layer="layout" svg:width="0.08cm" svg:height="0.08cm" svg:x="7.097cm" svg:y="10.423cm">
          <text:p/>
        </draw:circle>
        <draw:circle draw:style-name="gr6" draw:text-style-name="P4" draw:layer="layout" svg:width="0.08cm" svg:height="0.08cm" svg:x="7.351cm" svg:y="10.423cm">
          <text:p/>
        </draw:circle>
        <draw:circle draw:style-name="gr6" draw:text-style-name="P4" draw:layer="layout" svg:width="0.08cm" svg:height="0.08cm" svg:x="7.605cm" svg:y="10.423cm">
          <text:p/>
        </draw:circle>
        <draw:circle draw:style-name="gr6" draw:text-style-name="P4" draw:layer="layout" svg:width="0.08cm" svg:height="0.08cm" svg:x="7.859cm" svg:y="10.423cm">
          <text:p/>
        </draw:circle>
        <draw:circle draw:style-name="gr6" draw:text-style-name="P4" draw:layer="layout" svg:width="0.08cm" svg:height="0.08cm" svg:x="8.113cm" svg:y="10.423cm">
          <text:p/>
        </draw:circle>
        <draw:circle draw:style-name="gr6" draw:text-style-name="P4" draw:layer="layout" svg:width="0.08cm" svg:height="0.08cm" svg:x="8.367cm" svg:y="10.423cm">
          <text:p/>
        </draw:circle>
        <draw:circle draw:style-name="gr6" draw:text-style-name="P4" draw:layer="layout" svg:width="0.08cm" svg:height="0.08cm" svg:x="8.621cm" svg:y="10.423cm">
          <text:p/>
        </draw:circle>
        <draw:circle draw:style-name="gr6" draw:text-style-name="P4" draw:layer="layout" svg:width="0.08cm" svg:height="0.08cm" svg:x="8.875cm" svg:y="10.423cm">
          <text:p/>
        </draw:circle>
        <draw:circle draw:style-name="gr6" draw:text-style-name="P4" draw:layer="layout" svg:width="0.08cm" svg:height="0.08cm" svg:x="9.129cm" svg:y="10.423cm">
          <text:p/>
        </draw:circle>
        <draw:circle draw:style-name="gr6" draw:text-style-name="P4" draw:layer="layout" svg:width="0.08cm" svg:height="0.08cm" svg:x="9.383cm" svg:y="10.423cm">
          <text:p/>
        </draw:circle>
        <draw:circle draw:style-name="gr6" draw:text-style-name="P4" draw:layer="layout" svg:width="0.08cm" svg:height="0.08cm" svg:x="9.637cm" svg:y="10.423cm">
          <text:p/>
        </draw:circle>
        <draw:circle draw:style-name="gr6" draw:text-style-name="P4" draw:layer="layout" svg:width="0.08cm" svg:height="0.08cm" svg:x="9.891cm" svg:y="10.423cm">
          <text:p/>
        </draw:circle>
        <draw:circle draw:style-name="gr6" draw:text-style-name="P4" draw:layer="layout" svg:width="0.08cm" svg:height="0.08cm" svg:x="10.145cm" svg:y="10.423cm">
          <text:p/>
        </draw:circle>
        <draw:circle draw:style-name="gr6" draw:text-style-name="P4" draw:layer="layout" svg:width="0.08cm" svg:height="0.08cm" svg:x="10.399cm" svg:y="10.423cm">
          <text:p/>
        </draw:circle>
        <draw:circle draw:style-name="gr6" draw:text-style-name="P4" draw:layer="layout" svg:width="0.08cm" svg:height="0.08cm" svg:x="10.653cm" svg:y="10.423cm">
          <text:p/>
        </draw:circle>
        <draw:circle draw:style-name="gr6" draw:text-style-name="P4" draw:layer="layout" svg:width="0.08cm" svg:height="0.08cm" svg:x="10.907cm" svg:y="10.423cm">
          <text:p/>
        </draw:circle>
        <draw:circle draw:style-name="gr6" draw:text-style-name="P4" draw:layer="layout" svg:width="0.08cm" svg:height="0.08cm" svg:x="7.097cm" svg:y="10.677cm">
          <text:p/>
        </draw:circle>
        <draw:circle draw:style-name="gr6" draw:text-style-name="P4" draw:layer="layout" svg:width="0.08cm" svg:height="0.08cm" svg:x="7.351cm" svg:y="10.677cm">
          <text:p/>
        </draw:circle>
        <draw:circle draw:style-name="gr6" draw:text-style-name="P4" draw:layer="layout" svg:width="0.08cm" svg:height="0.08cm" svg:x="7.605cm" svg:y="10.677cm">
          <text:p/>
        </draw:circle>
        <draw:circle draw:style-name="gr6" draw:text-style-name="P4" draw:layer="layout" svg:width="0.08cm" svg:height="0.08cm" svg:x="7.859cm" svg:y="10.677cm">
          <text:p/>
        </draw:circle>
        <draw:circle draw:style-name="gr6" draw:text-style-name="P4" draw:layer="layout" svg:width="0.08cm" svg:height="0.08cm" svg:x="8.113cm" svg:y="10.677cm">
          <text:p/>
        </draw:circle>
        <draw:circle draw:style-name="gr6" draw:text-style-name="P4" draw:layer="layout" svg:width="0.08cm" svg:height="0.08cm" svg:x="8.367cm" svg:y="10.677cm">
          <text:p/>
        </draw:circle>
        <draw:circle draw:style-name="gr6" draw:text-style-name="P4" draw:layer="layout" svg:width="0.08cm" svg:height="0.08cm" svg:x="8.621cm" svg:y="10.677cm">
          <text:p/>
        </draw:circle>
        <draw:circle draw:style-name="gr6" draw:text-style-name="P4" draw:layer="layout" svg:width="0.08cm" svg:height="0.08cm" svg:x="8.875cm" svg:y="10.677cm">
          <text:p/>
        </draw:circle>
        <draw:circle draw:style-name="gr6" draw:text-style-name="P4" draw:layer="layout" svg:width="0.08cm" svg:height="0.08cm" svg:x="9.129cm" svg:y="10.677cm">
          <text:p/>
        </draw:circle>
        <draw:circle draw:style-name="gr6" draw:text-style-name="P4" draw:layer="layout" svg:width="0.08cm" svg:height="0.08cm" svg:x="9.383cm" svg:y="10.677cm">
          <text:p/>
        </draw:circle>
        <draw:circle draw:style-name="gr6" draw:text-style-name="P4" draw:layer="layout" svg:width="0.08cm" svg:height="0.08cm" svg:x="9.637cm" svg:y="10.677cm">
          <text:p/>
        </draw:circle>
        <draw:circle draw:style-name="gr6" draw:text-style-name="P4" draw:layer="layout" svg:width="0.08cm" svg:height="0.08cm" svg:x="9.891cm" svg:y="10.677cm">
          <text:p/>
        </draw:circle>
        <draw:circle draw:style-name="gr6" draw:text-style-name="P4" draw:layer="layout" svg:width="0.08cm" svg:height="0.08cm" svg:x="10.145cm" svg:y="10.677cm">
          <text:p/>
        </draw:circle>
        <draw:circle draw:style-name="gr6" draw:text-style-name="P4" draw:layer="layout" svg:width="0.08cm" svg:height="0.08cm" svg:x="10.399cm" svg:y="10.677cm">
          <text:p/>
        </draw:circle>
        <draw:circle draw:style-name="gr6" draw:text-style-name="P4" draw:layer="layout" svg:width="0.08cm" svg:height="0.08cm" svg:x="10.653cm" svg:y="10.677cm">
          <text:p/>
        </draw:circle>
        <draw:circle draw:style-name="gr6" draw:text-style-name="P4" draw:layer="layout" svg:width="0.08cm" svg:height="0.08cm" svg:x="10.907cm" svg:y="10.677cm">
          <text:p/>
        </draw:circle>
        <draw:circle draw:style-name="gr6" draw:text-style-name="P4" draw:layer="layout" svg:width="0.08cm" svg:height="0.08cm" svg:x="7.097cm" svg:y="10.931cm">
          <text:p/>
        </draw:circle>
        <draw:circle draw:style-name="gr6" draw:text-style-name="P4" draw:layer="layout" svg:width="0.08cm" svg:height="0.08cm" svg:x="7.351cm" svg:y="10.931cm">
          <text:p/>
        </draw:circle>
        <draw:circle draw:style-name="gr6" draw:text-style-name="P4" draw:layer="layout" svg:width="0.08cm" svg:height="0.08cm" svg:x="7.605cm" svg:y="10.931cm">
          <text:p/>
        </draw:circle>
        <draw:circle draw:style-name="gr6" draw:text-style-name="P4" draw:layer="layout" svg:width="0.08cm" svg:height="0.08cm" svg:x="7.859cm" svg:y="10.931cm">
          <text:p/>
        </draw:circle>
        <draw:circle draw:style-name="gr6" draw:text-style-name="P4" draw:layer="layout" svg:width="0.08cm" svg:height="0.08cm" svg:x="8.113cm" svg:y="10.931cm">
          <text:p/>
        </draw:circle>
        <draw:circle draw:style-name="gr6" draw:text-style-name="P4" draw:layer="layout" svg:width="0.08cm" svg:height="0.08cm" svg:x="8.367cm" svg:y="10.931cm">
          <text:p/>
        </draw:circle>
        <draw:circle draw:style-name="gr6" draw:text-style-name="P4" draw:layer="layout" svg:width="0.08cm" svg:height="0.08cm" svg:x="8.621cm" svg:y="10.931cm">
          <text:p/>
        </draw:circle>
        <draw:circle draw:style-name="gr6" draw:text-style-name="P4" draw:layer="layout" svg:width="0.08cm" svg:height="0.08cm" svg:x="8.875cm" svg:y="10.931cm">
          <text:p/>
        </draw:circle>
        <draw:circle draw:style-name="gr6" draw:text-style-name="P4" draw:layer="layout" svg:width="0.08cm" svg:height="0.08cm" svg:x="9.129cm" svg:y="10.931cm">
          <text:p/>
        </draw:circle>
        <draw:circle draw:style-name="gr6" draw:text-style-name="P4" draw:layer="layout" svg:width="0.08cm" svg:height="0.08cm" svg:x="9.383cm" svg:y="10.931cm">
          <text:p/>
        </draw:circle>
        <draw:circle draw:style-name="gr6" draw:text-style-name="P4" draw:layer="layout" svg:width="0.08cm" svg:height="0.08cm" svg:x="9.637cm" svg:y="10.931cm">
          <text:p/>
        </draw:circle>
        <draw:circle draw:style-name="gr6" draw:text-style-name="P4" draw:layer="layout" svg:width="0.08cm" svg:height="0.08cm" svg:x="9.891cm" svg:y="10.931cm">
          <text:p/>
        </draw:circle>
        <draw:circle draw:style-name="gr6" draw:text-style-name="P4" draw:layer="layout" svg:width="0.08cm" svg:height="0.08cm" svg:x="10.145cm" svg:y="10.931cm">
          <text:p/>
        </draw:circle>
        <draw:circle draw:style-name="gr6" draw:text-style-name="P4" draw:layer="layout" svg:width="0.08cm" svg:height="0.08cm" svg:x="10.399cm" svg:y="10.931cm">
          <text:p/>
        </draw:circle>
        <draw:circle draw:style-name="gr6" draw:text-style-name="P4" draw:layer="layout" svg:width="0.08cm" svg:height="0.08cm" svg:x="10.653cm" svg:y="10.931cm">
          <text:p/>
        </draw:circle>
        <draw:circle draw:style-name="gr6" draw:text-style-name="P4" draw:layer="layout" svg:width="0.08cm" svg:height="0.08cm" svg:x="10.907cm" svg:y="10.931cm">
          <text:p/>
        </draw:circle>
        <draw:circle draw:style-name="gr6" draw:text-style-name="P4" draw:layer="layout" svg:width="0.08cm" svg:height="0.08cm" svg:x="7.097cm" svg:y="11.185cm">
          <text:p/>
        </draw:circle>
        <draw:circle draw:style-name="gr6" draw:text-style-name="P4" draw:layer="layout" svg:width="0.08cm" svg:height="0.08cm" svg:x="7.351cm" svg:y="11.185cm">
          <text:p/>
        </draw:circle>
        <draw:circle draw:style-name="gr6" draw:text-style-name="P4" draw:layer="layout" svg:width="0.08cm" svg:height="0.08cm" svg:x="7.605cm" svg:y="11.185cm">
          <text:p/>
        </draw:circle>
        <draw:circle draw:style-name="gr6" draw:text-style-name="P4" draw:layer="layout" svg:width="0.08cm" svg:height="0.08cm" svg:x="7.859cm" svg:y="11.185cm">
          <text:p/>
        </draw:circle>
        <draw:circle draw:style-name="gr6" draw:text-style-name="P4" draw:layer="layout" svg:width="0.08cm" svg:height="0.08cm" svg:x="8.113cm" svg:y="11.185cm">
          <text:p/>
        </draw:circle>
        <draw:circle draw:style-name="gr6" draw:text-style-name="P4" draw:layer="layout" svg:width="0.08cm" svg:height="0.08cm" svg:x="8.367cm" svg:y="11.185cm">
          <text:p/>
        </draw:circle>
        <draw:circle draw:style-name="gr6" draw:text-style-name="P4" draw:layer="layout" svg:width="0.08cm" svg:height="0.08cm" svg:x="8.621cm" svg:y="11.185cm">
          <text:p/>
        </draw:circle>
        <draw:circle draw:style-name="gr6" draw:text-style-name="P4" draw:layer="layout" svg:width="0.08cm" svg:height="0.08cm" svg:x="8.875cm" svg:y="11.185cm">
          <text:p/>
        </draw:circle>
        <draw:circle draw:style-name="gr6" draw:text-style-name="P4" draw:layer="layout" svg:width="0.08cm" svg:height="0.08cm" svg:x="9.129cm" svg:y="11.185cm">
          <text:p/>
        </draw:circle>
        <draw:circle draw:style-name="gr6" draw:text-style-name="P4" draw:layer="layout" svg:width="0.08cm" svg:height="0.08cm" svg:x="9.383cm" svg:y="11.185cm">
          <text:p/>
        </draw:circle>
        <draw:circle draw:style-name="gr6" draw:text-style-name="P4" draw:layer="layout" svg:width="0.08cm" svg:height="0.08cm" svg:x="9.637cm" svg:y="11.185cm">
          <text:p/>
        </draw:circle>
        <draw:circle draw:style-name="gr6" draw:text-style-name="P4" draw:layer="layout" svg:width="0.08cm" svg:height="0.08cm" svg:x="9.891cm" svg:y="11.185cm">
          <text:p/>
        </draw:circle>
        <draw:circle draw:style-name="gr6" draw:text-style-name="P4" draw:layer="layout" svg:width="0.08cm" svg:height="0.08cm" svg:x="10.145cm" svg:y="11.185cm">
          <text:p/>
        </draw:circle>
        <draw:circle draw:style-name="gr6" draw:text-style-name="P4" draw:layer="layout" svg:width="0.08cm" svg:height="0.08cm" svg:x="10.399cm" svg:y="11.185cm">
          <text:p/>
        </draw:circle>
        <draw:circle draw:style-name="gr6" draw:text-style-name="P4" draw:layer="layout" svg:width="0.08cm" svg:height="0.08cm" svg:x="10.653cm" svg:y="11.185cm">
          <text:p/>
        </draw:circle>
        <draw:circle draw:style-name="gr6" draw:text-style-name="P4" draw:layer="layout" svg:width="0.08cm" svg:height="0.08cm" svg:x="10.907cm" svg:y="11.185cm">
          <text:p/>
        </draw:circle>
        <draw:circle draw:style-name="gr6" draw:text-style-name="P4" draw:layer="layout" svg:width="0.08cm" svg:height="0.08cm" svg:x="7.097cm" svg:y="11.439cm">
          <text:p/>
        </draw:circle>
        <draw:circle draw:style-name="gr6" draw:text-style-name="P4" draw:layer="layout" svg:width="0.08cm" svg:height="0.08cm" svg:x="7.351cm" svg:y="11.439cm">
          <text:p/>
        </draw:circle>
        <draw:circle draw:style-name="gr6" draw:text-style-name="P4" draw:layer="layout" svg:width="0.08cm" svg:height="0.08cm" svg:x="7.605cm" svg:y="11.439cm">
          <text:p/>
        </draw:circle>
        <draw:circle draw:style-name="gr6" draw:text-style-name="P4" draw:layer="layout" svg:width="0.08cm" svg:height="0.08cm" svg:x="7.859cm" svg:y="11.439cm">
          <text:p/>
        </draw:circle>
        <draw:circle draw:style-name="gr6" draw:text-style-name="P4" draw:layer="layout" svg:width="0.08cm" svg:height="0.08cm" svg:x="8.113cm" svg:y="11.439cm">
          <text:p/>
        </draw:circle>
        <draw:circle draw:style-name="gr6" draw:text-style-name="P4" draw:layer="layout" svg:width="0.08cm" svg:height="0.08cm" svg:x="8.367cm" svg:y="11.439cm">
          <text:p/>
        </draw:circle>
        <draw:circle draw:style-name="gr6" draw:text-style-name="P4" draw:layer="layout" svg:width="0.08cm" svg:height="0.08cm" svg:x="8.621cm" svg:y="11.439cm">
          <text:p/>
        </draw:circle>
        <draw:circle draw:style-name="gr6" draw:text-style-name="P4" draw:layer="layout" svg:width="0.08cm" svg:height="0.08cm" svg:x="8.875cm" svg:y="11.439cm">
          <text:p/>
        </draw:circle>
        <draw:circle draw:style-name="gr6" draw:text-style-name="P4" draw:layer="layout" svg:width="0.08cm" svg:height="0.08cm" svg:x="9.129cm" svg:y="11.439cm">
          <text:p/>
        </draw:circle>
        <draw:circle draw:style-name="gr6" draw:text-style-name="P4" draw:layer="layout" svg:width="0.08cm" svg:height="0.08cm" svg:x="9.383cm" svg:y="11.439cm">
          <text:p/>
        </draw:circle>
        <draw:circle draw:style-name="gr6" draw:text-style-name="P4" draw:layer="layout" svg:width="0.08cm" svg:height="0.08cm" svg:x="9.637cm" svg:y="11.439cm">
          <text:p/>
        </draw:circle>
        <draw:circle draw:style-name="gr6" draw:text-style-name="P4" draw:layer="layout" svg:width="0.08cm" svg:height="0.08cm" svg:x="9.891cm" svg:y="11.439cm">
          <text:p/>
        </draw:circle>
        <draw:circle draw:style-name="gr6" draw:text-style-name="P4" draw:layer="layout" svg:width="0.08cm" svg:height="0.08cm" svg:x="10.145cm" svg:y="11.439cm">
          <text:p/>
        </draw:circle>
        <draw:circle draw:style-name="gr6" draw:text-style-name="P4" draw:layer="layout" svg:width="0.08cm" svg:height="0.08cm" svg:x="10.399cm" svg:y="11.439cm">
          <text:p/>
        </draw:circle>
        <draw:circle draw:style-name="gr6" draw:text-style-name="P4" draw:layer="layout" svg:width="0.08cm" svg:height="0.08cm" svg:x="10.653cm" svg:y="11.439cm">
          <text:p/>
        </draw:circle>
        <draw:circle draw:style-name="gr6" draw:text-style-name="P4" draw:layer="layout" svg:width="0.08cm" svg:height="0.08cm" svg:x="10.907cm" svg:y="11.439cm">
          <text:p/>
        </draw:circle>
        <draw:circle draw:style-name="gr6" draw:text-style-name="P4" draw:layer="layout" svg:width="0.08cm" svg:height="0.08cm" svg:x="7.097cm" svg:y="11.693cm">
          <text:p/>
        </draw:circle>
        <draw:circle draw:style-name="gr6" draw:text-style-name="P4" draw:layer="layout" svg:width="0.08cm" svg:height="0.08cm" svg:x="7.351cm" svg:y="11.693cm">
          <text:p/>
        </draw:circle>
        <draw:circle draw:style-name="gr6" draw:text-style-name="P4" draw:layer="layout" svg:width="0.08cm" svg:height="0.08cm" svg:x="7.605cm" svg:y="11.693cm">
          <text:p/>
        </draw:circle>
        <draw:circle draw:style-name="gr6" draw:text-style-name="P4" draw:layer="layout" svg:width="0.08cm" svg:height="0.08cm" svg:x="7.859cm" svg:y="11.693cm">
          <text:p/>
        </draw:circle>
        <draw:circle draw:style-name="gr6" draw:text-style-name="P4" draw:layer="layout" svg:width="0.08cm" svg:height="0.08cm" svg:x="8.113cm" svg:y="11.693cm">
          <text:p/>
        </draw:circle>
        <draw:circle draw:style-name="gr6" draw:text-style-name="P4" draw:layer="layout" svg:width="0.08cm" svg:height="0.08cm" svg:x="8.367cm" svg:y="11.693cm">
          <text:p/>
        </draw:circle>
        <draw:circle draw:style-name="gr6" draw:text-style-name="P4" draw:layer="layout" svg:width="0.08cm" svg:height="0.08cm" svg:x="8.621cm" svg:y="11.693cm">
          <text:p/>
        </draw:circle>
        <draw:circle draw:style-name="gr6" draw:text-style-name="P4" draw:layer="layout" svg:width="0.08cm" svg:height="0.08cm" svg:x="8.875cm" svg:y="11.693cm">
          <text:p/>
        </draw:circle>
        <draw:circle draw:style-name="gr6" draw:text-style-name="P4" draw:layer="layout" svg:width="0.08cm" svg:height="0.08cm" svg:x="9.129cm" svg:y="11.693cm">
          <text:p/>
        </draw:circle>
        <draw:circle draw:style-name="gr6" draw:text-style-name="P4" draw:layer="layout" svg:width="0.08cm" svg:height="0.08cm" svg:x="9.383cm" svg:y="11.693cm">
          <text:p/>
        </draw:circle>
        <draw:circle draw:style-name="gr6" draw:text-style-name="P4" draw:layer="layout" svg:width="0.08cm" svg:height="0.08cm" svg:x="9.637cm" svg:y="11.693cm">
          <text:p/>
        </draw:circle>
        <draw:circle draw:style-name="gr6" draw:text-style-name="P4" draw:layer="layout" svg:width="0.08cm" svg:height="0.08cm" svg:x="9.891cm" svg:y="11.693cm">
          <text:p/>
        </draw:circle>
        <draw:circle draw:style-name="gr6" draw:text-style-name="P4" draw:layer="layout" svg:width="0.08cm" svg:height="0.08cm" svg:x="10.145cm" svg:y="11.693cm">
          <text:p/>
        </draw:circle>
        <draw:circle draw:style-name="gr6" draw:text-style-name="P4" draw:layer="layout" svg:width="0.08cm" svg:height="0.08cm" svg:x="10.399cm" svg:y="11.693cm">
          <text:p/>
        </draw:circle>
        <draw:circle draw:style-name="gr6" draw:text-style-name="P4" draw:layer="layout" svg:width="0.08cm" svg:height="0.08cm" svg:x="10.653cm" svg:y="11.693cm">
          <text:p/>
        </draw:circle>
        <draw:circle draw:style-name="gr6" draw:text-style-name="P4" draw:layer="layout" svg:width="0.08cm" svg:height="0.08cm" svg:x="10.907cm" svg:y="11.693cm">
          <text:p/>
        </draw:circle>
        <draw:circle draw:style-name="gr6" draw:text-style-name="P4" draw:layer="layout" svg:width="0.08cm" svg:height="0.08cm" svg:x="7.097cm" svg:y="11.693cm">
          <text:p/>
        </draw:circle>
        <draw:circle draw:style-name="gr6" draw:text-style-name="P4" draw:layer="layout" svg:width="0.08cm" svg:height="0.08cm" svg:x="7.351cm" svg:y="11.693cm">
          <text:p/>
        </draw:circle>
        <draw:circle draw:style-name="gr6" draw:text-style-name="P4" draw:layer="layout" svg:width="0.08cm" svg:height="0.08cm" svg:x="7.605cm" svg:y="11.693cm">
          <text:p/>
        </draw:circle>
        <draw:circle draw:style-name="gr6" draw:text-style-name="P4" draw:layer="layout" svg:width="0.08cm" svg:height="0.08cm" svg:x="7.859cm" svg:y="11.693cm">
          <text:p/>
        </draw:circle>
        <draw:circle draw:style-name="gr6" draw:text-style-name="P4" draw:layer="layout" svg:width="0.08cm" svg:height="0.08cm" svg:x="8.113cm" svg:y="11.693cm">
          <text:p/>
        </draw:circle>
        <draw:circle draw:style-name="gr6" draw:text-style-name="P4" draw:layer="layout" svg:width="0.08cm" svg:height="0.08cm" svg:x="8.367cm" svg:y="11.693cm">
          <text:p/>
        </draw:circle>
        <draw:circle draw:style-name="gr6" draw:text-style-name="P4" draw:layer="layout" svg:width="0.08cm" svg:height="0.08cm" svg:x="8.621cm" svg:y="11.693cm">
          <text:p/>
        </draw:circle>
        <draw:circle draw:style-name="gr6" draw:text-style-name="P4" draw:layer="layout" svg:width="0.08cm" svg:height="0.08cm" svg:x="8.875cm" svg:y="11.693cm">
          <text:p/>
        </draw:circle>
        <draw:circle draw:style-name="gr6" draw:text-style-name="P4" draw:layer="layout" svg:width="0.08cm" svg:height="0.08cm" svg:x="9.129cm" svg:y="11.693cm">
          <text:p/>
        </draw:circle>
        <draw:circle draw:style-name="gr6" draw:text-style-name="P4" draw:layer="layout" svg:width="0.08cm" svg:height="0.08cm" svg:x="9.383cm" svg:y="11.693cm">
          <text:p/>
        </draw:circle>
        <draw:circle draw:style-name="gr6" draw:text-style-name="P4" draw:layer="layout" svg:width="0.08cm" svg:height="0.08cm" svg:x="9.637cm" svg:y="11.693cm">
          <text:p/>
        </draw:circle>
        <draw:circle draw:style-name="gr6" draw:text-style-name="P4" draw:layer="layout" svg:width="0.08cm" svg:height="0.08cm" svg:x="9.891cm" svg:y="11.693cm">
          <text:p/>
        </draw:circle>
        <draw:circle draw:style-name="gr6" draw:text-style-name="P4" draw:layer="layout" svg:width="0.08cm" svg:height="0.08cm" svg:x="10.145cm" svg:y="11.693cm">
          <text:p/>
        </draw:circle>
        <draw:circle draw:style-name="gr6" draw:text-style-name="P4" draw:layer="layout" svg:width="0.08cm" svg:height="0.08cm" svg:x="10.399cm" svg:y="11.693cm">
          <text:p/>
        </draw:circle>
        <draw:circle draw:style-name="gr6" draw:text-style-name="P4" draw:layer="layout" svg:width="0.08cm" svg:height="0.08cm" svg:x="10.653cm" svg:y="11.693cm">
          <text:p/>
        </draw:circle>
        <draw:circle draw:style-name="gr6" draw:text-style-name="P4" draw:layer="layout" svg:width="0.08cm" svg:height="0.08cm" svg:x="10.907cm" svg:y="11.693cm">
          <text:p/>
        </draw:circle>
        <draw:circle draw:style-name="gr6" draw:text-style-name="P4" draw:layer="layout" svg:width="0.08cm" svg:height="0.08cm" svg:x="7.097cm" svg:y="11.947cm">
          <text:p/>
        </draw:circle>
        <draw:circle draw:style-name="gr6" draw:text-style-name="P4" draw:layer="layout" svg:width="0.08cm" svg:height="0.08cm" svg:x="7.351cm" svg:y="11.947cm">
          <text:p/>
        </draw:circle>
        <draw:circle draw:style-name="gr6" draw:text-style-name="P4" draw:layer="layout" svg:width="0.08cm" svg:height="0.08cm" svg:x="7.605cm" svg:y="11.947cm">
          <text:p/>
        </draw:circle>
        <draw:circle draw:style-name="gr6" draw:text-style-name="P4" draw:layer="layout" svg:width="0.08cm" svg:height="0.08cm" svg:x="7.859cm" svg:y="11.947cm">
          <text:p/>
        </draw:circle>
        <draw:circle draw:style-name="gr6" draw:text-style-name="P4" draw:layer="layout" svg:width="0.08cm" svg:height="0.08cm" svg:x="8.113cm" svg:y="11.947cm">
          <text:p/>
        </draw:circle>
        <draw:circle draw:style-name="gr6" draw:text-style-name="P4" draw:layer="layout" svg:width="0.08cm" svg:height="0.08cm" svg:x="8.367cm" svg:y="11.947cm">
          <text:p/>
        </draw:circle>
        <draw:circle draw:style-name="gr6" draw:text-style-name="P4" draw:layer="layout" svg:width="0.08cm" svg:height="0.08cm" svg:x="8.621cm" svg:y="11.947cm">
          <text:p/>
        </draw:circle>
        <draw:circle draw:style-name="gr6" draw:text-style-name="P4" draw:layer="layout" svg:width="0.08cm" svg:height="0.08cm" svg:x="8.875cm" svg:y="11.947cm">
          <text:p/>
        </draw:circle>
        <draw:circle draw:style-name="gr6" draw:text-style-name="P4" draw:layer="layout" svg:width="0.08cm" svg:height="0.08cm" svg:x="9.129cm" svg:y="11.947cm">
          <text:p/>
        </draw:circle>
        <draw:circle draw:style-name="gr6" draw:text-style-name="P4" draw:layer="layout" svg:width="0.08cm" svg:height="0.08cm" svg:x="9.383cm" svg:y="11.947cm">
          <text:p/>
        </draw:circle>
        <draw:circle draw:style-name="gr6" draw:text-style-name="P4" draw:layer="layout" svg:width="0.08cm" svg:height="0.08cm" svg:x="9.637cm" svg:y="11.947cm">
          <text:p/>
        </draw:circle>
        <draw:circle draw:style-name="gr6" draw:text-style-name="P4" draw:layer="layout" svg:width="0.08cm" svg:height="0.08cm" svg:x="9.891cm" svg:y="11.947cm">
          <text:p/>
        </draw:circle>
        <draw:circle draw:style-name="gr6" draw:text-style-name="P4" draw:layer="layout" svg:width="0.08cm" svg:height="0.08cm" svg:x="10.145cm" svg:y="11.947cm">
          <text:p/>
        </draw:circle>
        <draw:circle draw:style-name="gr6" draw:text-style-name="P4" draw:layer="layout" svg:width="0.08cm" svg:height="0.08cm" svg:x="10.399cm" svg:y="11.947cm">
          <text:p/>
        </draw:circle>
        <draw:circle draw:style-name="gr6" draw:text-style-name="P4" draw:layer="layout" svg:width="0.08cm" svg:height="0.08cm" svg:x="10.653cm" svg:y="11.947cm">
          <text:p/>
        </draw:circle>
        <draw:circle draw:style-name="gr6" draw:text-style-name="P4" draw:layer="layout" svg:width="0.08cm" svg:height="0.08cm" svg:x="10.907cm" svg:y="11.947cm">
          <text:p/>
        </draw:circle>
        <draw:circle draw:style-name="gr6" draw:text-style-name="P4" draw:layer="layout" svg:width="0.08cm" svg:height="0.08cm" svg:x="7.097cm" svg:y="12.201cm">
          <text:p/>
        </draw:circle>
        <draw:circle draw:style-name="gr6" draw:text-style-name="P4" draw:layer="layout" svg:width="0.08cm" svg:height="0.08cm" svg:x="7.351cm" svg:y="12.201cm">
          <text:p/>
        </draw:circle>
        <draw:circle draw:style-name="gr6" draw:text-style-name="P4" draw:layer="layout" svg:width="0.08cm" svg:height="0.08cm" svg:x="7.605cm" svg:y="12.201cm">
          <text:p/>
        </draw:circle>
        <draw:circle draw:style-name="gr6" draw:text-style-name="P4" draw:layer="layout" svg:width="0.08cm" svg:height="0.08cm" svg:x="7.859cm" svg:y="12.201cm">
          <text:p/>
        </draw:circle>
        <draw:circle draw:style-name="gr6" draw:text-style-name="P4" draw:layer="layout" svg:width="0.08cm" svg:height="0.08cm" svg:x="8.113cm" svg:y="12.201cm">
          <text:p/>
        </draw:circle>
        <draw:circle draw:style-name="gr6" draw:text-style-name="P4" draw:layer="layout" svg:width="0.08cm" svg:height="0.08cm" svg:x="8.367cm" svg:y="12.201cm">
          <text:p/>
        </draw:circle>
        <draw:circle draw:style-name="gr6" draw:text-style-name="P4" draw:layer="layout" svg:width="0.08cm" svg:height="0.08cm" svg:x="8.621cm" svg:y="12.201cm">
          <text:p/>
        </draw:circle>
        <draw:circle draw:style-name="gr6" draw:text-style-name="P4" draw:layer="layout" svg:width="0.08cm" svg:height="0.08cm" svg:x="8.875cm" svg:y="12.201cm">
          <text:p/>
        </draw:circle>
        <draw:circle draw:style-name="gr6" draw:text-style-name="P4" draw:layer="layout" svg:width="0.08cm" svg:height="0.08cm" svg:x="9.129cm" svg:y="12.201cm">
          <text:p/>
        </draw:circle>
        <draw:circle draw:style-name="gr6" draw:text-style-name="P4" draw:layer="layout" svg:width="0.08cm" svg:height="0.08cm" svg:x="9.383cm" svg:y="12.201cm">
          <text:p/>
        </draw:circle>
        <draw:circle draw:style-name="gr6" draw:text-style-name="P4" draw:layer="layout" svg:width="0.08cm" svg:height="0.08cm" svg:x="9.637cm" svg:y="12.201cm">
          <text:p/>
        </draw:circle>
        <draw:circle draw:style-name="gr6" draw:text-style-name="P4" draw:layer="layout" svg:width="0.08cm" svg:height="0.08cm" svg:x="9.891cm" svg:y="12.201cm">
          <text:p/>
        </draw:circle>
        <draw:circle draw:style-name="gr6" draw:text-style-name="P4" draw:layer="layout" svg:width="0.08cm" svg:height="0.08cm" svg:x="10.145cm" svg:y="12.201cm">
          <text:p/>
        </draw:circle>
        <draw:circle draw:style-name="gr6" draw:text-style-name="P4" draw:layer="layout" svg:width="0.08cm" svg:height="0.08cm" svg:x="10.399cm" svg:y="12.201cm">
          <text:p/>
        </draw:circle>
        <draw:circle draw:style-name="gr6" draw:text-style-name="P4" draw:layer="layout" svg:width="0.08cm" svg:height="0.08cm" svg:x="10.653cm" svg:y="12.201cm">
          <text:p/>
        </draw:circle>
        <draw:circle draw:style-name="gr6" draw:text-style-name="P4" draw:layer="layout" svg:width="0.08cm" svg:height="0.08cm" svg:x="10.907cm" svg:y="12.201cm">
          <text:p/>
        </draw:circle>
        <draw:circle draw:style-name="gr6" draw:text-style-name="P4" draw:layer="layout" svg:width="0.08cm" svg:height="0.08cm" svg:x="7.097cm" svg:y="12.455cm">
          <text:p/>
        </draw:circle>
        <draw:circle draw:style-name="gr6" draw:text-style-name="P4" draw:layer="layout" svg:width="0.08cm" svg:height="0.08cm" svg:x="7.351cm" svg:y="12.455cm">
          <text:p/>
        </draw:circle>
        <draw:circle draw:style-name="gr6" draw:text-style-name="P4" draw:layer="layout" svg:width="0.08cm" svg:height="0.08cm" svg:x="7.605cm" svg:y="12.455cm">
          <text:p/>
        </draw:circle>
        <draw:circle draw:style-name="gr6" draw:text-style-name="P4" draw:layer="layout" svg:width="0.08cm" svg:height="0.08cm" svg:x="7.859cm" svg:y="12.455cm">
          <text:p/>
        </draw:circle>
        <draw:circle draw:style-name="gr6" draw:text-style-name="P4" draw:layer="layout" svg:width="0.08cm" svg:height="0.08cm" svg:x="8.113cm" svg:y="12.455cm">
          <text:p/>
        </draw:circle>
        <draw:circle draw:style-name="gr6" draw:text-style-name="P4" draw:layer="layout" svg:width="0.08cm" svg:height="0.08cm" svg:x="8.367cm" svg:y="12.455cm">
          <text:p/>
        </draw:circle>
        <draw:circle draw:style-name="gr6" draw:text-style-name="P4" draw:layer="layout" svg:width="0.08cm" svg:height="0.08cm" svg:x="8.621cm" svg:y="12.455cm">
          <text:p/>
        </draw:circle>
        <draw:circle draw:style-name="gr6" draw:text-style-name="P4" draw:layer="layout" svg:width="0.08cm" svg:height="0.08cm" svg:x="8.875cm" svg:y="12.455cm">
          <text:p/>
        </draw:circle>
        <draw:circle draw:style-name="gr6" draw:text-style-name="P4" draw:layer="layout" svg:width="0.08cm" svg:height="0.08cm" svg:x="9.129cm" svg:y="12.455cm">
          <text:p/>
        </draw:circle>
        <draw:circle draw:style-name="gr6" draw:text-style-name="P4" draw:layer="layout" svg:width="0.08cm" svg:height="0.08cm" svg:x="9.383cm" svg:y="12.455cm">
          <text:p/>
        </draw:circle>
        <draw:circle draw:style-name="gr6" draw:text-style-name="P4" draw:layer="layout" svg:width="0.08cm" svg:height="0.08cm" svg:x="9.637cm" svg:y="12.455cm">
          <text:p/>
        </draw:circle>
        <draw:circle draw:style-name="gr6" draw:text-style-name="P4" draw:layer="layout" svg:width="0.08cm" svg:height="0.08cm" svg:x="9.891cm" svg:y="12.455cm">
          <text:p/>
        </draw:circle>
        <draw:circle draw:style-name="gr6" draw:text-style-name="P4" draw:layer="layout" svg:width="0.08cm" svg:height="0.08cm" svg:x="10.145cm" svg:y="12.455cm">
          <text:p/>
        </draw:circle>
        <draw:circle draw:style-name="gr6" draw:text-style-name="P4" draw:layer="layout" svg:width="0.08cm" svg:height="0.08cm" svg:x="10.399cm" svg:y="12.455cm">
          <text:p/>
        </draw:circle>
        <draw:circle draw:style-name="gr6" draw:text-style-name="P4" draw:layer="layout" svg:width="0.08cm" svg:height="0.08cm" svg:x="10.653cm" svg:y="12.455cm">
          <text:p/>
        </draw:circle>
        <draw:circle draw:style-name="gr6" draw:text-style-name="P4" draw:layer="layout" svg:width="0.08cm" svg:height="0.08cm" svg:x="10.907cm" svg:y="12.455cm">
          <text:p/>
        </draw:circle>
        <draw:circle draw:style-name="gr6" draw:text-style-name="P4" draw:layer="layout" svg:width="0.08cm" svg:height="0.08cm" svg:x="7.097cm" svg:y="12.709cm">
          <text:p/>
        </draw:circle>
        <draw:circle draw:style-name="gr6" draw:text-style-name="P4" draw:layer="layout" svg:width="0.08cm" svg:height="0.08cm" svg:x="7.351cm" svg:y="12.709cm">
          <text:p/>
        </draw:circle>
        <draw:circle draw:style-name="gr6" draw:text-style-name="P4" draw:layer="layout" svg:width="0.08cm" svg:height="0.08cm" svg:x="7.605cm" svg:y="12.709cm">
          <text:p/>
        </draw:circle>
        <draw:circle draw:style-name="gr6" draw:text-style-name="P4" draw:layer="layout" svg:width="0.08cm" svg:height="0.08cm" svg:x="7.859cm" svg:y="12.709cm">
          <text:p/>
        </draw:circle>
        <draw:circle draw:style-name="gr6" draw:text-style-name="P4" draw:layer="layout" svg:width="0.08cm" svg:height="0.08cm" svg:x="8.113cm" svg:y="12.709cm">
          <text:p/>
        </draw:circle>
        <draw:circle draw:style-name="gr6" draw:text-style-name="P4" draw:layer="layout" svg:width="0.08cm" svg:height="0.08cm" svg:x="8.367cm" svg:y="12.709cm">
          <text:p/>
        </draw:circle>
        <draw:circle draw:style-name="gr6" draw:text-style-name="P4" draw:layer="layout" svg:width="0.08cm" svg:height="0.08cm" svg:x="8.621cm" svg:y="12.709cm">
          <text:p/>
        </draw:circle>
        <draw:circle draw:style-name="gr6" draw:text-style-name="P4" draw:layer="layout" svg:width="0.08cm" svg:height="0.08cm" svg:x="8.875cm" svg:y="12.709cm">
          <text:p/>
        </draw:circle>
        <draw:circle draw:style-name="gr6" draw:text-style-name="P4" draw:layer="layout" svg:width="0.08cm" svg:height="0.08cm" svg:x="9.129cm" svg:y="12.709cm">
          <text:p/>
        </draw:circle>
        <draw:circle draw:style-name="gr6" draw:text-style-name="P4" draw:layer="layout" svg:width="0.08cm" svg:height="0.08cm" svg:x="9.383cm" svg:y="12.709cm">
          <text:p/>
        </draw:circle>
        <draw:circle draw:style-name="gr6" draw:text-style-name="P4" draw:layer="layout" svg:width="0.08cm" svg:height="0.08cm" svg:x="9.637cm" svg:y="12.709cm">
          <text:p/>
        </draw:circle>
        <draw:circle draw:style-name="gr6" draw:text-style-name="P4" draw:layer="layout" svg:width="0.08cm" svg:height="0.08cm" svg:x="9.891cm" svg:y="12.709cm">
          <text:p/>
        </draw:circle>
        <draw:circle draw:style-name="gr6" draw:text-style-name="P4" draw:layer="layout" svg:width="0.08cm" svg:height="0.08cm" svg:x="10.145cm" svg:y="12.709cm">
          <text:p/>
        </draw:circle>
        <draw:circle draw:style-name="gr6" draw:text-style-name="P4" draw:layer="layout" svg:width="0.08cm" svg:height="0.08cm" svg:x="10.399cm" svg:y="12.709cm">
          <text:p/>
        </draw:circle>
        <draw:circle draw:style-name="gr6" draw:text-style-name="P4" draw:layer="layout" svg:width="0.08cm" svg:height="0.08cm" svg:x="10.653cm" svg:y="12.709cm">
          <text:p/>
        </draw:circle>
        <draw:circle draw:style-name="gr6" draw:text-style-name="P4" draw:layer="layout" svg:width="0.08cm" svg:height="0.08cm" svg:x="10.907cm" svg:y="12.709cm">
          <text:p/>
        </draw:circle>
        <draw:circle draw:style-name="gr6" draw:text-style-name="P4" draw:layer="layout" svg:width="0.08cm" svg:height="0.08cm" svg:x="7.097cm" svg:y="12.963cm">
          <text:p/>
        </draw:circle>
        <draw:circle draw:style-name="gr6" draw:text-style-name="P4" draw:layer="layout" svg:width="0.08cm" svg:height="0.08cm" svg:x="7.351cm" svg:y="12.963cm">
          <text:p/>
        </draw:circle>
        <draw:circle draw:style-name="gr6" draw:text-style-name="P4" draw:layer="layout" svg:width="0.08cm" svg:height="0.08cm" svg:x="7.605cm" svg:y="12.963cm">
          <text:p/>
        </draw:circle>
        <draw:circle draw:style-name="gr6" draw:text-style-name="P4" draw:layer="layout" svg:width="0.08cm" svg:height="0.08cm" svg:x="7.859cm" svg:y="12.963cm">
          <text:p/>
        </draw:circle>
        <draw:circle draw:style-name="gr6" draw:text-style-name="P4" draw:layer="layout" svg:width="0.08cm" svg:height="0.08cm" svg:x="8.113cm" svg:y="12.963cm">
          <text:p/>
        </draw:circle>
        <draw:circle draw:style-name="gr6" draw:text-style-name="P4" draw:layer="layout" svg:width="0.08cm" svg:height="0.08cm" svg:x="8.367cm" svg:y="12.963cm">
          <text:p/>
        </draw:circle>
        <draw:circle draw:style-name="gr6" draw:text-style-name="P4" draw:layer="layout" svg:width="0.08cm" svg:height="0.08cm" svg:x="8.621cm" svg:y="12.963cm">
          <text:p/>
        </draw:circle>
        <draw:circle draw:style-name="gr6" draw:text-style-name="P4" draw:layer="layout" svg:width="0.08cm" svg:height="0.08cm" svg:x="8.875cm" svg:y="12.963cm">
          <text:p/>
        </draw:circle>
        <draw:circle draw:style-name="gr6" draw:text-style-name="P4" draw:layer="layout" svg:width="0.08cm" svg:height="0.08cm" svg:x="9.129cm" svg:y="12.963cm">
          <text:p/>
        </draw:circle>
        <draw:circle draw:style-name="gr6" draw:text-style-name="P4" draw:layer="layout" svg:width="0.08cm" svg:height="0.08cm" svg:x="9.383cm" svg:y="12.963cm">
          <text:p/>
        </draw:circle>
        <draw:circle draw:style-name="gr6" draw:text-style-name="P4" draw:layer="layout" svg:width="0.08cm" svg:height="0.08cm" svg:x="9.637cm" svg:y="12.963cm">
          <text:p/>
        </draw:circle>
        <draw:circle draw:style-name="gr6" draw:text-style-name="P4" draw:layer="layout" svg:width="0.08cm" svg:height="0.08cm" svg:x="9.891cm" svg:y="12.963cm">
          <text:p/>
        </draw:circle>
        <draw:circle draw:style-name="gr6" draw:text-style-name="P4" draw:layer="layout" svg:width="0.08cm" svg:height="0.08cm" svg:x="10.145cm" svg:y="12.963cm">
          <text:p/>
        </draw:circle>
        <draw:circle draw:style-name="gr6" draw:text-style-name="P4" draw:layer="layout" svg:width="0.08cm" svg:height="0.08cm" svg:x="10.399cm" svg:y="12.963cm">
          <text:p/>
        </draw:circle>
        <draw:circle draw:style-name="gr6" draw:text-style-name="P4" draw:layer="layout" svg:width="0.08cm" svg:height="0.08cm" svg:x="10.653cm" svg:y="12.963cm">
          <text:p/>
        </draw:circle>
        <draw:circle draw:style-name="gr6" draw:text-style-name="P4" draw:layer="layout" svg:width="0.08cm" svg:height="0.08cm" svg:x="10.907cm" svg:y="12.963cm">
          <text:p/>
        </draw:circle>
        <draw:circle draw:style-name="gr6" draw:text-style-name="P4" draw:layer="layout" svg:width="0.08cm" svg:height="0.08cm" svg:x="7.097cm" svg:y="12.963cm">
          <text:p/>
        </draw:circle>
        <draw:circle draw:style-name="gr6" draw:text-style-name="P4" draw:layer="layout" svg:width="0.08cm" svg:height="0.08cm" svg:x="7.351cm" svg:y="12.963cm">
          <text:p/>
        </draw:circle>
        <draw:circle draw:style-name="gr6" draw:text-style-name="P4" draw:layer="layout" svg:width="0.08cm" svg:height="0.08cm" svg:x="7.605cm" svg:y="12.963cm">
          <text:p/>
        </draw:circle>
        <draw:circle draw:style-name="gr6" draw:text-style-name="P4" draw:layer="layout" svg:width="0.08cm" svg:height="0.08cm" svg:x="7.859cm" svg:y="12.963cm">
          <text:p/>
        </draw:circle>
        <draw:circle draw:style-name="gr6" draw:text-style-name="P4" draw:layer="layout" svg:width="0.08cm" svg:height="0.08cm" svg:x="8.113cm" svg:y="12.963cm">
          <text:p/>
        </draw:circle>
        <draw:circle draw:style-name="gr6" draw:text-style-name="P4" draw:layer="layout" svg:width="0.08cm" svg:height="0.08cm" svg:x="8.367cm" svg:y="12.963cm">
          <text:p/>
        </draw:circle>
        <draw:circle draw:style-name="gr6" draw:text-style-name="P4" draw:layer="layout" svg:width="0.08cm" svg:height="0.08cm" svg:x="8.621cm" svg:y="12.963cm">
          <text:p/>
        </draw:circle>
        <draw:circle draw:style-name="gr6" draw:text-style-name="P4" draw:layer="layout" svg:width="0.08cm" svg:height="0.08cm" svg:x="8.875cm" svg:y="12.963cm">
          <text:p/>
        </draw:circle>
        <draw:circle draw:style-name="gr6" draw:text-style-name="P4" draw:layer="layout" svg:width="0.08cm" svg:height="0.08cm" svg:x="9.129cm" svg:y="12.963cm">
          <text:p/>
        </draw:circle>
        <draw:circle draw:style-name="gr6" draw:text-style-name="P4" draw:layer="layout" svg:width="0.08cm" svg:height="0.08cm" svg:x="9.383cm" svg:y="12.963cm">
          <text:p/>
        </draw:circle>
        <draw:circle draw:style-name="gr6" draw:text-style-name="P4" draw:layer="layout" svg:width="0.08cm" svg:height="0.08cm" svg:x="9.637cm" svg:y="12.963cm">
          <text:p/>
        </draw:circle>
        <draw:circle draw:style-name="gr6" draw:text-style-name="P4" draw:layer="layout" svg:width="0.08cm" svg:height="0.08cm" svg:x="9.891cm" svg:y="12.963cm">
          <text:p/>
        </draw:circle>
        <draw:circle draw:style-name="gr6" draw:text-style-name="P4" draw:layer="layout" svg:width="0.08cm" svg:height="0.08cm" svg:x="10.145cm" svg:y="12.963cm">
          <text:p/>
        </draw:circle>
        <draw:circle draw:style-name="gr6" draw:text-style-name="P4" draw:layer="layout" svg:width="0.08cm" svg:height="0.08cm" svg:x="10.399cm" svg:y="12.963cm">
          <text:p/>
        </draw:circle>
        <draw:circle draw:style-name="gr6" draw:text-style-name="P4" draw:layer="layout" svg:width="0.08cm" svg:height="0.08cm" svg:x="10.653cm" svg:y="12.963cm">
          <text:p/>
        </draw:circle>
        <draw:circle draw:style-name="gr6" draw:text-style-name="P4" draw:layer="layout" svg:width="0.08cm" svg:height="0.08cm" svg:x="10.907cm" svg:y="12.963cm">
          <text:p/>
        </draw:circle>
        <draw:line draw:style-name="gr7" draw:text-style-name="P5" draw:layer="layout" svg:x1="7.017cm" svg:y1="5.641cm" svg:x2="19.202cm" svg:y2="5.641cm">
          <text:p/>
        </draw:line>
        <draw:line draw:style-name="gr7" draw:text-style-name="P5" draw:layer="layout" svg:x1="7.017cm" svg:y1="5.891cm" svg:x2="19.202cm" svg:y2="5.892cm">
          <text:p/>
        </draw:line>
        <draw:line draw:style-name="gr7" draw:text-style-name="P5" draw:layer="layout" svg:x1="7.017cm" svg:y1="6.145cm" svg:x2="19.202cm" svg:y2="6.146cm">
          <text:p/>
        </draw:line>
        <draw:line draw:style-name="gr7" draw:text-style-name="P5" draw:layer="layout" svg:x1="7.017cm" svg:y1="6.399cm" svg:x2="19.202cm" svg:y2="6.4cm">
          <text:p/>
        </draw:line>
        <draw:line draw:style-name="gr7" draw:text-style-name="P5" draw:layer="layout" svg:x1="7.017cm" svg:y1="6.653cm" svg:x2="19.202cm" svg:y2="6.654cm">
          <text:p/>
        </draw:line>
        <draw:line draw:style-name="gr7" draw:text-style-name="P5" draw:layer="layout" svg:x1="7.017cm" svg:y1="6.907cm" svg:x2="19.202cm" svg:y2="6.908cm">
          <text:p/>
        </draw:line>
        <draw:line draw:style-name="gr7" draw:text-style-name="P5" draw:layer="layout" svg:x1="7.017cm" svg:y1="7.161cm" svg:x2="19.202cm" svg:y2="7.162cm">
          <text:p/>
        </draw:line>
        <draw:line draw:style-name="gr7" draw:text-style-name="P5" draw:layer="layout" svg:x1="7.017cm" svg:y1="7.415cm" svg:x2="19.202cm" svg:y2="7.416cm">
          <text:p/>
        </draw:line>
        <draw:line draw:style-name="gr7" draw:text-style-name="P5" draw:layer="layout" svg:x1="7.017cm" svg:y1="7.669cm" svg:x2="19.202cm" svg:y2="7.67cm">
          <text:p/>
        </draw:line>
        <draw:line draw:style-name="gr7" draw:text-style-name="P5" draw:layer="layout" svg:x1="7.017cm" svg:y1="7.923cm" svg:x2="19.202cm" svg:y2="7.924cm">
          <text:p/>
        </draw:line>
        <draw:line draw:style-name="gr7" draw:text-style-name="P5" draw:layer="layout" svg:x1="7.017cm" svg:y1="8.177cm" svg:x2="19.202cm" svg:y2="8.178cm">
          <text:p/>
        </draw:line>
        <draw:line draw:style-name="gr7" draw:text-style-name="P5" draw:layer="layout" svg:x1="7.017cm" svg:y1="8.431cm" svg:x2="19.202cm" svg:y2="8.432cm">
          <text:p/>
        </draw:line>
        <draw:line draw:style-name="gr7" draw:text-style-name="P5" draw:layer="layout" svg:x1="7.017cm" svg:y1="8.685cm" svg:x2="19.202cm" svg:y2="8.686cm">
          <text:p/>
        </draw:line>
        <draw:line draw:style-name="gr7" draw:text-style-name="P5" draw:layer="layout" svg:x1="7.017cm" svg:y1="8.939cm" svg:x2="19.202cm" svg:y2="8.94cm">
          <text:p/>
        </draw:line>
        <draw:line draw:style-name="gr7" draw:text-style-name="P5" draw:layer="layout" svg:x1="7.017cm" svg:y1="9.193cm" svg:x2="19.202cm" svg:y2="9.194cm">
          <text:p/>
        </draw:line>
        <draw:line draw:style-name="gr7" draw:text-style-name="P5" draw:layer="layout" svg:x1="7.017cm" svg:y1="9.447cm" svg:x2="19.202cm" svg:y2="9.448cm">
          <text:p/>
        </draw:line>
        <draw:line draw:style-name="gr7" draw:text-style-name="P5" draw:layer="layout" svg:x1="7.017cm" svg:y1="9.701cm" svg:x2="19.202cm" svg:y2="9.702cm">
          <text:p/>
        </draw:line>
        <draw:line draw:style-name="gr7" draw:text-style-name="P5" draw:layer="layout" svg:x1="7.017cm" svg:y1="9.955cm" svg:x2="19.202cm" svg:y2="9.956cm">
          <text:p/>
        </draw:line>
        <draw:line draw:style-name="gr7" draw:text-style-name="P5" draw:layer="layout" svg:x1="7.017cm" svg:y1="10.209cm" svg:x2="19.202cm" svg:y2="10.21cm">
          <text:p/>
        </draw:line>
        <draw:line draw:style-name="gr7" draw:text-style-name="P5" draw:layer="layout" svg:x1="7.017cm" svg:y1="10.463cm" svg:x2="19.202cm" svg:y2="10.464cm">
          <text:p/>
        </draw:line>
        <draw:line draw:style-name="gr7" draw:text-style-name="P5" draw:layer="layout" svg:x1="7.017cm" svg:y1="10.717cm" svg:x2="19.202cm" svg:y2="10.718cm">
          <text:p/>
        </draw:line>
        <draw:line draw:style-name="gr7" draw:text-style-name="P5" draw:layer="layout" svg:x1="7.017cm" svg:y1="10.971cm" svg:x2="19.202cm" svg:y2="10.972cm">
          <text:p/>
        </draw:line>
        <draw:line draw:style-name="gr7" draw:text-style-name="P5" draw:layer="layout" svg:x1="7.017cm" svg:y1="11.225cm" svg:x2="19.202cm" svg:y2="11.226cm">
          <text:p/>
        </draw:line>
        <draw:line draw:style-name="gr7" draw:text-style-name="P5" draw:layer="layout" svg:x1="7.017cm" svg:y1="11.479cm" svg:x2="19.202cm" svg:y2="11.48cm">
          <text:p/>
        </draw:line>
        <draw:line draw:style-name="gr7" draw:text-style-name="P5" draw:layer="layout" svg:x1="7.017cm" svg:y1="11.733cm" svg:x2="19.202cm" svg:y2="11.734cm">
          <text:p/>
        </draw:line>
        <draw:line draw:style-name="gr7" draw:text-style-name="P5" draw:layer="layout" svg:x1="7.017cm" svg:y1="11.987cm" svg:x2="19.202cm" svg:y2="11.988cm">
          <text:p/>
        </draw:line>
        <draw:line draw:style-name="gr7" draw:text-style-name="P5" draw:layer="layout" svg:x1="7.017cm" svg:y1="12.241cm" svg:x2="19.202cm" svg:y2="12.242cm">
          <text:p/>
        </draw:line>
        <draw:line draw:style-name="gr7" draw:text-style-name="P5" draw:layer="layout" svg:x1="7.017cm" svg:y1="12.495cm" svg:x2="19.202cm" svg:y2="12.496cm">
          <text:p/>
        </draw:line>
        <draw:line draw:style-name="gr7" draw:text-style-name="P5" draw:layer="layout" svg:x1="7.017cm" svg:y1="12.749cm" svg:x2="19.202cm" svg:y2="12.75cm">
          <text:p/>
        </draw:line>
        <draw:line draw:style-name="gr7" draw:text-style-name="P5" draw:layer="layout" svg:x1="7.017cm" svg:y1="13.003cm" svg:x2="19.202cm" svg:y2="13.004cm">
          <text:p/>
        </draw:line>
        <draw:frame draw:style-name="gr8" draw:text-style-name="P6" draw:layer="layout" svg:width="0.399cm" svg:height="0.429cm" svg:x="6.944cm" svg:y="5.001cm">
          <draw:text-box>
            <text:p text:style-name="P5"><text:span text:style-name="T1">1</text:span></text:p>
          </draw:text-box>
        </draw:frame>
        <draw:frame draw:style-name="gr8" draw:text-style-name="P6" draw:layer="layout" svg:width="0.399cm" svg:height="0.429cm" svg:x="7.21cm" svg:y="5.001cm">
          <draw:text-box>
            <text:p text:style-name="P5"><text:span text:style-name="T1">2</text:span></text:p>
          </draw:text-box>
        </draw:frame>
        <draw:frame draw:style-name="gr8" draw:text-style-name="P6" draw:layer="layout" svg:width="0.399cm" svg:height="0.429cm" svg:x="7.465cm" svg:y="5.001cm">
          <draw:text-box>
            <text:p text:style-name="P5"><text:span text:style-name="T1">3</text:span></text:p>
          </draw:text-box>
        </draw:frame>
        <draw:frame draw:style-name="gr8" draw:text-style-name="P6" draw:layer="layout" svg:width="0.399cm" svg:height="0.429cm" svg:x="7.709cm" svg:y="5.001cm">
          <draw:text-box>
            <text:p text:style-name="P5"><text:span text:style-name="T1">4</text:span></text:p>
          </draw:text-box>
        </draw:frame>
        <draw:frame draw:style-name="gr8" draw:text-style-name="P6" draw:layer="layout" svg:width="0.399cm" svg:height="0.429cm" svg:x="7.968cm" svg:y="5.001cm">
          <draw:text-box>
            <text:p text:style-name="P5"><text:span text:style-name="T1">5</text:span></text:p>
          </draw:text-box>
        </draw:frame>
        <draw:frame draw:style-name="gr8" draw:text-style-name="P6" draw:layer="layout" svg:width="0.399cm" svg:height="0.429cm" svg:x="8.214cm" svg:y="5.001cm">
          <draw:text-box>
            <text:p text:style-name="P5"><text:span text:style-name="T1">6</text:span></text:p>
          </draw:text-box>
        </draw:frame>
        <draw:frame draw:style-name="gr8" draw:text-style-name="P6" draw:layer="layout" svg:width="0.399cm" svg:height="0.429cm" svg:x="8.469cm" svg:y="5.001cm">
          <draw:text-box>
            <text:p text:style-name="P5"><text:span text:style-name="T1">7</text:span></text:p>
          </draw:text-box>
        </draw:frame>
        <draw:frame draw:style-name="gr8" draw:text-style-name="P6" draw:layer="layout" svg:width="0.399cm" svg:height="0.429cm" svg:x="8.732cm" svg:y="5.001cm">
          <draw:text-box>
            <text:p text:style-name="P5"><text:span text:style-name="T1">8</text:span></text:p>
          </draw:text-box>
        </draw:frame>
        <draw:frame draw:style-name="gr8" draw:text-style-name="P6" draw:layer="layout" svg:width="0.399cm" svg:height="0.429cm" svg:x="8.98cm" svg:y="5.001cm">
          <draw:text-box>
            <text:p text:style-name="P5"><text:span text:style-name="T1">9</text:span></text:p>
          </draw:text-box>
        </draw:frame>
        <draw:frame draw:style-name="gr8" draw:text-style-name="P6" draw:layer="layout" svg:width="0.399cm" svg:height="0.429cm" svg:x="9.225cm" svg:y="5.001cm">
          <draw:text-box>
            <text:p text:style-name="P5"><text:span text:style-name="T1">0</text:span></text:p>
          </draw:text-box>
        </draw:frame>
        <draw:frame draw:style-name="gr8" draw:text-style-name="P6" draw:layer="layout" svg:width="0.399cm" svg:height="0.429cm" svg:x="9.491cm" svg:y="5.001cm">
          <draw:text-box>
            <text:p text:style-name="P5"><text:span text:style-name="T1">1</text:span></text:p>
          </draw:text-box>
        </draw:frame>
        <draw:frame draw:style-name="gr8" draw:text-style-name="P6" draw:layer="layout" svg:width="0.399cm" svg:height="0.429cm" svg:x="9.757cm" svg:y="5.001cm">
          <draw:text-box>
            <text:p text:style-name="P5"><text:span text:style-name="T1">2</text:span></text:p>
          </draw:text-box>
        </draw:frame>
        <draw:frame draw:style-name="gr8" draw:text-style-name="P6" draw:layer="layout" svg:width="0.399cm" svg:height="0.429cm" svg:x="10.012cm" svg:y="5.001cm">
          <draw:text-box>
            <text:p text:style-name="P5"><text:span text:style-name="T1">3</text:span></text:p>
          </draw:text-box>
        </draw:frame>
        <draw:frame draw:style-name="gr8" draw:text-style-name="P6" draw:layer="layout" svg:width="0.399cm" svg:height="0.429cm" svg:x="10.256cm" svg:y="5.001cm">
          <draw:text-box>
            <text:p text:style-name="P5"><text:span text:style-name="T1">4</text:span></text:p>
          </draw:text-box>
        </draw:frame>
        <draw:frame draw:style-name="gr8" draw:text-style-name="P6" draw:layer="layout" svg:width="0.399cm" svg:height="0.429cm" svg:x="10.515cm" svg:y="5.001cm">
          <draw:text-box>
            <text:p text:style-name="P5"><text:span text:style-name="T1">5</text:span></text:p>
          </draw:text-box>
        </draw:frame>
        <draw:frame draw:style-name="gr8" draw:text-style-name="P6" draw:layer="layout" svg:width="0.399cm" svg:height="0.429cm" svg:x="10.761cm" svg:y="5.001cm">
          <draw:text-box>
            <text:p text:style-name="P5"><text:span text:style-name="T1">6</text:span></text:p>
          </draw:text-box>
        </draw:frame>
        <draw:frame draw:style-name="gr8" draw:text-style-name="P6" draw:layer="layout" svg:width="0.399cm" svg:height="0.429cm" svg:x="11.016cm" svg:y="5.001cm">
          <draw:text-box>
            <text:p text:style-name="P5"><text:span text:style-name="T1">7</text:span></text:p>
          </draw:text-box>
        </draw:frame>
        <draw:frame draw:style-name="gr8" draw:text-style-name="P6" draw:layer="layout" svg:width="0.399cm" svg:height="0.429cm" svg:x="11.279cm" svg:y="5.001cm">
          <draw:text-box>
            <text:p text:style-name="P5"><text:span text:style-name="T1">8</text:span></text:p>
          </draw:text-box>
        </draw:frame>
        <draw:frame draw:style-name="gr8" draw:text-style-name="P6" draw:layer="layout" svg:width="0.399cm" svg:height="0.429cm" svg:x="11.527cm" svg:y="5.001cm">
          <draw:text-box>
            <text:p text:style-name="P5"><text:span text:style-name="T1">9</text:span></text:p>
          </draw:text-box>
        </draw:frame>
        <draw:frame draw:style-name="gr8" draw:text-style-name="P6" draw:layer="layout" svg:width="0.399cm" svg:height="0.429cm" svg:x="11.772cm" svg:y="5.001cm">
          <draw:text-box>
            <text:p text:style-name="P5"><text:span text:style-name="T1">0</text:span></text:p>
          </draw:text-box>
        </draw:frame>
        <draw:frame draw:style-name="gr8" draw:text-style-name="P6" draw:layer="layout" svg:width="0.399cm" svg:height="0.429cm" svg:x="12.035cm" svg:y="5.001cm">
          <draw:text-box>
            <text:p text:style-name="P5"><text:span text:style-name="T1">1</text:span></text:p>
          </draw:text-box>
        </draw:frame>
        <draw:frame draw:style-name="gr8" draw:text-style-name="P6" draw:layer="layout" svg:width="0.399cm" svg:height="0.429cm" svg:x="12.301cm" svg:y="5.001cm">
          <draw:text-box>
            <text:p text:style-name="P5"><text:span text:style-name="T1">2</text:span></text:p>
          </draw:text-box>
        </draw:frame>
        <draw:frame draw:style-name="gr8" draw:text-style-name="P6" draw:layer="layout" svg:width="0.399cm" svg:height="0.429cm" svg:x="12.556cm" svg:y="5.001cm">
          <draw:text-box>
            <text:p text:style-name="P5"><text:span text:style-name="T1">3</text:span></text:p>
          </draw:text-box>
        </draw:frame>
        <draw:frame draw:style-name="gr8" draw:text-style-name="P6" draw:layer="layout" svg:width="0.399cm" svg:height="0.429cm" svg:x="12.8cm" svg:y="5.001cm">
          <draw:text-box>
            <text:p text:style-name="P5"><text:span text:style-name="T1">4</text:span></text:p>
          </draw:text-box>
        </draw:frame>
        <draw:frame draw:style-name="gr8" draw:text-style-name="P6" draw:layer="layout" svg:width="0.399cm" svg:height="0.429cm" svg:x="13.059cm" svg:y="5.001cm">
          <draw:text-box>
            <text:p text:style-name="P5"><text:span text:style-name="T1">5</text:span></text:p>
          </draw:text-box>
        </draw:frame>
        <draw:frame draw:style-name="gr8" draw:text-style-name="P6" draw:layer="layout" svg:width="0.399cm" svg:height="0.429cm" svg:x="13.305cm" svg:y="5.001cm">
          <draw:text-box>
            <text:p text:style-name="P5"><text:span text:style-name="T1">6</text:span></text:p>
          </draw:text-box>
        </draw:frame>
        <draw:frame draw:style-name="gr8" draw:text-style-name="P6" draw:layer="layout" svg:width="0.399cm" svg:height="0.429cm" svg:x="13.56cm" svg:y="5.001cm">
          <draw:text-box>
            <text:p text:style-name="P5"><text:span text:style-name="T1">7</text:span></text:p>
          </draw:text-box>
        </draw:frame>
        <draw:frame draw:style-name="gr8" draw:text-style-name="P6" draw:layer="layout" svg:width="0.399cm" svg:height="0.429cm" svg:x="13.823cm" svg:y="5.001cm">
          <draw:text-box>
            <text:p text:style-name="P5"><text:span text:style-name="T1">8</text:span></text:p>
          </draw:text-box>
        </draw:frame>
        <draw:frame draw:style-name="gr8" draw:text-style-name="P6" draw:layer="layout" svg:width="0.399cm" svg:height="0.429cm" svg:x="14.071cm" svg:y="5.001cm">
          <draw:text-box>
            <text:p text:style-name="P5"><text:span text:style-name="T1">9</text:span></text:p>
          </draw:text-box>
        </draw:frame>
        <draw:frame draw:style-name="gr8" draw:text-style-name="P6" draw:layer="layout" svg:width="0.399cm" svg:height="0.429cm" svg:x="14.316cm" svg:y="5.001cm">
          <draw:text-box>
            <text:p text:style-name="P5"><text:span text:style-name="T1">0</text:span></text:p>
          </draw:text-box>
        </draw:frame>
        <draw:frame draw:style-name="gr8" draw:text-style-name="P6" draw:layer="layout" svg:width="0.399cm" svg:height="0.429cm" svg:x="14.558cm" svg:y="5.001cm">
          <draw:text-box>
            <text:p text:style-name="P5"><text:span text:style-name="T1">1</text:span></text:p>
          </draw:text-box>
        </draw:frame>
        <draw:frame draw:style-name="gr8" draw:text-style-name="P6" draw:layer="layout" svg:width="0.399cm" svg:height="0.429cm" svg:x="14.824cm" svg:y="5.001cm">
          <draw:text-box>
            <text:p text:style-name="P5"><text:span text:style-name="T1">2</text:span></text:p>
          </draw:text-box>
        </draw:frame>
        <draw:frame draw:style-name="gr8" draw:text-style-name="P6" draw:layer="layout" svg:width="0.399cm" svg:height="0.429cm" svg:x="15.079cm" svg:y="5.001cm">
          <draw:text-box>
            <text:p text:style-name="P5"><text:span text:style-name="T1">3</text:span></text:p>
          </draw:text-box>
        </draw:frame>
        <draw:frame draw:style-name="gr8" draw:text-style-name="P6" draw:layer="layout" svg:width="0.399cm" svg:height="0.429cm" svg:x="15.323cm" svg:y="5.001cm">
          <draw:text-box>
            <text:p text:style-name="P5"><text:span text:style-name="T1">4</text:span></text:p>
          </draw:text-box>
        </draw:frame>
        <draw:frame draw:style-name="gr8" draw:text-style-name="P6" draw:layer="layout" svg:width="0.399cm" svg:height="0.429cm" svg:x="15.582cm" svg:y="5.001cm">
          <draw:text-box>
            <text:p text:style-name="P5"><text:span text:style-name="T1">5</text:span></text:p>
          </draw:text-box>
        </draw:frame>
        <draw:frame draw:style-name="gr8" draw:text-style-name="P6" draw:layer="layout" svg:width="0.399cm" svg:height="0.429cm" svg:x="15.828cm" svg:y="5.001cm">
          <draw:text-box>
            <text:p text:style-name="P5"><text:span text:style-name="T1">6</text:span></text:p>
          </draw:text-box>
        </draw:frame>
        <draw:frame draw:style-name="gr8" draw:text-style-name="P6" draw:layer="layout" svg:width="0.399cm" svg:height="0.429cm" svg:x="16.083cm" svg:y="5.001cm">
          <draw:text-box>
            <text:p text:style-name="P5"><text:span text:style-name="T1">7</text:span></text:p>
          </draw:text-box>
        </draw:frame>
        <draw:frame draw:style-name="gr8" draw:text-style-name="P6" draw:layer="layout" svg:width="0.399cm" svg:height="0.429cm" svg:x="16.346cm" svg:y="5.001cm">
          <draw:text-box>
            <text:p text:style-name="P5"><text:span text:style-name="T1">8</text:span></text:p>
          </draw:text-box>
        </draw:frame>
        <draw:frame draw:style-name="gr8" draw:text-style-name="P6" draw:layer="layout" svg:width="0.399cm" svg:height="0.429cm" svg:x="16.594cm" svg:y="5.001cm">
          <draw:text-box>
            <text:p text:style-name="P5"><text:span text:style-name="T1">9</text:span></text:p>
          </draw:text-box>
        </draw:frame>
        <draw:frame draw:style-name="gr8" draw:text-style-name="P6" draw:layer="layout" svg:width="0.399cm" svg:height="0.429cm" svg:x="16.839cm" svg:y="5.001cm">
          <draw:text-box>
            <text:p text:style-name="P5"><text:span text:style-name="T1">0</text:span></text:p>
          </draw:text-box>
        </draw:frame>
        <draw:frame draw:style-name="gr8" draw:text-style-name="P6" draw:layer="layout" svg:width="0.399cm" svg:height="0.429cm" svg:x="17.112cm" svg:y="5.001cm">
          <draw:text-box>
            <text:p text:style-name="P5"><text:span text:style-name="T1">1</text:span></text:p>
          </draw:text-box>
        </draw:frame>
        <draw:frame draw:style-name="gr8" draw:text-style-name="P6" draw:layer="layout" svg:width="0.399cm" svg:height="0.429cm" svg:x="17.378cm" svg:y="5.001cm">
          <draw:text-box>
            <text:p text:style-name="P5"><text:span text:style-name="T1">2</text:span></text:p>
          </draw:text-box>
        </draw:frame>
        <draw:frame draw:style-name="gr8" draw:text-style-name="P6" draw:layer="layout" svg:width="0.399cm" svg:height="0.429cm" svg:x="17.633cm" svg:y="5.001cm">
          <draw:text-box>
            <text:p text:style-name="P5"><text:span text:style-name="T1">3</text:span></text:p>
          </draw:text-box>
        </draw:frame>
        <draw:frame draw:style-name="gr8" draw:text-style-name="P6" draw:layer="layout" svg:width="0.399cm" svg:height="0.429cm" svg:x="17.877cm" svg:y="5.001cm">
          <draw:text-box>
            <text:p text:style-name="P5"><text:span text:style-name="T1">4</text:span></text:p>
          </draw:text-box>
        </draw:frame>
        <draw:frame draw:style-name="gr8" draw:text-style-name="P6" draw:layer="layout" svg:width="0.399cm" svg:height="0.429cm" svg:x="18.136cm" svg:y="5.001cm">
          <draw:text-box>
            <text:p text:style-name="P5"><text:span text:style-name="T1">5</text:span></text:p>
          </draw:text-box>
        </draw:frame>
        <draw:frame draw:style-name="gr8" draw:text-style-name="P6" draw:layer="layout" svg:width="0.399cm" svg:height="0.429cm" svg:x="18.382cm" svg:y="5.001cm">
          <draw:text-box>
            <text:p text:style-name="P5"><text:span text:style-name="T1">6</text:span></text:p>
          </draw:text-box>
        </draw:frame>
        <draw:frame draw:style-name="gr8" draw:text-style-name="P6" draw:layer="layout" svg:width="0.399cm" svg:height="0.429cm" svg:x="18.637cm" svg:y="5.001cm">
          <draw:text-box>
            <text:p text:style-name="P5"><text:span text:style-name="T1">7</text:span></text:p>
          </draw:text-box>
        </draw:frame>
        <draw:frame draw:style-name="gr8" draw:text-style-name="P6" draw:layer="layout" svg:width="0.399cm" svg:height="0.429cm" svg:x="18.9cm" svg:y="5.001cm">
          <draw:text-box>
            <text:p text:style-name="P5"><text:span text:style-name="T1">8</text:span></text:p>
          </draw:text-box>
        </draw:frame>
        <draw:frame draw:style-name="gr8" draw:text-style-name="P6" draw:layer="layout" svg:width="0.399cm" svg:height="0.429cm" svg:x="9.224cm" svg:y="4.737cm">
          <draw:text-box>
            <text:p text:style-name="P5"><text:span text:style-name="T1">1</text:span></text:p>
          </draw:text-box>
        </draw:frame>
        <draw:frame draw:style-name="gr8" draw:text-style-name="P6" draw:layer="layout" svg:width="0.399cm" svg:height="0.429cm" svg:x="11.772cm" svg:y="4.738cm">
          <draw:text-box>
            <text:p text:style-name="P5"><text:span text:style-name="T1">2</text:span></text:p>
          </draw:text-box>
        </draw:frame>
        <draw:frame draw:style-name="gr8" draw:text-style-name="P6" draw:layer="layout" svg:width="0.399cm" svg:height="0.429cm" svg:x="14.318cm" svg:y="4.739cm">
          <draw:text-box>
            <text:p text:style-name="P5"><text:span text:style-name="T1">3</text:span></text:p>
          </draw:text-box>
        </draw:frame>
        <draw:frame draw:style-name="gr8" draw:text-style-name="P6" draw:layer="layout" svg:width="0.399cm" svg:height="0.429cm" svg:x="16.838cm" svg:y="4.74cm">
          <draw:text-box>
            <text:p text:style-name="P5"><text:span text:style-name="T1">4</text:span></text:p>
          </draw:text-box>
        </draw:frame>
        <draw:frame draw:style-name="gr8" draw:text-style-name="P6" draw:layer="layout" svg:width="0.399cm" svg:height="0.429cm" draw:transform="rotate (1.5707963267949) translate (6.269cm 13.198cm)">
          <draw:text-box>
            <text:p text:style-name="P5"><text:span text:style-name="T1">0</text:span></text:p>
          </draw:text-box>
        </draw:frame>
        <draw:frame draw:style-name="gr8" draw:text-style-name="P6" draw:layer="layout" svg:width="0.399cm" svg:height="0.429cm" draw:transform="rotate (1.5707963267949) translate (6.269cm 12.932cm)">
          <draw:text-box>
            <text:p text:style-name="P5"><text:span text:style-name="T1">1</text:span></text:p>
          </draw:text-box>
        </draw:frame>
        <draw:frame draw:style-name="gr8" draw:text-style-name="P6" draw:layer="layout" svg:width="0.399cm" svg:height="0.429cm" draw:transform="rotate (1.5707963267949) translate (6.269cm 12.666cm)">
          <draw:text-box>
            <text:p text:style-name="P5"><text:span text:style-name="T1">2</text:span></text:p>
          </draw:text-box>
        </draw:frame>
        <draw:frame draw:style-name="gr8" draw:text-style-name="P6" draw:layer="layout" svg:width="0.399cm" svg:height="0.429cm" draw:transform="rotate (1.5707963267949) translate (6.269cm 12.411cm)">
          <draw:text-box>
            <text:p text:style-name="P5"><text:span text:style-name="T1">3</text:span></text:p>
          </draw:text-box>
        </draw:frame>
        <draw:frame draw:style-name="gr8" draw:text-style-name="P6" draw:layer="layout" svg:width="0.399cm" svg:height="0.429cm" draw:transform="rotate (1.5707963267949) translate (6.269cm 12.167cm)">
          <draw:text-box>
            <text:p text:style-name="P5"><text:span text:style-name="T1">4</text:span></text:p>
          </draw:text-box>
        </draw:frame>
        <draw:frame draw:style-name="gr8" draw:text-style-name="P6" draw:layer="layout" svg:width="0.399cm" svg:height="0.429cm" draw:transform="rotate (1.5707963267949) translate (6.269cm 11.908cm)">
          <draw:text-box>
            <text:p text:style-name="P5"><text:span text:style-name="T1">5</text:span></text:p>
          </draw:text-box>
        </draw:frame>
        <draw:frame draw:style-name="gr8" draw:text-style-name="P6" draw:layer="layout" svg:width="0.399cm" svg:height="0.429cm" draw:transform="rotate (1.5707963267949) translate (6.269cm 11.662cm)">
          <draw:text-box>
            <text:p text:style-name="P5"><text:span text:style-name="T1">6</text:span></text:p>
          </draw:text-box>
        </draw:frame>
        <draw:frame draw:style-name="gr8" draw:text-style-name="P6" draw:layer="layout" svg:width="0.399cm" svg:height="0.429cm" draw:transform="rotate (1.5707963267949) translate (6.269cm 11.407cm)">
          <draw:text-box>
            <text:p text:style-name="P5"><text:span text:style-name="T1">7</text:span></text:p>
          </draw:text-box>
        </draw:frame>
        <draw:frame draw:style-name="gr8" draw:text-style-name="P6" draw:layer="layout" svg:width="0.399cm" svg:height="0.429cm" draw:transform="rotate (1.5707963267949) translate (6.269cm 11.144cm)">
          <draw:text-box>
            <text:p text:style-name="P5"><text:span text:style-name="T1">8</text:span></text:p>
          </draw:text-box>
        </draw:frame>
        <draw:frame draw:style-name="gr8" draw:text-style-name="P6" draw:layer="layout" svg:width="0.399cm" svg:height="0.429cm" draw:transform="rotate (1.5707963267949) translate (6.269cm 10.896cm)">
          <draw:text-box>
            <text:p text:style-name="P5"><text:span text:style-name="T1">9</text:span></text:p>
          </draw:text-box>
        </draw:frame>
        <draw:frame draw:style-name="gr8" draw:text-style-name="P6" draw:layer="layout" svg:width="0.399cm" svg:height="0.429cm" draw:transform="rotate (1.5707963267949) translate (6.269cm 10.651cm)">
          <draw:text-box>
            <text:p text:style-name="P5"><text:span text:style-name="T1">0</text:span></text:p>
          </draw:text-box>
        </draw:frame>
        <draw:frame draw:style-name="gr8" draw:text-style-name="P6" draw:layer="layout" svg:width="0.399cm" svg:height="0.429cm" draw:transform="rotate (1.5707963267949) translate (6.269cm 10.388cm)">
          <draw:text-box>
            <text:p text:style-name="P5"><text:span text:style-name="T1">1</text:span></text:p>
          </draw:text-box>
        </draw:frame>
        <draw:frame draw:style-name="gr8" draw:text-style-name="P6" draw:layer="layout" svg:width="0.399cm" svg:height="0.429cm" draw:transform="rotate (1.5707963267949) translate (6.269cm 10.122cm)">
          <draw:text-box>
            <text:p text:style-name="P5"><text:span text:style-name="T1">2</text:span></text:p>
          </draw:text-box>
        </draw:frame>
        <draw:frame draw:style-name="gr8" draw:text-style-name="P6" draw:layer="layout" svg:width="0.399cm" svg:height="0.429cm" draw:transform="rotate (1.5707963267949) translate (6.269cm 9.867cm)">
          <draw:text-box>
            <text:p text:style-name="P5"><text:span text:style-name="T1">3</text:span></text:p>
          </draw:text-box>
        </draw:frame>
        <draw:frame draw:style-name="gr8" draw:text-style-name="P6" draw:layer="layout" svg:width="0.399cm" svg:height="0.429cm" draw:transform="rotate (1.5707963267949) translate (6.269cm 9.623cm)">
          <draw:text-box>
            <text:p text:style-name="P5"><text:span text:style-name="T1">4</text:span></text:p>
          </draw:text-box>
        </draw:frame>
        <draw:frame draw:style-name="gr8" draw:text-style-name="P6" draw:layer="layout" svg:width="0.399cm" svg:height="0.429cm" draw:transform="rotate (1.5707963267949) translate (6.269cm 9.364cm)">
          <draw:text-box>
            <text:p text:style-name="P5"><text:span text:style-name="T1">5</text:span></text:p>
          </draw:text-box>
        </draw:frame>
        <draw:frame draw:style-name="gr8" draw:text-style-name="P6" draw:layer="layout" svg:width="0.399cm" svg:height="0.429cm" draw:transform="rotate (1.5707963267949) translate (6.269cm 9.118cm)">
          <draw:text-box>
            <text:p text:style-name="P5"><text:span text:style-name="T1">6</text:span></text:p>
          </draw:text-box>
        </draw:frame>
        <draw:frame draw:style-name="gr8" draw:text-style-name="P6" draw:layer="layout" svg:width="0.399cm" svg:height="0.429cm" draw:transform="rotate (1.5707963267949) translate (6.269cm 8.863cm)">
          <draw:text-box>
            <text:p text:style-name="P5"><text:span text:style-name="T1">7</text:span></text:p>
          </draw:text-box>
        </draw:frame>
        <draw:frame draw:style-name="gr8" draw:text-style-name="P6" draw:layer="layout" svg:width="0.399cm" svg:height="0.429cm" draw:transform="rotate (1.5707963267949) translate (6.269cm 8.6cm)">
          <draw:text-box>
            <text:p text:style-name="P5"><text:span text:style-name="T1">8</text:span></text:p>
          </draw:text-box>
        </draw:frame>
        <draw:frame draw:style-name="gr8" draw:text-style-name="P6" draw:layer="layout" svg:width="0.399cm" svg:height="0.429cm" draw:transform="rotate (1.5707963267949) translate (6.269cm 8.352cm)">
          <draw:text-box>
            <text:p text:style-name="P5"><text:span text:style-name="T1">9</text:span></text:p>
          </draw:text-box>
        </draw:frame>
        <draw:frame draw:style-name="gr8" draw:text-style-name="P6" draw:layer="layout" svg:width="0.399cm" svg:height="0.429cm" draw:transform="rotate (1.5707963267949) translate (6.269cm 8.107cm)">
          <draw:text-box>
            <text:p text:style-name="P5"><text:span text:style-name="T1">0</text:span></text:p>
          </draw:text-box>
        </draw:frame>
        <draw:frame draw:style-name="gr8" draw:text-style-name="P6" draw:layer="layout" svg:width="0.399cm" svg:height="0.429cm" draw:transform="rotate (1.5707963267949) translate (6.269cm 7.865cm)">
          <draw:text-box>
            <text:p text:style-name="P5"><text:span text:style-name="T1">1</text:span></text:p>
          </draw:text-box>
        </draw:frame>
        <draw:frame draw:style-name="gr8" draw:text-style-name="P6" draw:layer="layout" svg:width="0.399cm" svg:height="0.429cm" draw:transform="rotate (1.5707963267949) translate (6.269cm 7.599cm)">
          <draw:text-box>
            <text:p text:style-name="P5"><text:span text:style-name="T1">2</text:span></text:p>
          </draw:text-box>
        </draw:frame>
        <draw:frame draw:style-name="gr8" draw:text-style-name="P6" draw:layer="layout" svg:width="0.399cm" svg:height="0.429cm" draw:transform="rotate (1.5707963267949) translate (6.269cm 7.344cm)">
          <draw:text-box>
            <text:p text:style-name="P5"><text:span text:style-name="T1">3</text:span></text:p>
          </draw:text-box>
        </draw:frame>
        <draw:frame draw:style-name="gr8" draw:text-style-name="P6" draw:layer="layout" svg:width="0.399cm" svg:height="0.429cm" draw:transform="rotate (1.5707963267949) translate (6.269cm 7.1cm)">
          <draw:text-box>
            <text:p text:style-name="P5"><text:span text:style-name="T1">4</text:span></text:p>
          </draw:text-box>
        </draw:frame>
        <draw:frame draw:style-name="gr8" draw:text-style-name="P6" draw:layer="layout" svg:width="0.399cm" svg:height="0.429cm" draw:transform="rotate (1.5707963267949) translate (6.269cm 6.841cm)">
          <draw:text-box>
            <text:p text:style-name="P5"><text:span text:style-name="T1">5</text:span></text:p>
          </draw:text-box>
        </draw:frame>
        <draw:frame draw:style-name="gr8" draw:text-style-name="P6" draw:layer="layout" svg:width="0.399cm" svg:height="0.429cm" draw:transform="rotate (1.5707963267949) translate (6.269cm 6.595cm)">
          <draw:text-box>
            <text:p text:style-name="P5"><text:span text:style-name="T1">6</text:span></text:p>
          </draw:text-box>
        </draw:frame>
        <draw:frame draw:style-name="gr8" draw:text-style-name="P6" draw:layer="layout" svg:width="0.399cm" svg:height="0.429cm" draw:transform="rotate (1.5707963267949) translate (6.269cm 6.34cm)">
          <draw:text-box>
            <text:p text:style-name="P5"><text:span text:style-name="T1">7</text:span></text:p>
          </draw:text-box>
        </draw:frame>
        <draw:frame draw:style-name="gr8" draw:text-style-name="P6" draw:layer="layout" svg:width="0.399cm" svg:height="0.429cm" draw:transform="rotate (1.5707963267949) translate (6.269cm 6.077cm)">
          <draw:text-box>
            <text:p text:style-name="P5"><text:span text:style-name="T1">8</text:span></text:p>
          </draw:text-box>
        </draw:frame>
        <draw:frame draw:style-name="gr8" draw:text-style-name="P6" draw:layer="layout" svg:width="0.399cm" svg:height="0.429cm" draw:transform="rotate (1.5707963267949) translate (6.269cm 5.829cm)">
          <draw:text-box>
            <text:p text:style-name="P5"><text:span text:style-name="T1">9</text:span></text:p>
          </draw:text-box>
        </draw:frame>
        <draw:frame draw:style-name="gr8" draw:text-style-name="P6" draw:layer="layout" svg:width="0.399cm" svg:height="0.429cm" draw:transform="rotate (1.5707963267949) translate (6.005cm 13.199cm)">
          <draw:text-box>
            <text:p text:style-name="P5"><text:span text:style-name="T1">1</text:span></text:p>
          </draw:text-box>
        </draw:frame>
        <draw:frame draw:style-name="gr8" draw:text-style-name="P6" draw:layer="layout" svg:width="0.399cm" svg:height="0.429cm" draw:transform="rotate (1.5707963267949) translate (6.006cm 10.651cm)">
          <draw:text-box>
            <text:p text:style-name="P5"><text:span text:style-name="T1">2</text:span></text:p>
          </draw:text-box>
        </draw:frame>
        <draw:frame draw:style-name="gr8" draw:text-style-name="P6" draw:layer="layout" svg:width="0.399cm" svg:height="0.429cm" draw:transform="rotate (1.5707963267949) translate (6.007cm 8.105cm)">
          <draw:text-box>
            <text:p text:style-name="P5"><text:span text:style-name="T1">3</text:span></text:p>
          </draw:text-box>
        </draw:frame>
        <draw:frame draw:style-name="gr9" draw:text-style-name="P8" draw:layer="layout" svg:width="11.314cm" svg:height="2.738cm" svg:x="17.386cm" svg:y="17.262cm">
          <draw:text-box>
            <text:p text:style-name="P7"><text:span text:style-name="T2">PCB v2</text:span></text:p>
            <text:p><text:span text:style-name="T3">mysGarageDoors v 1.2017</text:span></text:p>
            <text:p><text:span text:style-name="T3">Copyright @ 2017 Pierre Wieser &lt;</text:span><text:span text:style-name="T3"><text:a xlink:href="mailto:pwieser@trychlos.org" xlink:type="simple">pwieser@trychlos.org</text:a></text:span><text:span text:style-name="T3">&gt;</text:span></text:p>
            <text:p><text:span text:style-name="T3"/></text:p>
            <text:p><text:span text:style-name="T4">Last updated on 2017-05-25</text:span></text:p>
          </draw:text-box>
        </draw:frame>
        <draw:line draw:style-name="gr10" draw:text-style-name="P4" draw:layer="coupures" svg:x1="13.486cm" svg:y1="12.358cm" svg:x2="13.486cm" svg:y2="8.557cm">
          <text:p/>
        </draw:line>
        <draw:g>
          <draw:custom-shape draw:style-name="gr11" draw:text-style-name="P3" draw:layer="composants" svg:width="0.256cm" svg:height="0.993cm" draw:transform="rotate (-3.14159265358979) translate (14.629cm 9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composants" svg:width="0.077cm" svg:height="0.078cm" draw:transform="rotate (-3.14159265358979) translate (14.54cm 9.49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composants" svg:width="0.077cm" svg:height="0.077cm" draw:transform="rotate (-3.14159265358979) translate (14.54cm 9.24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composants" svg:width="0.077cm" svg:height="0.078cm" draw:transform="rotate (-3.14159265358979) translate (14.54cm 8.98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composants" svg:width="0.077cm" svg:height="0.077cm" draw:transform="rotate (-3.14159265358979) translate (14.54cm 8.73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3" draw:layer="composants" svg:width="0.256cm" svg:height="0.746cm" draw:transform="rotate (-3.14159265358979) translate (12.589cm 9.0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composants" svg:width="0.077cm" svg:height="0.078cm" draw:transform="rotate (-3.14159265358979) translate (12.504cm 8.98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composants" svg:width="0.077cm" svg:height="0.077cm" draw:transform="rotate (-3.14159265358979) translate (12.497cm 8.74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composants" svg:width="0.077cm" svg:height="0.077cm" draw:transform="rotate (-3.14159265358979) translate (12.497cm 8.4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10" draw:layer="Tensions" svg:width="3.702cm" svg:height="0.18cm" svg:x="8.598cm" svg:y="11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Tensions" svg:width="3.995cm" svg:height="0.18cm" svg:x="11.635cm" svg:y="8.34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Tensions" svg:width="1.898cm" svg:height="0.18cm" svg:x="13.752cm" svg:y="11.39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Tensions" svg:width="6.314cm" svg:height="0.18cm" svg:x="6.906cm" svg:y="11.899cm">
          <text:p/>
          <draw:enhanced-geometry svg:viewBox="0 0 21600 21600" draw:type="rectangle" draw:enhanced-path="M 0 0 L 21600 0 21600 21600 0 21600 0 0 Z N"/>
        </draw:custom-shape>
        <draw:line draw:style-name="gr18" draw:text-style-name="P12" draw:layer="straps" svg:x1="11.204cm" svg:y1="12.025cm" svg:x2="11.204cm" svg:y2="10.936cm">
          <text:p/>
        </draw:line>
        <draw:line draw:style-name="gr19" draw:text-style-name="P4" draw:layer="coupures" svg:x1="15.153cm" svg:y1="7.52cm" svg:x2="15.153cm" svg:y2="6.544cm">
          <text:p/>
        </draw:line>
        <draw:g>
          <draw:path draw:style-name="gr20" draw:text-style-name="P13" draw:layer="composants" svg:width="4.319cm" svg:height="1.849cm" draw:transform="rotate (-1.5707963267949) translate (14.407cm 8.297cm)" svg:viewBox="0 0 4320 1850" svg:d="M4079 156c0 65 50 115 115 115s115-50 115-115-50-115-115-115-115 50-115 115zM4073 1682c0 65 50 115 115 115s115-50 115-115-50-115-115-115-115 50-115 115zM29 162c0 65 50 115 115 115s115-50 115-115-50-115-115-115-115 50-115 115zM21 1685c0 65 50 115 115 115s115-50 115-115-50-115-115-115-115 50-115 115zM4320 1850h-4320v-1850h4320z">
            <text:p/>
          </draw:path>
          <draw:custom-shape draw:style-name="gr21" draw:text-style-name="P14" draw:layer="composants" svg:width="0.08cm" svg:height="0.08cm" svg:x="12.683cm" svg:y="8.6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2.683cm" svg:y="8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2.683cm" svg:y="9.1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2.683cm" svg:y="9.4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2.683cm" svg:y="9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2.683cm" svg:y="9.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2.683cm" svg:y="10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2.683cm" svg:y="10.4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2.683cm" svg:y="10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2.683cm" svg:y="10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2.683cm" svg:y="11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2.683cm" svg:y="11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2.683cm" svg:y="1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2.683cm" svg:y="11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2.683cm" svg:y="12.2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4.208cm" svg:y="8.6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4.208cm" svg:y="8.8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4.208cm" svg:y="9.1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4.208cm" svg:y="9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4.208cm" svg:y="9.6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4.208cm" svg:y="9.9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4.208cm" svg:y="10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4.208cm" svg:y="10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4.208cm" svg:y="10.6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4.208cm" svg:y="10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4.208cm" svg:y="11.1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4.208cm" svg:y="11.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4.208cm" svg:y="11.6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4.208cm" svg:y="11.9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svg:x="14.208cm" svg:y="12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5" draw:layer="composants" svg:width="0.507cm" svg:height="0.546cm" svg:x="13.231cm" svg:y="8.137cm">
            <text:p text:style-name="P5"><text:span text:style-name="T5">U</text:span><text:span text:style-name="T5">S</text:span><text:span text:style-name="T5">B</text:span></text:p>
            <draw:enhanced-geometry svg:viewBox="0 0 21600 21600" draw:type="rectangle" draw:enhanced-path="M 0 0 L 21600 0 21600 21600 0 21600 0 0 Z N"/>
          </draw:custom-shape>
          <draw:frame draw:style-name="gr23" draw:text-style-name="P17" draw:layer="composants" svg:width="0.315cm" svg:height="0.158cm" svg:x="13.846cm" svg:y="11.399cm">
            <draw:text-box>
              <text:p text:style-name="P16"><text:span text:style-name="T6">G</text:span><text:span text:style-name="T6">N</text:span><text:span text:style-name="T6">D</text:span></text:p>
            </draw:text-box>
          </draw:frame>
          <draw:frame draw:style-name="gr24" draw:text-style-name="P18" draw:layer="composants" svg:width="0.171cm" svg:height="0.158cm" svg:x="12.825cm" svg:y="9.364cm">
            <draw:text-box>
              <text:p><text:span text:style-name="T6">A</text:span><text:span text:style-name="T6">0</text:span></text:p>
            </draw:text-box>
          </draw:frame>
          <draw:frame draw:style-name="gr24" draw:text-style-name="P18" draw:layer="composants" svg:width="0.171cm" svg:height="0.158cm" svg:x="12.825cm" svg:y="9.882cm">
            <draw:text-box>
              <text:p><text:span text:style-name="T6">A</text:span><text:span text:style-name="T6">2</text:span></text:p>
            </draw:text-box>
          </draw:frame>
          <draw:frame draw:style-name="gr24" draw:text-style-name="P18" draw:layer="composants" svg:width="0.171cm" svg:height="0.158cm" svg:x="12.825cm" svg:y="9.628cm">
            <draw:text-box>
              <text:p><text:span text:style-name="T6">A</text:span><text:span text:style-name="T6">1</text:span></text:p>
            </draw:text-box>
          </draw:frame>
          <draw:frame draw:style-name="gr25" draw:text-style-name="P18" draw:layer="composants" svg:width="0.26cm" svg:height="0.158cm" svg:x="12.825cm" svg:y="11.916cm">
            <draw:text-box>
              <text:p><text:span text:style-name="T6">G</text:span><text:span text:style-name="T6">N</text:span><text:span text:style-name="T6">D</text:span></text:p>
            </draw:text-box>
          </draw:frame>
          <draw:frame draw:style-name="gr24" draw:text-style-name="P18" draw:layer="composants" svg:width="0.171cm" svg:height="0.158cm" svg:x="12.825cm" svg:y="10.133cm">
            <draw:text-box>
              <text:p><text:span text:style-name="T6">A</text:span><text:span text:style-name="T6">3</text:span></text:p>
            </draw:text-box>
          </draw:frame>
          <draw:frame draw:style-name="gr23" draw:text-style-name="P17" draw:layer="composants" svg:width="0.315cm" svg:height="0.158cm" svg:x="13.846cm" svg:y="12.156cm">
            <draw:text-box>
              <text:p text:style-name="P16"><text:span text:style-name="T6">T</text:span><text:span text:style-name="T6">X</text:span><text:span text:style-name="T6">1</text:span></text:p>
            </draw:text-box>
          </draw:frame>
          <draw:frame draw:style-name="gr23" draw:text-style-name="P17" draw:layer="composants" svg:width="0.315cm" svg:height="0.158cm" svg:x="13.846cm" svg:y="11.909cm">
            <draw:text-box>
              <text:p text:style-name="P16"><text:span text:style-name="T6">R</text:span><text:span text:style-name="T6">X</text:span><text:span text:style-name="T6">0</text:span></text:p>
            </draw:text-box>
          </draw:frame>
          <draw:frame draw:style-name="gr23" draw:text-style-name="P17" draw:layer="composants" svg:width="0.315cm" svg:height="0.158cm" svg:x="13.846cm" svg:y="11.66cm">
            <draw:text-box>
              <text:p text:style-name="P16"><text:span text:style-name="T6">R</text:span><text:span text:style-name="T6">S</text:span><text:span text:style-name="T6">T</text:span></text:p>
            </draw:text-box>
          </draw:frame>
          <draw:frame draw:style-name="gr26" draw:text-style-name="P17" draw:layer="composants" svg:width="0.185cm" svg:height="0.158cm" svg:x="13.976cm" svg:y="11.152cm">
            <draw:text-box>
              <text:p text:style-name="P16"><text:span text:style-name="T6">D</text:span><text:span text:style-name="T6">2</text:span></text:p>
            </draw:text-box>
          </draw:frame>
          <draw:frame draw:style-name="gr26" draw:text-style-name="P17" draw:layer="composants" svg:width="0.185cm" svg:height="0.158cm" svg:x="13.976cm" svg:y="10.904cm">
            <draw:text-box>
              <text:p text:style-name="P16"><text:span text:style-name="T6">D</text:span><text:span text:style-name="T6">3</text:span></text:p>
            </draw:text-box>
          </draw:frame>
          <draw:frame draw:style-name="gr26" draw:text-style-name="P17" draw:layer="composants" svg:width="0.185cm" svg:height="0.158cm" svg:x="13.976cm" svg:y="10.647cm">
            <draw:text-box>
              <text:p text:style-name="P16"><text:span text:style-name="T6">D</text:span><text:span text:style-name="T6">4</text:span></text:p>
            </draw:text-box>
          </draw:frame>
          <draw:frame draw:style-name="gr26" draw:text-style-name="P17" draw:layer="composants" svg:width="0.185cm" svg:height="0.158cm" svg:x="13.976cm" svg:y="10.393cm">
            <draw:text-box>
              <text:p text:style-name="P16"><text:span text:style-name="T6">D</text:span><text:span text:style-name="T6">5</text:span></text:p>
            </draw:text-box>
          </draw:frame>
          <draw:frame draw:style-name="gr26" draw:text-style-name="P17" draw:layer="composants" svg:width="0.185cm" svg:height="0.158cm" svg:x="13.976cm" svg:y="10.145cm">
            <draw:text-box>
              <text:p text:style-name="P16"><text:span text:style-name="T6">D</text:span><text:span text:style-name="T6">6</text:span></text:p>
            </draw:text-box>
          </draw:frame>
          <draw:frame draw:style-name="gr26" draw:text-style-name="P17" draw:layer="composants" svg:width="0.185cm" svg:height="0.158cm" svg:x="13.976cm" svg:y="9.884cm">
            <draw:text-box>
              <text:p text:style-name="P16"><text:span text:style-name="T6">D</text:span><text:span text:style-name="T6">7</text:span></text:p>
            </draw:text-box>
          </draw:frame>
          <draw:frame draw:style-name="gr26" draw:text-style-name="P17" draw:layer="composants" svg:width="0.185cm" svg:height="0.158cm" svg:x="13.976cm" svg:y="9.633cm">
            <draw:text-box>
              <text:p text:style-name="P16"><text:span text:style-name="T6">D</text:span><text:span text:style-name="T6">8</text:span></text:p>
            </draw:text-box>
          </draw:frame>
          <draw:frame draw:style-name="gr26" draw:text-style-name="P17" draw:layer="composants" svg:width="0.185cm" svg:height="0.158cm" svg:x="13.976cm" svg:y="9.375cm">
            <draw:text-box>
              <text:p text:style-name="P16"><text:span text:style-name="T6">D</text:span><text:span text:style-name="T6">9</text:span></text:p>
            </draw:text-box>
          </draw:frame>
          <draw:frame draw:style-name="gr27" draw:text-style-name="P17" draw:layer="composants" svg:width="0.197cm" svg:height="0.158cm" svg:x="13.964cm" svg:y="9.12cm">
            <draw:text-box>
              <text:p text:style-name="P16"><text:span text:style-name="T6">D</text:span><text:span text:style-name="T6">1</text:span><text:span text:style-name="T6">0</text:span></text:p>
            </draw:text-box>
          </draw:frame>
          <draw:frame draw:style-name="gr27" draw:text-style-name="P17" draw:layer="composants" svg:width="0.197cm" svg:height="0.158cm" svg:x="13.964cm" svg:y="8.862cm">
            <draw:text-box>
              <text:p text:style-name="P16"><text:span text:style-name="T6">D</text:span><text:span text:style-name="T6">1</text:span><text:span text:style-name="T6">1</text:span></text:p>
            </draw:text-box>
          </draw:frame>
          <draw:frame draw:style-name="gr27" draw:text-style-name="P17" draw:layer="composants" svg:width="0.197cm" svg:height="0.158cm" svg:x="13.964cm" svg:y="8.608cm">
            <draw:text-box>
              <text:p text:style-name="P16"><text:span text:style-name="T6">D</text:span><text:span text:style-name="T6">1</text:span><text:span text:style-name="T6">2</text:span></text:p>
            </draw:text-box>
          </draw:frame>
          <draw:frame draw:style-name="gr28" draw:text-style-name="P18" draw:layer="composants" svg:width="0.207cm" svg:height="0.158cm" svg:x="12.825cm" svg:y="12.155cm">
            <draw:text-box>
              <text:p><text:span text:style-name="T6">V</text:span><text:span text:style-name="T6">I</text:span><text:span text:style-name="T6">N</text:span></text:p>
            </draw:text-box>
          </draw:frame>
          <draw:frame draw:style-name="gr29" draw:text-style-name="P18" draw:layer="composants" svg:width="0.223cm" svg:height="0.158cm" svg:x="12.825cm" svg:y="11.652cm">
            <draw:text-box>
              <text:p><text:span text:style-name="T6">R</text:span><text:span text:style-name="T6">S</text:span><text:span text:style-name="T6">T</text:span></text:p>
            </draw:text-box>
          </draw:frame>
          <draw:frame draw:style-name="gr30" draw:text-style-name="P18" draw:layer="composants" svg:width="0.179cm" svg:height="0.158cm" svg:x="12.825cm" svg:y="11.41cm">
            <draw:text-box>
              <text:p><text:span text:style-name="T6">5</text:span><text:span text:style-name="T6">V</text:span></text:p>
            </draw:text-box>
          </draw:frame>
          <draw:frame draw:style-name="gr31" draw:text-style-name="P18" draw:layer="composants" svg:width="0.174cm" svg:height="0.158cm" svg:x="12.825cm" svg:y="11.155cm">
            <draw:text-box>
              <text:p><text:span text:style-name="T6">A</text:span><text:span text:style-name="T6">7</text:span></text:p>
            </draw:text-box>
          </draw:frame>
          <draw:frame draw:style-name="gr31" draw:text-style-name="P18" draw:layer="composants" svg:width="0.174cm" svg:height="0.158cm" svg:x="12.825cm" svg:y="10.904cm">
            <draw:text-box>
              <text:p><text:span text:style-name="T6">A</text:span><text:span text:style-name="T6">6</text:span></text:p>
            </draw:text-box>
          </draw:frame>
          <draw:frame draw:style-name="gr31" draw:text-style-name="P18" draw:layer="composants" svg:width="0.174cm" svg:height="0.158cm" svg:x="12.825cm" svg:y="10.652cm">
            <draw:text-box>
              <text:p><text:span text:style-name="T6">A</text:span><text:span text:style-name="T6">5</text:span></text:p>
            </draw:text-box>
          </draw:frame>
          <draw:frame draw:style-name="gr31" draw:text-style-name="P18" draw:layer="composants" svg:width="0.174cm" svg:height="0.158cm" svg:x="12.825cm" svg:y="10.394cm">
            <draw:text-box>
              <text:p><text:span text:style-name="T6">A</text:span><text:span text:style-name="T6">4</text:span></text:p>
            </draw:text-box>
          </draw:frame>
          <draw:frame draw:style-name="gr32" draw:text-style-name="P18" draw:layer="composants" svg:width="0.184cm" svg:height="0.158cm" svg:x="12.825cm" svg:y="9.125cm">
            <draw:text-box>
              <text:p><text:span text:style-name="T6">R</text:span><text:span text:style-name="T6">E</text:span><text:span text:style-name="T6">F</text:span></text:p>
            </draw:text-box>
          </draw:frame>
          <draw:frame draw:style-name="gr32" draw:text-style-name="P18" draw:layer="composants" svg:width="0.184cm" svg:height="0.158cm" svg:x="12.825cm" svg:y="8.868cm">
            <draw:text-box>
              <text:p><text:span text:style-name="T6">3</text:span><text:span text:style-name="T6">V</text:span><text:span text:style-name="T6">3</text:span></text:p>
            </draw:text-box>
          </draw:frame>
          <draw:frame draw:style-name="gr33" draw:text-style-name="P18" draw:layer="composants" svg:width="0.197cm" svg:height="0.158cm" svg:x="12.825cm" svg:y="8.601cm">
            <draw:text-box>
              <text:p><text:span text:style-name="T6">D</text:span><text:span text:style-name="T6">1</text:span><text:span text:style-name="T6">3</text:span></text:p>
            </draw:text-box>
          </draw:frame>
          <draw:custom-shape draw:style-name="gr34" draw:text-style-name="P19" draw:layer="composants" svg:width="0.25cm" svg:height="0.25cm" draw:transform="rotate (-1.5707963267949) translate (13.365cm 12.36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20" draw:layer="composants" svg:width="0.09cm" svg:height="0.09cm" svg:x="13.195cm" svg:y="12.4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9" draw:layer="composants" svg:width="0.25cm" svg:height="0.25cm" draw:transform="rotate (-1.5707963267949) translate (13.619cm 12.36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20" draw:layer="composants" svg:width="0.09cm" svg:height="0.09cm" svg:x="13.449cm" svg:y="12.4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9" draw:layer="composants" svg:width="0.25cm" svg:height="0.25cm" draw:transform="rotate (-1.5707963267949) translate (13.869cm 12.36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20" draw:layer="composants" svg:width="0.09cm" svg:height="0.09cm" svg:x="13.699cm" svg:y="12.4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9" draw:layer="composants" svg:width="0.25cm" svg:height="0.25cm" draw:transform="rotate (-1.5707963267949) translate (13.361cm 12.11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20" draw:layer="composants" svg:width="0.09cm" svg:height="0.09cm" svg:x="13.191cm" svg:y="12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9" draw:layer="composants" svg:width="0.25cm" svg:height="0.25cm" draw:transform="rotate (-1.5707963267949) translate (13.615cm 12.11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20" draw:layer="composants" svg:width="0.09cm" svg:height="0.09cm" svg:x="13.445cm" svg:y="12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9" draw:layer="composants" svg:width="0.25cm" svg:height="0.25cm" draw:transform="rotate (-1.5707963267949) translate (13.865cm 12.11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20" draw:layer="composants" svg:width="0.09cm" svg:height="0.09cm" svg:x="13.695cm" svg:y="12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6" draw:text-style-name="P21" draw:layer="composants" svg:width="0.844cm" svg:height="0.179cm" draw:transform="rotate (-1.5707963267949) translate (13.563cm 9.974cm)">
            <draw:text-box>
              <text:p text:style-name="P16"><text:span text:style-name="T7">A</text:span><text:span text:style-name="T7">r</text:span><text:span text:style-name="T7">d</text:span><text:span text:style-name="T7">u</text:span><text:span text:style-name="T7">i</text:span><text:span text:style-name="T7">n</text:span><text:span text:style-name="T7">o</text:span><text:span text:style-name="T7"> </text:span><text:span text:style-name="T7">N</text:span><text:span text:style-name="T7">a</text:span><text:span text:style-name="T7">n</text:span><text:span text:style-name="T7">o</text:span></text:p>
            </draw:text-box>
          </draw:frame>
        </draw:g>
        <draw:line draw:style-name="gr19" draw:text-style-name="P4" draw:layer="coupures" svg:x1="13.898cm" svg:y1="7.516cm" svg:x2="13.898cm" svg:y2="6.54cm">
          <text:p/>
        </draw:line>
        <draw:g>
          <draw:custom-shape draw:style-name="gr37" draw:text-style-name="P22" draw:layer="composants" svg:width="1.5cm" svg:height="3cm" draw:transform="rotate (-1.5707963267949) translate (15.5cm 6.295cm)">
            <text:p text:style-name="P5"><text:span text:style-name="T8">N</text:span><text:span text:style-name="T8">R</text:span><text:span text:style-name="T8">F</text:span><text:span text:style-name="T8">2</text:span><text:span text:style-name="T8">4</text:span><text:span text:style-name="T8">L</text:span><text:span text:style-name="T8">0</text:span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23" draw:layer="composants" svg:width="0.08cm" svg:height="0.08cm" draw:transform="rotate (-1.5707963267949) translate (15.32cm 6.6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composants" svg:width="0.08cm" svg:height="0.08cm" draw:transform="rotate (-1.5707963267949) translate (15.32cm 6.86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composants" svg:width="0.08cm" svg:height="0.08cm" draw:transform="rotate (-1.5707963267949) translate (15.32cm 7.1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composants" svg:width="0.08cm" svg:height="0.08cm" draw:transform="rotate (-1.5707963267949) translate (15.32cm 7.37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composants" svg:width="0.08cm" svg:height="0.08cm" draw:transform="rotate (-1.5707963267949) translate (15.062cm 6.6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composants" svg:width="0.08cm" svg:height="0.08cm" draw:transform="rotate (-1.5707963267949) translate (15.062cm 6.86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composants" svg:width="0.08cm" svg:height="0.08cm" draw:transform="rotate (-1.5707963267949) translate (15.062cm 7.1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composants" svg:width="0.08cm" svg:height="0.08cm" draw:transform="rotate (-1.5707963267949) translate (15.062cm 7.37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9" draw:text-style-name="P25" draw:layer="composants" svg:width="0.815cm" svg:height="0.409cm" svg:x="15.138cm" svg:y="7.21cm">
            <draw:text-box>
              <text:p text:style-name="P24"><text:span text:style-name="T9">GND</text:span></text:p>
            </draw:text-box>
          </draw:frame>
          <draw:frame draw:style-name="gr39" draw:text-style-name="P25" draw:layer="composants" svg:width="0.815cm" svg:height="0.409cm" svg:x="14.337cm" svg:y="7.21cm">
            <draw:text-box>
              <text:p text:style-name="P24"><text:span text:style-name="T9">VCC</text:span></text:p>
            </draw:text-box>
          </draw:frame>
          <draw:frame draw:style-name="gr40" draw:text-style-name="P25" draw:layer="composants" svg:width="0.884cm" svg:height="0.408cm" svg:x="15.131cm" svg:y="6.45cm">
            <draw:text-box>
              <text:p text:style-name="P24"><text:span text:style-name="T9">MISO</text:span></text:p>
            </draw:text-box>
          </draw:frame>
          <draw:frame draw:style-name="gr39" draw:text-style-name="P25" draw:layer="composants" svg:width="0.815cm" svg:height="0.409cm" svg:x="14.333cm" svg:y="6.451cm">
            <draw:text-box>
              <text:p text:style-name="P24"><text:span text:style-name="T9">IRQ</text:span></text:p>
            </draw:text-box>
          </draw:frame>
        </draw:g>
        <draw:custom-shape draw:style-name="gr41" draw:text-style-name="P11" draw:layer="Tensions" svg:width="0.443cm" svg:height="0.18cm" svg:x="15.2cm" svg:y="7.338cm">
          <text:p/>
          <draw:enhanced-geometry svg:viewBox="0 0 21600 21600" draw:type="rectangle" draw:enhanced-path="M 0 0 L 21600 0 21600 21600 0 21600 0 0 Z N"/>
        </draw:custom-shape>
        <draw:line draw:style-name="gr18" draw:text-style-name="P12" draw:layer="straps" svg:x1="15.529cm" svg:y1="8.488cm" svg:x2="15.529cm" svg:y2="7.405cm">
          <text:p/>
        </draw:line>
        <draw:custom-shape draw:style-name="gr42" draw:text-style-name="P11" draw:layer="Tensions" svg:width="5.758cm" svg:height="0.18cm" svg:x="9.872cm" svg:y="6.06cm">
          <text:p/>
          <draw:enhanced-geometry svg:viewBox="0 0 21600 21600" draw:type="rectangle" draw:enhanced-path="M 0 0 L 21600 0 21600 21600 0 21600 0 0 Z N"/>
        </draw:custom-shape>
        <draw:line draw:style-name="gr43" draw:text-style-name="P12" draw:layer="straps" svg:x1="11.965cm" svg:y1="11.519cm" svg:x2="11.962cm" svg:y2="10.681cm">
          <text:p/>
        </draw:line>
        <draw:g>
          <draw:path draw:style-name="gr44" draw:text-style-name="P26" draw:layer="composants" svg:width="0.532cm" svg:height="0.365cm" draw:transform="rotate (1.5707963267949) translate (10.4265cm 11.4915cm)" svg:viewBox="0 0 533 366" svg:d="M488 366c0-1 1-3 2-4 11-29 18-61 18-95 0-35-7-67-18-96-12-29-30-55-51-77-22-21-48-39-77-51-29-11-61-18-95-18-35 0-67 7-96 18-29 12-55 30-77 51-21 22-39 48-51 77-11 29-18 61-18 96 0 34 7 66 18 95 1 1 2 3 2 4h-27c-12-31-18-64-18-99 0-38 7-74 20-106 14-32 33-60 57-84s52-43 84-57c32-13 68-20 106-20 37 0 73 7 105 20 32 14 60 33 84 57s43 52 57 84c13 32 20 68 20 106 0 35-6 68-18 99z">
            <text:p/>
          </draw:path>
          <draw:line draw:style-name="gr45" draw:text-style-name="P27" draw:layer="composants" svg:x1="10.778cm" svg:y1="11.467cm" svg:x2="10.778cm" svg:y2="10.986cm">
            <text:p/>
          </draw:line>
          <draw:custom-shape draw:style-name="gr46" draw:text-style-name="P19" draw:layer="composants" svg:width="0.076cm" svg:height="0.076cm" draw:transform="rotate (1.5707963267949) translate (10.656cm 11.26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76cm" svg:height="0.076cm" draw:transform="rotate (1.5707963267949) translate (10.656cm 11.01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76cm" svg:height="0.076cm" draw:transform="rotate (1.5707963267949) translate (10.656cm 11.5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7" draw:text-style-name="P28" draw:layer="composants" svg:width="0.112cm" svg:height="0.158cm" draw:transform="rotate (1.5707963267949) translate (10.5cm 11.284cm)">
            <draw:text-box>
              <text:p><text:span text:style-name="T10">G</text:span></text:p>
            </draw:text-box>
          </draw:frame>
          <draw:frame draw:style-name="gr48" draw:text-style-name="P28" draw:layer="composants" svg:width="0.104cm" svg:height="0.158cm" draw:transform="rotate (1.5707963267949) translate (10.607cm 11.44cm)">
            <draw:text-box>
              <text:p><text:span text:style-name="T10">D</text:span></text:p>
            </draw:text-box>
          </draw:frame>
          <draw:frame draw:style-name="gr49" draw:text-style-name="P28" draw:layer="composants" svg:width="0.095cm" svg:height="0.158cm" draw:transform="rotate (1.5707963267949) translate (10.606cm 11.123cm)">
            <draw:text-box>
              <text:p><text:span text:style-name="T10">S</text:span></text:p>
            </draw:text-box>
          </draw:frame>
        </draw:g>
        <draw:line draw:style-name="gr19" draw:text-style-name="P4" draw:layer="coupures" svg:x1="12.357cm" svg:y1="11.346cm" svg:x2="12.357cm" svg:y2="10.869cm">
          <text:p/>
        </draw:line>
        <draw:g>
          <draw:custom-shape draw:style-name="gr50" draw:text-style-name="P4" draw:layer="composants" svg:width="0.25cm" svg:height="0.25cm" draw:transform="rotate (1.5707963267949) translate (10.828cm 11.34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1.5707963267949) translate (10.908cm 11.0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1.5707963267949) translate (10.908cm 11.2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2" draw:text-style-name="P29" draw:layer="composants" svg:x1="10.952cm" svg:y1="11.092cm" svg:x2="10.952cm" svg:y2="10.967cm">
            <text:p text:style-name="P5"><text:span text:style-name="T11">1</text:span><text:span text:style-name="T11">0</text:span><text:span text:style-name="T11">k</text:span></text:p>
          </draw:line>
        </draw:g>
        <draw:g>
          <draw:path draw:style-name="gr44" draw:text-style-name="P26" draw:layer="composants" svg:width="0.532cm" svg:height="0.365cm" draw:transform="rotate (-1.5707963267949) translate (11.9845cm 10.4535cm)" svg:viewBox="0 0 533 366" svg:d="M488 366c0-1 1-3 2-4 11-29 18-61 18-95 0-35-7-67-18-96-12-29-30-55-51-77-22-21-48-39-77-51-29-11-61-18-95-18-35 0-67 7-96 18-29 12-55 30-77 51-21 22-39 48-51 77-11 29-18 61-18 96 0 34 7 66 18 95 1 1 2 3 2 4h-27c-12-31-18-64-18-99 0-38 7-74 20-106 14-32 33-60 57-84s52-43 84-57c32-13 68-20 106-20 37 0 73 7 105 20 32 14 60 33 84 57s43 52 57 84c13 32 20 68 20 106 0 35-6 68-18 99z">
            <text:p/>
          </draw:path>
          <draw:line draw:style-name="gr45" draw:text-style-name="P27" draw:layer="composants" svg:x1="11.633cm" svg:y1="10.478cm" svg:x2="11.633cm" svg:y2="10.959cm">
            <text:p/>
          </draw:line>
          <draw:custom-shape draw:style-name="gr46" draw:text-style-name="P19" draw:layer="composants" svg:width="0.076cm" svg:height="0.076cm" draw:transform="rotate (-1.5707963267949) translate (11.755cm 10.6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76cm" svg:height="0.076cm" draw:transform="rotate (-1.5707963267949) translate (11.755cm 10.9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76cm" svg:height="0.076cm" draw:transform="rotate (-1.5707963267949) translate (11.755cm 10.4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7" draw:text-style-name="P28" draw:layer="composants" svg:width="0.112cm" svg:height="0.158cm" draw:transform="rotate (-1.5707963267949) translate (11.911cm 10.661cm)">
            <draw:text-box>
              <text:p><text:span text:style-name="T10">G</text:span></text:p>
            </draw:text-box>
          </draw:frame>
          <draw:frame draw:style-name="gr48" draw:text-style-name="P28" draw:layer="composants" svg:width="0.104cm" svg:height="0.158cm" draw:transform="rotate (-1.5707963267949) translate (11.804cm 10.505cm)">
            <draw:text-box>
              <text:p><text:span text:style-name="T10">D</text:span></text:p>
            </draw:text-box>
          </draw:frame>
          <draw:frame draw:style-name="gr49" draw:text-style-name="P28" draw:layer="composants" svg:width="0.095cm" svg:height="0.158cm" draw:transform="rotate (-1.5707963267949) translate (11.805cm 10.822cm)">
            <draw:text-box>
              <text:p><text:span text:style-name="T10">S</text:span></text:p>
            </draw:text-box>
          </draw:frame>
        </draw:g>
        <draw:line draw:style-name="gr19" draw:text-style-name="P4" draw:layer="coupures" svg:x1="9.812cm" svg:y1="11.61cm" svg:x2="9.812cm" svg:y2="8.575cm">
          <text:p/>
        </draw:line>
        <draw:g>
          <draw:custom-shape draw:style-name="gr38" draw:text-style-name="P23" draw:layer="composants" svg:width="0.08cm" svg:height="0.08cm" draw:transform="rotate (-1.5707963267949) translate (9.463cm 8.64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composants" svg:width="0.08cm" svg:height="0.08cm" draw:transform="rotate (-1.5707963267949) translate (9.463cm 8.8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30" draw:layer="composants" svg:width="0.08cm" svg:height="0.08cm" draw:transform="rotate (-1.5707963267949) translate (9.463cm 9.15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30" draw:layer="composants" svg:width="0.08cm" svg:height="0.08cm" draw:transform="rotate (-1.5707963267949) translate (9.463cm 9.40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30" draw:layer="composants" svg:width="0.08cm" svg:height="0.08cm" draw:transform="rotate (-1.5707963267949) translate (9.463cm 9.66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composants" svg:width="0.08cm" svg:height="0.08cm" draw:transform="rotate (-1.5707963267949) translate (9.463cm 9.91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composants" svg:width="0.08cm" svg:height="0.08cm" draw:transform="rotate (-1.5707963267949) translate (9.463cm 10.1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composants" svg:width="0.08cm" svg:height="0.08cm" draw:transform="rotate (-1.5707963267949) translate (10.229cm 8.64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composants" svg:width="0.08cm" svg:height="0.08cm" draw:transform="rotate (-1.5707963267949) translate (10.229cm 8.90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30" draw:layer="composants" svg:width="0.08cm" svg:height="0.08cm" draw:transform="rotate (-1.5707963267949) translate (10.229cm 9.1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30" draw:layer="composants" svg:width="0.08cm" svg:height="0.08cm" draw:transform="rotate (-1.5707963267949) translate (10.229cm 9.40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30" draw:layer="composants" svg:width="0.08cm" svg:height="0.08cm" draw:transform="rotate (-1.5707963267949) translate (10.229cm 9.6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composants" svg:width="0.08cm" svg:height="0.08cm" draw:transform="rotate (-1.5707963267949) translate (10.229cm 9.92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composants" svg:width="0.08cm" svg:height="0.08cm" draw:transform="rotate (-1.5707963267949) translate (10.229cm 10.17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4" draw:text-style-name="P22" draw:layer="composants" svg:width="0.766cm" svg:height="1.76cm" svg:x="9.425cm" svg:y="8.569cm" svg:viewBox="0 0 767 1761" svg:d="M388 1621c-59 0-105 57-105 131 0 3 0 6 0 9h-283v-1761h767v1761h-274c0-3 0-6 0-9 0-74-46-131-105-131z">
            <text:p/>
          </draw:path>
          <draw:frame draw:style-name="gr55" draw:text-style-name="P4" draw:layer="composants" svg:width="0.974cm" svg:height="0.159cm" draw:transform="rotate (1.5707963267949) translate (9.741cm 9.879cm)">
            <draw:text-box>
              <text:p text:style-name="P5"><text:span text:style-name="T9">MEDER DIP05</text:span></text:p>
            </draw:text-box>
          </draw:frame>
          <draw:frame draw:style-name="gr55" draw:text-style-name="P4" draw:layer="composants" svg:width="0.173cm" svg:height="0.159cm" draw:transform="rotate (1.5707963267949) translate (9.961cm 10.298cm)">
            <draw:text-box>
              <text:p text:style-name="P5"><text:span text:style-name="T9">1</text:span></text:p>
            </draw:text-box>
          </draw:frame>
        </draw:g>
        <draw:g>
          <draw:custom-shape draw:style-name="gr56" draw:text-style-name="P4" draw:layer="composants" svg:width="0.275cm" svg:height="0.135cm" draw:transform="rotate (1.5707963267949) translate (8.597cm 11.1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7" draw:text-style-name="P4" draw:layer="composants" svg:x1="8.661cm" svg:y1="11.123cm" svg:x2="8.661cm" svg:y2="11.275cm">
            <text:p/>
          </draw:line>
          <draw:line draw:style-name="gr57" draw:text-style-name="P4" draw:layer="composants" svg:x1="8.663cm" svg:y1="10.838cm" svg:x2="8.663cm" svg:y2="10.686cm">
            <text:p/>
          </draw:line>
          <draw:line draw:style-name="gr58" draw:text-style-name="P4" draw:layer="composants" svg:x1="8.741cm" svg:y1="11.07cm" svg:x2="8.591cm" svg:y2="11.07cm">
            <text:p/>
          </draw:line>
        </draw:g>
        <draw:g>
          <draw:custom-shape draw:style-name="gr56" draw:text-style-name="P4" draw:layer="composants" svg:width="0.278cm" svg:height="0.135cm" draw:transform="rotate (-1.5707963267949) translate (8.471cm 10.5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7" draw:text-style-name="P4" draw:layer="composants" svg:x1="8.407cm" svg:y1="10.58cm" svg:x2="8.407cm" svg:y2="10.426cm">
            <text:p/>
          </draw:line>
          <draw:line draw:style-name="gr57" draw:text-style-name="P4" draw:layer="composants" svg:x1="8.405cm" svg:y1="10.869cm" svg:x2="8.405cm" svg:y2="11.023cm">
            <text:p/>
          </draw:line>
          <draw:line draw:style-name="gr58" draw:text-style-name="P4" draw:layer="composants" svg:x1="8.326cm" svg:y1="10.634cm" svg:x2="8.478cm" svg:y2="10.634cm">
            <text:p/>
          </draw:line>
        </draw:g>
        <draw:line draw:style-name="gr59" draw:text-style-name="P12" draw:layer="straps" svg:x1="10.441cm" svg:y1="11.009cm" svg:x2="10.441cm" svg:y2="10.421cm">
          <text:p/>
        </draw:line>
        <draw:line draw:style-name="gr59" draw:text-style-name="P12" draw:layer="straps" svg:x1="10.439cm" svg:y1="11.769cm" svg:x2="10.439cm" svg:y2="10.923cm">
          <text:p/>
        </draw:line>
        <draw:line draw:style-name="gr19" draw:text-style-name="P4" draw:layer="coupures" svg:x1="11.063cm" svg:y1="10.558cm" svg:x2="11.063cm" svg:y2="10.107cm">
          <text:p/>
        </draw:line>
        <draw:line draw:style-name="gr19" draw:text-style-name="P4" draw:layer="coupures" svg:x1="10.552cm" svg:y1="11.066cm" svg:x2="10.552cm" svg:y2="10.869cm">
          <text:p/>
        </draw:line>
        <draw:g>
          <draw:custom-shape draw:style-name="gr60" draw:text-style-name="P31" draw:layer="composants" svg:width="0.254cm" svg:height="1.34cm" draw:transform="rotate (-1.5707963267949) translate (8.206cm 11.607cm)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32" draw:layer="composants" svg:width="0.216cm" svg:height="0.2cm" draw:transform="rotate (-3.14159265358979) translate (7.257cm 11.846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1" draw:text-style-name="P32" draw:layer="composants" svg:width="0.2cm" svg:height="0.2cm" draw:transform="rotate (-1.5707963267949) translate (7.066cm 11.646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2" draw:layer="composants" svg:width="0.09cm" svg:height="0.619cm" draw:transform="rotate (-1.5707963267949) translate (7.685cm 11.756cm)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33" draw:layer="composants" svg:width="0.216cm" svg:height="0.107cm" draw:transform="rotate (-3.14159265358979) translate (7.256cm 11.737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0" draw:text-style-name="P31" draw:layer="composants" svg:width="0.254cm" svg:height="1.34cm" draw:transform="rotate (-1.5707963267949) translate (8.206cm 12.115cm)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9" draw:layer="composants" svg:width="0.08cm" svg:height="0.08cm" draw:transform="rotate (-1.5707963267949) translate (7.946cm 11.6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7.439cm 11.69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31" draw:layer="composants" svg:width="0.254cm" svg:height="1.34cm" draw:transform="rotate (-1.5707963267949) translate (8.206cm 11.861cm)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32" draw:layer="composants" svg:width="0.216cm" svg:height="0.2cm" draw:transform="rotate (-3.14159265358979) translate (7.257cm 12.1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1" draw:text-style-name="P32" draw:layer="composants" svg:width="0.2cm" svg:height="0.2cm" draw:transform="rotate (-1.5707963267949) translate (7.066cm 11.9cm)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32" draw:layer="composants" svg:width="0.09cm" svg:height="0.625cm" draw:transform="rotate (-1.5707963267949) translate (7.691cm 12.01cm)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33" draw:layer="composants" svg:width="0.216cm" svg:height="0.107cm" draw:transform="rotate (-3.14159265358979) translate (7.256cm 11.991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6" draw:text-style-name="P19" draw:layer="composants" svg:width="0.08cm" svg:height="0.08cm" draw:transform="rotate (-1.5707963267949) translate (7.946cm 11.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7.439cm 11.9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33" draw:layer="composants" svg:width="0.758cm" svg:height="0.046cm" draw:transform="rotate (-1.5707963267949) translate (7.707cm 11.609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0" draw:text-style-name="P31" draw:layer="composants" svg:width="0.254cm" svg:height="1.34cm" draw:transform="rotate (-1.5707963267949) translate (8.2cm 6.267cm)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32" draw:layer="composants" svg:width="0.216cm" svg:height="0.2cm" draw:transform="rotate (-3.14159265358979) translate (7.251cm 6.506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1" draw:text-style-name="P32" draw:layer="composants" svg:width="0.2cm" svg:height="0.2cm" draw:transform="rotate (-1.5707963267949) translate (7.06cm 6.306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2" draw:layer="composants" svg:width="0.09cm" svg:height="0.619cm" draw:transform="rotate (-1.5707963267949) translate (7.679cm 6.416cm)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33" draw:layer="composants" svg:width="0.216cm" svg:height="0.107cm" draw:transform="rotate (-3.14159265358979) translate (7.25cm 6.397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0" draw:text-style-name="P31" draw:layer="composants" svg:width="0.254cm" svg:height="1.34cm" draw:transform="rotate (-1.5707963267949) translate (8.2cm 6.775cm)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9" draw:layer="composants" svg:width="0.08cm" svg:height="0.08cm" draw:transform="rotate (-1.5707963267949) translate (7.94cm 6.35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7.433cm 6.3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31" draw:layer="composants" svg:width="0.254cm" svg:height="1.34cm" draw:transform="rotate (-1.5707963267949) translate (8.2cm 6.521cm)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32" draw:layer="composants" svg:width="0.216cm" svg:height="0.2cm" draw:transform="rotate (-3.14159265358979) translate (7.251cm 6.76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1" draw:text-style-name="P32" draw:layer="composants" svg:width="0.2cm" svg:height="0.2cm" draw:transform="rotate (-1.5707963267949) translate (7.06cm 6.56cm)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32" draw:layer="composants" svg:width="0.09cm" svg:height="0.625cm" draw:transform="rotate (-1.5707963267949) translate (7.685cm 6.67cm)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33" draw:layer="composants" svg:width="0.216cm" svg:height="0.107cm" draw:transform="rotate (-3.14159265358979) translate (7.25cm 6.651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6" draw:text-style-name="P19" draw:layer="composants" svg:width="0.08cm" svg:height="0.08cm" draw:transform="rotate (-1.5707963267949) translate (7.94cm 6.6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7.433cm 6.6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33" draw:layer="composants" svg:width="0.758cm" svg:height="0.046cm" draw:transform="rotate (-1.5707963267949) translate (7.701cm 6.269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0" draw:text-style-name="P31" draw:layer="composants" svg:width="0.254cm" svg:height="1.34cm" draw:transform="rotate (-1.5707963267949) translate (8.2cm 7.03cm)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32" draw:layer="composants" svg:width="0.216cm" svg:height="0.2cm" draw:transform="rotate (-3.14159265358979) translate (7.251cm 7.269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1" draw:text-style-name="P32" draw:layer="composants" svg:width="0.2cm" svg:height="0.2cm" draw:transform="rotate (-1.5707963267949) translate (7.06cm 7.06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2" draw:layer="composants" svg:width="0.09cm" svg:height="0.619cm" draw:transform="rotate (-1.5707963267949) translate (7.679cm 7.179cm)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33" draw:layer="composants" svg:width="0.216cm" svg:height="0.107cm" draw:transform="rotate (-3.14159265358979) translate (7.25cm 7.16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0" draw:text-style-name="P31" draw:layer="composants" svg:width="0.254cm" svg:height="1.34cm" draw:transform="rotate (-1.5707963267949) translate (8.2cm 7.538cm)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9" draw:layer="composants" svg:width="0.08cm" svg:height="0.08cm" draw:transform="rotate (-1.5707963267949) translate (7.94cm 7.11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7.433cm 7.1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31" draw:layer="composants" svg:width="0.254cm" svg:height="1.34cm" draw:transform="rotate (-1.5707963267949) translate (8.2cm 7.284cm)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32" draw:layer="composants" svg:width="0.216cm" svg:height="0.2cm" draw:transform="rotate (-3.14159265358979) translate (7.251cm 7.523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1" draw:text-style-name="P32" draw:layer="composants" svg:width="0.2cm" svg:height="0.2cm" draw:transform="rotate (-1.5707963267949) translate (7.06cm 7.323cm)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32" draw:layer="composants" svg:width="0.09cm" svg:height="0.625cm" draw:transform="rotate (-1.5707963267949) translate (7.685cm 7.433cm)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33" draw:layer="composants" svg:width="0.216cm" svg:height="0.107cm" draw:transform="rotate (-3.14159265358979) translate (7.25cm 7.414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6" draw:text-style-name="P19" draw:layer="composants" svg:width="0.08cm" svg:height="0.08cm" draw:transform="rotate (-1.5707963267949) translate (7.94cm 7.3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7.433cm 7.37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33" draw:layer="composants" svg:width="0.758cm" svg:height="0.046cm" draw:transform="rotate (-1.5707963267949) translate (7.701cm 7.032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0" draw:text-style-name="P31" draw:layer="composants" svg:width="0.254cm" svg:height="1.34cm" draw:transform="rotate (-1.5707963267949) translate (8.2cm 7.792cm)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32" draw:layer="composants" svg:width="0.216cm" svg:height="0.2cm" draw:transform="rotate (-3.14159265358979) translate (7.251cm 8.031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1" draw:text-style-name="P32" draw:layer="composants" svg:width="0.2cm" svg:height="0.2cm" draw:transform="rotate (-1.5707963267949) translate (7.06cm 7.831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2" draw:layer="composants" svg:width="0.09cm" svg:height="0.619cm" draw:transform="rotate (-1.5707963267949) translate (7.679cm 7.941cm)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33" draw:layer="composants" svg:width="0.216cm" svg:height="0.107cm" draw:transform="rotate (-3.14159265358979) translate (7.25cm 7.922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0" draw:text-style-name="P31" draw:layer="composants" svg:width="0.254cm" svg:height="1.34cm" draw:transform="rotate (-1.5707963267949) translate (8.2cm 8.3cm)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9" draw:layer="composants" svg:width="0.08cm" svg:height="0.08cm" draw:transform="rotate (-1.5707963267949) translate (7.94cm 7.87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7.433cm 7.8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31" draw:layer="composants" svg:width="0.254cm" svg:height="1.34cm" draw:transform="rotate (-1.5707963267949) translate (8.2cm 8.046cm)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32" draw:layer="composants" svg:width="0.216cm" svg:height="0.2cm" draw:transform="rotate (-3.14159265358979) translate (7.251cm 8.285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1" draw:text-style-name="P32" draw:layer="composants" svg:width="0.2cm" svg:height="0.2cm" draw:transform="rotate (-1.5707963267949) translate (7.06cm 8.085cm)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32" draw:layer="composants" svg:width="0.09cm" svg:height="0.625cm" draw:transform="rotate (-1.5707963267949) translate (7.685cm 8.195cm)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33" draw:layer="composants" svg:width="0.216cm" svg:height="0.107cm" draw:transform="rotate (-3.14159265358979) translate (7.25cm 8.176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6" draw:text-style-name="P19" draw:layer="composants" svg:width="0.08cm" svg:height="0.08cm" draw:transform="rotate (-1.5707963267949) translate (7.94cm 8.13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7.433cm 8.13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33" draw:layer="composants" svg:width="0.758cm" svg:height="0.046cm" draw:transform="rotate (-1.5707963267949) translate (7.701cm 7.794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0" draw:text-style-name="P31" draw:layer="composants" svg:width="0.254cm" svg:height="1.34cm" draw:transform="rotate (-1.5707963267949) translate (8.201cm 9.067cm)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32" draw:layer="composants" svg:width="0.216cm" svg:height="0.2cm" draw:transform="rotate (-3.14159265358979) translate (7.252cm 9.306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1" draw:text-style-name="P32" draw:layer="composants" svg:width="0.2cm" svg:height="0.2cm" draw:transform="rotate (-1.5707963267949) translate (7.061cm 9.106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2" draw:layer="composants" svg:width="0.09cm" svg:height="0.619cm" draw:transform="rotate (-1.5707963267949) translate (7.68cm 9.216cm)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33" draw:layer="composants" svg:width="0.216cm" svg:height="0.107cm" draw:transform="rotate (-3.14159265358979) translate (7.251cm 9.197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0" draw:text-style-name="P31" draw:layer="composants" svg:width="0.254cm" svg:height="1.34cm" draw:transform="rotate (-1.5707963267949) translate (8.201cm 9.575cm)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9" draw:layer="composants" svg:width="0.08cm" svg:height="0.08cm" draw:transform="rotate (-1.5707963267949) translate (7.941cm 9.15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7.434cm 9.1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31" draw:layer="composants" svg:width="0.254cm" svg:height="1.34cm" draw:transform="rotate (-1.5707963267949) translate (8.201cm 9.321cm)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32" draw:layer="composants" svg:width="0.216cm" svg:height="0.2cm" draw:transform="rotate (-3.14159265358979) translate (7.252cm 9.56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1" draw:text-style-name="P32" draw:layer="composants" svg:width="0.2cm" svg:height="0.2cm" draw:transform="rotate (-1.5707963267949) translate (7.061cm 9.36cm)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32" draw:layer="composants" svg:width="0.09cm" svg:height="0.625cm" draw:transform="rotate (-1.5707963267949) translate (7.686cm 9.47cm)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33" draw:layer="composants" svg:width="0.216cm" svg:height="0.107cm" draw:transform="rotate (-3.14159265358979) translate (7.251cm 9.451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6" draw:text-style-name="P19" draw:layer="composants" svg:width="0.08cm" svg:height="0.08cm" draw:transform="rotate (-1.5707963267949) translate (7.941cm 9.4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7.434cm 9.4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33" draw:layer="composants" svg:width="0.758cm" svg:height="0.046cm" draw:transform="rotate (-1.5707963267949) translate (7.702cm 9.069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0" draw:text-style-name="P31" draw:layer="composants" svg:width="0.254cm" svg:height="1.34cm" draw:transform="rotate (-1.5707963267949) translate (8.201cm 9.83cm)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32" draw:layer="composants" svg:width="0.216cm" svg:height="0.2cm" draw:transform="rotate (-3.14159265358979) translate (7.252cm 10.069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1" draw:text-style-name="P32" draw:layer="composants" svg:width="0.2cm" svg:height="0.2cm" draw:transform="rotate (-1.5707963267949) translate (7.061cm 9.86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2" draw:layer="composants" svg:width="0.09cm" svg:height="0.619cm" draw:transform="rotate (-1.5707963267949) translate (7.68cm 9.979cm)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33" draw:layer="composants" svg:width="0.216cm" svg:height="0.107cm" draw:transform="rotate (-3.14159265358979) translate (7.251cm 9.96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0" draw:text-style-name="P31" draw:layer="composants" svg:width="0.254cm" svg:height="1.34cm" draw:transform="rotate (-1.5707963267949) translate (8.201cm 10.338cm)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9" draw:layer="composants" svg:width="0.08cm" svg:height="0.08cm" draw:transform="rotate (-1.5707963267949) translate (7.941cm 9.91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7.434cm 9.9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31" draw:layer="composants" svg:width="0.254cm" svg:height="1.34cm" draw:transform="rotate (-1.5707963267949) translate (8.201cm 10.084cm)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32" draw:layer="composants" svg:width="0.216cm" svg:height="0.2cm" draw:transform="rotate (-3.14159265358979) translate (7.252cm 10.323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1" draw:text-style-name="P32" draw:layer="composants" svg:width="0.2cm" svg:height="0.2cm" draw:transform="rotate (-1.5707963267949) translate (7.061cm 10.123cm)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32" draw:layer="composants" svg:width="0.09cm" svg:height="0.625cm" draw:transform="rotate (-1.5707963267949) translate (7.686cm 10.233cm)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33" draw:layer="composants" svg:width="0.216cm" svg:height="0.107cm" draw:transform="rotate (-3.14159265358979) translate (7.251cm 10.214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6" draw:text-style-name="P19" draw:layer="composants" svg:width="0.08cm" svg:height="0.08cm" draw:transform="rotate (-1.5707963267949) translate (7.941cm 10.1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7.434cm 10.17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33" draw:layer="composants" svg:width="0.758cm" svg:height="0.046cm" draw:transform="rotate (-1.5707963267949) translate (7.702cm 9.832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0" draw:text-style-name="P31" draw:layer="composants" svg:width="0.254cm" svg:height="1.34cm" draw:transform="rotate (-1.5707963267949) translate (8.201cm 10.592cm)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32" draw:layer="composants" svg:width="0.216cm" svg:height="0.2cm" draw:transform="rotate (-3.14159265358979) translate (7.252cm 10.831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1" draw:text-style-name="P32" draw:layer="composants" svg:width="0.2cm" svg:height="0.2cm" draw:transform="rotate (-1.5707963267949) translate (7.061cm 10.631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2" draw:layer="composants" svg:width="0.09cm" svg:height="0.619cm" draw:transform="rotate (-1.5707963267949) translate (7.68cm 10.741cm)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33" draw:layer="composants" svg:width="0.216cm" svg:height="0.107cm" draw:transform="rotate (-3.14159265358979) translate (7.251cm 10.722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0" draw:text-style-name="P31" draw:layer="composants" svg:width="0.254cm" svg:height="1.34cm" draw:transform="rotate (-1.5707963267949) translate (8.201cm 11.1cm)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9" draw:layer="composants" svg:width="0.08cm" svg:height="0.08cm" draw:transform="rotate (-1.5707963267949) translate (7.941cm 10.67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7.434cm 10.6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31" draw:layer="composants" svg:width="0.254cm" svg:height="1.34cm" draw:transform="rotate (-1.5707963267949) translate (8.201cm 10.846cm)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32" draw:layer="composants" svg:width="0.216cm" svg:height="0.2cm" draw:transform="rotate (-3.14159265358979) translate (7.252cm 11.085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1" draw:text-style-name="P32" draw:layer="composants" svg:width="0.2cm" svg:height="0.2cm" draw:transform="rotate (-1.5707963267949) translate (7.061cm 10.885cm)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32" draw:layer="composants" svg:width="0.09cm" svg:height="0.625cm" draw:transform="rotate (-1.5707963267949) translate (7.686cm 10.995cm)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33" draw:layer="composants" svg:width="0.216cm" svg:height="0.107cm" draw:transform="rotate (-3.14159265358979) translate (7.251cm 10.976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6" draw:text-style-name="P19" draw:layer="composants" svg:width="0.08cm" svg:height="0.08cm" draw:transform="rotate (-1.5707963267949) translate (7.941cm 10.93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7.434cm 10.93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33" draw:layer="composants" svg:width="0.758cm" svg:height="0.046cm" draw:transform="rotate (-1.5707963267949) translate (7.702cm 10.594cm)">
            <text:p/>
            <draw:enhanced-geometry svg:viewBox="0 0 21600 21600" draw:type="rectangle" draw:enhanced-path="M 0 0 L 21600 0 21600 21600 0 21600 0 0 Z N"/>
          </draw:custom-shape>
        </draw:g>
        <draw:line draw:style-name="gr19" draw:text-style-name="P4" draw:layer="coupures" svg:x1="8.541cm" svg:y1="11.865cm" svg:x2="8.541cm" svg:y2="11.61cm">
          <text:p/>
        </draw:line>
        <draw:line draw:style-name="gr19" draw:text-style-name="P4" draw:layer="coupures" svg:x1="11.817cm" svg:y1="10.812cm" svg:x2="11.817cm" svg:y2="10.615cm">
          <text:p/>
        </draw:line>
        <draw:g>
          <draw:custom-shape draw:style-name="gr50" draw:text-style-name="P4" draw:layer="composants" svg:width="0.25cm" svg:height="0.25cm" svg:x="8.542cm" svg:y="10.3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svg:x="8.874cm" svg:y="10.4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svg:x="8.622cm" svg:y="10.4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2" draw:text-style-name="P29" draw:layer="composants" svg:x1="8.796cm" svg:y1="10.465cm" svg:x2="8.921cm" svg:y2="10.465cm">
            <text:p text:style-name="P5"><text:span text:style-name="T11">2k</text:span></text:p>
          </draw:line>
        </draw:g>
        <draw:g>
          <draw:custom-shape draw:style-name="gr50" draw:text-style-name="P4" draw:layer="composants" svg:width="0.25cm" svg:height="0.25cm" draw:transform="rotate (-3.14159265358979) translate (9.045cm 10.5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-3.14159265358979) translate (8.713cm 10.5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-3.14159265358979) translate (8.965cm 10.5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6" draw:text-style-name="P29" draw:layer="composants" svg:x1="8.791cm" svg:y1="10.47cm" svg:x2="8.666cm" svg:y2="10.47cm">
            <text:p/>
          </draw:line>
        </draw:g>
        <draw:line draw:style-name="gr19" draw:text-style-name="P4" draw:layer="coupures" svg:x1="8.793cm" svg:y1="10.569cm" svg:x2="8.794cm" svg:y2="9.859cm">
          <text:p/>
        </draw:line>
        <draw:g>
          <draw:custom-shape draw:style-name="gr50" draw:text-style-name="P4" draw:layer="composants" svg:width="0.25cm" svg:height="0.25cm" svg:x="8.783cm" svg:y="11.1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svg:x="9.115cm" svg:y="11.1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svg:x="8.863cm" svg:y="11.1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2" draw:text-style-name="P29" draw:layer="composants" svg:x1="9.037cm" svg:y1="11.229cm" svg:x2="9.162cm" svg:y2="11.229cm">
            <text:p text:style-name="P5"><text:span text:style-name="T11">2k</text:span></text:p>
          </draw:line>
        </draw:g>
        <draw:g>
          <draw:custom-shape draw:style-name="gr50" draw:text-style-name="P4" draw:layer="composants" svg:width="0.25cm" svg:height="0.25cm" draw:transform="rotate (-3.14159265358979) translate (9.286cm 11.35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-3.14159265358979) translate (8.954cm 11.27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-3.14159265358979) translate (9.206cm 11.27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6" draw:text-style-name="P29" draw:layer="composants" svg:x1="9.032cm" svg:y1="11.234cm" svg:x2="8.907cm" svg:y2="11.234cm">
            <text:p/>
          </draw:line>
        </draw:g>
        <draw:line draw:style-name="gr19" draw:text-style-name="P4" draw:layer="coupures" svg:x1="9.031cm" svg:y1="11.334cm" svg:x2="9.031cm" svg:y2="11.137cm">
          <text:p/>
        </draw:line>
        <draw:g>
          <draw:custom-shape draw:style-name="gr38" draw:text-style-name="P23" draw:layer="composants" svg:width="0.08cm" svg:height="0.08cm" draw:transform="rotate (-1.5707963267949) translate (9.468cm 5.85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composants" svg:width="0.08cm" svg:height="0.08cm" draw:transform="rotate (-1.5707963267949) translate (9.468cm 6.1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30" draw:layer="composants" svg:width="0.08cm" svg:height="0.08cm" draw:transform="rotate (-1.5707963267949) translate (9.468cm 6.36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30" draw:layer="composants" svg:width="0.08cm" svg:height="0.08cm" draw:transform="rotate (-1.5707963267949) translate (9.468cm 6.6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30" draw:layer="composants" svg:width="0.08cm" svg:height="0.08cm" draw:transform="rotate (-1.5707963267949) translate (9.468cm 6.8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composants" svg:width="0.08cm" svg:height="0.08cm" draw:transform="rotate (-1.5707963267949) translate (9.468cm 7.12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composants" svg:width="0.08cm" svg:height="0.08cm" draw:transform="rotate (-1.5707963267949) translate (9.468cm 7.38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composants" svg:width="0.08cm" svg:height="0.08cm" draw:transform="rotate (-1.5707963267949) translate (10.234cm 5.8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composants" svg:width="0.08cm" svg:height="0.08cm" draw:transform="rotate (-1.5707963267949) translate (10.234cm 6.11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30" draw:layer="composants" svg:width="0.08cm" svg:height="0.08cm" draw:transform="rotate (-1.5707963267949) translate (10.234cm 6.3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30" draw:layer="composants" svg:width="0.08cm" svg:height="0.08cm" draw:transform="rotate (-1.5707963267949) translate (10.234cm 6.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30" draw:layer="composants" svg:width="0.08cm" svg:height="0.08cm" draw:transform="rotate (-1.5707963267949) translate (10.234cm 6.87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composants" svg:width="0.08cm" svg:height="0.08cm" draw:transform="rotate (-1.5707963267949) translate (10.234cm 7.13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composants" svg:width="0.08cm" svg:height="0.08cm" draw:transform="rotate (-1.5707963267949) translate (10.234cm 7.38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4" draw:text-style-name="P22" draw:layer="composants" svg:width="0.766cm" svg:height="1.76cm" svg:x="9.43cm" svg:y="5.78cm" svg:viewBox="0 0 767 1761" svg:d="M388 1621c-59 0-105 57-105 131 0 3 0 6 0 9h-283v-1761h767v1761h-274c0-3 0-6 0-9 0-74-46-131-105-131z">
            <text:p/>
          </draw:path>
          <draw:frame draw:style-name="gr55" draw:text-style-name="P4" draw:layer="composants" svg:width="0.974cm" svg:height="0.159cm" draw:transform="rotate (1.5707963267949) translate (9.746cm 7.09cm)">
            <draw:text-box>
              <text:p text:style-name="P5"><text:span text:style-name="T9">MEDER DIP05</text:span></text:p>
            </draw:text-box>
          </draw:frame>
          <draw:frame draw:style-name="gr55" draw:text-style-name="P4" draw:layer="composants" svg:width="0.173cm" svg:height="0.159cm" draw:transform="rotate (1.5707963267949) translate (9.966cm 7.509cm)">
            <draw:text-box>
              <text:p text:style-name="P5"><text:span text:style-name="T9">1</text:span></text:p>
            </draw:text-box>
          </draw:frame>
        </draw:g>
        <draw:g>
          <draw:custom-shape draw:style-name="gr56" draw:text-style-name="P4" draw:layer="composants" svg:width="0.275cm" svg:height="0.135cm" draw:transform="rotate (1.5707963267949) translate (8.602cm 8.33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7" draw:text-style-name="P4" draw:layer="composants" svg:x1="8.666cm" svg:y1="8.334cm" svg:x2="8.666cm" svg:y2="8.486cm">
            <text:p/>
          </draw:line>
          <draw:line draw:style-name="gr57" draw:text-style-name="P4" draw:layer="composants" svg:x1="8.668cm" svg:y1="8.049cm" svg:x2="8.668cm" svg:y2="7.897cm">
            <text:p/>
          </draw:line>
          <draw:line draw:style-name="gr58" draw:text-style-name="P4" draw:layer="composants" svg:x1="8.746cm" svg:y1="8.281cm" svg:x2="8.596cm" svg:y2="8.281cm">
            <text:p/>
          </draw:line>
        </draw:g>
        <draw:g>
          <draw:custom-shape draw:style-name="gr56" draw:text-style-name="P4" draw:layer="composants" svg:width="0.278cm" svg:height="0.135cm" draw:transform="rotate (-1.5707963267949) translate (8.476cm 7.79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7" draw:text-style-name="P4" draw:layer="composants" svg:x1="8.412cm" svg:y1="7.791cm" svg:x2="8.412cm" svg:y2="7.637cm">
            <text:p/>
          </draw:line>
          <draw:line draw:style-name="gr57" draw:text-style-name="P4" draw:layer="composants" svg:x1="8.41cm" svg:y1="8.08cm" svg:x2="8.41cm" svg:y2="8.234cm">
            <text:p/>
          </draw:line>
          <draw:line draw:style-name="gr58" draw:text-style-name="P4" draw:layer="composants" svg:x1="8.331cm" svg:y1="7.845cm" svg:x2="8.483cm" svg:y2="7.845cm">
            <text:p/>
          </draw:line>
        </draw:g>
        <draw:g>
          <draw:custom-shape draw:style-name="gr50" draw:text-style-name="P4" draw:layer="composants" svg:width="0.25cm" svg:height="0.25cm" svg:x="8.547cm" svg:y="7.5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svg:x="8.879cm" svg:y="7.6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svg:x="8.627cm" svg:y="7.6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2" draw:text-style-name="P29" draw:layer="composants" svg:x1="8.801cm" svg:y1="7.676cm" svg:x2="8.926cm" svg:y2="7.676cm">
            <text:p text:style-name="P5"><text:span text:style-name="T11">2k</text:span></text:p>
          </draw:line>
        </draw:g>
        <draw:g>
          <draw:custom-shape draw:style-name="gr50" draw:text-style-name="P4" draw:layer="composants" svg:width="0.25cm" svg:height="0.25cm" draw:transform="rotate (-3.14159265358979) translate (9.05cm 7.80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-3.14159265358979) translate (8.718cm 7.72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-3.14159265358979) translate (8.97cm 7.72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6" draw:text-style-name="P29" draw:layer="composants" svg:x1="8.796cm" svg:y1="7.681cm" svg:x2="8.671cm" svg:y2="7.681cm">
            <text:p/>
          </draw:line>
        </draw:g>
        <draw:g>
          <draw:custom-shape draw:style-name="gr50" draw:text-style-name="P4" draw:layer="composants" svg:width="0.25cm" svg:height="0.25cm" svg:x="8.788cm" svg:y="8.3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svg:x="9.12cm" svg:y="8.3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svg:x="8.868cm" svg:y="8.3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2" draw:text-style-name="P29" draw:layer="composants" svg:x1="9.042cm" svg:y1="8.44cm" svg:x2="9.167cm" svg:y2="8.44cm">
            <text:p text:style-name="P5"><text:span text:style-name="T11">2k</text:span></text:p>
          </draw:line>
        </draw:g>
        <draw:g>
          <draw:custom-shape draw:style-name="gr50" draw:text-style-name="P4" draw:layer="composants" svg:width="0.25cm" svg:height="0.25cm" draw:transform="rotate (-3.14159265358979) translate (9.291cm 8.56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-3.14159265358979) translate (8.959cm 8.48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-3.14159265358979) translate (9.211cm 8.48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6" draw:text-style-name="P29" draw:layer="composants" svg:x1="9.037cm" svg:y1="8.445cm" svg:x2="8.912cm" svg:y2="8.445cm">
            <text:p/>
          </draw:line>
        </draw:g>
        <draw:line draw:style-name="gr19" draw:text-style-name="P4" draw:layer="coupures" svg:x1="8.796cm" svg:y1="7.781cm" svg:x2="8.796cm" svg:y2="7.048cm">
          <text:p/>
        </draw:line>
        <draw:line draw:style-name="gr19" draw:text-style-name="P4" draw:layer="coupures" svg:x1="9.036cm" svg:y1="8.546cm" svg:x2="9.036cm" svg:y2="8.349cm">
          <text:p/>
        </draw:line>
        <draw:line draw:style-name="gr19" draw:text-style-name="P4" draw:layer="coupures" svg:x1="9.817cm" svg:y1="8.526cm" svg:x2="9.817cm" svg:y2="5.786cm">
          <text:p/>
        </draw:line>
        <draw:g>
          <draw:custom-shape draw:style-name="gr67" draw:text-style-name="P34" draw:layer="composants" svg:width="0.423cm" svg:height="0.698cm" draw:transform="rotate (-1.5707963267949) translate (10.153cm 10.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9" draw:layer="composants" svg:width="0.08cm" svg:height="0.08cm" draw:transform="rotate (-1.5707963267949) translate (9.462cm 10.43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9.462cm 10.68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10.229cm 10.68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10.229cm 10.43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35" draw:layer="composants" svg:width="0.098cm" svg:height="0.1cm" svg:x="9.636cm" svg:y="10.55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9" draw:text-style-name="P35" draw:layer="composants" svg:x1="9.635cm" svg:y1="10.554cm" svg:x2="9.735cm" svg:y2="10.554cm">
            <text:p/>
          </draw:line>
          <draw:custom-shape draw:style-name="gr68" draw:text-style-name="P35" draw:layer="composants" svg:width="0.098cm" svg:height="0.1cm" draw:transform="rotate (-3.14159265358979) translate (9.607cm 10.65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9" draw:text-style-name="P35" draw:layer="composants" svg:x1="9.608cm" svg:y1="10.652cm" svg:x2="9.508cm" svg:y2="10.652cm">
            <text:p/>
          </draw:line>
          <draw:line draw:style-name="gr70" draw:text-style-name="P29" draw:layer="composants" svg:x1="9.682cm" svg:y1="10.732cm" svg:x2="9.682cm" svg:y2="10.654cm">
            <text:p/>
          </draw:line>
          <draw:line draw:style-name="gr70" draw:text-style-name="P29" draw:layer="composants" svg:x1="9.557cm" svg:y1="10.732cm" svg:x2="9.557cm" svg:y2="10.654cm">
            <text:p/>
          </draw:line>
          <draw:line draw:style-name="gr70" draw:text-style-name="P29" draw:layer="composants" svg:x1="9.557cm" svg:y1="10.548cm" svg:x2="9.557cm" svg:y2="10.47cm">
            <text:p/>
          </draw:line>
          <draw:line draw:style-name="gr70" draw:text-style-name="P29" draw:layer="composants" svg:x1="9.687cm" svg:y1="10.553cm" svg:x2="9.687cm" svg:y2="10.475cm">
            <text:p/>
          </draw:line>
          <draw:line draw:style-name="gr70" draw:text-style-name="P29" draw:layer="composants" svg:x1="9.462cm" svg:y1="10.474cm" svg:x2="9.689cm" svg:y2="10.474cm">
            <text:p/>
          </draw:line>
          <draw:line draw:style-name="gr70" draw:text-style-name="P29" draw:layer="composants" svg:x1="9.686cm" svg:y1="10.728cm" svg:x2="9.454cm" svg:y2="10.728cm">
            <text:p/>
          </draw:line>
          <draw:line draw:style-name="gr71" draw:text-style-name="P4" draw:layer="composants" svg:x1="9.913cm" svg:y1="10.509cm" svg:x2="9.913cm" svg:y2="10.68cm">
            <text:p/>
          </draw:line>
          <draw:line draw:style-name="gr72" draw:text-style-name="P4" draw:layer="composants" svg:x1="9.912cm" svg:y1="10.59cm" svg:x2="10.01cm" svg:y2="10.679cm">
            <text:p/>
          </draw:line>
          <draw:line draw:style-name="gr71" draw:text-style-name="P4" draw:layer="composants" svg:x1="9.917cm" svg:y1="10.59cm" svg:x2="10.003cm" svg:y2="10.511cm">
            <text:p/>
          </draw:line>
          <draw:line draw:style-name="gr70" draw:text-style-name="P29" draw:layer="composants" svg:x1="10.162cm" svg:y1="10.732cm" svg:x2="10.002cm" svg:y2="10.732cm">
            <text:p/>
          </draw:line>
          <draw:line draw:style-name="gr70" draw:text-style-name="P29" draw:layer="composants" svg:x1="10.149cm" svg:y1="10.475cm" svg:x2="10.007cm" svg:y2="10.475cm">
            <text:p/>
          </draw:line>
          <draw:line draw:style-name="gr70" draw:text-style-name="P29" draw:layer="composants" svg:x1="10.006cm" svg:y1="10.673cm" svg:x2="10.006cm" svg:y2="10.735cm">
            <text:p/>
          </draw:line>
          <draw:line draw:style-name="gr70" draw:text-style-name="P29" draw:layer="composants" svg:x1="10.002cm" svg:y1="10.47cm" svg:x2="10.002cm" svg:y2="10.512cm">
            <text:p/>
          </draw:line>
          <draw:frame draw:style-name="gr73" draw:text-style-name="P36" draw:layer="composants" svg:width="0.062cm" svg:height="0.12cm" draw:transform="rotate (-1.5707963267949) translate (9.578cm 10.396cm)">
            <draw:text-box>
              <text:p text:style-name="P24"><text:span text:style-name="T12">1</text:span></text:p>
            </draw:text-box>
          </draw:frame>
        </draw:g>
        <draw:g>
          <draw:custom-shape draw:style-name="gr67" draw:text-style-name="P34" draw:layer="composants" svg:width="0.423cm" svg:height="0.698cm" draw:transform="rotate (-1.5707963267949) translate (10.163cm 10.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9" draw:layer="composants" svg:width="0.08cm" svg:height="0.08cm" draw:transform="rotate (-1.5707963267949) translate (9.472cm 10.93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9.472cm 11.18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10.239cm 11.18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10.239cm 10.93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35" draw:layer="composants" svg:width="0.098cm" svg:height="0.1cm" svg:x="9.646cm" svg:y="11.05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9" draw:text-style-name="P35" draw:layer="composants" svg:x1="9.645cm" svg:y1="11.054cm" svg:x2="9.745cm" svg:y2="11.054cm">
            <text:p/>
          </draw:line>
          <draw:custom-shape draw:style-name="gr68" draw:text-style-name="P35" draw:layer="composants" svg:width="0.098cm" svg:height="0.1cm" draw:transform="rotate (-3.14159265358979) translate (9.617cm 11.15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9" draw:text-style-name="P35" draw:layer="composants" svg:x1="9.618cm" svg:y1="11.152cm" svg:x2="9.518cm" svg:y2="11.152cm">
            <text:p/>
          </draw:line>
          <draw:line draw:style-name="gr70" draw:text-style-name="P29" draw:layer="composants" svg:x1="9.692cm" svg:y1="11.232cm" svg:x2="9.692cm" svg:y2="11.154cm">
            <text:p/>
          </draw:line>
          <draw:line draw:style-name="gr70" draw:text-style-name="P29" draw:layer="composants" svg:x1="9.567cm" svg:y1="11.232cm" svg:x2="9.567cm" svg:y2="11.154cm">
            <text:p/>
          </draw:line>
          <draw:line draw:style-name="gr70" draw:text-style-name="P29" draw:layer="composants" svg:x1="9.567cm" svg:y1="11.048cm" svg:x2="9.567cm" svg:y2="10.97cm">
            <text:p/>
          </draw:line>
          <draw:line draw:style-name="gr70" draw:text-style-name="P29" draw:layer="composants" svg:x1="9.697cm" svg:y1="11.053cm" svg:x2="9.697cm" svg:y2="10.975cm">
            <text:p/>
          </draw:line>
          <draw:line draw:style-name="gr70" draw:text-style-name="P29" draw:layer="composants" svg:x1="9.472cm" svg:y1="10.974cm" svg:x2="9.699cm" svg:y2="10.974cm">
            <text:p/>
          </draw:line>
          <draw:line draw:style-name="gr70" draw:text-style-name="P29" draw:layer="composants" svg:x1="9.696cm" svg:y1="11.228cm" svg:x2="9.464cm" svg:y2="11.228cm">
            <text:p/>
          </draw:line>
          <draw:line draw:style-name="gr71" draw:text-style-name="P4" draw:layer="composants" svg:x1="9.923cm" svg:y1="11.009cm" svg:x2="9.923cm" svg:y2="11.18cm">
            <text:p/>
          </draw:line>
          <draw:line draw:style-name="gr72" draw:text-style-name="P4" draw:layer="composants" svg:x1="9.922cm" svg:y1="11.09cm" svg:x2="10.02cm" svg:y2="11.179cm">
            <text:p/>
          </draw:line>
          <draw:line draw:style-name="gr71" draw:text-style-name="P4" draw:layer="composants" svg:x1="9.927cm" svg:y1="11.09cm" svg:x2="10.013cm" svg:y2="11.011cm">
            <text:p/>
          </draw:line>
          <draw:line draw:style-name="gr70" draw:text-style-name="P29" draw:layer="composants" svg:x1="10.172cm" svg:y1="11.232cm" svg:x2="10.012cm" svg:y2="11.232cm">
            <text:p/>
          </draw:line>
          <draw:line draw:style-name="gr70" draw:text-style-name="P29" draw:layer="composants" svg:x1="10.159cm" svg:y1="10.975cm" svg:x2="10.017cm" svg:y2="10.975cm">
            <text:p/>
          </draw:line>
          <draw:line draw:style-name="gr70" draw:text-style-name="P29" draw:layer="composants" svg:x1="10.016cm" svg:y1="11.173cm" svg:x2="10.016cm" svg:y2="11.235cm">
            <text:p/>
          </draw:line>
          <draw:line draw:style-name="gr70" draw:text-style-name="P29" draw:layer="composants" svg:x1="10.012cm" svg:y1="10.97cm" svg:x2="10.012cm" svg:y2="11.012cm">
            <text:p/>
          </draw:line>
          <draw:frame draw:style-name="gr73" draw:text-style-name="P36" draw:layer="composants" svg:width="0.062cm" svg:height="0.12cm" draw:transform="rotate (-1.5707963267949) translate (9.588cm 10.896cm)">
            <draw:text-box>
              <text:p text:style-name="P24"><text:span text:style-name="T12">1</text:span></text:p>
            </draw:text-box>
          </draw:frame>
        </draw:g>
        <draw:line draw:style-name="gr19" draw:text-style-name="P4" draw:layer="coupures" svg:x1="11.068cm" svg:y1="11.333cm" svg:x2="11.068cm" svg:y2="11.136cm">
          <text:p/>
        </draw:line>
        <draw:g>
          <draw:custom-shape draw:style-name="gr50" draw:text-style-name="P4" draw:layer="composants" svg:width="0.25cm" svg:height="0.25cm" draw:transform="rotate (-1.5707963267949) translate (11.585cm 10.60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-1.5707963267949) translate (11.505cm 10.93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-1.5707963267949) translate (11.505cm 10.68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2" draw:text-style-name="P29" draw:layer="composants" svg:x1="11.461cm" svg:y1="10.855cm" svg:x2="11.461cm" svg:y2="10.98cm">
            <text:p text:style-name="P5"><text:span text:style-name="T11">1</text:span><text:span text:style-name="T11">0</text:span><text:span text:style-name="T11">k</text:span></text:p>
          </draw:line>
        </draw:g>
        <draw:g>
          <draw:custom-shape draw:style-name="gr50" draw:text-style-name="P4" draw:layer="composants" svg:width="0.25cm" svg:height="0.25cm" draw:transform="rotate (-3.14159265358979) translate (11.321cm 10.58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-3.14159265358979) translate (10.989cm 10.50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-3.14159265358979) translate (11.241cm 10.50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2" draw:text-style-name="P29" draw:layer="composants" svg:x1="11.067cm" svg:y1="10.46cm" svg:x2="10.942cm" svg:y2="10.46cm">
            <text:p text:style-name="P5"><text:span text:style-name="T11">1</text:span><text:span text:style-name="T11">0</text:span><text:span text:style-name="T11">k</text:span></text:p>
          </draw:line>
        </draw:g>
        <draw:g>
          <draw:custom-shape draw:style-name="gr50" draw:text-style-name="P4" draw:layer="composants" svg:width="0.25cm" svg:height="0.25cm" draw:transform="rotate (1.5707963267949) translate (10.824cm 11.8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1.5707963267949) translate (10.904cm 11.52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1.5707963267949) translate (10.904cm 11.7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2" draw:text-style-name="P29" draw:layer="composants" svg:x1="10.948cm" svg:y1="11.605cm" svg:x2="10.948cm" svg:y2="11.48cm">
            <text:p text:style-name="P5"><text:span text:style-name="T11">1</text:span><text:span text:style-name="T11">0</text:span><text:span text:style-name="T11">k</text:span></text:p>
          </draw:line>
        </draw:g>
        <draw:line draw:style-name="gr59" draw:text-style-name="P12" draw:layer="straps" svg:x1="12.218cm" svg:y1="11.779cm" svg:x2="12.218cm" svg:y2="11.441cm">
          <text:p/>
        </draw:line>
        <draw:line draw:style-name="gr19" draw:text-style-name="P4" draw:layer="coupures" svg:x1="12.347cm" svg:y1="11.831cm" svg:x2="12.347cm" svg:y2="11.634cm">
          <text:p/>
        </draw:line>
        <draw:line draw:style-name="gr19" draw:text-style-name="P4" draw:layer="coupures" svg:x1="12.092cm" svg:y1="11.571cm" svg:x2="12.092cm" svg:y2="11.374cm">
          <text:p/>
        </draw:line>
        <draw:line draw:style-name="gr19" draw:text-style-name="P4" draw:layer="coupures" svg:x1="12.105cm" svg:y1="9.565cm" svg:x2="12.105cm" svg:y2="8.573cm">
          <text:p/>
        </draw:line>
        <draw:line draw:style-name="gr43" draw:text-style-name="P12" draw:layer="straps" svg:x1="9.169cm" svg:y1="10.249cm" svg:x2="9.169cm" svg:y2="9.411cm">
          <text:p/>
        </draw:line>
        <draw:line draw:style-name="gr43" draw:text-style-name="P12" draw:layer="straps" svg:x1="9.17cm" svg:y1="9.234cm" svg:x2="9.17cm" svg:y2="8.643cm">
          <text:p/>
        </draw:line>
        <draw:line draw:style-name="gr18" draw:text-style-name="P12" draw:layer="straps" svg:x1="11.965cm" svg:y1="8.983cm" svg:x2="11.965cm" svg:y2="8.396cm">
          <text:p/>
        </draw:line>
        <draw:line draw:style-name="gr74" draw:text-style-name="P38" draw:layer="straps" svg:x1="10.579cm" svg:y1="8.968cm" svg:x2="10.961cm" svg:y2="8.969cm">
          <text:p text:style-name="P37"><text:span text:style-name="T13">C</text:span><text:span text:style-name="T13">l</text:span><text:span text:style-name="T13">o</text:span><text:span text:style-name="T13">s</text:span><text:span text:style-name="T13">e</text:span><text:span text:style-name="T13">d</text:span><text:span text:style-name="T13">C</text:span><text:span text:style-name="T13">o</text:span><text:span text:style-name="T13">n</text:span><text:span text:style-name="T13">t</text:span><text:span text:style-name="T13">a</text:span><text:span text:style-name="T13">c</text:span><text:span text:style-name="T13">t</text:span></text:p>
        </draw:line>
        <draw:line draw:style-name="gr75" draw:text-style-name="P39" draw:layer="straps" svg:x1="11.274cm" svg:y1="10.209cm" svg:x2="11.747cm" svg:y2="10.209cm">
          <text:p text:style-name="P37"><text:span text:style-name="T14">C</text:span><text:span text:style-name="T14">l</text:span><text:span text:style-name="T14">o</text:span><text:span text:style-name="T14">s</text:span><text:span text:style-name="T14">e</text:span><text:span text:style-name="T14">d</text:span><text:span text:style-name="T14">C</text:span><text:span text:style-name="T14">o</text:span><text:span text:style-name="T14">n</text:span><text:span text:style-name="T14">t</text:span><text:span text:style-name="T14">a</text:span><text:span text:style-name="T14">c</text:span><text:span text:style-name="T14">t</text:span></text:p>
        </draw:line>
        <draw:g>
          <draw:custom-shape draw:style-name="gr76" draw:text-style-name="P3" draw:layer="composants" svg:width="0.256cm" svg:height="0.487cm" draw:transform="rotate (-3.14159265358979) translate (11.837cm 9.83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composants" svg:width="0.077cm" svg:height="0.078cm" draw:transform="rotate (-3.14159265358979) translate (11.752cm 9.74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composants" svg:width="0.077cm" svg:height="0.077cm" draw:transform="rotate (-3.14159265358979) translate (11.745cm 9.4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8" draw:text-style-name="P12" draw:layer="straps" svg:x1="11.965cm" svg:y1="9.49cm" svg:x2="11.965cm" svg:y2="8.903cm">
          <text:p/>
        </draw:line>
        <draw:frame draw:style-name="gr77" draw:text-style-name="P40" draw:layer="composants" svg:width="1.124cm" svg:height="0.357cm" svg:x="10.454cm" svg:y="9.399cm">
          <draw:text-box>
            <text:p text:style-name="P24"><text:span text:style-name="T15">D</text:span><text:span text:style-name="T15">o</text:span><text:span text:style-name="T15">o</text:span><text:span text:style-name="T15">r</text:span><text:span text:style-name="T15"> </text:span><text:span text:style-name="T15">2</text:span></text:p>
            <text:p text:style-name="P24"><text:span text:style-name="T15">S</text:span><text:span text:style-name="T15">h</text:span><text:span text:style-name="T15">o</text:span><text:span text:style-name="T15">r</text:span><text:span text:style-name="T15">t</text:span><text:span text:style-name="T15">e</text:span><text:span text:style-name="T15">n</text:span><text:span text:style-name="T15"> </text:span><text:span text:style-name="T15">t</text:span><text:span text:style-name="T15">o</text:span><text:span text:style-name="T15"> </text:span><text:span text:style-name="T15">d</text:span><text:span text:style-name="T15">i</text:span><text:span text:style-name="T15">s</text:span><text:span text:style-name="T15">a</text:span><text:span text:style-name="T15">b</text:span><text:span text:style-name="T15">l</text:span><text:span text:style-name="T15">e</text:span></text:p>
          </draw:text-box>
        </draw:frame>
        <draw:line draw:style-name="gr43" draw:text-style-name="P12" draw:layer="straps" svg:x1="9.167cm" svg:y1="6.443cm" svg:x2="9.167cm" svg:y2="5.852cm">
          <text:p/>
        </draw:line>
        <draw:line draw:style-name="gr43" draw:text-style-name="P12" draw:layer="straps" svg:x1="9.173cm" svg:y1="7.457cm" svg:x2="9.173cm" svg:y2="6.619cm">
          <text:p/>
        </draw:line>
        <draw:line draw:style-name="gr78" draw:text-style-name="P38" draw:layer="straps" svg:x1="8.632cm" svg:y1="9.731cm" svg:x2="8.386cm" svg:y2="9.987cm">
          <text:p/>
        </draw:line>
        <draw:line draw:style-name="gr79" draw:text-style-name="P39" draw:layer="straps" svg:x1="8.632cm" svg:y1="9.985cm" svg:x2="8.378cm" svg:y2="10.233cm">
          <text:p/>
        </draw:line>
        <draw:line draw:style-name="gr78" draw:text-style-name="P38" draw:layer="straps" svg:x1="8.633cm" svg:y1="6.936cm" svg:x2="8.387cm" svg:y2="7.192cm">
          <text:p/>
        </draw:line>
        <draw:line draw:style-name="gr79" draw:text-style-name="P39" draw:layer="straps" svg:x1="8.637cm" svg:y1="7.191cm" svg:x2="8.383cm" svg:y2="7.439cm">
          <text:p/>
        </draw:line>
        <draw:line draw:style-name="gr59" draw:text-style-name="P12" draw:layer="straps" svg:x1="10.438cm" svg:y1="8.218cm" svg:x2="10.438cm" svg:y2="7.63cm">
          <text:p/>
        </draw:line>
        <draw:line draw:style-name="gr59" draw:text-style-name="P12" draw:layer="straps" svg:x1="10.44cm" svg:y1="10.504cm" svg:x2="10.44cm" svg:y2="9.159cm">
          <text:p/>
        </draw:line>
        <draw:line draw:style-name="gr19" draw:text-style-name="P4" draw:layer="coupures" svg:x1="10.817cm" svg:y1="8.268cm" svg:x2="10.817cm" svg:y2="8.071cm">
          <text:p/>
        </draw:line>
        <draw:g>
          <draw:path draw:style-name="gr44" draw:text-style-name="P26" draw:layer="composants" svg:width="0.532cm" svg:height="0.365cm" draw:transform="rotate (1.5707963267949) translate (10.9315cm 8.6965cm)" svg:viewBox="0 0 533 366" svg:d="M488 366c0-1 1-3 2-4 11-29 18-61 18-95 0-35-7-67-18-96-12-29-30-55-51-77-22-21-48-39-77-51-29-11-61-18-95-18-35 0-67 7-96 18-29 12-55 30-77 51-21 22-39 48-51 77-11 29-18 61-18 96 0 34 7 66 18 95 1 1 2 3 2 4h-27c-12-31-18-64-18-99 0-38 7-74 20-106 14-32 33-60 57-84s52-43 84-57c32-13 68-20 106-20 37 0 73 7 105 20 32 14 60 33 84 57s43 52 57 84c13 32 20 68 20 106 0 35-6 68-18 99z">
            <text:p/>
          </draw:path>
          <draw:line draw:style-name="gr45" draw:text-style-name="P27" draw:layer="composants" svg:x1="11.283cm" svg:y1="8.672cm" svg:x2="11.283cm" svg:y2="8.191cm">
            <text:p/>
          </draw:line>
          <draw:custom-shape draw:style-name="gr46" draw:text-style-name="P19" draw:layer="composants" svg:width="0.076cm" svg:height="0.076cm" draw:transform="rotate (1.5707963267949) translate (11.161cm 8.4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76cm" svg:height="0.076cm" draw:transform="rotate (1.5707963267949) translate (11.161cm 8.2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76cm" svg:height="0.076cm" draw:transform="rotate (1.5707963267949) translate (11.161cm 8.72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7" draw:text-style-name="P28" draw:layer="composants" svg:width="0.112cm" svg:height="0.158cm" draw:transform="rotate (1.5707963267949) translate (11.005cm 8.489cm)">
            <draw:text-box>
              <text:p><text:span text:style-name="T10">G</text:span></text:p>
            </draw:text-box>
          </draw:frame>
          <draw:frame draw:style-name="gr48" draw:text-style-name="P28" draw:layer="composants" svg:width="0.104cm" svg:height="0.158cm" draw:transform="rotate (1.5707963267949) translate (11.112cm 8.645cm)">
            <draw:text-box>
              <text:p><text:span text:style-name="T10">D</text:span></text:p>
            </draw:text-box>
          </draw:frame>
          <draw:frame draw:style-name="gr49" draw:text-style-name="P28" draw:layer="composants" svg:width="0.095cm" svg:height="0.158cm" draw:transform="rotate (1.5707963267949) translate (11.111cm 8.328cm)">
            <draw:text-box>
              <text:p><text:span text:style-name="T10">S</text:span></text:p>
            </draw:text-box>
          </draw:frame>
        </draw:g>
        <draw:line draw:style-name="gr19" draw:text-style-name="P4" draw:layer="coupures" svg:x1="10.324cm" svg:y1="8.782cm" svg:x2="10.324cm" svg:y2="8.585cm">
          <text:p/>
        </draw:line>
        <draw:g>
          <draw:custom-shape draw:style-name="gr50" draw:text-style-name="P4" draw:layer="composants" svg:width="0.25cm" svg:height="0.25cm" draw:transform="rotate (1.5707963267949) translate (11.324cm 8.55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1.5707963267949) translate (11.404cm 8.22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1.5707963267949) translate (11.404cm 8.47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2" draw:text-style-name="P29" draw:layer="composants" svg:x1="11.448cm" svg:y1="8.3cm" svg:x2="11.448cm" svg:y2="8.175cm">
            <text:p text:style-name="P5"><text:span text:style-name="T11">1</text:span><text:span text:style-name="T11">0</text:span><text:span text:style-name="T11">k</text:span></text:p>
          </draw:line>
        </draw:g>
        <draw:line draw:style-name="gr19" draw:text-style-name="P4" draw:layer="coupures" svg:x1="11.591cm" svg:y1="8.532cm" svg:x2="11.591cm" svg:y2="8.335cm">
          <text:p/>
        </draw:line>
        <draw:g>
          <draw:custom-shape draw:style-name="gr67" draw:text-style-name="P34" draw:layer="composants" svg:width="0.423cm" svg:height="0.698cm" draw:transform="rotate (-1.5707963267949) translate (10.158cm 7.5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9" draw:layer="composants" svg:width="0.08cm" svg:height="0.08cm" draw:transform="rotate (-1.5707963267949) translate (9.467cm 7.64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9.467cm 7.8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10.234cm 7.8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10.234cm 7.64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35" draw:layer="composants" svg:width="0.098cm" svg:height="0.1cm" svg:x="9.641cm" svg:y="7.76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9" draw:text-style-name="P35" draw:layer="composants" svg:x1="9.64cm" svg:y1="7.765cm" svg:x2="9.74cm" svg:y2="7.765cm">
            <text:p/>
          </draw:line>
          <draw:custom-shape draw:style-name="gr68" draw:text-style-name="P35" draw:layer="composants" svg:width="0.098cm" svg:height="0.1cm" draw:transform="rotate (-3.14159265358979) translate (9.612cm 7.86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9" draw:text-style-name="P35" draw:layer="composants" svg:x1="9.613cm" svg:y1="7.863cm" svg:x2="9.513cm" svg:y2="7.863cm">
            <text:p/>
          </draw:line>
          <draw:line draw:style-name="gr70" draw:text-style-name="P29" draw:layer="composants" svg:x1="9.687cm" svg:y1="7.943cm" svg:x2="9.687cm" svg:y2="7.865cm">
            <text:p/>
          </draw:line>
          <draw:line draw:style-name="gr70" draw:text-style-name="P29" draw:layer="composants" svg:x1="9.562cm" svg:y1="7.943cm" svg:x2="9.562cm" svg:y2="7.865cm">
            <text:p/>
          </draw:line>
          <draw:line draw:style-name="gr70" draw:text-style-name="P29" draw:layer="composants" svg:x1="9.562cm" svg:y1="7.759cm" svg:x2="9.562cm" svg:y2="7.681cm">
            <text:p/>
          </draw:line>
          <draw:line draw:style-name="gr70" draw:text-style-name="P29" draw:layer="composants" svg:x1="9.692cm" svg:y1="7.764cm" svg:x2="9.692cm" svg:y2="7.686cm">
            <text:p/>
          </draw:line>
          <draw:line draw:style-name="gr70" draw:text-style-name="P29" draw:layer="composants" svg:x1="9.467cm" svg:y1="7.685cm" svg:x2="9.694cm" svg:y2="7.685cm">
            <text:p/>
          </draw:line>
          <draw:line draw:style-name="gr70" draw:text-style-name="P29" draw:layer="composants" svg:x1="9.691cm" svg:y1="7.939cm" svg:x2="9.459cm" svg:y2="7.939cm">
            <text:p/>
          </draw:line>
          <draw:line draw:style-name="gr71" draw:text-style-name="P4" draw:layer="composants" svg:x1="9.918cm" svg:y1="7.72cm" svg:x2="9.918cm" svg:y2="7.891cm">
            <text:p/>
          </draw:line>
          <draw:line draw:style-name="gr72" draw:text-style-name="P4" draw:layer="composants" svg:x1="9.917cm" svg:y1="7.801cm" svg:x2="10.015cm" svg:y2="7.89cm">
            <text:p/>
          </draw:line>
          <draw:line draw:style-name="gr71" draw:text-style-name="P4" draw:layer="composants" svg:x1="9.922cm" svg:y1="7.801cm" svg:x2="10.008cm" svg:y2="7.722cm">
            <text:p/>
          </draw:line>
          <draw:line draw:style-name="gr70" draw:text-style-name="P29" draw:layer="composants" svg:x1="10.167cm" svg:y1="7.943cm" svg:x2="10.007cm" svg:y2="7.943cm">
            <text:p/>
          </draw:line>
          <draw:line draw:style-name="gr70" draw:text-style-name="P29" draw:layer="composants" svg:x1="10.154cm" svg:y1="7.686cm" svg:x2="10.012cm" svg:y2="7.686cm">
            <text:p/>
          </draw:line>
          <draw:line draw:style-name="gr70" draw:text-style-name="P29" draw:layer="composants" svg:x1="10.011cm" svg:y1="7.884cm" svg:x2="10.011cm" svg:y2="7.946cm">
            <text:p/>
          </draw:line>
          <draw:line draw:style-name="gr70" draw:text-style-name="P29" draw:layer="composants" svg:x1="10.007cm" svg:y1="7.681cm" svg:x2="10.007cm" svg:y2="7.723cm">
            <text:p/>
          </draw:line>
          <draw:frame draw:style-name="gr73" draw:text-style-name="P36" draw:layer="composants" svg:width="0.062cm" svg:height="0.12cm" draw:transform="rotate (-1.5707963267949) translate (9.583cm 7.607cm)">
            <draw:text-box>
              <text:p text:style-name="P24"><text:span text:style-name="T12">1</text:span></text:p>
            </draw:text-box>
          </draw:frame>
        </draw:g>
        <draw:g>
          <draw:custom-shape draw:style-name="gr67" draw:text-style-name="P34" draw:layer="composants" svg:width="0.423cm" svg:height="0.698cm" draw:transform="rotate (-1.5707963267949) translate (10.168cm 8.0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9" draw:layer="composants" svg:width="0.08cm" svg:height="0.08cm" draw:transform="rotate (-1.5707963267949) translate (9.477cm 8.14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9.477cm 8.3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10.244cm 8.3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8cm" svg:height="0.08cm" draw:transform="rotate (-1.5707963267949) translate (10.244cm 8.14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35" draw:layer="composants" svg:width="0.098cm" svg:height="0.1cm" svg:x="9.651cm" svg:y="8.26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9" draw:text-style-name="P35" draw:layer="composants" svg:x1="9.65cm" svg:y1="8.265cm" svg:x2="9.75cm" svg:y2="8.265cm">
            <text:p/>
          </draw:line>
          <draw:custom-shape draw:style-name="gr68" draw:text-style-name="P35" draw:layer="composants" svg:width="0.098cm" svg:height="0.1cm" draw:transform="rotate (-3.14159265358979) translate (9.622cm 8.36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9" draw:text-style-name="P35" draw:layer="composants" svg:x1="9.623cm" svg:y1="8.363cm" svg:x2="9.523cm" svg:y2="8.363cm">
            <text:p/>
          </draw:line>
          <draw:line draw:style-name="gr70" draw:text-style-name="P29" draw:layer="composants" svg:x1="9.697cm" svg:y1="8.443cm" svg:x2="9.697cm" svg:y2="8.365cm">
            <text:p/>
          </draw:line>
          <draw:line draw:style-name="gr70" draw:text-style-name="P29" draw:layer="composants" svg:x1="9.572cm" svg:y1="8.443cm" svg:x2="9.572cm" svg:y2="8.365cm">
            <text:p/>
          </draw:line>
          <draw:line draw:style-name="gr70" draw:text-style-name="P29" draw:layer="composants" svg:x1="9.572cm" svg:y1="8.259cm" svg:x2="9.572cm" svg:y2="8.181cm">
            <text:p/>
          </draw:line>
          <draw:line draw:style-name="gr70" draw:text-style-name="P29" draw:layer="composants" svg:x1="9.702cm" svg:y1="8.264cm" svg:x2="9.702cm" svg:y2="8.186cm">
            <text:p/>
          </draw:line>
          <draw:line draw:style-name="gr70" draw:text-style-name="P29" draw:layer="composants" svg:x1="9.477cm" svg:y1="8.185cm" svg:x2="9.704cm" svg:y2="8.185cm">
            <text:p/>
          </draw:line>
          <draw:line draw:style-name="gr70" draw:text-style-name="P29" draw:layer="composants" svg:x1="9.701cm" svg:y1="8.439cm" svg:x2="9.469cm" svg:y2="8.439cm">
            <text:p/>
          </draw:line>
          <draw:line draw:style-name="gr71" draw:text-style-name="P4" draw:layer="composants" svg:x1="9.928cm" svg:y1="8.22cm" svg:x2="9.928cm" svg:y2="8.391cm">
            <text:p/>
          </draw:line>
          <draw:line draw:style-name="gr72" draw:text-style-name="P4" draw:layer="composants" svg:x1="9.927cm" svg:y1="8.301cm" svg:x2="10.025cm" svg:y2="8.39cm">
            <text:p/>
          </draw:line>
          <draw:line draw:style-name="gr71" draw:text-style-name="P4" draw:layer="composants" svg:x1="9.932cm" svg:y1="8.301cm" svg:x2="10.018cm" svg:y2="8.222cm">
            <text:p/>
          </draw:line>
          <draw:line draw:style-name="gr70" draw:text-style-name="P29" draw:layer="composants" svg:x1="10.177cm" svg:y1="8.443cm" svg:x2="10.017cm" svg:y2="8.443cm">
            <text:p/>
          </draw:line>
          <draw:line draw:style-name="gr70" draw:text-style-name="P29" draw:layer="composants" svg:x1="10.164cm" svg:y1="8.186cm" svg:x2="10.022cm" svg:y2="8.186cm">
            <text:p/>
          </draw:line>
          <draw:line draw:style-name="gr70" draw:text-style-name="P29" draw:layer="composants" svg:x1="10.021cm" svg:y1="8.384cm" svg:x2="10.021cm" svg:y2="8.446cm">
            <text:p/>
          </draw:line>
          <draw:line draw:style-name="gr70" draw:text-style-name="P29" draw:layer="composants" svg:x1="10.017cm" svg:y1="8.181cm" svg:x2="10.017cm" svg:y2="8.223cm">
            <text:p/>
          </draw:line>
          <draw:frame draw:style-name="gr73" draw:text-style-name="P36" draw:layer="composants" svg:width="0.062cm" svg:height="0.12cm" draw:transform="rotate (-1.5707963267949) translate (9.593cm 8.107cm)">
            <draw:text-box>
              <text:p text:style-name="P24"><text:span text:style-name="T12">1</text:span></text:p>
            </draw:text-box>
          </draw:frame>
        </draw:g>
        <draw:g>
          <draw:custom-shape draw:style-name="gr50" draw:text-style-name="P4" draw:layer="composants" svg:width="0.25cm" svg:height="0.25cm" draw:transform="rotate (1.5707963267949) translate (10.566cm 8.80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1.5707963267949) translate (10.646cm 8.72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0" draw:text-style-name="P29" draw:layer="composants" svg:x1="10.69cm" svg:y1="8.551cm" svg:x2="10.696cm" svg:y2="8.139cm">
            <text:p text:style-name="P5"><text:span text:style-name="T11">1</text:span><text:span text:style-name="T11">0</text:span><text:span text:style-name="T11">k</text:span></text:p>
          </draw:line>
        </draw:g>
        <draw:g>
          <draw:path draw:style-name="gr44" draw:text-style-name="P26" draw:layer="composants" svg:width="0.532cm" svg:height="0.365cm" draw:transform="rotate (-1.5707963267949) translate (12.4775cm 7.6735cm)" svg:viewBox="0 0 533 366" svg:d="M488 366c0-1 1-3 2-4 11-29 18-61 18-95 0-35-7-67-18-96-12-29-30-55-51-77-22-21-48-39-77-51-29-11-61-18-95-18-35 0-67 7-96 18-29 12-55 30-77 51-21 22-39 48-51 77-11 29-18 61-18 96 0 34 7 66 18 95 1 1 2 3 2 4h-27c-12-31-18-64-18-99 0-38 7-74 20-106 14-32 33-60 57-84s52-43 84-57c32-13 68-20 106-20 37 0 73 7 105 20 32 14 60 33 84 57s43 52 57 84c13 32 20 68 20 106 0 35-6 68-18 99z">
            <text:p/>
          </draw:path>
          <draw:line draw:style-name="gr45" draw:text-style-name="P27" draw:layer="composants" svg:x1="12.126cm" svg:y1="7.698cm" svg:x2="12.126cm" svg:y2="8.179cm">
            <text:p/>
          </draw:line>
          <draw:custom-shape draw:style-name="gr46" draw:text-style-name="P19" draw:layer="composants" svg:width="0.076cm" svg:height="0.076cm" draw:transform="rotate (-1.5707963267949) translate (12.248cm 7.89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76cm" svg:height="0.076cm" draw:transform="rotate (-1.5707963267949) translate (12.248cm 8.1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composants" svg:width="0.076cm" svg:height="0.076cm" draw:transform="rotate (-1.5707963267949) translate (12.248cm 7.64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7" draw:text-style-name="P28" draw:layer="composants" svg:width="0.112cm" svg:height="0.158cm" draw:transform="rotate (-1.5707963267949) translate (12.404cm 7.881cm)">
            <draw:text-box>
              <text:p><text:span text:style-name="T10">G</text:span></text:p>
            </draw:text-box>
          </draw:frame>
          <draw:frame draw:style-name="gr48" draw:text-style-name="P28" draw:layer="composants" svg:width="0.104cm" svg:height="0.158cm" draw:transform="rotate (-1.5707963267949) translate (12.297cm 7.725cm)">
            <draw:text-box>
              <text:p><text:span text:style-name="T10">D</text:span></text:p>
            </draw:text-box>
          </draw:frame>
          <draw:frame draw:style-name="gr49" draw:text-style-name="P28" draw:layer="composants" svg:width="0.095cm" svg:height="0.158cm" draw:transform="rotate (-1.5707963267949) translate (12.298cm 8.042cm)">
            <draw:text-box>
              <text:p><text:span text:style-name="T10">S</text:span></text:p>
            </draw:text-box>
          </draw:frame>
        </draw:g>
        <draw:g>
          <draw:custom-shape draw:style-name="gr50" draw:text-style-name="P4" draw:layer="composants" svg:width="0.25cm" svg:height="0.25cm" draw:transform="rotate (-1.5707963267949) translate (11.838cm 7.7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-1.5707963267949) translate (11.758cm 8.13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-1.5707963267949) translate (11.758cm 7.8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2" draw:text-style-name="P29" draw:layer="composants" svg:x1="11.714cm" svg:y1="8.053cm" svg:x2="11.714cm" svg:y2="8.178cm">
            <text:p text:style-name="P5"><text:span text:style-name="T11">1</text:span><text:span text:style-name="T11">0</text:span><text:span text:style-name="T11">k</text:span></text:p>
          </draw:line>
        </draw:g>
        <draw:g>
          <draw:custom-shape draw:style-name="gr50" draw:text-style-name="P4" draw:layer="composants" svg:width="0.25cm" svg:height="0.25cm" draw:transform="rotate (-3.14159265358979) translate (11.327cm 7.7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-3.14159265358979) translate (10.995cm 7.7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-3.14159265358979) translate (11.247cm 7.7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2" draw:text-style-name="P29" draw:layer="composants" svg:x1="11.073cm" svg:y1="7.67cm" svg:x2="10.948cm" svg:y2="7.67cm">
            <text:p text:style-name="P5"><text:span text:style-name="T11">10k</text:span></text:p>
          </draw:line>
        </draw:g>
        <draw:line draw:style-name="gr19" draw:text-style-name="P4" draw:layer="coupures" svg:x1="11.076cm" svg:y1="7.764cm" svg:x2="11.076cm" svg:y2="7.313cm">
          <text:p/>
        </draw:line>
        <draw:line draw:style-name="gr18" draw:text-style-name="P12" draw:layer="straps" svg:x1="11.967cm" svg:y1="8.472cm" svg:x2="11.967cm" svg:y2="8.136cm">
          <text:p/>
        </draw:line>
        <draw:custom-shape draw:style-name="gr81" draw:text-style-name="P11" draw:layer="Tensions" svg:width="2.202cm" svg:height="0.18cm" svg:x="9.853cm" svg:y="8.85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1" draw:layer="Tensions" svg:width="3.475cm" svg:height="0.18cm" svg:x="10.862cm" svg:y="8.08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1" draw:layer="Tensions" svg:width="2.202cm" svg:height="0.18cm" svg:x="9.863cm" svg:y="9.37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0" draw:layer="Tensions" svg:width="0.658cm" svg:height="0.18cm" svg:x="9.849cm" svg:y="10.876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0" draw:layer="Tensions" svg:width="1.164cm" svg:height="0.18cm" svg:x="9.849cm" svg:y="10.38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0" draw:layer="Tensions" svg:width="0.926cm" svg:height="0.18cm" svg:x="9.846cm" svg:y="8.081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0" draw:layer="Tensions" svg:width="1.171cm" svg:height="0.18cm" svg:x="9.866cm" svg:y="7.588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11" draw:layer="Tensions" svg:width="1.699cm" svg:height="0.18cm" svg:x="10.604cm" svg:y="10.87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11" draw:layer="Tensions" svg:width="1.869cm" svg:height="0.18cm" svg:x="6.876cm" svg:y="9.863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11" draw:layer="Tensions" svg:width="1.869cm" svg:height="0.18cm" svg:x="6.883cm" svg:y="7.061cm">
          <text:p/>
          <draw:enhanced-geometry svg:viewBox="0 0 21600 21600" draw:type="rectangle" draw:enhanced-path="M 0 0 L 21600 0 21600 21600 0 21600 0 0 Z N"/>
        </draw:custom-shape>
        <draw:line draw:style-name="gr79" draw:text-style-name="P39" draw:layer="straps" svg:x1="11.949cm" svg:y1="7.475cm" svg:x2="11.678cm" svg:y2="7.7cm">
          <text:p/>
        </draw:line>
        <draw:frame draw:style-name="gr89" draw:text-style-name="P41" draw:layer="straps" svg:width="0.137cm" svg:height="0.12cm" svg:x="11.684cm" svg:y="7.447cm">
          <draw:text-box>
            <text:p><text:span text:style-name="T14">D3</text:span></text:p>
          </draw:text-box>
        </draw:frame>
        <draw:line draw:style-name="gr79" draw:text-style-name="P39" draw:layer="straps" svg:x1="11.923cm" svg:y1="8.47cm" svg:x2="11.678cm" svg:y2="8.702cm">
          <text:p/>
        </draw:line>
        <draw:frame draw:style-name="gr89" draw:text-style-name="P41" draw:layer="straps" svg:width="0.137cm" svg:height="0.12cm" svg:x="11.646cm" svg:y="8.465cm">
          <draw:text-box>
            <text:p><text:span text:style-name="T14">D</text:span><text:span text:style-name="T14">2</text:span></text:p>
          </draw:text-box>
        </draw:frame>
        <draw:line draw:style-name="gr19" draw:text-style-name="P4" draw:layer="coupures" svg:x1="12.362cm" svg:y1="7.77cm" svg:x2="12.362cm" svg:y2="7.573cm">
          <text:p/>
        </draw:line>
        <draw:line draw:style-name="gr79" draw:text-style-name="P39" draw:layer="straps" svg:x1="14.797cm" svg:y1="10.976cm" svg:x2="14.469cm" svg:y2="10.976cm">
          <text:p/>
        </draw:line>
        <draw:line draw:style-name="gr19" draw:text-style-name="P4" draw:layer="coupures" svg:x1="14.887cm" svg:y1="11.337cm" svg:x2="14.883cm" svg:y2="10.335cm">
          <text:p/>
        </draw:line>
        <draw:line draw:style-name="gr79" draw:text-style-name="P39" draw:layer="straps" svg:x1="14.797cm" svg:y1="11.224cm" svg:x2="14.469cm" svg:y2="11.224cm">
          <text:p/>
        </draw:line>
        <draw:line draw:style-name="gr79" draw:text-style-name="P39" draw:layer="straps" svg:x1="14.794cm" svg:y1="10.721cm" svg:x2="14.466cm" svg:y2="10.721cm">
          <text:p/>
        </draw:line>
        <draw:frame draw:style-name="gr90" draw:text-style-name="P41" draw:layer="straps" svg:width="1.052cm" svg:height="0.12cm" svg:x="14.494cm" svg:y="10.555cm">
          <draw:text-box>
            <text:p><text:span text:style-name="T14">D</text:span><text:span text:style-name="T14">o</text:span><text:span text:style-name="T14">o</text:span><text:span text:style-name="T14">r</text:span><text:span text:style-name="T14"> </text:span><text:span text:style-name="T14">1</text:span><text:span text:style-name="T14"> </text:span><text:span text:style-name="T14">C</text:span><text:span text:style-name="T14">l</text:span><text:span text:style-name="T14">o</text:span><text:span text:style-name="T14">s</text:span><text:span text:style-name="T14">e</text:span><text:span text:style-name="T14">d</text:span><text:span text:style-name="T14">C</text:span><text:span text:style-name="T14">o</text:span><text:span text:style-name="T14">n</text:span><text:span text:style-name="T14">t</text:span><text:span text:style-name="T14">a</text:span><text:span text:style-name="T14">c</text:span><text:span text:style-name="T14">t</text:span></text:p>
          </draw:text-box>
        </draw:frame>
        <draw:line draw:style-name="gr43" draw:text-style-name="P12" draw:layer="straps" svg:x1="14.761cm" svg:y1="10.504cm" svg:x2="13.467cm" svg:y2="7.117cm">
          <text:p/>
        </draw:line>
        <draw:line draw:style-name="gr18" draw:text-style-name="P12" draw:layer="straps" svg:x1="15.007cm" svg:y1="11.522cm" svg:x2="15.007cm" svg:y2="10.421cm">
          <text:p/>
        </draw:line>
        <draw:line draw:style-name="gr18" draw:text-style-name="P12" draw:layer="straps" svg:x1="12.476cm" svg:y1="8.217cm" svg:x2="12.475cm" svg:y2="6.112cm">
          <text:p/>
        </draw:line>
        <draw:g>
          <draw:custom-shape draw:style-name="gr76" draw:text-style-name="P3" draw:layer="composants" svg:width="0.256cm" svg:height="0.487cm" draw:transform="rotate (-3.14159265358979) translate (15.396cm 10.57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composants" svg:width="0.077cm" svg:height="0.078cm" draw:transform="rotate (-3.14159265358979) translate (15.311cm 10.48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composants" svg:width="0.077cm" svg:height="0.077cm" draw:transform="rotate (-3.14159265358979) translate (15.304cm 10.24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8" draw:text-style-name="P12" draw:layer="straps" svg:x1="15.016cm" svg:y1="10.501cm" svg:x2="15.016cm" svg:y2="8.394cm">
          <text:p/>
        </draw:line>
        <draw:custom-shape draw:style-name="gr91" draw:text-style-name="P11" draw:layer="Tensions" svg:width="0.694cm" svg:height="0.18cm" svg:x="14.936cm" svg:y="10.373cm">
          <text:p/>
          <draw:enhanced-geometry svg:viewBox="0 0 21600 21600" draw:type="rectangle" draw:enhanced-path="M 0 0 L 21600 0 21600 21600 0 21600 0 0 Z N"/>
        </draw:custom-shape>
        <draw:frame draw:style-name="gr92" draw:text-style-name="P43" draw:layer="layout" svg:width="0.137cm" svg:height="7.621cm" svg:x="19.364cm" svg:y="5.481cm">
          <draw:text-box>
            <text:p text:style-name="P42"><text:span text:style-name="T1">A</text:span></text:p>
            <text:p text:style-name="P42"><text:span text:style-name="T1">B</text:span></text:p>
            <text:p text:style-name="P42"><text:span text:style-name="T1">C</text:span></text:p>
            <text:p text:style-name="P42"><text:span text:style-name="T1">D</text:span></text:p>
            <text:p text:style-name="P42"><text:span text:style-name="T1">E</text:span></text:p>
            <text:p text:style-name="P42"><text:span text:style-name="T1">F</text:span></text:p>
            <text:p text:style-name="P42"><text:span text:style-name="T1">G</text:span></text:p>
            <text:p text:style-name="P42"><text:span text:style-name="T1">H</text:span></text:p>
            <text:p text:style-name="P42"><text:span text:style-name="T1">I</text:span></text:p>
            <text:p text:style-name="P42"><text:span text:style-name="T1">J</text:span></text:p>
            <text:p text:style-name="P42"><text:span text:style-name="T1">K</text:span></text:p>
            <text:p text:style-name="P42"><text:span text:style-name="T1">L</text:span></text:p>
            <text:p text:style-name="P42"><text:span text:style-name="T1">M</text:span></text:p>
            <text:p text:style-name="P42"><text:span text:style-name="T1">N</text:span></text:p>
            <text:p text:style-name="P42"><text:span text:style-name="T1">O</text:span></text:p>
            <text:p text:style-name="P42"><text:span text:style-name="T1">P</text:span></text:p>
            <text:p text:style-name="P42"><text:span text:style-name="T1">Q</text:span></text:p>
            <text:p text:style-name="P42"><text:span text:style-name="T1">R</text:span></text:p>
            <text:p text:style-name="P42"><text:span text:style-name="T1">S</text:span></text:p>
            <text:p text:style-name="P42"><text:span text:style-name="T1">T</text:span></text:p>
            <text:p text:style-name="P42"><text:span text:style-name="T1">U</text:span></text:p>
            <text:p text:style-name="P42"><text:span text:style-name="T1">V</text:span></text:p>
            <text:p text:style-name="P42"><text:span text:style-name="T1">W</text:span></text:p>
            <text:p text:style-name="P42"><text:span text:style-name="T1">X</text:span></text:p>
            <text:p text:style-name="P42"><text:span text:style-name="T1">Y</text:span></text:p>
            <text:p text:style-name="P42"><text:span text:style-name="T1">Z</text:span></text:p>
            <text:p text:style-name="P42"><text:span text:style-name="T1">A</text:span></text:p>
            <text:p text:style-name="P42"><text:span text:style-name="T1">B</text:span></text:p>
            <text:p text:style-name="P42"><text:span text:style-name="T1">C</text:span></text:p>
            <text:p text:style-name="P42"><text:span text:style-name="T1">D</text:span></text:p>
          </draw:text-box>
        </draw:frame>
        <draw:custom-shape draw:style-name="gr93" draw:text-style-name="P4" draw:layer="layout" svg:width="15cm" svg:height="9cm" svg:x="5.606cm" svg:y="4.704cm">
          <text:p/>
          <draw:enhanced-geometry svg:viewBox="0 0 21600 21600" draw:type="rectangle" draw:enhanced-path="M 0 0 L 21600 0 21600 21600 0 21600 0 0 Z N"/>
        </draw:custom-shape>
        <draw:frame draw:style-name="gr94" draw:text-style-name="P45" draw:layer="composants" svg:width="0.633cm" svg:height="0.446cm" svg:x="4.828cm" svg:y="11.648cm">
          <draw:text-box>
            <text:p text:style-name="P44"><text:span text:style-name="T15">Alim +24v</text:span></text:p>
            <text:p text:style-name="P44"><text:span text:style-name="T15">GND</text:span></text:p>
          </draw:text-box>
        </draw:frame>
        <draw:frame draw:style-name="gr95" draw:text-style-name="P45" draw:layer="composants" svg:width="0.849cm" svg:height="0.446cm" svg:x="4.613cm" svg:y="10.648cm">
          <draw:text-box>
            <text:p text:style-name="P44"><text:span text:style-name="T15">Door 2 Motor</text:span></text:p>
            <text:p text:style-name="P44"><text:span text:style-name="T15">Motor</text:span></text:p>
          </draw:text-box>
        </draw:frame>
        <draw:frame draw:style-name="gr95" draw:text-style-name="P45" draw:layer="composants" svg:width="0.849cm" svg:height="0.446cm" svg:x="4.616cm" svg:y="7.848cm">
          <draw:text-box>
            <text:p text:style-name="P44"><text:span text:style-name="T15">Door 1 Motor</text:span></text:p>
            <text:p text:style-name="P44"><text:span text:style-name="T15">Motor</text:span></text:p>
          </draw:text-box>
        </draw:frame>
        <draw:frame draw:style-name="gr96" draw:text-style-name="P45" draw:layer="composants" svg:width="1.187cm" svg:height="0.446cm" svg:x="4.277cm" svg:y="6.303cm">
          <draw:text-box>
            <text:p text:style-name="P44"><text:span text:style-name="T15">Door 1 PushButton</text:span></text:p>
            <text:p text:style-name="P44"><text:span text:style-name="T15">PushButton</text:span></text:p>
          </draw:text-box>
        </draw:frame>
        <draw:frame draw:style-name="gr97" draw:text-style-name="P45" draw:layer="composants" svg:width="1.369cm" svg:height="0.446cm" svg:x="4.115cm" svg:y="7.065cm">
          <draw:text-box>
            <text:p text:style-name="P44"><text:span text:style-name="T15">Door 1 ClosedContact</text:span></text:p>
            <text:p text:style-name="P44"><text:span text:style-name="T15">ClosedContact</text:span></text:p>
          </draw:text-box>
        </draw:frame>
        <draw:frame draw:style-name="gr96" draw:text-style-name="P45" draw:layer="composants" svg:width="1.187cm" svg:height="0.446cm" svg:x="4.283cm" svg:y="9.103cm">
          <draw:text-box>
            <text:p text:style-name="P44"><text:span text:style-name="T15">Door 2 PushButton</text:span></text:p>
            <text:p text:style-name="P44"><text:span text:style-name="T15">PushButton</text:span></text:p>
          </draw:text-box>
        </draw:frame>
        <draw:frame draw:style-name="gr97" draw:text-style-name="P45" draw:layer="composants" svg:width="1.369cm" svg:height="0.446cm" svg:x="4.115cm" svg:y="9.865cm">
          <draw:text-box>
            <text:p text:style-name="P44"><text:span text:style-name="T15">Door 2 ClosedContact</text:span></text:p>
            <text:p text:style-name="P44"><text:span text:style-name="T15">ClosedContact</text:span></text:p>
          </draw:text-box>
        </draw:frame>
        <draw:custom-shape draw:style-name="gr98" draw:text-style-name="P2" draw:layer="composants" svg:width="0.3cm" svg:height="0.3cm" svg:x="8.502cm" svg:y="12.8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" draw:layer="composants" svg:width="0.3cm" svg:height="0.3cm" svg:x="15.109cm" svg:y="9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" draw:layer="composants" svg:width="0.3cm" svg:height="0.3cm" svg:x="8.504cm" svg:y="5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9" draw:text-style-name="P4" draw:layer="composants" svg:x1="15.778cm" svg:y1="13.716cm" svg:x2="15.778cm" svg:y2="4.708cm">
          <text:p/>
        </draw:line>
        <draw:custom-shape draw:style-name="gr100" draw:text-style-name="P46" draw:layer="coupures" svg:width="0.807cm" svg:height="0.723cm" svg:x="14.967cm" svg:y="8.837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46" draw:layer="coupures" svg:width="0.997cm" svg:height="0.49cm" svg:x="8.162cm" svg:y="5.538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46" draw:layer="coupures" svg:width="0.997cm" svg:height="0.49cm" svg:x="8.162cm" svg:y="12.651cm">
          <text:p/>
          <draw:enhanced-geometry svg:viewBox="0 0 21600 21600" draw:type="rectangle" draw:enhanced-path="M 0 0 L 21600 0 21600 21600 0 21600 0 0 Z N"/>
        </draw:custom-shape>
        <draw:line draw:style-name="gr102" draw:text-style-name="P12" draw:layer="straps" svg:x1="8.411cm" svg:y1="12.276cm" svg:x2="8.411cm" svg:y2="11.691cm">
          <text:p/>
        </draw:line>
        <draw:custom-shape draw:style-name="gr103" draw:text-style-name="P47" draw:layer="Tensions" svg:width="6.158cm" svg:height="0.18cm" svg:x="7.052cm" svg:y="12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4" draw:text-style-name="P19" draw:layer="composants" svg:width="0.08cm" svg:height="0.08cm" draw:transform="rotate (-1.5707963267949) translate (11.241cm 6.5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04" draw:text-style-name="P48" draw:layer="composants" svg:width="0.26cm" svg:height="0.299cm" draw:transform="rotate (-1.5707963267949) translate (11.351cm 6.625cm)" svg:viewBox="0 0 261 300" svg:d="M261 253c-27 29-66 47-111 47-85 0-150-65-150-150s65-150 150-150c45 0 84 18 111 47z">
            <text:p/>
          </draw:path>
          <draw:custom-shape draw:style-name="gr105" draw:text-style-name="P48" draw:layer="composants" svg:width="0.225cm" svg:height="0.225cm" draw:transform="rotate (-1.5707963267949) translate (11.313cm 6.6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6" draw:text-style-name="P49" draw:layer="composants" svg:width="0.066cm" svg:height="0.12cm" draw:transform="rotate (-1.5707963267949) translate (11.352cm 6.595cm)">
            <draw:text-box>
              <text:p><text:span text:style-name="T13">+</text:span></text:p>
            </draw:text-box>
          </draw:frame>
          <draw:line draw:style-name="gr107" draw:text-style-name="P4" draw:layer="composants" svg:x1="11.201cm" svg:y1="6.903cm" svg:x2="11.203cm" svg:y2="6.878cm">
            <text:p/>
          </draw:line>
        </draw:g>
        <draw:g>
          <draw:custom-shape draw:style-name="gr34" draw:text-style-name="P19" draw:layer="composants" svg:width="0.08cm" svg:height="0.08cm" svg:x="10.896cm" svg:y="9.1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9" draw:layer="composants" svg:width="0.08cm" svg:height="0.08cm" svg:x="11.151cm" svg:y="9.1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08" draw:text-style-name="P50" draw:layer="composants" svg:width="0.26cm" svg:height="0.299cm" svg:x="10.934cm" svg:y="9.043cm" svg:viewBox="0 0 261 300" svg:d="M261 253c-27 29-66 47-111 47-85 0-150-65-150-150s65-150 150-150c45 0 84 18 111 47z">
            <text:p/>
          </draw:path>
          <draw:custom-shape draw:style-name="gr109" draw:text-style-name="P50" draw:layer="composants" svg:width="0.225cm" svg:height="0.225cm" svg:x="10.972cm" svg:y="9.0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6" draw:text-style-name="P49" draw:layer="composants" svg:width="0.066cm" svg:height="0.12cm" svg:x="10.904cm" svg:y="9.042cm">
            <draw:text-box>
              <text:p><text:span text:style-name="T13">+</text:span></text:p>
            </draw:text-box>
          </draw:frame>
          <draw:frame draw:style-name="gr110" draw:text-style-name="P49" draw:layer="composants" svg:width="0.036cm" svg:height="0.12cm" svg:x="11.205cm" svg:y="9.194cm">
            <draw:text-box>
              <text:p><text:span text:style-name="T13">-</text:span></text:p>
            </draw:text-box>
          </draw:frame>
        </draw:g>
        <draw:g>
          <draw:custom-shape draw:style-name="gr50" draw:text-style-name="P4" draw:layer="straps" svg:width="0.25cm" svg:height="0.25cm" draw:transform="rotate (1.5707963267949) translate (11.322cm 9.30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straps" svg:width="0.09cm" svg:height="0.09cm" draw:transform="rotate (1.5707963267949) translate (11.402cm 9.22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0" draw:text-style-name="P29" draw:layer="straps" svg:x1="11.446cm" svg:y1="9.055cm" svg:x2="11.452cm" svg:y2="8.643cm">
            <text:p text:style-name="P5"><text:span text:style-name="T11">1</text:span><text:span text:style-name="T11">k</text:span></text:p>
          </draw:line>
        </draw:g>
        <draw:g>
          <draw:custom-shape draw:style-name="gr34" draw:text-style-name="P19" draw:layer="composants" svg:width="0.08cm" svg:height="0.08cm" draw:transform="rotate (1.5707963267949) translate (9.378cm 11.7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9" draw:layer="composants" svg:width="0.08cm" svg:height="0.08cm" draw:transform="rotate (1.5707963267949) translate (9.378cm 11.52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08" draw:text-style-name="P50" draw:layer="composants" svg:width="0.26cm" svg:height="0.299cm" draw:transform="rotate (1.5707963267949) translate (9.268cm 11.742cm)" svg:viewBox="0 0 261 300" svg:d="M261 253c-27 29-66 47-111 47-85 0-150-65-150-150s65-150 150-150c45 0 84 18 111 47z">
            <text:p/>
          </draw:path>
          <draw:custom-shape draw:style-name="gr109" draw:text-style-name="P50" draw:layer="composants" svg:width="0.225cm" svg:height="0.225cm" draw:transform="rotate (1.5707963267949) translate (9.306cm 11.70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6" draw:text-style-name="P49" draw:layer="composants" svg:width="0.066cm" svg:height="0.12cm" draw:transform="rotate (1.5707963267949) translate (9.267cm 11.772cm)">
            <draw:text-box>
              <text:p><text:span text:style-name="T13">+</text:span></text:p>
            </draw:text-box>
          </draw:frame>
          <draw:frame draw:style-name="gr110" draw:text-style-name="P49" draw:layer="composants" svg:width="0.036cm" svg:height="0.12cm" draw:transform="rotate (1.5707963267949) translate (9.419cm 11.471cm)">
            <draw:text-box>
              <text:p><text:span text:style-name="T13">-</text:span></text:p>
            </draw:text-box>
          </draw:frame>
        </draw:g>
        <draw:custom-shape draw:style-name="gr111" draw:text-style-name="P10" draw:layer="Tensions" svg:width="3.964cm" svg:height="0.18cm" svg:x="9.878cm" svg:y="6.56cm">
          <text:p/>
          <draw:enhanced-geometry svg:viewBox="0 0 21600 21600" draw:type="rectangle" draw:enhanced-path="M 0 0 L 21600 0 21600 21600 0 21600 0 0 Z N"/>
        </draw:custom-shape>
        <draw:line draw:style-name="gr59" draw:text-style-name="P12" draw:layer="straps" svg:x1="10.444cm" svg:y1="7.703cm" svg:x2="10.444cm" svg:y2="6.619cm">
          <text:p/>
        </draw:line>
        <draw:line draw:style-name="gr19" draw:text-style-name="P4" draw:layer="coupures" svg:x1="11.068cm" svg:y1="9.277cm" svg:x2="11.068cm" svg:y2="9.08cm">
          <text:p/>
        </draw:line>
        <draw:custom-shape draw:style-name="gr86" draw:text-style-name="P10" draw:layer="Tensions" svg:width="1.171cm" svg:height="0.18cm" svg:x="9.866cm" svg:y="9.122cm">
          <text:p/>
          <draw:enhanced-geometry svg:viewBox="0 0 21600 21600" draw:type="rectangle" draw:enhanced-path="M 0 0 L 21600 0 21600 21600 0 21600 0 0 Z N"/>
        </draw:custom-shape>
        <draw:line draw:style-name="gr59" draw:text-style-name="P12" draw:layer="straps" svg:x1="10.44cm" svg:y1="9.242cm" svg:x2="10.44cm" svg:y2="8.145cm">
          <text:p/>
        </draw:line>
        <draw:g>
          <draw:custom-shape draw:style-name="gr50" draw:text-style-name="P4" draw:layer="composants" svg:width="0.25cm" svg:height="0.25cm" draw:transform="rotate (1.5707963267949) translate (11.325cm 7.7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draw:transform="rotate (1.5707963267949) translate (11.405cm 7.71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2" draw:text-style-name="P29" draw:layer="composants" svg:x1="11.451cm" svg:y1="7.539cm" svg:x2="11.451cm" svg:y2="6.873cm">
            <text:p text:style-name="P5"><text:span text:style-name="T11">1k</text:span></text:p>
          </draw:line>
        </draw:g>
        <draw:g>
          <draw:custom-shape draw:style-name="gr113" draw:text-style-name="P3" draw:layer="composants" svg:width="0.256cm" svg:height="0.24cm" draw:transform="rotate (-3.14159265358979) translate (10.823cm 7.7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composants" svg:width="0.077cm" svg:height="0.077cm" draw:transform="rotate (-3.14159265358979) translate (10.731cm 7.7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0" draw:text-style-name="P4" draw:layer="composants" svg:width="0.25cm" svg:height="0.25cm" svg:x="9.563cm" svg:y="11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svg:x="9.895cm" svg:y="11.4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9" draw:layer="composants" svg:width="0.09cm" svg:height="0.09cm" svg:x="9.643cm" svg:y="11.4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2" draw:text-style-name="P29" draw:layer="composants" svg:x1="9.817cm" svg:y1="11.477cm" svg:x2="9.942cm" svg:y2="11.477cm">
            <text:p text:style-name="P5"><text:span text:style-name="T11">1k</text:span></text:p>
          </draw:line>
        </draw:g>
        <draw:g>
          <draw:custom-shape draw:style-name="gr114" draw:text-style-name="P51" draw:layer="composants" svg:width="0.174cm" svg:height="0.625cm" svg:x="12.122cm" svg:y="11.15cm">
            <text:p text:style-name="P5"><text:span text:style-name="T16">1</text:span><text:span text:style-name="T16">k</text:span></text:p>
            <draw:enhanced-geometry svg:viewBox="0 0 21600 21600" draw:type="rectangle" draw:enhanced-path="M 0 0 L 21600 0 21600 21600 0 21600 0 0 Z N"/>
          </draw:custom-shape>
          <draw:line draw:style-name="gr115" draw:text-style-name="P4" draw:layer="composants" svg:x1="12.221cm" svg:y1="11.167cm" svg:x2="12.221cm" svg:y2="10.429cm">
            <text:p/>
          </draw:line>
          <draw:line draw:style-name="gr115" draw:text-style-name="P4" draw:layer="composants" svg:x1="12.207cm" svg:y1="11.78cm" svg:x2="12.207cm" svg:y2="12.537cm">
            <text:p/>
          </draw:line>
        </draw:g>
        <draw:g>
          <draw:custom-shape draw:style-name="gr34" draw:text-style-name="P19" draw:layer="composants" svg:width="0.08cm" svg:height="0.08cm" draw:transform="rotate (-1.5707963267949) translate (12.007cm 11.71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04" draw:text-style-name="P48" draw:layer="composants" svg:width="0.26cm" svg:height="0.299cm" draw:transform="rotate (-1.5707963267949) translate (12.117cm 11.755cm)" svg:viewBox="0 0 261 300" svg:d="M261 253c-27 29-66 47-111 47-85 0-150-65-150-150s65-150 150-150c45 0 84 18 111 47z">
            <text:p/>
          </draw:path>
          <draw:custom-shape draw:style-name="gr105" draw:text-style-name="P48" draw:layer="composants" svg:width="0.225cm" svg:height="0.225cm" draw:transform="rotate (-1.5707963267949) translate (12.079cm 11.79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6" draw:text-style-name="P49" draw:layer="composants" svg:width="0.066cm" svg:height="0.12cm" draw:transform="rotate (-1.5707963267949) translate (12.118cm 11.725cm)">
            <draw:text-box>
              <text:p><text:span text:style-name="T13">+</text:span></text:p>
            </draw:text-box>
          </draw:frame>
          <draw:line draw:style-name="gr107" draw:text-style-name="P4" draw:layer="composants" svg:x1="11.966cm" svg:y1="12.007cm" svg:x2="11.966cm" svg:y2="12.514cm">
            <text:p/>
          </draw:line>
        </draw:g>
        <draw:line draw:style-name="gr18" draw:text-style-name="P12" draw:layer="composants" svg:x1="15.007cm" svg:y1="11.523cm" svg:x2="15.007cm" svg:y2="10.42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ntarell" svg:font-family="Cantarell" style:font-pitch="variable"/>
    <style:font-face style:name="Cantarell1" svg:font-family="Cantarell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desc>Encombrement du circuit imprimé
Côtes
</svg:desc>
      </draw:layer>
      <draw:layer draw:name="background"/>
      <draw:layer draw:name="backgroundobjects"/>
      <draw:layer draw:name="controls"/>
      <draw:layer draw:name="measurelines"/>
      <draw:layer draw:name="Boitier"/>
      <draw:layer draw:name="composants"/>
      <draw:layer draw:name="coupures"/>
      <draw:layer draw:name="straps"/>
      <draw:layer draw:name="Tensions"/>
    </draw:layer-set>
    <style:master-page style:name="Standard" style:page-layout-name="PM0" draw:style-name="Mdp1"/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.0$Linux_X86_64 LibreOffice_project/10$Build-2</meta:generator>
    <meta:initial-creator>Pierre Wieser</meta:initial-creator>
    <meta:creation-date>2007-11-11T21:53:05</meta:creation-date>
    <dc:date>2017-05-27T07:07:23.544446320</dc:date>
    <meta:editing-cycles>172</meta:editing-cycles>
    <meta:editing-duration>P2DT5H53M4S</meta:editing-duration>
    <meta:print-date>2017-05-11T09:47:50.230731493</meta:print-date>
    <meta:document-statistic meta:object-count="2518"/>
    <meta:user-defined meta:name="Info 1"/>
    <meta:user-defined meta:name="Info 2"/>
    <meta:user-defined meta:name="Info 3"/>
    <meta:user-defined meta:name="Info 4"/>
  </office:meta>
</office:document-meta>
</file>